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pitch="variable" style:font-charset="x-symbol"/>
    <style:font-face style:name="DejaVu Sans1" svg:font-family="'DejaVu Sans'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 style:font-charset="x-symbol"/>
    <style:font-face style:name="Liberation Serif2" svg:font-family="'Liberation Serif'" style:font-family-generic="roman" style:font-pitch="variable"/>
    <style:font-face style:name="Liberation Serif3" svg:font-family="'Liberation Serif'" style:font-family-generic="roman" style:font-pitch="variable" style:font-charset="x-symbol"/>
    <style:font-face style:name="Linux Libertine G" svg:font-family="'Linux Libertine G'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 style:font-charset="x-symbol"/>
    <style:font-face style:name="Noto Sans2" svg:font-family="'Noto Sans'" style:font-family-generic="system" style:font-pitch="variable"/>
    <style:font-face style:name="Noto Sans3" svg:font-family="'Noto Sans'" style:font-pitch="variable" style:font-charset="x-symbol"/>
    <style:font-face style:name="Noto Sans4" svg:font-family="'Noto Sans'" style:font-family-generic="swiss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9.592cm" fo:min-width="13.47cm"/>
    </style:style>
    <style:style style:name="gr2" style:family="graphic" style:parent-style-name="objectwithoutfill">
      <style:graphic-properties svg:stroke-color="#808080" draw:marker-end="Puntas_20_de_20_flecha_20_26" draw:marker-end-width="0.3cm" draw:fill="none" draw:textarea-vertical-align="middle"/>
    </style:style>
    <style:style style:name="gr3" style:family="graphic" style:parent-style-name="standard">
      <style:graphic-properties svg:stroke-color="#808080" draw:stroke-linejoin="round" svg:stroke-linecap="round" draw:fill-color="#ffffff" draw:opacity="70%" draw:textarea-horizontal-align="justify" draw:textarea-vertical-align="top" draw:auto-grow-height="false" fo:min-height="2.511cm" fo:min-width="7.544cm"/>
      <style:paragraph-properties style:writing-mode="lr-tb"/>
    </style:style>
    <style:style style:name="gr4" style:family="graphic" style:parent-style-name="objectwithoutfill">
      <style:graphic-properties svg:stroke-width="0.212cm" draw:marker-start-width="0.518cm" draw:marker-end-width="0.518cm" svg:stroke-opacity="0%" draw:fill="gradient" draw:fill-color="#ffd8ce" draw:fill-gradient-name="Pastel_20_Bouquet" draw:opacity="0%" draw:textarea-vertical-align="middle" fo:padding-top="0.231cm" fo:padding-bottom="0.231cm" fo:padding-left="0.356cm" fo:padding-right="0.356cm"/>
    </style:style>
    <style:style style:name="gr5" style:family="graphic" style:parent-style-name="objectwithoutfill">
      <style:graphic-properties svg:stroke-width="0.212cm" svg:stroke-color="#2a6099" draw:marker-start-width="0.518cm" draw:marker-end-width="0.518cm" svg:stroke-opacity="0%" draw:fill="gradient" draw:fill-color="#ffd8ce" draw:fill-gradient-name="Pastel_20_Bouquet" draw:opacity="0%" draw:textarea-vertical-align="middle" fo:padding-top="0.231cm" fo:padding-bottom="0.231cm" fo:padding-left="0.356cm" fo:padding-right="0.356cm"/>
    </style:style>
    <style:style style:name="gr6" style:family="graphic" style:parent-style-name="objectwithoutfill">
      <style:graphic-properties draw:stroke="dash" draw:stroke-dash="Dash" svg:stroke-color="#000000" draw:marker-start="Puntas_20_de_20_flecha_20_26" draw:marker-start-width="0.3cm" draw:marker-end="Puntas_20_de_20_flecha_20_26" draw:marker-end-width="0.3cm" svg:stroke-linecap="butt" draw:fill="none" draw:textarea-vertical-align="middle"/>
    </style:style>
    <style:style style:name="gr7" style:family="graphic" style:parent-style-name="objectwithoutfill">
      <style:graphic-properties svg:stroke-width="0.212cm" draw:marker-start-width="0.518cm" draw:marker-end-width="0.518cm" svg:stroke-opacity="0%" draw:fill="none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212cm" draw:marker-start-width="0.518cm" draw:marker-end-width="0.518cm" svg:stroke-opacity="0%" draw:fill="none" draw:textarea-vertical-align="middle" fo:padding-top="0.231cm" fo:padding-bottom="0.231cm" fo:padding-left="0.356cm" fo:padding-right="0.356cm"/>
      <style:paragraph-properties style:writing-mode="lr-tb"/>
    </style:style>
    <style:style style:name="gr9" style:family="graphic" style:parent-style-name="objectwithoutfill">
      <style:graphic-properties svg:stroke-width="0.212cm" draw:marker-start-width="0.518cm" draw:marker-end-width="0.518cm" svg:stroke-opacity="10%" draw:fill="none" draw:textarea-vertical-align="middle" fo:padding-top="0.231cm" fo:padding-bottom="0.231cm" fo:padding-left="0.356cm" fo:padding-right="0.356cm"/>
      <style:paragraph-properties style:writing-mode="lr-tb"/>
    </style:style>
    <style:style style:name="gr10" style:family="graphic" style:parent-style-name="objectwithoutfill">
      <style:graphic-properties svg:stroke-color="#808080" draw:marker-end="" draw:marker-end-width="0.3cm" draw:fill="none" draw:textarea-vertical-align="middle"/>
    </style:style>
    <style:style style:name="gr11" style:family="graphic" style:parent-style-name="standard" style:list-style-name="L1">
      <style:graphic-properties draw:stroke="solid" draw:stroke-dash="Ultrafine_20_2_20_Dots_20_3_20_Dashes" svg:stroke-width="0cm" svg:stroke-color="#333333" draw:marker-start="" draw:marker-start-width="0.148cm" draw:marker-start-center="false" draw:marker-end="" draw:marker-end-width="0.148cm" draw:marker-end-center="false" draw:stroke-linejoin="round" svg:stroke-linecap="round" draw:fill="solid" draw:fill-color="#808080" draw:textarea-horizontal-align="justify" draw:textarea-vertical-align="middle" draw:auto-grow-height="false" draw:fit-to-size="false" style:shrink-to-fit="false" fo:min-height="0.175cm" fo:min-width="0cm" fo:padding-top="0.108cm" fo:padding-bottom="0.108cm" fo:padding-left="0.233cm" fo:padding-right="0.233cm" fo:wrap-option="wrap" draw:shadow="visible" draw:shadow-offset-x="0.071cm" draw:shadow-offset-y="0.071cm" draw:shadow-color="#cccccc"/>
    </style:style>
    <style:style style:name="gr12" style:family="graphic" style:parent-style-name="standard" style:list-style-name="L1">
      <style:graphic-properties draw:stroke="solid" draw:stroke-dash="Ultrafine_20_2_20_Dots_20_3_20_Dashes" svg:stroke-width="0cm" svg:stroke-color="#333333" draw:marker-start="" draw:marker-start-width="0.148cm" draw:marker-start-center="false" draw:marker-end="" draw:marker-end-width="0.148cm" draw:marker-end-center="false" draw:stroke-linejoin="round" svg:stroke-linecap="round" draw:fill="solid" draw:fill-color="#808080" draw:textarea-horizontal-align="justify" draw:textarea-vertical-align="middle" draw:auto-grow-height="false" draw:fit-to-size="false" style:shrink-to-fit="false" fo:min-height="0.175cm" fo:min-width="0cm" fo:padding-top="0.108cm" fo:padding-bottom="0.108cm" fo:padding-left="0.233cm" fo:padding-right="0.233cm" fo:wrap-option="wrap" draw:shadow="visible" draw:shadow-offset-x="0.071cm" draw:shadow-offset-y="0.071cm" draw:shadow-color="#cccccc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0.068cm" fo:min-width="0.771cm"/>
      <style:paragraph-properties style:writing-mode="lr-tb"/>
    </style:style>
    <style:style style:name="gr1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3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999999" draw:textarea-horizontal-align="justify" draw:textarea-vertical-align="middle" draw:auto-grow-height="false" fo:min-height="0.515cm" fo:min-width="0.59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ffffff" draw:opacity="89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3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47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3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344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3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3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3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4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4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4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4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4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4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4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4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4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4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5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5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5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999999" draw:textarea-horizontal-align="justify" draw:textarea-vertical-align="middle" draw:auto-grow-height="false" fo:min-height="0.515cm" fo:min-width="0.59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ffffff" draw:opacity="89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5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47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5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344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5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6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6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6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6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6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6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6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6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6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6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7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7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7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7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7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999999" draw:textarea-horizontal-align="justify" draw:textarea-vertical-align="middle" draw:auto-grow-height="false" fo:min-height="0.515cm" fo:min-width="0.59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ffffff" draw:opacity="89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7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47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7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344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8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8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8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8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8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8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8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8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8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9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9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9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9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9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9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9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999999" draw:textarea-horizontal-align="justify" draw:textarea-vertical-align="middle" draw:auto-grow-height="false" fo:min-height="0.515cm" fo:min-width="0.59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ffffff" draw:opacity="89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9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9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47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0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344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2" style:family="graphic" style:parent-style-name="standard" style:list-style-name="L1">
      <style:graphic-properties draw:stroke="solid" draw:stroke-dash="Ultrafine_20_2_20_Dots_20_3_20_Dashes" svg:stroke-width="0cm" svg:stroke-color="#333333" draw:marker-start="" draw:marker-start-width="0.148cm" draw:marker-start-center="false" draw:marker-end="" draw:marker-end-width="0.148cm" draw:marker-end-center="false" draw:stroke-linejoin="round" svg:stroke-linecap="round" draw:fill="solid" draw:fill-color="#808080" draw:textarea-horizontal-align="justify" draw:textarea-vertical-align="middle" draw:auto-grow-height="false" draw:fit-to-size="false" style:shrink-to-fit="false" fo:min-height="0.175cm" fo:min-width="0cm" fo:padding-top="0.108cm" fo:padding-bottom="0.108cm" fo:padding-left="0.233cm" fo:padding-right="0.233cm" fo:wrap-option="wrap" draw:shadow="visible" draw:shadow-offset-x="0.071cm" draw:shadow-offset-y="0.071cm" draw:shadow-color="#cccccc"/>
    </style:style>
    <style:style style:name="gr103" style:family="graphic" style:parent-style-name="standard" style:list-style-name="L1">
      <style:graphic-properties draw:stroke="solid" draw:stroke-dash="Ultrafine_20_2_20_Dots_20_3_20_Dashes" svg:stroke-width="0cm" svg:stroke-color="#333333" draw:marker-start="" draw:marker-start-width="0.148cm" draw:marker-start-center="false" draw:marker-end="" draw:marker-end-width="0.148cm" draw:marker-end-center="false" draw:stroke-linejoin="round" svg:stroke-linecap="round" draw:fill="solid" draw:fill-color="#808080" draw:textarea-horizontal-align="justify" draw:textarea-vertical-align="middle" draw:auto-grow-height="false" draw:fit-to-size="false" style:shrink-to-fit="false" fo:min-height="0.175cm" fo:min-width="0cm" fo:padding-top="0.108cm" fo:padding-bottom="0.108cm" fo:padding-left="0.233cm" fo:padding-right="0.233cm" fo:wrap-option="wrap" draw:shadow="visible" draw:shadow-offset-x="0.071cm" draw:shadow-offset-y="0.071cm" draw:shadow-color="#cccccc"/>
    </style:style>
    <style:style style:name="gr10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0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0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0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0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0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1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1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1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1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1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1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1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1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1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1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2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999999" draw:textarea-horizontal-align="justify" draw:textarea-vertical-align="middle" draw:auto-grow-height="false" fo:min-height="0.515cm" fo:min-width="0.59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ffffff" draw:opacity="89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2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2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47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2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344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2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2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2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3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3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3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3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3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3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3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3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3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3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4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4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4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999999" draw:textarea-horizontal-align="justify" draw:textarea-vertical-align="middle" draw:auto-grow-height="false" fo:min-height="0.515cm" fo:min-width="0.59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ffffff" draw:opacity="89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4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4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47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4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344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4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5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5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5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5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5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5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5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5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5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5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6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6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6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6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6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999999" draw:textarea-horizontal-align="justify" draw:textarea-vertical-align="middle" draw:auto-grow-height="false" fo:min-height="0.515cm" fo:min-width="0.59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ffffff" draw:opacity="89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6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6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47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6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344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7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7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7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7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7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7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7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7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7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8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8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8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8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8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8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8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999999" draw:textarea-horizontal-align="justify" draw:textarea-vertical-align="middle" draw:auto-grow-height="false" fo:min-height="0.515cm" fo:min-width="0.59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8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ffffff" draw:opacity="89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8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8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47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9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9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344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92" style:family="graphic" style:parent-style-name="standard">
      <style:graphic-properties draw:fill-color="#ffffff" draw:textarea-horizontal-align="justify" draw:textarea-vertical-align="middle" draw:auto-grow-height="false" fo:min-height="7.37cm" fo:min-width="13.47cm"/>
    </style:style>
    <style:style style:name="gr193" style:family="graphic" style:parent-style-name="standard">
      <style:graphic-properties svg:stroke-color="#808080" draw:fill-color="#ffffff" draw:textarea-horizontal-align="justify" draw:textarea-vertical-align="top" draw:auto-grow-height="false" fo:min-height="0.385cm" fo:min-width="2.04cm"/>
      <style:paragraph-properties style:writing-mode="lr-tb"/>
    </style:style>
    <style:style style:name="gr194" style:family="graphic" style:parent-style-name="objectwithoutfill">
      <style:graphic-properties svg:stroke-color="#808080" draw:marker-end="Puntas_20_de_20_flecha_20_60" draw:marker-end-width="0.3cm" draw:fill="none" draw:textarea-vertical-align="middle"/>
    </style:style>
    <style:style style:name="gr195" style:family="graphic" style:parent-style-name="standard">
      <style:graphic-properties svg:stroke-color="#ffffff" draw:fill-color="#ffffff" draw:textarea-horizontal-align="justify" draw:textarea-vertical-align="middle" draw:auto-grow-height="false" fo:min-height="0.702cm" fo:min-width="1.723cm"/>
      <style:paragraph-properties style:writing-mode="lr-tb"/>
    </style:style>
    <style:style style:name="gr196" style:family="graphic" style:parent-style-name="standard">
      <style:graphic-properties svg:stroke-color="#ffffff" draw:fill-color="#ffffff" draw:textarea-horizontal-align="justify" draw:textarea-vertical-align="middle" draw:auto-grow-height="false" fo:min-height="0.702cm" fo:min-width="2.04cm"/>
      <style:paragraph-properties style:writing-mode="lr-tb"/>
    </style:style>
    <style:style style:name="gr197" style:family="graphic" style:parent-style-name="standard">
      <style:graphic-properties svg:stroke-color="#808080" draw:fill-color="#ffffff" draw:textarea-horizontal-align="justify" draw:textarea-vertical-align="middle" draw:auto-grow-height="false" fo:min-height="0.702cm" fo:min-width="1.051cm"/>
      <style:paragraph-properties style:writing-mode="lr-tb"/>
    </style:style>
    <style:style style:name="gr198" style:family="graphic" style:parent-style-name="standard">
      <style:graphic-properties svg:stroke-color="#808080" draw:fill-color="#ffffff" draw:textarea-horizontal-align="justify" draw:textarea-vertical-align="middle" draw:auto-grow-height="false" fo:min-height="0.702cm" fo:min-width="1.053cm"/>
      <style:paragraph-properties style:writing-mode="lr-tb"/>
    </style:style>
    <style:style style:name="gr199" style:family="graphic" style:parent-style-name="standard">
      <style:graphic-properties svg:stroke-color="#808080" draw:fill-color="#ffffff" draw:textarea-horizontal-align="justify" draw:textarea-vertical-align="middle" draw:auto-grow-height="false" fo:min-height="0.702cm" fo:min-width="1.052cm"/>
      <style:paragraph-properties style:writing-mode="lr-tb"/>
    </style:style>
    <style:style style:name="gr200" style:family="graphic" style:parent-style-name="objectwithoutfill">
      <style:graphic-properties svg:stroke-color="#808080" draw:marker-end="Puntas_20_de_20_flecha_20_24" draw:marker-end-width="0.3cm" draw:fill="none" draw:textarea-vertical-align="middle"/>
    </style:style>
    <style:style style:name="gr201" style:family="graphic" style:parent-style-name="objectwithoutfill">
      <style:graphic-properties svg:stroke-color="#808080" draw:marker-end="Arrowheads_20_10" draw:marker-end-width="0.3cm" draw:fill="none" draw:textarea-vertical-align="middle"/>
    </style:style>
    <style:style style:name="gr202" style:family="graphic" style:parent-style-name="objectwithoutfill">
      <style:graphic-properties svg:stroke-width="0.212cm" svg:stroke-color="#808080" draw:marker-start-width="0.518cm" draw:marker-end="Arrowheads_20_10" draw:marker-end-width="0.618cm" draw:fill="none" draw:textarea-vertical-align="middle" fo:padding-top="0.231cm" fo:padding-bottom="0.231cm" fo:padding-left="0.356cm" fo:padding-right="0.356cm"/>
    </style:style>
    <style:style style:name="gr203" style:family="graphic" style:parent-style-name="objectwithoutfill">
      <style:graphic-properties svg:stroke-width="0.212cm" svg:stroke-color="#808080" draw:marker-start-width="0.518cm" draw:marker-end="Arrowheads_20_8" draw:marker-end-width="0.618cm" draw:fill="none" draw:textarea-vertical-align="middle" fo:padding-top="0.231cm" fo:padding-bottom="0.231cm" fo:padding-left="0.356cm" fo:padding-right="0.356cm"/>
    </style:style>
    <style:style style:name="gr204" style:family="graphic" style:parent-style-name="standard">
      <style:graphic-properties svg:stroke-color="#808080" draw:fill-color="#ffffff" draw:textarea-horizontal-align="justify" draw:textarea-vertical-align="middle" draw:auto-grow-height="false" fo:min-height="0.702cm" fo:min-width="2.169cm"/>
      <style:paragraph-properties style:writing-mode="lr-tb"/>
    </style:style>
    <style:style style:name="gr205" style:family="graphic" style:parent-style-name="standard">
      <style:graphic-properties svg:stroke-color="#808080" draw:fill-color="#ffffff" draw:textarea-horizontal-align="justify" draw:textarea-vertical-align="middle" draw:auto-grow-height="false" fo:min-height="0.702cm" fo:min-width="2.168cm"/>
      <style:paragraph-properties style:writing-mode="lr-tb"/>
    </style:style>
    <style:style style:name="gr206" style:family="graphic" style:parent-style-name="standard">
      <style:graphic-properties svg:stroke-color="#808080" draw:fill-color="#ffffff" draw:textarea-horizontal-align="justify" draw:textarea-vertical-align="middle" draw:auto-grow-height="false" fo:min-height="0.702cm" fo:min-width="2.167cm"/>
      <style:paragraph-properties style:writing-mode="lr-tb"/>
    </style:style>
    <style:style style:name="gr207" style:family="graphic" style:parent-style-name="objectwithoutfill">
      <style:graphic-properties svg:stroke-color="#808080" draw:marker-end="Arrowheads_20_9" draw:marker-end-width="0.3cm" draw:fill="none" draw:textarea-vertical-align="middle"/>
    </style:style>
    <style:style style:name="gr208" style:family="graphic" style:parent-style-name="objectwithoutfill">
      <style:graphic-properties svg:stroke-color="#808080" draw:marker-end="Arrowheads_20_12" draw:marker-end-width="0.3cm" draw:fill="none" draw:textarea-vertical-align="middle"/>
    </style:style>
    <style:style style:name="gr209" style:family="graphic" style:parent-style-name="objectwithoutfill">
      <style:graphic-properties svg:stroke-color="#808080" draw:marker-end="Arrowheads_20_13" draw:marker-end-width="0.3cm" draw:fill="none" draw:textarea-vertical-align="middle"/>
    </style:style>
    <style:style style:name="gr210" style:family="graphic" style:parent-style-name="objectwithoutfill">
      <style:graphic-properties svg:stroke-color="#808080" draw:marker-end="Arrowheads_20_14" draw:marker-end-width="0.3cm" draw:fill="none" draw:textarea-vertical-align="middle"/>
    </style:style>
    <style:style style:name="gr211" style:family="graphic" style:parent-style-name="objectwithoutfill">
      <style:graphic-properties svg:stroke-color="#808080" draw:marker-end="Arrowheads_20_15" draw:marker-end-width="0.3cm" draw:fill="none" draw:textarea-vertical-align="middle"/>
    </style:style>
    <style:style style:name="gr212" style:family="graphic" style:parent-style-name="standard">
      <style:graphic-properties draw:fill-color="#ffffff" draw:textarea-horizontal-align="justify" draw:textarea-vertical-align="middle" draw:auto-grow-height="false" fo:min-height="11.18cm" fo:min-width="13.47cm"/>
    </style:style>
    <style:style style:name="gr213" style:family="graphic" style:parent-style-name="standard">
      <style:graphic-properties svg:stroke-color="#808080" draw:fill="solid" draw:fill-color="#ffffff" draw:textarea-horizontal-align="justify" draw:textarea-vertical-align="middle" draw:auto-grow-height="false" fo:min-height="0.386cm" fo:min-width="0.453cm"/>
      <style:paragraph-properties style:writing-mode="lr-tb"/>
    </style:style>
    <style:style style:name="gr214" style:family="graphic" style:parent-style-name="objectwithoutfill">
      <style:graphic-properties svg:stroke-width="0.212cm" svg:stroke-color="#808080" draw:marker-start-width="0.518cm" draw:marker-end-width="0.518cm" svg:stroke-opacity="0%" draw:fill="solid" draw:fill-color="#ffffff" draw:textarea-vertical-align="middle" fo:padding-top="0.231cm" fo:padding-bottom="0.231cm" fo:padding-left="0.356cm" fo:padding-right="0.356cm"/>
      <style:paragraph-properties style:writing-mode="lr-tb"/>
    </style:style>
    <style:style style:name="gr215" style:family="graphic" style:parent-style-name="standard">
      <style:graphic-properties svg:stroke-color="#808080" draw:fill-color="#ffffff" draw:textarea-horizontal-align="justify" draw:textarea-vertical-align="middle" draw:auto-grow-height="false" fo:min-height="0.703cm" fo:min-width="2.04cm"/>
      <style:paragraph-properties style:writing-mode="lr-tb"/>
    </style:style>
    <style:style style:name="gr216" style:family="graphic" style:parent-style-name="objectwithoutfill">
      <style:graphic-properties svg:stroke-color="#808080" draw:marker-end="Puntas_20_de_20_flecha_20_26" draw:marker-end-width="0.3cm" draw:fill="none" draw:textarea-vertical-align="middle"/>
      <style:paragraph-properties style:writing-mode="lr-tb"/>
    </style:style>
    <style:style style:name="gr217" style:family="graphic" style:parent-style-name="standard">
      <style:graphic-properties svg:stroke-color="#808080" draw:marker-start="Puntas_20_de_20_flecha_20_26" draw:marker-start-width="0.3cm" draw:marker-end="" draw:textarea-vertical-align="middle"/>
    </style:style>
    <style:style style:name="gr218" style:family="graphic" style:parent-style-name="objectwithoutfill">
      <style:graphic-properties svg:stroke-color="#808080" draw:marker-start="" draw:marker-end="Puntas_20_de_20_flecha_20_26" draw:marker-end-width="0.3cm" draw:fill="none" draw:textarea-vertical-align="middle"/>
    </style:style>
    <style:style style:name="gr219" style:family="graphic" style:parent-style-name="standard">
      <style:graphic-properties svg:stroke-color="#ffffff" draw:fill-color="#ffffff" draw:textarea-horizontal-align="justify" draw:textarea-vertical-align="middle" draw:auto-grow-height="false" fo:min-height="0.703cm" fo:min-width="2.04cm"/>
      <style:paragraph-properties style:writing-mode="lr-tb"/>
    </style:style>
    <style:style style:name="gr220" style:family="graphic" style:parent-style-name="standard">
      <style:graphic-properties svg:stroke-color="#808080" draw:fill="none" draw:textarea-vertical-align="middle" draw:auto-grow-height="false" fo:min-height="2.158cm" fo:min-width="0cm" fo:wrap-option="wrap"/>
    </style:style>
    <style:style style:name="gr221" style:family="graphic" style:parent-style-name="standard">
      <style:graphic-properties draw:fill-color="#ffffff" draw:textarea-horizontal-align="justify" draw:textarea-vertical-align="middle" draw:auto-grow-height="false" fo:min-height="8.005cm" fo:min-width="13.47cm"/>
    </style:style>
    <style:style style:name="gr222" style:family="graphic" style:parent-style-name="objectwithoutfill">
      <style:graphic-properties draw:marker-start="Puntas_20_de_20_flecha_20_52" draw:marker-start-width="0.3cm" draw:marker-end="Puntas_20_de_20_flecha_20_53" draw:marker-end-width="0.3cm" draw:fill="none" draw:textarea-vertical-align="middle"/>
    </style:style>
    <style:style style:name="gr223" style:family="graphic" style:parent-style-name="objectwithoutfill">
      <style:graphic-properties draw:marker-start="Puntas_20_de_20_flecha_20_54" draw:marker-start-width="0.3cm" draw:marker-end="Puntas_20_de_20_flecha_20_55" draw:marker-end-width="0.3cm" draw:fill="none" draw:textarea-vertical-align="middle"/>
    </style:style>
    <style:style style:name="gr224" style:family="graphic" style:parent-style-name="objectwithoutfill">
      <style:graphic-properties svg:stroke-width="0cm" draw:marker-start-width="0.201cm" draw:marker-end-width="0.201cm" svg:stroke-opacity="0%" draw:fill="gradient" draw:fill-color="#ffd8ce" draw:fill-gradient-name="Pastel_20_Bouquet" draw:opacity="0%" draw:textarea-vertical-align="middle" fo:padding-top="0.126cm" fo:padding-bottom="0.126cm" fo:padding-left="0.251cm" fo:padding-right="0.251cm"/>
    </style:style>
    <style:style style:name="gr225" style:family="graphic" style:parent-style-name="objectwithoutfill">
      <style:graphic-properties svg:stroke-width="0cm" svg:stroke-color="#808080" draw:marker-start-width="0.2cm" draw:marker-end-width="0.2cm" svg:stroke-opacity="0%" draw:fill="gradient" draw:fill-color="#ffd8ce" draw:fill-gradient-name="Pastel_20_Bouquet" draw:opacity="0%" draw:textarea-vertical-align="middle" fo:padding-top="0.125cm" fo:padding-bottom="0.125cm" fo:padding-left="0.25cm" fo:padding-right="0.25cm"/>
    </style:style>
    <style:style style:name="gr226" style:family="graphic" style:parent-style-name="objectwithoutfill">
      <style:graphic-properties svg:stroke-color="#808080" draw:marker-start="Puntas_20_de_20_flecha_20_26" draw:marker-start-width="0.3cm" draw:marker-end="Puntas_20_de_20_flecha_20_26" draw:marker-end-width="0.3cm" draw:fill="none" draw:textarea-vertical-align="middle"/>
      <style:paragraph-properties style:writing-mode="lr-tb"/>
    </style:style>
    <style:style style:name="gr227" style:family="graphic" style:parent-style-name="standard">
      <style:graphic-properties draw:fill-color="#ffffff" draw:textarea-horizontal-align="justify" draw:textarea-vertical-align="middle" draw:auto-grow-height="false" fo:min-height="6.735cm" fo:min-width="13.47cm"/>
    </style:style>
    <style:style style:name="gr228" style:family="graphic" style:parent-style-name="standard" style:list-style-name="L1">
      <style:graphic-properties svg:stroke-color="#808080" draw:fill-color="#eeeeee" draw:textarea-horizontal-align="justify" draw:textarea-vertical-align="top" draw:auto-grow-height="false" fo:min-height="2.404cm" fo:min-width="3.038cm"/>
      <style:paragraph-properties style:writing-mode="lr-tb"/>
    </style:style>
    <style:style style:name="gr229" style:family="graphic" style:parent-style-name="standard">
      <style:graphic-properties svg:stroke-color="#808080" draw:fill-color="#ffffff" draw:textarea-horizontal-align="justify" draw:textarea-vertical-align="middle" draw:auto-grow-height="false" fo:min-height="1.21cm" fo:min-width="1.584cm"/>
    </style:style>
    <style:style style:name="gr230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231" style:family="graphic" style:parent-style-name="standard">
      <style:graphic-properties svg:stroke-color="#808080" draw:fill-color="#ffffff" draw:textarea-horizontal-align="justify" draw:textarea-vertical-align="middle" draw:auto-grow-height="false" fo:min-height="0cm" fo:min-width="0cm"/>
    </style:style>
    <style:style style:name="gr232" style:family="graphic" style:parent-style-name="standard">
      <style:graphic-properties svg:stroke-color="#808080" draw:fill-color="#eeeeee" draw:textarea-horizontal-align="justify" draw:textarea-vertical-align="middle" draw:auto-grow-height="false" fo:min-height="0cm" fo:min-width="0cm"/>
    </style:style>
    <style:style style:name="gr233" style:family="graphic" style:parent-style-name="standard" style:list-style-name="L1">
      <style:graphic-properties svg:stroke-color="#808080" draw:fill-color="#eeeeee" draw:textarea-horizontal-align="justify" draw:textarea-vertical-align="top" draw:auto-grow-height="false" fo:min-height="2.404cm" fo:min-width="3.039cm"/>
      <style:paragraph-properties style:writing-mode="lr-tb"/>
    </style:style>
    <style:style style:name="gr234" style:family="graphic" style:parent-style-name="standard">
      <style:graphic-properties svg:stroke-color="#ffffff" draw:fill-color="#ffffff" draw:textarea-horizontal-align="justify" draw:textarea-vertical-align="middle" draw:auto-grow-height="false" fo:min-height="0.343cm" fo:min-width="1.27cm"/>
      <style:paragraph-properties style:writing-mode="lr-tb"/>
    </style:style>
    <style:style style:name="gr235" style:family="graphic" style:parent-style-name="standard">
      <style:graphic-properties svg:stroke-color="#ffffff" draw:fill-color="#ffffff" draw:textarea-horizontal-align="justify" draw:textarea-vertical-align="middle" draw:auto-grow-height="false" fo:min-height="0.343cm" fo:min-width="1.268cm"/>
      <style:paragraph-properties style:writing-mode="lr-tb"/>
    </style:style>
    <style:style style:name="gr236" style:family="graphic" style:parent-style-name="standard">
      <style:graphic-properties svg:stroke-color="#ffffff" draw:fill-color="#ffffff" draw:textarea-horizontal-align="justify" draw:textarea-vertical-align="middle" draw:auto-grow-height="false" fo:min-height="0.342cm" fo:min-width="1.859cm"/>
      <style:paragraph-properties style:writing-mode="lr-tb"/>
    </style:style>
    <style:style style:name="gr237" style:family="graphic" style:parent-style-name="objectwithoutfill">
      <style:graphic-properties svg:stroke-color="#808080" draw:fill="none" draw:textarea-vertical-align="middle"/>
    </style:style>
    <style:style style:name="gr238" style:family="graphic" style:parent-style-name="standard">
      <style:graphic-properties svg:stroke-color="#ffffff" draw:fill-color="#ffffff" draw:textarea-horizontal-align="justify" draw:textarea-vertical-align="middle" draw:auto-grow-height="false" fo:min-height="0.044cm" fo:min-width="0.975cm"/>
      <style:paragraph-properties style:writing-mode="lr-tb"/>
    </style:style>
    <style:style style:name="gr239" style:family="graphic" style:parent-style-name="standard">
      <style:graphic-properties svg:stroke-color="#ffffff" draw:fill-color="#ffffff" draw:textarea-horizontal-align="justify" draw:textarea-vertical-align="middle" draw:auto-grow-height="false" fo:min-height="0.045cm" fo:min-width="0.975cm"/>
      <style:paragraph-properties style:writing-mode="lr-tb"/>
    </style:style>
    <style:style style:name="gr240" style:family="graphic" style:parent-style-name="standard">
      <style:graphic-properties svg:stroke-color="#ffffff" svg:stroke-opacity="0%" draw:fill-color="#ffffff" draw:textarea-horizontal-align="justify" draw:textarea-vertical-align="middle" draw:auto-grow-height="false" fo:min-height="0.045cm" fo:min-width="1.268cm"/>
      <style:paragraph-properties style:writing-mode="lr-tb"/>
    </style:style>
    <style:style style:name="gr241" style:family="graphic" style:parent-style-name="objectwithoutfill">
      <style:graphic-properties draw:fill="none" draw:textarea-vertical-align="middle"/>
    </style:style>
    <style:style style:name="gr242" style:family="graphic" style:parent-style-name="standard">
      <style:graphic-properties svg:stroke-color="#808080" draw:fill="solid" draw:fill-color="#ffffff" draw:textarea-horizontal-align="justify" draw:textarea-vertical-align="middle" draw:auto-grow-height="false" fo:min-height="0.703cm" fo:min-width="0.77cm"/>
      <style:paragraph-properties style:writing-mode="lr-tb"/>
    </style:style>
    <style:style style:name="gr243" style:family="graphic" style:parent-style-name="standard">
      <style:graphic-properties svg:stroke-color="#808080" draw:fill-color="#ffffff" draw:textarea-horizontal-align="justify" draw:textarea-vertical-align="middle" draw:auto-grow-height="false" fo:min-height="0.2cm" fo:min-width="0cm"/>
      <style:paragraph-properties style:writing-mode="lr-tb"/>
    </style:style>
    <style:style style:name="gr244" style:family="graphic" style:parent-style-name="standard">
      <style:graphic-properties svg:stroke-color="#808080" draw:fill-color="#ffffff" draw:textarea-horizontal-align="justify" draw:textarea-vertical-align="middle" draw:auto-grow-height="false" fo:min-height="0.2cm" fo:min-width="0cm"/>
    </style:style>
    <style:style style:name="gr245" style:family="graphic" style:parent-style-name="standard">
      <style:graphic-properties svg:stroke-color="#ffffff" draw:fill-color="#ffffff" draw:textarea-horizontal-align="justify" draw:textarea-vertical-align="middle" draw:auto-grow-height="false" fo:min-height="0.068cm" fo:min-width="1.3cm"/>
      <style:paragraph-properties style:writing-mode="lr-tb"/>
    </style:style>
    <style:style style:name="gr246" style:family="graphic" style:parent-style-name="standard">
      <style:graphic-properties svg:stroke-color="#808080" draw:fill-color="#ffffff" draw:textarea-horizontal-align="justify" draw:textarea-vertical-align="middle" draw:auto-grow-height="false" fo:min-height="0.384cm" fo:min-width="2.381cm"/>
      <style:paragraph-properties style:writing-mode="lr-tb"/>
    </style:style>
    <style:style style:name="gr247" style:family="graphic" style:parent-style-name="standard">
      <style:graphic-properties svg:stroke-color="#ffffff" draw:fill-color="#ffffff" draw:textarea-horizontal-align="justify" draw:textarea-vertical-align="middle" draw:auto-grow-height="false" fo:min-height="0.384cm" fo:min-width="0.453cm"/>
      <style:paragraph-properties style:writing-mode="lr-tb"/>
    </style:style>
    <style:style style:name="gr248" style:family="graphic" style:parent-style-name="standard">
      <style:graphic-properties draw:fill-color="#ffffff" draw:textarea-horizontal-align="justify" draw:textarea-vertical-align="middle" draw:auto-grow-height="false" fo:min-height="1.655cm" fo:min-width="13.47cm"/>
    </style:style>
    <style:style style:name="gr249" style:family="graphic" style:parent-style-name="standard" style:list-style-name="L1">
      <style:graphic-properties svg:stroke-color="#808080" draw:fill-color="#ffffff" draw:textarea-horizontal-align="justify" draw:textarea-vertical-align="middle" draw:auto-grow-height="false" fo:min-height="0.384cm" fo:min-width="2.381cm"/>
      <style:paragraph-properties style:writing-mode="lr-tb"/>
    </style:style>
    <style:style style:name="gr250" style:family="graphic" style:parent-style-name="standard" style:list-style-name="L1">
      <style:graphic-properties svg:stroke-color="#808080" draw:fill-color="#ffffff" draw:textarea-horizontal-align="justify" draw:textarea-vertical-align="middle" draw:auto-grow-height="false" fo:min-height="0.384cm" fo:min-width="2.381cm"/>
      <style:paragraph-properties style:writing-mode="lr-tb"/>
    </style:style>
    <style:style style:name="gr251" style:family="graphic" style:parent-style-name="standard">
      <style:graphic-properties svg:stroke-color="#ffffff" draw:fill-color="#ffffff" draw:textarea-horizontal-align="justify" draw:textarea-vertical-align="middle" draw:auto-grow-height="false" fo:min-height="0.384cm" fo:min-width="0cm"/>
      <style:paragraph-properties style:writing-mode="lr-tb"/>
    </style:style>
    <style:style style:name="gr252" style:family="graphic" style:parent-style-name="standard" style:list-style-name="L1">
      <style:graphic-properties svg:stroke-color="#808080" draw:fill-color="#ffffff" draw:textarea-horizontal-align="justify" draw:textarea-vertical-align="middle" draw:auto-grow-height="false" fo:min-height="0.384cm" fo:min-width="2.381cm"/>
      <style:paragraph-properties style:writing-mode="lr-tb"/>
    </style:style>
    <style:style style:name="gr253" style:family="graphic" style:parent-style-name="standard" style:list-style-name="L1">
      <style:graphic-properties svg:stroke-color="#808080" draw:fill-color="#ffffff" draw:textarea-horizontal-align="justify" draw:textarea-vertical-align="middle" draw:auto-grow-height="false" fo:min-height="0.384cm" fo:min-width="2.381cm"/>
      <style:paragraph-properties style:writing-mode="lr-tb"/>
    </style:style>
    <style:style style:name="gr254" style:family="graphic" style:parent-style-name="standard" style:list-style-name="L1">
      <style:graphic-properties svg:stroke-color="#808080" draw:fill-color="#ffffff" draw:textarea-horizontal-align="justify" draw:textarea-vertical-align="middle" draw:auto-grow-height="false" fo:min-height="0.384cm" fo:min-width="2.381cm"/>
      <style:paragraph-properties style:writing-mode="lr-tb"/>
    </style:style>
    <style:style style:name="gr255" style:family="graphic" style:parent-style-name="standard">
      <style:graphic-properties svg:stroke-color="#ffffff" draw:fill-color="#ffffff" draw:textarea-horizontal-align="justify" draw:textarea-vertical-align="middle" draw:auto-grow-height="false" fo:min-height="0.384cm" fo:min-width="0.134cm"/>
      <style:paragraph-properties style:writing-mode="lr-tb"/>
    </style:style>
    <style:style style:name="gr256" style:family="graphic" style:parent-style-name="standard">
      <style:graphic-properties svg:stroke-color="#808080" draw:fill-color="#ffffff" draw:textarea-horizontal-align="justify" draw:textarea-vertical-align="middle" draw:auto-grow-height="false" fo:min-height="0.384cm" fo:min-width="2.993cm"/>
      <style:paragraph-properties style:writing-mode="lr-tb"/>
    </style:style>
    <style:style style:name="gr257" style:family="graphic" style:parent-style-name="standard">
      <style:graphic-properties svg:stroke-color="#808080" draw:fill-color="#ffffff" draw:textarea-horizontal-align="justify" draw:textarea-vertical-align="top" draw:auto-grow-height="false" fo:min-height="6.417cm" fo:min-width="8.707cm"/>
      <style:paragraph-properties style:writing-mode="lr-tb"/>
    </style:style>
    <style:style style:name="gr258" style:family="graphic" style:parent-style-name="standard">
      <style:graphic-properties svg:stroke-color="#808080" draw:fill-color="#ffffff" draw:textarea-horizontal-align="justify" draw:textarea-vertical-align="top" draw:auto-grow-height="false" fo:min-height="5.148cm" fo:min-width="2.993cm"/>
      <style:paragraph-properties style:writing-mode="lr-tb"/>
    </style:style>
    <style:style style:name="gr259" style:family="graphic" style:parent-style-name="standard">
      <style:graphic-properties svg:stroke-color="#808080" draw:fill-color="#ffffff" draw:textarea-horizontal-align="justify" draw:textarea-vertical-align="top" draw:auto-grow-height="false" fo:min-height="0.703cm" fo:min-width="2.357cm"/>
      <style:paragraph-properties style:writing-mode="lr-tb"/>
    </style:style>
    <style:style style:name="gr260" style:family="graphic" style:parent-style-name="objectwithoutfill">
      <style:graphic-properties svg:stroke-color="#808080" draw:marker-start="Puntas_20_de_20_flecha_20_22" draw:marker-start-width="0.3cm" draw:marker-end="Puntas_20_de_20_flecha_20_22" draw:marker-end-width="0.3cm" draw:fill="none" draw:textarea-vertical-align="middle"/>
    </style:style>
    <style:style style:name="gr261" style:family="graphic" style:parent-style-name="standard">
      <style:graphic-properties svg:stroke-color="#ffffff" draw:fill-color="#ffffff" draw:textarea-horizontal-align="justify" draw:textarea-vertical-align="middle" draw:auto-grow-height="false" fo:min-height="0.067cm" fo:min-width="1.649cm"/>
      <style:paragraph-properties style:writing-mode="lr-tb"/>
    </style:style>
    <style:style style:name="gr262" style:family="graphic" style:parent-style-name="standard">
      <style:graphic-properties draw:fill-color="#ffffff" draw:textarea-horizontal-align="justify" draw:textarea-vertical-align="middle" draw:auto-grow-height="false" fo:min-height="10.545cm" fo:min-width="13.47cm"/>
    </style:style>
    <style:style style:name="gr263" style:family="graphic" style:parent-style-name="standard">
      <style:graphic-properties svg:stroke-color="#808080" draw:fill-color="#ffffff" draw:textarea-horizontal-align="justify" draw:textarea-vertical-align="middle" draw:auto-grow-height="false" fo:min-height="3.242cm" fo:min-width="2.62cm"/>
      <style:paragraph-properties style:writing-mode="lr-tb"/>
    </style:style>
    <style:style style:name="gr264" style:family="graphic" style:parent-style-name="standard">
      <style:graphic-properties svg:stroke-color="#808080" draw:fill-color="#ffffff" draw:textarea-horizontal-align="justify" draw:textarea-vertical-align="middle" draw:auto-grow-height="false" fo:min-height="3.242cm" fo:min-width="9.43cm"/>
      <style:paragraph-properties style:writing-mode="lr-tb"/>
    </style:style>
    <style:style style:name="gr265" style:family="graphic" style:parent-style-name="standard">
      <style:graphic-properties svg:stroke-color="#808080" draw:fill-color="#ffffff" draw:textarea-horizontal-align="justify" draw:textarea-vertical-align="top" draw:auto-grow-height="false" fo:min-height="0.703cm" fo:min-width="2.054cm"/>
      <style:paragraph-properties style:writing-mode="lr-tb"/>
    </style:style>
    <style:style style:name="gr266" style:family="graphic" style:parent-style-name="standard">
      <style:graphic-properties svg:stroke-color="#808080" draw:fill-color="#ffffff" draw:textarea-horizontal-align="justify" draw:textarea-vertical-align="middle" draw:auto-grow-height="false" fo:min-height="1.338cm" fo:min-width="4.58cm"/>
      <style:paragraph-properties style:writing-mode="lr-tb"/>
    </style:style>
    <style:style style:name="gr267" style:family="graphic" style:parent-style-name="standard">
      <style:graphic-properties svg:stroke-color="#808080" draw:fill-color="#ffffff" draw:textarea-horizontal-align="justify" draw:textarea-vertical-align="middle" draw:auto-grow-height="false" fo:min-height="0.703cm" fo:min-width="2.053cm"/>
      <style:paragraph-properties style:writing-mode="lr-tb"/>
    </style:style>
    <style:style style:name="gr268" style:family="graphic" style:parent-style-name="objectwithoutfill">
      <style:graphic-properties svg:stroke-color="#808080" draw:marker-end="Puntas_20_de_20_flecha_20_2" draw:marker-end-width="0.3cm" draw:fill="none" draw:textarea-vertical-align="middle"/>
      <style:paragraph-properties style:writing-mode="lr-tb"/>
    </style:style>
    <style:style style:name="gr269" style:family="graphic" style:parent-style-name="standard">
      <style:graphic-properties svg:stroke-color="#808080" draw:fill-color="#ffffff" draw:textarea-horizontal-align="justify" draw:textarea-vertical-align="middle" draw:auto-grow-height="false" fo:min-height="0.703cm" fo:min-width="2.054cm"/>
      <style:paragraph-properties style:writing-mode="lr-tb"/>
    </style:style>
    <style:style style:name="gr270" style:family="graphic" style:parent-style-name="objectwithoutfill">
      <style:graphic-properties svg:stroke-color="#808080" draw:marker-end="Puntas_20_de_20_flecha_20_63" draw:marker-end-width="0.3cm" draw:fill="none" draw:textarea-vertical-align="middle"/>
      <style:paragraph-properties style:writing-mode="lr-tb"/>
    </style:style>
    <style:style style:name="gr271" style:family="graphic" style:parent-style-name="standard">
      <style:graphic-properties draw:fill-color="#ffffff" draw:textarea-horizontal-align="justify" draw:textarea-vertical-align="middle" draw:auto-grow-height="false" fo:min-height="1.973cm" fo:min-width="13.47cm"/>
    </style:style>
    <style:style style:name="gr272" style:family="graphic" style:parent-style-name="standard">
      <style:graphic-properties svg:stroke-color="#808080" draw:fill-color="#ffffff" draw:textarea-horizontal-align="justify" draw:textarea-vertical-align="middle" draw:auto-grow-height="false" fo:min-height="1.973cm" fo:min-width="3.945cm"/>
      <style:paragraph-properties style:writing-mode="lr-tb"/>
    </style:style>
    <style:style style:name="gr273" style:family="graphic" style:parent-style-name="objectwithoutfill">
      <style:graphic-properties svg:stroke-color="#808080" draw:marker-end="Puntas_20_de_20_flecha_20_65" draw:marker-end-width="0.3cm" draw:fill="none" draw:textarea-vertical-align="middle"/>
      <style:paragraph-properties style:writing-mode="lr-tb"/>
    </style:style>
    <style:style style:name="gr274" style:family="graphic" style:parent-style-name="objectwithoutfill">
      <style:graphic-properties svg:stroke-color="#808080" draw:marker-end="Puntas_20_de_20_flecha_20_69" draw:marker-end-width="0.3cm" draw:fill="none" draw:textarea-vertical-align="middle"/>
    </style:style>
    <style:style style:name="gr275" style:family="graphic" style:parent-style-name="standard">
      <style:graphic-properties svg:stroke-color="#808080" draw:fill-color="#ffffff" draw:textarea-horizontal-align="justify" draw:textarea-vertical-align="top" draw:auto-grow-height="false" fo:min-height="8.641cm" fo:min-width="2.689cm"/>
      <style:paragraph-properties style:writing-mode="lr-tb"/>
    </style:style>
    <style:style style:name="gr276" style:family="graphic" style:parent-style-name="standard">
      <style:graphic-properties svg:stroke-color="#808080" draw:fill-color="#ffffff" draw:textarea-horizontal-align="justify" draw:textarea-vertical-align="top" draw:auto-grow-height="false" fo:min-height="8.64cm" fo:min-width="2.689cm"/>
      <style:paragraph-properties style:writing-mode="lr-tb"/>
    </style:style>
    <style:style style:name="gr277" style:family="graphic" style:parent-style-name="standard">
      <style:graphic-properties draw:fill-color="#ffffff" draw:textarea-horizontal-align="justify" draw:textarea-vertical-align="middle" draw:auto-grow-height="false" fo:min-height="6.734cm" fo:min-width="13.47cm"/>
    </style:style>
    <style:style style:name="gr278" style:family="graphic" style:parent-style-name="standard">
      <style:graphic-properties svg:stroke-color="#808080" draw:fill-color="#ffffff" draw:textarea-horizontal-align="justify" draw:textarea-vertical-align="middle" draw:auto-grow-height="false" fo:min-height="2.925cm" fo:min-width="2.054cm"/>
      <style:paragraph-properties style:writing-mode="lr-tb"/>
    </style:style>
    <style:style style:name="gr279" style:family="graphic" style:parent-style-name="standard">
      <style:graphic-properties svg:stroke-color="#808080" draw:fill-color="#ffffff" draw:textarea-horizontal-align="justify" draw:textarea-vertical-align="middle" draw:auto-grow-height="false" fo:min-height="2.926cm" fo:min-width="2.054cm"/>
      <style:paragraph-properties style:writing-mode="lr-tb"/>
    </style:style>
    <style:style style:name="gr280" style:family="graphic" style:parent-style-name="objectwithoutfill">
      <style:graphic-properties svg:stroke-color="#808080" draw:marker-end="Puntas_20_de_20_flecha_20_69" draw:marker-end-width="0.3cm" draw:fill="none" draw:textarea-vertical-align="middle"/>
      <style:paragraph-properties style:writing-mode="lr-tb"/>
    </style:style>
    <style:style style:name="gr281" style:family="graphic" style:parent-style-name="standard">
      <style:graphic-properties svg:stroke-color="#808080" draw:marker-start="Puntas_20_de_20_flecha_20_69" draw:marker-start-width="0.3cm" draw:marker-end="" draw:textarea-vertical-align="middle"/>
      <style:paragraph-properties style:writing-mode="lr-tb"/>
    </style:style>
    <style:style style:name="gr282" style:family="graphic" style:parent-style-name="standard">
      <style:graphic-properties svg:stroke-color="#808080" draw:fill-color="#ffffff" draw:textarea-horizontal-align="justify" draw:textarea-vertical-align="middle" draw:auto-grow-height="false" fo:min-height="1.337cm" fo:min-width="4.898cm"/>
      <style:paragraph-properties style:writing-mode="lr-tb"/>
    </style:style>
    <style:style style:name="gr283" style:family="graphic" style:parent-style-name="standard" style:list-style-name="L1">
      <style:graphic-properties svg:stroke-color="#808080" draw:marker-start="Puntas_20_de_20_flecha_20_69" draw:marker-start-width="0.3cm" draw:marker-end="" draw:marker-end-width="0.3cm" draw:textarea-vertical-align="middle"/>
      <style:paragraph-properties style:writing-mode="lr-tb"/>
    </style:style>
    <style:style style:name="gr284" style:family="graphic" style:parent-style-name="standard" style:list-style-name="L1">
      <style:graphic-properties svg:stroke-color="#808080" draw:marker-start="Puntas_20_de_20_flecha_20_69" draw:marker-start-width="0.3cm" draw:marker-end="Puntas_20_de_20_flecha_20_69" draw:marker-end-width="0.3cm" draw:textarea-vertical-align="middle"/>
      <style:paragraph-properties style:writing-mode="lr-tb"/>
    </style:style>
    <style:style style:name="gr285" style:family="graphic" style:parent-style-name="standard" style:list-style-name="L1">
      <style:graphic-properties svg:stroke-color="#808080" draw:marker-start="" draw:marker-start-width="0.3cm" draw:marker-end="Puntas_20_de_20_flecha_20_69" draw:marker-end-width="0.3cm" draw:textarea-vertical-align="middle"/>
      <style:paragraph-properties style:writing-mode="lr-tb"/>
    </style:style>
    <style:style style:name="gr286" style:family="graphic" style:parent-style-name="standard" style:list-style-name="L1">
      <style:graphic-properties draw:stroke="solid" draw:stroke-dash="Ultrafine_20_2_20_Dots_20_3_20_Dashes" svg:stroke-width="0cm" svg:stroke-color="#333333" draw:marker-start="" draw:marker-start-width="0.148cm" draw:marker-start-center="false" draw:marker-end="" draw:marker-end-width="0.148cm" draw:marker-end-center="false" draw:stroke-linejoin="round" svg:stroke-linecap="round" draw:fill="solid" draw:fill-color="#808080" draw:textarea-horizontal-align="justify" draw:textarea-vertical-align="middle" draw:auto-grow-height="false" draw:fit-to-size="false" style:shrink-to-fit="false" fo:min-height="0.036cm" fo:min-width="0cm" fo:padding-top="0.108cm" fo:padding-bottom="0.108cm" fo:padding-left="0.233cm" fo:padding-right="0.233cm" fo:wrap-option="wrap" draw:shadow="visible" draw:shadow-offset-x="0.071cm" draw:shadow-offset-y="0.071cm" draw:shadow-color="#cccccc"/>
    </style:style>
    <style:style style:name="gr287" style:family="graphic" style:parent-style-name="standard" style:list-style-name="L1">
      <style:graphic-properties draw:stroke="solid" draw:stroke-dash="Ultrafine_20_2_20_Dots_20_3_20_Dashes" svg:stroke-width="0cm" svg:stroke-color="#333333" draw:marker-start="" draw:marker-start-width="0.148cm" draw:marker-start-center="false" draw:marker-end="" draw:marker-end-width="0.148cm" draw:marker-end-center="false" draw:stroke-linejoin="round" svg:stroke-linecap="round" draw:fill="solid" draw:fill-color="#808080" draw:textarea-horizontal-align="justify" draw:textarea-vertical-align="middle" draw:auto-grow-height="false" draw:fit-to-size="false" style:shrink-to-fit="false" fo:min-height="0.036cm" fo:min-width="0cm" fo:padding-top="0.108cm" fo:padding-bottom="0.108cm" fo:padding-left="0.233cm" fo:padding-right="0.233cm" fo:wrap-option="wrap" draw:shadow="visible" draw:shadow-offset-x="0.071cm" draw:shadow-offset-y="0.071cm" draw:shadow-color="#cccccc"/>
    </style:style>
    <style:style style:name="co1" style:family="table-column">
      <style:table-column-properties style:column-width="1.801cm" style:use-optimal-column-width="false"/>
    </style:style>
    <style:style style:name="co2" style:family="table-column">
      <style:table-column-properties style:column-width="1.853cm" style:use-optimal-column-width="false"/>
    </style:style>
    <style:style style:name="co3" style:family="table-column">
      <style:table-column-properties style:column-width="1.733cm" style:use-optimal-column-width="false"/>
    </style:style>
    <style:style style:name="co4" style:family="table-column">
      <style:table-column-properties style:column-width="6.008cm" style:use-optimal-column-width="false"/>
    </style:style>
    <style:style style:name="co5" style:family="table-column">
      <style:table-column-properties style:column-width="1.183cm" style:use-optimal-column-width="false"/>
    </style:style>
    <style:style style:name="co6" style:family="table-column">
      <style:table-column-properties style:column-width="5.387cm" style:use-optimal-column-width="false"/>
    </style:style>
    <style:style style:name="ro1" style:family="table-row">
      <style:table-row-properties style:row-height="0.789cm" style:use-optimal-row-height="false"/>
    </style:style>
    <style:style style:name="ro2" style:family="table-row">
      <style:table-row-properties style:row-height="1.243cm" style:use-optimal-row-height="false"/>
    </style:style>
    <style:style style:name="ro3" style:family="table-row">
      <style:table-row-properties style:row-height="1.185cm" style:use-optimal-row-height="false"/>
    </style:style>
    <style:style style:name="ro4" style:family="table-row">
      <style:table-row-properties style:row-height="0.797cm" style:use-optimal-row-height="false"/>
    </style:style>
    <style:style style:name="ro5" style:family="table-row">
      <style:table-row-properties style:row-height="0.901cm" style:use-optimal-row-height="false"/>
    </style:style>
    <style:style style:name="ro6" style:family="table-row">
      <style:table-row-properties style:row-height="1.1cm" style:use-optimal-row-height="false"/>
    </style:style>
    <style:style style:name="ro7" style:family="table-row">
      <style:table-row-properties style:row-height="1.491cm" style:use-optimal-row-height="false"/>
    </style:style>
    <style:style style:name="ce1" style:family="table-cell">
      <loext:graphic-properties draw:fill="solid" draw:fill-color="#ffffff" draw:textarea-vertical-align="middle"/>
      <style:paragraph-properties fo:text-align="center" fo:border="0.03pt solid #808080"/>
    </style:style>
    <style:style style:name="ce2" style:family="table-cell">
      <loext:graphic-properties draw:fill="solid" draw:fill-color="#ffffff" draw:textarea-vertical-align="middle"/>
      <style:paragraph-properties fo:border="0.03pt solid #808080"/>
    </style:style>
    <style:style style:name="ce3" style:family="table-cell">
      <loext:graphic-properties draw:fill="solid" draw:fill-color="#ffffff" draw:textarea-vertical-align="middle"/>
      <style:paragraph-properties fo:text-align="center" fo:border-left="0.03pt solid #808080" fo:border-right="none" fo:border-top="0.03pt solid #808080" fo:border-bottom="0.03pt solid #808080"/>
    </style:style>
    <style:style style:name="ce4" style:family="table-cell">
      <loext:graphic-properties draw:fill="solid" draw:fill-color="#ffffff"/>
      <style:paragraph-properties fo:text-align="center" fo:border-left="0.03pt solid #808080" fo:border-right="none" fo:border-top="0.03pt solid #808080" fo:border-bottom="0.03pt solid #808080"/>
    </style:style>
    <style:style style:name="ce5" style:family="table-cell">
      <loext:graphic-properties draw:fill="solid" draw:fill-color="#ffffff" draw:textarea-vertical-align="middle"/>
      <style:paragraph-properties fo:border-left="0.03pt solid #808080" fo:border-right="none" fo:border-top="0.03pt solid #808080" fo:border-bottom="0.03pt solid #808080"/>
    </style:style>
    <style:style style:name="ce6" style:family="table-cell">
      <loext:graphic-properties draw:fill="solid" draw:fill-color="#ffffff"/>
      <style:paragraph-properties fo:border-left="0.03pt solid #808080" fo:border-right="none" fo:border-top="0.03pt solid #808080" fo:border-bottom="0.03pt solid #808080"/>
    </style:style>
    <style:style style:name="ce7" style:family="table-cell">
      <loext:graphic-properties draw:fill="solid" draw:fill-color="#ffffff"/>
      <style:paragraph-properties fo:text-align="center" fo:border-left="0.03pt solid #808080" fo:border-right="none" fo:border-top="0.03pt solid #808080" fo:border-bottom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margin-left="0cm" fo:margin-right="0cm" fo:margin-top="0cm" fo:margin-bottom="0cm" fo:text-align="center" fo:text-indent="0cm" style:writing-mode="lr-tb"/>
      <style:text-properties style:font-name="Times New Roman" fo:font-size="9pt" style:font-size-asian="9pt" style:font-size-complex="9pt"/>
    </style:style>
    <style:style style:name="P3" style:family="paragraph">
      <loext:graphic-properties draw:fill-color="#ffffff" draw:opacity="70%"/>
      <style:paragraph-properties fo:text-align="start" style:writing-mode="lr-tb"/>
      <style:text-properties style:font-name="Times New Roman" fo:font-size="9pt" style:font-size-asian="8pt" style:font-size-complex="8pt"/>
    </style:style>
    <style:style style:name="P4" style:family="paragraph">
      <loext:graphic-properties draw:fill="gradient" draw:fill-color="#ffd8ce" draw:fill-gradient-name="Pastel_20_Bouquet" draw:opacity="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center" style:writing-mode="lr-tb"/>
      <style:text-properties style:font-name="Times New Roman" fo:font-size="9pt" style:font-size-asian="9pt" style:font-size-complex="9pt"/>
    </style:style>
    <style:style style:name="P9" style:family="paragraph">
      <loext:graphic-properties draw:fill="solid" draw:fill-color="#808080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text-align="center" style:writing-mode="lr-tb"/>
      <style:text-properties style:font-name="Times New Roman" fo:font-size="9pt" fo:font-weight="normal" style:font-weight-asian="normal" style:font-weight-complex="normal"/>
    </style:style>
    <style:style style:name="P11" style:family="paragraph">
      <loext:graphic-properties draw:fill-color="#ffffff"/>
      <style:paragraph-properties fo:text-align="center" style:writing-mode="lr-tb"/>
      <style:text-properties style:font-name="Times New Roman" fo:font-size="9pt" fo:font-weight="normal" style:font-weight-asian="normal" style:font-weight-complex="normal"/>
    </style:style>
    <style:style style:name="P12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ffff" draw:opacity="89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80808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808080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text-align="center"/>
      <style:text-properties fo:font-size="9pt"/>
    </style:style>
    <style:style style:name="P18" style:family="paragraph">
      <style:paragraph-properties fo:text-align="start"/>
      <style:text-properties fo:font-size="9pt"/>
    </style:style>
    <style:style style:name="P19" style:family="paragraph">
      <style:paragraph-properties fo:text-align="center" style:writing-mode="lr-tb"/>
      <style:text-properties style:font-name="Times New Roman" fo:font-size="9pt" fo:font-weight="normal" style:font-size-asian="8pt" style:font-weight-asian="normal" style:font-size-complex="8pt" style:font-weight-complex="normal"/>
    </style:style>
    <style:style style:name="P20" style:family="paragraph">
      <loext:graphic-properties draw:fill-color="#ffffff"/>
      <style:paragraph-properties fo:text-align="start" style:writing-mode="lr-tb"/>
      <style:text-properties style:font-name="Times New Roman" fo:font-size="9pt" fo:font-weight="normal" style:font-size-asian="8pt" style:font-weight-asian="normal" style:font-size-complex="8pt" style:font-weight-complex="normal"/>
    </style:style>
    <style:style style:name="P21" style:family="paragraph">
      <loext:graphic-properties draw:fill-color="#ffffff"/>
      <style:paragraph-properties fo:text-align="center" style:writing-mode="lr-tb"/>
      <style:text-properties style:font-name="Times New Roman" fo:font-size="9pt" fo:font-weight="normal" style:font-size-asian="8pt" style:font-weight-asian="normal" style:font-size-complex="8pt" style:font-weight-complex="normal"/>
    </style:style>
    <style:style style:name="P22" style:family="paragraph">
      <loext:graphic-properties draw:fill="none"/>
      <style:paragraph-properties fo:text-align="center"/>
      <style:text-properties fo:font-size="6pt"/>
    </style:style>
    <style:style style:name="P23" style:family="paragraph">
      <style:paragraph-properties fo:margin-top="0cm" fo:margin-bottom="0.2cm" fo:text-align="center" style:writing-mode="lr-tb"/>
      <style:text-properties style:font-name="Times New Roman" fo:font-size="9pt" fo:font-weight="normal" style:font-size-asian="8pt" style:font-weight-asian="normal" style:font-size-complex="8pt" style:font-weight-complex="normal"/>
    </style:style>
    <style:style style:name="P24" style:family="paragraph">
      <loext:graphic-properties draw:fill-color="#ffffff"/>
      <style:paragraph-properties fo:margin-top="0cm" fo:margin-bottom="0.2cm" fo:text-align="center" style:writing-mode="lr-tb"/>
      <style:text-properties style:font-name="Times New Roman" fo:font-size="9pt" fo:font-weight="normal" style:font-size-asian="8pt" style:font-weight-asian="normal" style:font-size-complex="8pt" style:font-weight-complex="normal"/>
    </style:style>
    <style:style style:name="P25" style:family="paragraph">
      <loext:graphic-properties draw:fill="none"/>
      <style:paragraph-properties fo:text-align="center"/>
      <style:text-properties style:font-name="Times New Roman" fo:font-size="9pt"/>
    </style:style>
    <style:style style:name="P26" style:family="paragraph">
      <loext:graphic-properties draw:fill="none"/>
      <style:paragraph-properties fo:text-align="center"/>
      <style:text-properties style:text-line-through-style="none" style:text-line-through-type="none" style:font-name="Times New Roman" fo:font-size="9pt"/>
    </style:style>
    <style:style style:name="P27" style:family="paragraph">
      <style:paragraph-properties fo:margin-top="0cm" fo:margin-bottom="0.2cm" fo:text-align="center" style:writing-mode="lr-tb"/>
      <style:text-properties style:text-line-through-style="none" style:text-line-through-type="none" style:font-name="Times New Roman" fo:font-size="9pt" fo:font-weight="normal" style:font-size-asian="8pt" style:font-weight-asian="normal" style:font-size-complex="8pt" style:font-weight-complex="normal"/>
    </style:style>
    <style:style style:name="P28" style:family="paragraph">
      <loext:graphic-properties draw:fill-color="#ffffff"/>
      <style:paragraph-properties fo:margin-top="0cm" fo:margin-bottom="0.2cm" fo:text-align="center" style:writing-mode="lr-tb"/>
      <style:text-properties style:text-line-through-style="none" style:text-line-through-type="none" style:font-name="Times New Roman" fo:font-size="9pt" fo:font-weight="normal" style:font-size-asian="8pt" style:font-weight-asian="normal" style:font-size-complex="8pt" style:font-weight-complex="normal"/>
    </style:style>
    <style:style style:name="P29" style:family="paragraph">
      <loext:graphic-properties draw:fill="solid" draw:fill-color="#ffffff"/>
      <style:paragraph-properties fo:text-align="center" style:writing-mode="lr-tb"/>
      <style:text-properties style:font-name="Times New Roman" fo:font-size="9pt" style:font-size-asian="9pt" style:font-size-complex="9pt"/>
    </style:style>
    <style:style style:name="P30" style:family="paragraph">
      <style:paragraph-properties fo:text-align="center" style:writing-mode="lr-tb"/>
      <style:text-properties style:font-name="Times New Roman" fo:font-size="9pt" style:font-size-asian="9pt" style:font-size-complex="9pt"/>
    </style:style>
    <style:style style:name="P31" style:family="paragraph">
      <loext:graphic-properties draw:fill-color="#ffffff"/>
      <style:paragraph-properties fo:text-align="center" style:writing-mode="lr-tb"/>
      <style:text-properties style:font-name="Times New Roman" fo:font-size="9pt" style:font-size-asian="9pt" style:font-size-complex="9pt"/>
    </style:style>
    <style:style style:name="P32" style:family="paragraph">
      <loext:graphic-properties draw:fill="none"/>
      <style:paragraph-properties fo:text-align="center" style:writing-mode="lr-tb"/>
    </style:style>
    <style:style style:name="P33" style:family="paragraph">
      <loext:graphic-properties draw:fill-color="#eeeeee"/>
      <style:paragraph-properties fo:margin-left="0cm" fo:margin-right="0cm" fo:margin-top="0cm" fo:margin-bottom="0cm" fo:line-height="100%" fo:text-align="start" fo:text-indent="0cm" style:writing-mode="lr-tb"/>
      <style:text-properties style:font-name="Times New Roman" fo:font-size="9pt" style:font-size-asian="8pt" style:font-size-complex="8pt"/>
    </style:style>
    <style:style style:name="P34" style:family="paragraph">
      <loext:graphic-properties draw:fill-color="#eeeeee"/>
      <style:paragraph-properties fo:text-align="center"/>
    </style:style>
    <style:style style:name="P35" style:family="paragraph">
      <style:paragraph-properties fo:margin-top="0cm" fo:margin-bottom="0cm" fo:text-align="start" style:writing-mode="lr-tb"/>
      <style:text-properties style:text-line-through-style="none" style:text-line-through-type="none" style:font-name="Times New Roman" fo:font-size="9pt" fo:font-weight="normal" style:font-size-asian="8pt" style:font-weight-asian="normal" style:font-size-complex="8pt" style:font-weight-complex="normal"/>
    </style:style>
    <style:style style:name="P36" style:family="paragraph">
      <loext:graphic-properties draw:fill-color="#ffffff"/>
      <style:paragraph-properties fo:margin-top="0cm" fo:margin-bottom="0cm" fo:text-align="start" style:writing-mode="lr-tb"/>
      <style:text-properties style:text-line-through-style="none" style:text-line-through-type="none" style:font-name="Times New Roman" fo:font-size="9pt" fo:font-weight="normal" style:font-size-asian="8pt" style:font-weight-asian="normal" style:font-size-complex="8pt" style:font-weight-complex="normal"/>
    </style:style>
    <style:style style:name="P37" style:family="paragraph">
      <style:paragraph-properties fo:margin-left="0cm" fo:margin-right="0cm" fo:margin-top="0cm" fo:margin-bottom="0.2cm" fo:line-height="100%" fo:text-align="center" fo:text-indent="0cm" style:writing-mode="lr-tb"/>
      <style:text-properties style:text-line-through-style="none" style:text-line-through-type="none" style:font-name="Times New Roman" fo:font-size="9pt" fo:font-weight="normal" style:font-size-asian="8pt" style:font-weight-asian="normal" style:font-size-complex="8pt" style:font-weight-complex="normal"/>
    </style:style>
    <style:style style:name="P38" style:family="paragraph">
      <loext:graphic-properties draw:fill-color="#ffffff"/>
      <style:paragraph-properties fo:margin-left="0cm" fo:margin-right="0cm" fo:margin-top="0cm" fo:margin-bottom="0.2cm" fo:line-height="100%" fo:text-align="center" fo:text-indent="0cm" style:writing-mode="lr-tb"/>
      <style:text-properties style:text-line-through-style="none" style:text-line-through-type="none" style:font-name="Times New Roman" fo:font-size="9pt" fo:font-weight="normal" style:font-size-asian="8pt" style:font-weight-asian="normal" style:font-size-complex="8pt" style:font-weight-complex="normal"/>
    </style:style>
    <style:style style:name="P39" style:family="paragraph">
      <loext:graphic-properties draw:fill-color="#ffffff"/>
      <style:paragraph-properties fo:text-align="center" style:writing-mode="lr-tb"/>
      <style:text-properties style:font-name="Times New Roman" fo:font-size="9pt"/>
    </style:style>
    <style:style style:name="P40" style:family="paragraph">
      <style:paragraph-properties fo:text-align="center" style:writing-mode="lr-tb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P41" style:family="paragraph">
      <loext:graphic-properties draw:fill-color="#ffffff"/>
      <style:paragraph-properties fo:text-align="center" style:writing-mode="lr-tb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P42" style:family="paragraph">
      <style:paragraph-properties fo:text-align="start" style:writing-mode="lr-tb"/>
      <style:text-properties style:font-name="Times New Roman" fo:font-size="9pt" fo:font-weight="normal" style:font-weight-asian="normal" style:font-weight-complex="normal"/>
    </style:style>
    <style:style style:name="P43" style:family="paragraph">
      <style:paragraph-properties fo:margin-top="0.2cm" fo:margin-bottom="0cm" fo:text-align="center"/>
    </style:style>
    <style:style style:name="P44" style:family="paragraph">
      <loext:graphic-properties draw:fill="none"/>
      <style:paragraph-properties fo:margin-top="0.2cm" fo:margin-bottom="0cm" fo:text-align="center" style:writing-mode="lr-tb"/>
      <style:text-properties fo:font-size="9pt" style:font-size-asian="9pt" style:font-size-complex="9pt"/>
    </style:style>
    <style:style style:name="P45" style:family="paragraph">
      <style:paragraph-properties fo:text-align="center" style:writing-mode="lr-tb"/>
    </style:style>
    <style:style style:name="P46" style:family="paragraph">
      <loext:graphic-properties draw:fill="none"/>
      <style:paragraph-properties fo:text-align="center" style:writing-mode="lr-tb"/>
      <style:text-properties style:text-line-through-style="none" style:text-line-through-type="none" style:font-name="Times New Roman" fo:font-size="9pt" style:font-size-asian="9pt" style:font-size-complex="9pt"/>
    </style:style>
    <style:style style:name="P47" style:family="paragraph">
      <loext:graphic-properties draw:fill="none"/>
      <style:paragraph-properties fo:text-align="center" style:writing-mode="lr-tb"/>
      <style:text-properties style:font-name="Times New Roman" fo:font-size="9pt" fo:text-shadow="none" style:font-size-asian="9pt" style:font-size-complex="9pt"/>
    </style:style>
    <style:style style:name="P48" style:family="paragraph">
      <loext:graphic-properties draw:fill="none"/>
      <style:paragraph-properties fo:text-align="center" style:writing-mode="lr-tb"/>
      <style:text-properties style:font-name="Times New Roman" fo:font-size="9pt" fo:text-shadow="1pt 1pt" fo:font-weight="normal" style:font-size-asian="9pt" style:font-weight-asian="normal" style:font-size-complex="9pt" style:font-weight-complex="normal"/>
    </style:style>
    <style:style style:name="P49" style:family="paragraph">
      <style:paragraph-properties fo:margin-left="0cm" fo:margin-right="0cm" fo:margin-top="0cm" fo:margin-bottom="0cm" fo:line-height="100%" fo:text-align="start" fo:text-indent="0cm"/>
    </style:style>
    <style:style style:name="P50" style:family="paragraph">
      <style:paragraph-properties fo:margin-left="0cm" fo:margin-right="0cm" fo:margin-top="0cm" fo:margin-bottom="0cm" fo:line-height="100%" fo:text-align="center" fo:text-indent="0cm"/>
    </style:style>
    <style:style style:name="P51" style:family="paragraph">
      <style:paragraph-properties fo:text-align="start"/>
      <style:text-properties style:font-name="Times New Roman" fo:font-size="9pt" style:font-size-asian="9pt" style:font-size-complex="9pt"/>
    </style:style>
    <style:style style:name="P52" style:family="paragraph">
      <style:paragraph-properties fo:text-align="center"/>
      <style:text-properties style:font-name="Times New Roman" fo:font-size="9pt" style:font-size-asian="9pt" style:font-size-complex="9pt"/>
    </style:style>
    <style:style style:name="T1" style:family="text">
      <style:text-properties style:font-name="Times New Roman" fo:font-size="9pt" style:font-size-asian="9pt" style:font-size-complex="9pt"/>
    </style:style>
    <style:style style:name="T2" style:family="text">
      <style:text-properties style:font-name="Times New Roman" fo:font-size="9pt" fo:font-weight="normal" style:font-weight-asian="normal" style:font-weight-complex="normal"/>
    </style:style>
    <style:style style:name="T3" style:family="text">
      <style:text-properties style:font-name="Times New Roman" fo:font-size="9pt" fo:font-weight="normal" style:font-size-asian="8pt" style:font-weight-asian="normal" style:font-size-complex="8pt" style:font-weight-complex="normal"/>
    </style:style>
    <style:style style:name="T4" style:family="text">
      <style:text-properties style:text-line-through-style="none" style:text-line-through-type="none" style:font-name="Times New Roman" fo:font-size="9pt" fo:font-weight="normal" style:font-size-asian="8pt" style:font-weight-asian="normal" style:font-size-complex="8pt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9pt" fo:font-style="normal" fo:text-shadow="none" style:text-underline-style="none" fo:font-weight="normal" style:letter-kerning="true" style:font-name-asian="Source Han Sans CN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9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T8" style:family="text">
      <style:text-properties style:text-line-through-style="none" style:text-line-through-type="none" style:font-name="Times New Roman" fo:font-size="9pt" style:font-size-asian="9pt" style:font-size-complex="9pt"/>
    </style:style>
    <style:style style:name="T9" style:family="text">
      <style:text-properties style:font-name="Times New Roman" fo:font-size="9pt" fo:text-shadow="none" style:font-size-asian="9pt" style:font-size-complex="9pt"/>
    </style:style>
    <style:style style:name="T10" style:family="text">
      <style:text-properties style:font-name="Times New Roman" fo:font-size="9pt" fo:text-shadow="none" fo:font-weight="normal" style:font-size-asian="9pt" style:font-weight-asian="normal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97cm" svg:height="9.842cm" svg:x="3.952cm" svg:y="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952cm" svg:y1="7.127cm" svg:x2="7.656cm" svg:y2="7.127cm">
          <text:p/>
        </draw:line>
        <draw:custom-shape draw:style-name="gr3" draw:text-style-name="P3" draw:layer="layout" svg:width="8.044cm" svg:height="2.761cm" svg:x="7.338cm" svg:y="8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xml:id="id1" draw:id="id1" draw:layer="layout" svg:x1="9.561cm" svg:y1="7.127cm" svg:x2="9.879cm" svg:y2="7.127cm">
          <text:p/>
        </draw:line>
        <draw:line draw:style-name="gr5" draw:text-style-name="P4" xml:id="id5" draw:id="id5" draw:layer="layout" svg:x1="9.562cm" svg:y1="7.445cm" svg:x2="9.88cm" svg:y2="7.445cm">
          <text:p/>
        </draw:line>
        <draw:line draw:style-name="gr4" draw:text-style-name="P4" xml:id="id3" draw:id="id3" draw:layer="layout" svg:x1="9.562cm" svg:y1="7.762cm" svg:x2="9.88cm" svg:y2="7.762cm">
          <text:p/>
        </draw:line>
        <draw:connector draw:style-name="gr6" draw:text-style-name="P5" draw:layer="layout" draw:line-skew="2.01cm" svg:x1="9.879cm" svg:y1="7.127cm" svg:x2="15.701cm" svg:y2="5.54cm" draw:start-shape="id1" draw:start-glue-point="1" draw:end-shape="id2" draw:end-glue-point="3" svg:d="M9879 7127h4921v-1587h901" svg:viewBox="0 0 5823 1588">
          <text:p/>
        </draw:connector>
        <draw:connector draw:style-name="gr6" draw:text-style-name="P5" draw:layer="layout" draw:line-skew="2.009cm" svg:x1="9.88cm" svg:y1="7.762cm" svg:x2="15.701cm" svg:y2="9.35cm" draw:start-shape="id3" draw:start-glue-point="1" draw:end-shape="id4" draw:end-glue-point="3" svg:d="M9880 7762h4920v1588h901" svg:viewBox="0 0 5822 1589">
          <text:p/>
        </draw:connector>
        <draw:line draw:style-name="gr7" draw:text-style-name="P5" draw:layer="layout" svg:x1="15.7cm" svg:y1="7.127cm" svg:x2="16.018cm" svg:y2="7.127cm">
          <text:p/>
        </draw:line>
        <draw:line draw:style-name="gr7" draw:text-style-name="P5" xml:id="id6" draw:id="id6" draw:layer="layout" svg:x1="15.701cm" svg:y1="7.445cm" svg:x2="16.019cm" svg:y2="7.445cm">
          <text:p/>
        </draw:line>
        <draw:line draw:style-name="gr7" draw:text-style-name="P5" draw:layer="layout" svg:x1="15.701cm" svg:y1="7.762cm" svg:x2="16.019cm" svg:y2="7.762cm">
          <text:p/>
        </draw:line>
        <draw:line draw:style-name="gr2" draw:text-style-name="P2" draw:layer="layout" svg:x1="7.656cm" svg:y1="7.762cm" svg:x2="3.952cm" svg:y2="7.762cm">
          <text:p/>
        </draw:line>
        <draw:line draw:style-name="gr2" draw:text-style-name="P2" draw:layer="layout" svg:x1="7.656cm" svg:y1="4.27cm" svg:x2="14.641cm" svg:y2="4.27cm">
          <text:p/>
        </draw:line>
        <draw:line draw:style-name="gr2" draw:text-style-name="P2" draw:layer="layout" svg:x1="14.641cm" svg:y1="6.175cm" svg:x2="7.656cm" svg:y2="6.175cm">
          <text:p/>
        </draw:line>
        <draw:line draw:style-name="gr8" draw:text-style-name="P8" draw:layer="layout" svg:x1="5.433cm" svg:y1="6.81cm" svg:x2="5.75cm" svg:y2="6.81cm">
          <text:p text:style-name="P6"><text:span text:style-name="T1">1. Se inicia ejecución <text:s text:c="2"/></text:span></text:p>
          <text:p text:style-name="P7"><text:span text:style-name="T1">de pruebas</text:span></text:p>
        </draw:line>
        <draw:line draw:style-name="gr8" draw:text-style-name="P8" draw:layer="layout" svg:x1="5.751cm" svg:y1="7.445cm" svg:x2="6.068cm" svg:y2="7.445cm">
          <text:p text:style-name="P6"><text:span text:style-name="T1">2. Se Obtiene código fuente</text:span></text:p>
        </draw:line>
        <draw:line draw:style-name="gr8" draw:text-style-name="P8" draw:layer="layout" svg:x1="11.149cm" svg:y1="5.857cm" svg:x2="11.466cm" svg:y2="5.857cm">
          <text:p text:style-name="P6"><text:span text:style-name="T1">6. Se confirma la recepción del código fuente <text:s text:c="15"/></text:span></text:p>
        </draw:line>
        <draw:line draw:style-name="gr8" draw:text-style-name="P8" draw:layer="layout" svg:x1="11.149cm" svg:y1="5.222cm" svg:x2="11.466cm" svg:y2="5.222cm">
          <text:p text:style-name="P6"><text:span text:style-name="T1">5. Se envía el código fuente <text:s text:c="43"/></text:span></text:p>
        </draw:line>
        <draw:line draw:style-name="gr2" draw:text-style-name="P2" draw:layer="layout" svg:x1="14.641cm" svg:y1="4.905cm" svg:x2="7.656cm" svg:y2="4.905cm">
          <text:p/>
        </draw:line>
        <draw:line draw:style-name="gr8" draw:text-style-name="P8" draw:layer="layout" svg:x1="11.149cm" svg:y1="4.587cm" svg:x2="11.466cm" svg:y2="4.587cm">
          <text:p text:style-name="P6"><text:span text:style-name="T1">4. Las computadoras disponibles responden <text:s text:c="18"/></text:span></text:p>
        </draw:line>
        <draw:line draw:style-name="gr8" draw:text-style-name="P8" draw:layer="layout" svg:x1="11.149cm" svg:y1="3.952cm" svg:x2="11.466cm" svg:y2="3.952cm">
          <text:p text:style-name="P6"><text:span text:style-name="T1">3. Se consulta disponibilidad de computadoras en la red</text:span></text:p>
        </draw:line>
        <draw:line draw:style-name="gr2" draw:text-style-name="P2" draw:layer="layout" svg:x1="7.656cm" svg:y1="5.54cm" svg:x2="14.641cm" svg:y2="5.54cm">
          <text:p/>
        </draw:line>
        <draw:line draw:style-name="gr4" draw:text-style-name="P4" draw:layer="layout" svg:x1="7.972cm" svg:y1="11.572cm" svg:x2="8.29cm" svg:y2="11.572cm">
          <text:p/>
        </draw:line>
        <draw:line draw:style-name="gr2" draw:text-style-name="P2" draw:layer="layout" svg:x1="7.656cm" svg:y1="9.667cm" svg:x2="14.641cm" svg:y2="9.667cm">
          <text:p/>
        </draw:line>
        <draw:line draw:style-name="gr8" draw:text-style-name="P8" draw:layer="layout" svg:x1="11.149cm" svg:y1="10.619cm" svg:x2="11.466cm" svg:y2="10.619cm">
          <text:p text:style-name="P6"><text:span text:style-name="T1">9. Se guarda resultado de la ejecución <text:s text:c="27"/></text:span></text:p>
        </draw:line>
        <draw:line draw:style-name="gr2" draw:text-style-name="P2" draw:layer="layout" svg:x1="14.641cm" svg:y1="10.302cm" svg:x2="7.656cm" svg:y2="10.302cm">
          <text:p/>
        </draw:line>
        <draw:line draw:style-name="gr8" draw:text-style-name="P8" draw:layer="layout" svg:x1="11.149cm" svg:y1="9.984cm" svg:x2="11.466cm" svg:y2="9.984cm">
          <text:p text:style-name="P6"><text:span text:style-name="T1">8. Se responde con el resultado de la ejecución <text:s text:c="13"/></text:span></text:p>
        </draw:line>
        <draw:line draw:style-name="gr9" draw:text-style-name="P8" draw:layer="layout" svg:x1="11.149cm" svg:y1="9.349cm" svg:x2="11.466cm" svg:y2="9.349cm">
          <text:p text:style-name="P6"><text:span text:style-name="T1">7. Se ordena la ejecución de una prueba pendiente <text:s text:c="8"/></text:span></text:p>
        </draw:line>
        <draw:line draw:style-name="gr10" draw:text-style-name="P2" draw:layer="layout" svg:x1="7.656cm" svg:y1="10.937cm" svg:x2="14.641cm" svg:y2="10.937cm">
          <text:p/>
        </draw:line>
        <draw:line draw:style-name="gr2" draw:text-style-name="P2" draw:layer="layout" svg:x1="7.656cm" svg:y1="11.89cm" svg:x2="14.641cm" svg:y2="11.89cm">
          <text:p/>
        </draw:line>
        <draw:line draw:style-name="gr8" draw:text-style-name="P8" draw:layer="layout" svg:x1="11.466cm" svg:y1="11.572cm" svg:x2="11.783cm" svg:y2="11.572cm">
          <text:p text:style-name="P6"><text:span text:style-name="T1">10. Se informa de la finalización del proceso de ejecución <text:s text:c="4"/></text:span></text:p>
          <text:p text:style-name="P7"><text:span text:style-name="T1">de pruebas <text:s text:c="10"/></text:span></text:p>
        </draw:line>
        <draw:g draw:name="2-circle-arrow 2">
          <draw:custom-shape draw:name="Pfeil: gebogen 19_ 3" draw:style-name="gr11" draw:text-style-name="P9" draw:layer="layout" svg:width="0.631cm" svg:height="0.631cm" draw:transform="rotate (0.785398163397448) translate (7.338cm 8.843cm)">
            <text:p/>
            <draw:enhanced-geometry draw:mirror-horizontal="true" draw:mirror-vertical="false" svg:viewBox="0 0 0 0" draw:text-areas="?f193 ?f195 ?f194 ?f196" draw:type="ooxml-circularArrow" draw:modifiers="12500 1142319 20457681 11373271.3610624 12500" draw:enhanced-path="M ?f60 ?f61 L ?f172 ?f173 ?f54 ?f55 ?f174 ?f175 ?f159 ?f160 Z N" drawooo:enhanced-path="M ?f60 ?f61 G ?f10 ?f12 ?f197 ?f198 L ?f172 ?f173 ?f54 ?f55 ?f174 ?f175 ?f159 ?f160 G ?f13 ?f14 ?f199 ?f200 Z N">
              <draw:equation draw:name="f0" draw:formula="if(0-$4 ,0,if(25000-$4 ,$4 ,25000))"/>
              <draw:equation draw:name="f1" draw:formula="?f0 *2/1"/>
              <draw:equation draw:name="f2" draw:formula="if(0-$0 ,0,if(?f1 -$0 ,$0 ,?f1 ))"/>
              <draw:equation draw:name="f3" draw:formula="if(1-$2 ,1,if(21599999-$2 ,$2 ,21599999))"/>
              <draw:equation draw:name="f4" draw:formula="if(0-$3 ,0,if(21599999-$3 ,$3 ,21599999))"/>
              <draw:equation draw:name="f5" draw:formula="min(logwidth,logheight)"/>
              <draw:equation draw:name="f6" draw:formula="?f5 *?f2 /100000"/>
              <draw:equation draw:name="f7" draw:formula="?f5 *?f0 /100000"/>
              <draw:equation draw:name="f8" draw:formula="?f6 *1/2"/>
              <draw:equation draw:name="f9" draw:formula="logwidth/2"/>
              <draw:equation draw:name="f10" draw:formula="?f9 +?f8 -?f7 "/>
              <draw:equation draw:name="f11" draw:formula="logheight/2"/>
              <draw:equation draw:name="f12" draw:formula="?f11 +?f8 -?f7 "/>
              <draw:equation draw:name="f13" draw:formula="?f10 +0-?f6 "/>
              <draw:equation draw:name="f14" draw:formula="?f12 +0-?f6 "/>
              <draw:equation draw:name="f15" draw:formula="?f13 +?f8 -0"/>
              <draw:equation draw:name="f16" draw:formula="?f14 +?f8 -0"/>
              <draw:equation draw:name="f17" draw:formula="?f15 *sin(pi*(?f3 )/10800000)"/>
              <draw:equation draw:name="f18" draw:formula="?f16 *cos(pi*(?f3 )/10800000)"/>
              <draw:equation draw:name="f19" draw:formula="?f15 *(cos(atan2(?f17 ,?f18 )))"/>
              <draw:equation draw:name="f20" draw:formula="?f16 *(sin(atan2(?f17 ,?f18 )))"/>
              <draw:equation draw:name="f21" draw:formula="logwidth/2"/>
              <draw:equation draw:name="f22" draw:formula="?f21 +?f19 -0"/>
              <draw:equation draw:name="f23" draw:formula="logheight/2"/>
              <draw:equation draw:name="f24" draw:formula="?f23 +?f20 -0"/>
              <draw:equation draw:name="f25" draw:formula="min(?f13 ,?f14 )"/>
              <draw:equation draw:name="f26" draw:formula="?f19 *?f19 /1"/>
              <draw:equation draw:name="f27" draw:formula="?f20 *?f20 /1"/>
              <draw:equation draw:name="f28" draw:formula="?f25 *?f25 /1"/>
              <draw:equation draw:name="f29" draw:formula="?f26 +0-?f28 "/>
              <draw:equation draw:name="f30" draw:formula="?f27 +0-?f28 "/>
              <draw:equation draw:name="f31" draw:formula="?f29 *?f30 /?f26 "/>
              <draw:equation draw:name="f32" draw:formula="?f31 *1/?f27 "/>
              <draw:equation draw:name="f33" draw:formula="1+0-?f32 "/>
              <draw:equation draw:name="f34" draw:formula="sqrt(?f33 )"/>
              <draw:equation draw:name="f35" draw:formula="?f29 *1/?f19 "/>
              <draw:equation draw:name="f36" draw:formula="?f35 *1/?f20 "/>
              <draw:equation draw:name="f37" draw:formula="(1+?f34 )/?f36 "/>
              <draw:equation draw:name="f38" draw:formula="(10800000*atan2(?f37 ,1))/pi"/>
              <draw:equation draw:name="f39" draw:formula="?f38 +21600000-0"/>
              <draw:equation draw:name="f40" draw:formula="if(?f38 ,?f38 ,?f39 )"/>
              <draw:equation draw:name="f41" draw:formula="?f40 +0-?f3 "/>
              <draw:equation draw:name="f42" draw:formula="?f41 +21600000-0"/>
              <draw:equation draw:name="f43" draw:formula="if(?f41 ,?f41 ,?f42 )"/>
              <draw:equation draw:name="f44" draw:formula="?f43 +0-10800000"/>
              <draw:equation draw:name="f45" draw:formula="?f43 +0-21600000"/>
              <draw:equation draw:name="f46" draw:formula="if(?f44 ,?f45 ,?f43 )"/>
              <draw:equation draw:name="f47" draw:formula="abs(?f46 )"/>
              <draw:equation draw:name="f48" draw:formula="if(0-$1 ,0,if(?f47 -$1 ,$1 ,?f47 ))"/>
              <draw:equation draw:name="f49" draw:formula="?f3 +?f48 -0"/>
              <draw:equation draw:name="f50" draw:formula="?f15 *sin(pi*(?f49 )/10800000)"/>
              <draw:equation draw:name="f51" draw:formula="?f16 *cos(pi*(?f49 )/10800000)"/>
              <draw:equation draw:name="f52" draw:formula="?f15 *(cos(atan2(?f50 ,?f51 )))"/>
              <draw:equation draw:name="f53" draw:formula="?f16 *(sin(atan2(?f50 ,?f51 )))"/>
              <draw:equation draw:name="f54" draw:formula="?f21 +?f52 -0"/>
              <draw:equation draw:name="f55" draw:formula="?f23 +?f53 -0"/>
              <draw:equation draw:name="f56" draw:formula="?f10 *sin(pi*(?f4 )/10800000)"/>
              <draw:equation draw:name="f57" draw:formula="?f12 *cos(pi*(?f4 )/10800000)"/>
              <draw:equation draw:name="f58" draw:formula="?f10 *(cos(atan2(?f56 ,?f57 )))"/>
              <draw:equation draw:name="f59" draw:formula="?f12 *(sin(atan2(?f56 ,?f57 )))"/>
              <draw:equation draw:name="f60" draw:formula="?f21 +?f58 -0"/>
              <draw:equation draw:name="f61" draw:formula="?f23 +?f59 -0"/>
              <draw:equation draw:name="f62" draw:formula="?f7 *cos(pi*(?f49 )/10800000)"/>
              <draw:equation draw:name="f63" draw:formula="?f7 *sin(pi*(?f49 )/10800000)"/>
              <draw:equation draw:name="f64" draw:formula="?f22 +?f62 -0"/>
              <draw:equation draw:name="f65" draw:formula="?f24 +?f63 -0"/>
              <draw:equation draw:name="f66" draw:formula="?f7 *cos(pi*(?f49 )/10800000)"/>
              <draw:equation draw:name="f67" draw:formula="?f7 *sin(pi*(?f49 )/10800000)"/>
              <draw:equation draw:name="f68" draw:formula="?f22 +0-?f66 "/>
              <draw:equation draw:name="f69" draw:formula="?f24 +0-?f67 "/>
              <draw:equation draw:name="f70" draw:formula="?f68 +0-?f21 "/>
              <draw:equation draw:name="f71" draw:formula="?f69 +0-?f23 "/>
              <draw:equation draw:name="f72" draw:formula="?f64 +0-?f21 "/>
              <draw:equation draw:name="f73" draw:formula="?f65 +0-?f23 "/>
              <draw:equation draw:name="f74" draw:formula="min(?f10 ,?f12 )"/>
              <draw:equation draw:name="f75" draw:formula="?f70 *?f74 /?f10 "/>
              <draw:equation draw:name="f76" draw:formula="?f71 *?f74 /?f12 "/>
              <draw:equation draw:name="f77" draw:formula="?f72 *?f74 /?f10 "/>
              <draw:equation draw:name="f78" draw:formula="?f73 *?f74 /?f12 "/>
              <draw:equation draw:name="f79" draw:formula="?f77 +0-?f75 "/>
              <draw:equation draw:name="f80" draw:formula="?f78 +0-?f76 "/>
              <draw:equation draw:name="f81" draw:formula="sqrt(?f79 *?f79 +?f80 *?f80 +0*0)"/>
              <draw:equation draw:name="f82" draw:formula="?f75 *?f78 /1"/>
              <draw:equation draw:name="f83" draw:formula="?f77 *?f76 /1"/>
              <draw:equation draw:name="f84" draw:formula="?f82 +0-?f83 "/>
              <draw:equation draw:name="f85" draw:formula="?f74 *?f74 /1"/>
              <draw:equation draw:name="f86" draw:formula="?f81 *?f81 /1"/>
              <draw:equation draw:name="f87" draw:formula="?f85 *?f86 /1"/>
              <draw:equation draw:name="f88" draw:formula="?f84 *?f84 /1"/>
              <draw:equation draw:name="f89" draw:formula="?f87 +0-?f88 "/>
              <draw:equation draw:name="f90" draw:formula="max(?f89 ,0)"/>
              <draw:equation draw:name="f91" draw:formula="sqrt(?f90 )"/>
              <draw:equation draw:name="f92" draw:formula="?f80 *-1/1"/>
              <draw:equation draw:name="f93" draw:formula="if(?f92 ,-1,1)"/>
              <draw:equation draw:name="f94" draw:formula="?f93 *?f79 /1"/>
              <draw:equation draw:name="f95" draw:formula="?f94 *?f91 /1"/>
              <draw:equation draw:name="f96" draw:formula="?f84 *?f80 /1"/>
              <draw:equation draw:name="f97" draw:formula="(?f96 +?f95 )/?f86 "/>
              <draw:equation draw:name="f98" draw:formula="?f96 +0-?f95 "/>
              <draw:equation draw:name="f99" draw:formula="?f98 *1/?f86 "/>
              <draw:equation draw:name="f100" draw:formula="abs(?f80 )"/>
              <draw:equation draw:name="f101" draw:formula="?f100 *?f91 /1"/>
              <draw:equation draw:name="f102" draw:formula="?f84 *?f79 /-1"/>
              <draw:equation draw:name="f103" draw:formula="(?f102 +?f101 )/?f86 "/>
              <draw:equation draw:name="f104" draw:formula="?f102 +0-?f101 "/>
              <draw:equation draw:name="f105" draw:formula="?f104 *1/?f86 "/>
              <draw:equation draw:name="f106" draw:formula="?f77 +0-?f97 "/>
              <draw:equation draw:name="f107" draw:formula="?f77 +0-?f99 "/>
              <draw:equation draw:name="f108" draw:formula="?f78 +0-?f103 "/>
              <draw:equation draw:name="f109" draw:formula="?f78 +0-?f105 "/>
              <draw:equation draw:name="f110" draw:formula="sqrt(?f106 *?f106 +?f108 *?f108 +0*0)"/>
              <draw:equation draw:name="f111" draw:formula="sqrt(?f107 *?f107 +?f109 *?f109 +0*0)"/>
              <draw:equation draw:name="f112" draw:formula="?f111 +0-?f110 "/>
              <draw:equation draw:name="f113" draw:formula="if(?f112 ,?f97 ,?f99 )"/>
              <draw:equation draw:name="f114" draw:formula="if(?f112 ,?f103 ,?f105 )"/>
              <draw:equation draw:name="f115" draw:formula="?f113 *?f10 /?f74 "/>
              <draw:equation draw:name="f116" draw:formula="?f114 *?f12 /?f74 "/>
              <draw:equation draw:name="f117" draw:formula="?f21 +?f115 -0"/>
              <draw:equation draw:name="f118" draw:formula="?f23 +?f116 -0"/>
              <draw:equation draw:name="f119" draw:formula="?f70 *?f25 /?f13 "/>
              <draw:equation draw:name="f120" draw:formula="?f71 *?f25 /?f14 "/>
              <draw:equation draw:name="f121" draw:formula="?f72 *?f25 /?f13 "/>
              <draw:equation draw:name="f122" draw:formula="?f73 *?f25 /?f14 "/>
              <draw:equation draw:name="f123" draw:formula="?f121 +0-?f119 "/>
              <draw:equation draw:name="f124" draw:formula="?f122 +0-?f120 "/>
              <draw:equation draw:name="f125" draw:formula="sqrt(?f123 *?f123 +?f124 *?f124 +0*0)"/>
              <draw:equation draw:name="f126" draw:formula="?f119 *?f122 /1"/>
              <draw:equation draw:name="f127" draw:formula="?f121 *?f120 /1"/>
              <draw:equation draw:name="f128" draw:formula="?f126 +0-?f127 "/>
              <draw:equation draw:name="f129" draw:formula="?f25 *?f25 /1"/>
              <draw:equation draw:name="f130" draw:formula="?f125 *?f125 /1"/>
              <draw:equation draw:name="f131" draw:formula="?f129 *?f130 /1"/>
              <draw:equation draw:name="f132" draw:formula="?f128 *?f128 /1"/>
              <draw:equation draw:name="f133" draw:formula="?f131 +0-?f132 "/>
              <draw:equation draw:name="f134" draw:formula="max(?f133 ,0)"/>
              <draw:equation draw:name="f135" draw:formula="sqrt(?f134 )"/>
              <draw:equation draw:name="f136" draw:formula="?f93 *?f123 /1"/>
              <draw:equation draw:name="f137" draw:formula="?f136 *?f135 /1"/>
              <draw:equation draw:name="f138" draw:formula="?f128 *?f124 /1"/>
              <draw:equation draw:name="f139" draw:formula="(?f138 +?f137 )/?f130 "/>
              <draw:equation draw:name="f140" draw:formula="?f138 +0-?f137 "/>
              <draw:equation draw:name="f141" draw:formula="?f140 *1/?f130 "/>
              <draw:equation draw:name="f142" draw:formula="abs(?f124 )"/>
              <draw:equation draw:name="f143" draw:formula="?f142 *?f135 /1"/>
              <draw:equation draw:name="f144" draw:formula="?f128 *?f123 /-1"/>
              <draw:equation draw:name="f145" draw:formula="(?f144 +?f143 )/?f130 "/>
              <draw:equation draw:name="f146" draw:formula="?f144 +0-?f143 "/>
              <draw:equation draw:name="f147" draw:formula="?f146 *1/?f130 "/>
              <draw:equation draw:name="f148" draw:formula="?f119 +0-?f139 "/>
              <draw:equation draw:name="f149" draw:formula="?f119 +0-?f141 "/>
              <draw:equation draw:name="f150" draw:formula="?f120 +0-?f145 "/>
              <draw:equation draw:name="f151" draw:formula="?f120 +0-?f147 "/>
              <draw:equation draw:name="f152" draw:formula="sqrt(?f148 *?f148 +?f150 *?f150 +0*0)"/>
              <draw:equation draw:name="f153" draw:formula="sqrt(?f149 *?f149 +?f151 *?f151 +0*0)"/>
              <draw:equation draw:name="f154" draw:formula="?f153 +0-?f152 "/>
              <draw:equation draw:name="f155" draw:formula="if(?f154 ,?f139 ,?f141 )"/>
              <draw:equation draw:name="f156" draw:formula="if(?f154 ,?f145 ,?f147 )"/>
              <draw:equation draw:name="f157" draw:formula="?f155 *?f13 /?f25 "/>
              <draw:equation draw:name="f158" draw:formula="?f156 *?f14 /?f25 "/>
              <draw:equation draw:name="f159" draw:formula="?f21 +?f157 -0"/>
              <draw:equation draw:name="f160" draw:formula="?f23 +?f158 -0"/>
              <draw:equation draw:name="f161" draw:formula="(10800000*atan2(?f158 ,?f157 ))/pi"/>
              <draw:equation draw:name="f162" draw:formula="?f161 +21600000-0"/>
              <draw:equation draw:name="f163" draw:formula="if(?f161 ,?f161 ,?f162 )"/>
              <draw:equation draw:name="f164" draw:formula="?f4 +0-?f163 "/>
              <draw:equation draw:name="f165" draw:formula="?f164 +0-21600000"/>
              <draw:equation draw:name="f166" draw:formula="if(?f164 ,?f165 ,?f164 )"/>
              <draw:equation draw:name="f167" draw:formula="?f117 +0-?f159 "/>
              <draw:equation draw:name="f168" draw:formula="?f118 +0-?f160 "/>
              <draw:equation draw:name="f169" draw:formula="sqrt(?f167 *?f167 +?f168 *?f168 +0*0)"/>
              <draw:equation draw:name="f170" draw:formula="?f169 *1/2"/>
              <draw:equation draw:name="f171" draw:formula="?f170 +0-?f7 "/>
              <draw:equation draw:name="f172" draw:formula="if(?f171 ,?f117 ,?f64 )"/>
              <draw:equation draw:name="f173" draw:formula="if(?f171 ,?f118 ,?f65 )"/>
              <draw:equation draw:name="f174" draw:formula="if(?f171 ,?f159 ,?f68 )"/>
              <draw:equation draw:name="f175" draw:formula="if(?f171 ,?f160 ,?f69 )"/>
              <draw:equation draw:name="f176" draw:formula="(10800000*atan2(?f116 ,?f115 ))/pi"/>
              <draw:equation draw:name="f177" draw:formula="?f176 +21600000-0"/>
              <draw:equation draw:name="f178" draw:formula="if(?f176 ,?f176 ,?f177 )"/>
              <draw:equation draw:name="f179" draw:formula="?f178 +0-?f4 "/>
              <draw:equation draw:name="f180" draw:formula="?f179 +21600000-0"/>
              <draw:equation draw:name="f181" draw:formula="if(?f179 ,?f179 ,?f180 )"/>
              <draw:equation draw:name="f182" draw:formula="?f15 *sin(pi*(?f4 )/10800000)"/>
              <draw:equation draw:name="f183" draw:formula="?f16 *cos(pi*(?f4 )/10800000)"/>
              <draw:equation draw:name="f184" draw:formula="?f15 *(cos(atan2(?f182 ,?f183 )))"/>
              <draw:equation draw:name="f185" draw:formula="?f16 *(sin(atan2(?f182 ,?f183 )))"/>
              <draw:equation draw:name="f186" draw:formula="?f21 +?f184 -0"/>
              <draw:equation draw:name="f187" draw:formula="?f23 +?f185 -0"/>
              <draw:equation draw:name="f188" draw:formula="?f4 +0-5400000"/>
              <draw:equation draw:name="f189" draw:formula="?f49 +5400000-0"/>
              <draw:equation draw:name="f190" draw:formula="?f49 +10800000-0"/>
              <draw:equation draw:name="f191" draw:formula="?f10 *cos(pi*(2700000)/10800000)"/>
              <draw:equation draw:name="f192" draw:formula="?f12 *sin(pi*(2700000)/10800000)"/>
              <draw:equation draw:name="f193" draw:formula="?f21 +0-?f191 "/>
              <draw:equation draw:name="f194" draw:formula="?f21 +?f191 -0"/>
              <draw:equation draw:name="f195" draw:formula="?f23 +0-?f192 "/>
              <draw:equation draw:name="f196" draw:formula="?f23 +?f192 -0"/>
              <draw:equation draw:name="f197" draw:formula="(?f4 )/60000.0"/>
              <draw:equation draw:name="f198" draw:formula="(?f181 )/60000.0"/>
              <draw:equation draw:name="f199" draw:formula="(?f163 )/60000.0"/>
              <draw:equation draw:name="f200" draw:formula="(?f166 )/60000.0"/>
              <draw:handle draw:handle-position="?f54 ?f55"/>
              <draw:handle draw:handle-position="?f60 ?f61"/>
              <draw:handle draw:handle-radius-range-minimum="0" draw:handle-radius-range-maximum="?f1" draw:handle-position="?f117 ?f118"/>
              <draw:handle draw:handle-radius-range-minimum="0" draw:handle-radius-range-maximum="25000" draw:handle-position="?f68 ?f69"/>
            </draw:enhanced-geometry>
          </draw:custom-shape>
          <draw:custom-shape draw:name="Pfeil: gebogen 19_ 4" draw:style-name="gr12" draw:text-style-name="P9" draw:layer="layout" svg:width="0.631cm" svg:height="0.631cm" draw:transform="rotate (0.785398163397448) translate (7.338cm 8.843cm)">
            <text:p/>
            <draw:enhanced-geometry draw:mirror-horizontal="false" draw:mirror-vertical="true" svg:viewBox="0 0 0 0" draw:text-areas="?f193 ?f195 ?f194 ?f196" draw:type="ooxml-circularArrow" draw:modifiers="12500 1142319 20457681 11486763.0132194 12500" draw:enhanced-path="M ?f60 ?f61 L ?f172 ?f173 ?f54 ?f55 ?f174 ?f175 ?f159 ?f160 Z N" drawooo:enhanced-path="M ?f60 ?f61 G ?f10 ?f12 ?f197 ?f198 L ?f172 ?f173 ?f54 ?f55 ?f174 ?f175 ?f159 ?f160 G ?f13 ?f14 ?f199 ?f200 Z N">
              <draw:equation draw:name="f0" draw:formula="if(0-$4 ,0,if(25000-$4 ,$4 ,25000))"/>
              <draw:equation draw:name="f1" draw:formula="?f0 *2/1"/>
              <draw:equation draw:name="f2" draw:formula="if(0-$0 ,0,if(?f1 -$0 ,$0 ,?f1 ))"/>
              <draw:equation draw:name="f3" draw:formula="if(1-$2 ,1,if(21599999-$2 ,$2 ,21599999))"/>
              <draw:equation draw:name="f4" draw:formula="if(0-$3 ,0,if(21599999-$3 ,$3 ,21599999))"/>
              <draw:equation draw:name="f5" draw:formula="min(logwidth,logheight)"/>
              <draw:equation draw:name="f6" draw:formula="?f5 *?f2 /100000"/>
              <draw:equation draw:name="f7" draw:formula="?f5 *?f0 /100000"/>
              <draw:equation draw:name="f8" draw:formula="?f6 *1/2"/>
              <draw:equation draw:name="f9" draw:formula="logwidth/2"/>
              <draw:equation draw:name="f10" draw:formula="?f9 +?f8 -?f7 "/>
              <draw:equation draw:name="f11" draw:formula="logheight/2"/>
              <draw:equation draw:name="f12" draw:formula="?f11 +?f8 -?f7 "/>
              <draw:equation draw:name="f13" draw:formula="?f10 +0-?f6 "/>
              <draw:equation draw:name="f14" draw:formula="?f12 +0-?f6 "/>
              <draw:equation draw:name="f15" draw:formula="?f13 +?f8 -0"/>
              <draw:equation draw:name="f16" draw:formula="?f14 +?f8 -0"/>
              <draw:equation draw:name="f17" draw:formula="?f15 *sin(pi*(?f3 )/10800000)"/>
              <draw:equation draw:name="f18" draw:formula="?f16 *cos(pi*(?f3 )/10800000)"/>
              <draw:equation draw:name="f19" draw:formula="?f15 *(cos(atan2(?f17 ,?f18 )))"/>
              <draw:equation draw:name="f20" draw:formula="?f16 *(sin(atan2(?f17 ,?f18 )))"/>
              <draw:equation draw:name="f21" draw:formula="logwidth/2"/>
              <draw:equation draw:name="f22" draw:formula="?f21 +?f19 -0"/>
              <draw:equation draw:name="f23" draw:formula="logheight/2"/>
              <draw:equation draw:name="f24" draw:formula="?f23 +?f20 -0"/>
              <draw:equation draw:name="f25" draw:formula="min(?f13 ,?f14 )"/>
              <draw:equation draw:name="f26" draw:formula="?f19 *?f19 /1"/>
              <draw:equation draw:name="f27" draw:formula="?f20 *?f20 /1"/>
              <draw:equation draw:name="f28" draw:formula="?f25 *?f25 /1"/>
              <draw:equation draw:name="f29" draw:formula="?f26 +0-?f28 "/>
              <draw:equation draw:name="f30" draw:formula="?f27 +0-?f28 "/>
              <draw:equation draw:name="f31" draw:formula="?f29 *?f30 /?f26 "/>
              <draw:equation draw:name="f32" draw:formula="?f31 *1/?f27 "/>
              <draw:equation draw:name="f33" draw:formula="1+0-?f32 "/>
              <draw:equation draw:name="f34" draw:formula="sqrt(?f33 )"/>
              <draw:equation draw:name="f35" draw:formula="?f29 *1/?f19 "/>
              <draw:equation draw:name="f36" draw:formula="?f35 *1/?f20 "/>
              <draw:equation draw:name="f37" draw:formula="(1+?f34 )/?f36 "/>
              <draw:equation draw:name="f38" draw:formula="(10800000*atan2(?f37 ,1))/pi"/>
              <draw:equation draw:name="f39" draw:formula="?f38 +21600000-0"/>
              <draw:equation draw:name="f40" draw:formula="if(?f38 ,?f38 ,?f39 )"/>
              <draw:equation draw:name="f41" draw:formula="?f40 +0-?f3 "/>
              <draw:equation draw:name="f42" draw:formula="?f41 +21600000-0"/>
              <draw:equation draw:name="f43" draw:formula="if(?f41 ,?f41 ,?f42 )"/>
              <draw:equation draw:name="f44" draw:formula="?f43 +0-10800000"/>
              <draw:equation draw:name="f45" draw:formula="?f43 +0-21600000"/>
              <draw:equation draw:name="f46" draw:formula="if(?f44 ,?f45 ,?f43 )"/>
              <draw:equation draw:name="f47" draw:formula="abs(?f46 )"/>
              <draw:equation draw:name="f48" draw:formula="if(0-$1 ,0,if(?f47 -$1 ,$1 ,?f47 ))"/>
              <draw:equation draw:name="f49" draw:formula="?f3 +?f48 -0"/>
              <draw:equation draw:name="f50" draw:formula="?f15 *sin(pi*(?f49 )/10800000)"/>
              <draw:equation draw:name="f51" draw:formula="?f16 *cos(pi*(?f49 )/10800000)"/>
              <draw:equation draw:name="f52" draw:formula="?f15 *(cos(atan2(?f50 ,?f51 )))"/>
              <draw:equation draw:name="f53" draw:formula="?f16 *(sin(atan2(?f50 ,?f51 )))"/>
              <draw:equation draw:name="f54" draw:formula="?f21 +?f52 -0"/>
              <draw:equation draw:name="f55" draw:formula="?f23 +?f53 -0"/>
              <draw:equation draw:name="f56" draw:formula="?f10 *sin(pi*(?f4 )/10800000)"/>
              <draw:equation draw:name="f57" draw:formula="?f12 *cos(pi*(?f4 )/10800000)"/>
              <draw:equation draw:name="f58" draw:formula="?f10 *(cos(atan2(?f56 ,?f57 )))"/>
              <draw:equation draw:name="f59" draw:formula="?f12 *(sin(atan2(?f56 ,?f57 )))"/>
              <draw:equation draw:name="f60" draw:formula="?f21 +?f58 -0"/>
              <draw:equation draw:name="f61" draw:formula="?f23 +?f59 -0"/>
              <draw:equation draw:name="f62" draw:formula="?f7 *cos(pi*(?f49 )/10800000)"/>
              <draw:equation draw:name="f63" draw:formula="?f7 *sin(pi*(?f49 )/10800000)"/>
              <draw:equation draw:name="f64" draw:formula="?f22 +?f62 -0"/>
              <draw:equation draw:name="f65" draw:formula="?f24 +?f63 -0"/>
              <draw:equation draw:name="f66" draw:formula="?f7 *cos(pi*(?f49 )/10800000)"/>
              <draw:equation draw:name="f67" draw:formula="?f7 *sin(pi*(?f49 )/10800000)"/>
              <draw:equation draw:name="f68" draw:formula="?f22 +0-?f66 "/>
              <draw:equation draw:name="f69" draw:formula="?f24 +0-?f67 "/>
              <draw:equation draw:name="f70" draw:formula="?f68 +0-?f21 "/>
              <draw:equation draw:name="f71" draw:formula="?f69 +0-?f23 "/>
              <draw:equation draw:name="f72" draw:formula="?f64 +0-?f21 "/>
              <draw:equation draw:name="f73" draw:formula="?f65 +0-?f23 "/>
              <draw:equation draw:name="f74" draw:formula="min(?f10 ,?f12 )"/>
              <draw:equation draw:name="f75" draw:formula="?f70 *?f74 /?f10 "/>
              <draw:equation draw:name="f76" draw:formula="?f71 *?f74 /?f12 "/>
              <draw:equation draw:name="f77" draw:formula="?f72 *?f74 /?f10 "/>
              <draw:equation draw:name="f78" draw:formula="?f73 *?f74 /?f12 "/>
              <draw:equation draw:name="f79" draw:formula="?f77 +0-?f75 "/>
              <draw:equation draw:name="f80" draw:formula="?f78 +0-?f76 "/>
              <draw:equation draw:name="f81" draw:formula="sqrt(?f79 *?f79 +?f80 *?f80 +0*0)"/>
              <draw:equation draw:name="f82" draw:formula="?f75 *?f78 /1"/>
              <draw:equation draw:name="f83" draw:formula="?f77 *?f76 /1"/>
              <draw:equation draw:name="f84" draw:formula="?f82 +0-?f83 "/>
              <draw:equation draw:name="f85" draw:formula="?f74 *?f74 /1"/>
              <draw:equation draw:name="f86" draw:formula="?f81 *?f81 /1"/>
              <draw:equation draw:name="f87" draw:formula="?f85 *?f86 /1"/>
              <draw:equation draw:name="f88" draw:formula="?f84 *?f84 /1"/>
              <draw:equation draw:name="f89" draw:formula="?f87 +0-?f88 "/>
              <draw:equation draw:name="f90" draw:formula="max(?f89 ,0)"/>
              <draw:equation draw:name="f91" draw:formula="sqrt(?f90 )"/>
              <draw:equation draw:name="f92" draw:formula="?f80 *-1/1"/>
              <draw:equation draw:name="f93" draw:formula="if(?f92 ,-1,1)"/>
              <draw:equation draw:name="f94" draw:formula="?f93 *?f79 /1"/>
              <draw:equation draw:name="f95" draw:formula="?f94 *?f91 /1"/>
              <draw:equation draw:name="f96" draw:formula="?f84 *?f80 /1"/>
              <draw:equation draw:name="f97" draw:formula="(?f96 +?f95 )/?f86 "/>
              <draw:equation draw:name="f98" draw:formula="?f96 +0-?f95 "/>
              <draw:equation draw:name="f99" draw:formula="?f98 *1/?f86 "/>
              <draw:equation draw:name="f100" draw:formula="abs(?f80 )"/>
              <draw:equation draw:name="f101" draw:formula="?f100 *?f91 /1"/>
              <draw:equation draw:name="f102" draw:formula="?f84 *?f79 /-1"/>
              <draw:equation draw:name="f103" draw:formula="(?f102 +?f101 )/?f86 "/>
              <draw:equation draw:name="f104" draw:formula="?f102 +0-?f101 "/>
              <draw:equation draw:name="f105" draw:formula="?f104 *1/?f86 "/>
              <draw:equation draw:name="f106" draw:formula="?f77 +0-?f97 "/>
              <draw:equation draw:name="f107" draw:formula="?f77 +0-?f99 "/>
              <draw:equation draw:name="f108" draw:formula="?f78 +0-?f103 "/>
              <draw:equation draw:name="f109" draw:formula="?f78 +0-?f105 "/>
              <draw:equation draw:name="f110" draw:formula="sqrt(?f106 *?f106 +?f108 *?f108 +0*0)"/>
              <draw:equation draw:name="f111" draw:formula="sqrt(?f107 *?f107 +?f109 *?f109 +0*0)"/>
              <draw:equation draw:name="f112" draw:formula="?f111 +0-?f110 "/>
              <draw:equation draw:name="f113" draw:formula="if(?f112 ,?f97 ,?f99 )"/>
              <draw:equation draw:name="f114" draw:formula="if(?f112 ,?f103 ,?f105 )"/>
              <draw:equation draw:name="f115" draw:formula="?f113 *?f10 /?f74 "/>
              <draw:equation draw:name="f116" draw:formula="?f114 *?f12 /?f74 "/>
              <draw:equation draw:name="f117" draw:formula="?f21 +?f115 -0"/>
              <draw:equation draw:name="f118" draw:formula="?f23 +?f116 -0"/>
              <draw:equation draw:name="f119" draw:formula="?f70 *?f25 /?f13 "/>
              <draw:equation draw:name="f120" draw:formula="?f71 *?f25 /?f14 "/>
              <draw:equation draw:name="f121" draw:formula="?f72 *?f25 /?f13 "/>
              <draw:equation draw:name="f122" draw:formula="?f73 *?f25 /?f14 "/>
              <draw:equation draw:name="f123" draw:formula="?f121 +0-?f119 "/>
              <draw:equation draw:name="f124" draw:formula="?f122 +0-?f120 "/>
              <draw:equation draw:name="f125" draw:formula="sqrt(?f123 *?f123 +?f124 *?f124 +0*0)"/>
              <draw:equation draw:name="f126" draw:formula="?f119 *?f122 /1"/>
              <draw:equation draw:name="f127" draw:formula="?f121 *?f120 /1"/>
              <draw:equation draw:name="f128" draw:formula="?f126 +0-?f127 "/>
              <draw:equation draw:name="f129" draw:formula="?f25 *?f25 /1"/>
              <draw:equation draw:name="f130" draw:formula="?f125 *?f125 /1"/>
              <draw:equation draw:name="f131" draw:formula="?f129 *?f130 /1"/>
              <draw:equation draw:name="f132" draw:formula="?f128 *?f128 /1"/>
              <draw:equation draw:name="f133" draw:formula="?f131 +0-?f132 "/>
              <draw:equation draw:name="f134" draw:formula="max(?f133 ,0)"/>
              <draw:equation draw:name="f135" draw:formula="sqrt(?f134 )"/>
              <draw:equation draw:name="f136" draw:formula="?f93 *?f123 /1"/>
              <draw:equation draw:name="f137" draw:formula="?f136 *?f135 /1"/>
              <draw:equation draw:name="f138" draw:formula="?f128 *?f124 /1"/>
              <draw:equation draw:name="f139" draw:formula="(?f138 +?f137 )/?f130 "/>
              <draw:equation draw:name="f140" draw:formula="?f138 +0-?f137 "/>
              <draw:equation draw:name="f141" draw:formula="?f140 *1/?f130 "/>
              <draw:equation draw:name="f142" draw:formula="abs(?f124 )"/>
              <draw:equation draw:name="f143" draw:formula="?f142 *?f135 /1"/>
              <draw:equation draw:name="f144" draw:formula="?f128 *?f123 /-1"/>
              <draw:equation draw:name="f145" draw:formula="(?f144 +?f143 )/?f130 "/>
              <draw:equation draw:name="f146" draw:formula="?f144 +0-?f143 "/>
              <draw:equation draw:name="f147" draw:formula="?f146 *1/?f130 "/>
              <draw:equation draw:name="f148" draw:formula="?f119 +0-?f139 "/>
              <draw:equation draw:name="f149" draw:formula="?f119 +0-?f141 "/>
              <draw:equation draw:name="f150" draw:formula="?f120 +0-?f145 "/>
              <draw:equation draw:name="f151" draw:formula="?f120 +0-?f147 "/>
              <draw:equation draw:name="f152" draw:formula="sqrt(?f148 *?f148 +?f150 *?f150 +0*0)"/>
              <draw:equation draw:name="f153" draw:formula="sqrt(?f149 *?f149 +?f151 *?f151 +0*0)"/>
              <draw:equation draw:name="f154" draw:formula="?f153 +0-?f152 "/>
              <draw:equation draw:name="f155" draw:formula="if(?f154 ,?f139 ,?f141 )"/>
              <draw:equation draw:name="f156" draw:formula="if(?f154 ,?f145 ,?f147 )"/>
              <draw:equation draw:name="f157" draw:formula="?f155 *?f13 /?f25 "/>
              <draw:equation draw:name="f158" draw:formula="?f156 *?f14 /?f25 "/>
              <draw:equation draw:name="f159" draw:formula="?f21 +?f157 -0"/>
              <draw:equation draw:name="f160" draw:formula="?f23 +?f158 -0"/>
              <draw:equation draw:name="f161" draw:formula="(10800000*atan2(?f158 ,?f157 ))/pi"/>
              <draw:equation draw:name="f162" draw:formula="?f161 +21600000-0"/>
              <draw:equation draw:name="f163" draw:formula="if(?f161 ,?f161 ,?f162 )"/>
              <draw:equation draw:name="f164" draw:formula="?f4 +0-?f163 "/>
              <draw:equation draw:name="f165" draw:formula="?f164 +0-21600000"/>
              <draw:equation draw:name="f166" draw:formula="if(?f164 ,?f165 ,?f164 )"/>
              <draw:equation draw:name="f167" draw:formula="?f117 +0-?f159 "/>
              <draw:equation draw:name="f168" draw:formula="?f118 +0-?f160 "/>
              <draw:equation draw:name="f169" draw:formula="sqrt(?f167 *?f167 +?f168 *?f168 +0*0)"/>
              <draw:equation draw:name="f170" draw:formula="?f169 *1/2"/>
              <draw:equation draw:name="f171" draw:formula="?f170 +0-?f7 "/>
              <draw:equation draw:name="f172" draw:formula="if(?f171 ,?f117 ,?f64 )"/>
              <draw:equation draw:name="f173" draw:formula="if(?f171 ,?f118 ,?f65 )"/>
              <draw:equation draw:name="f174" draw:formula="if(?f171 ,?f159 ,?f68 )"/>
              <draw:equation draw:name="f175" draw:formula="if(?f171 ,?f160 ,?f69 )"/>
              <draw:equation draw:name="f176" draw:formula="(10800000*atan2(?f116 ,?f115 ))/pi"/>
              <draw:equation draw:name="f177" draw:formula="?f176 +21600000-0"/>
              <draw:equation draw:name="f178" draw:formula="if(?f176 ,?f176 ,?f177 )"/>
              <draw:equation draw:name="f179" draw:formula="?f178 +0-?f4 "/>
              <draw:equation draw:name="f180" draw:formula="?f179 +21600000-0"/>
              <draw:equation draw:name="f181" draw:formula="if(?f179 ,?f179 ,?f180 )"/>
              <draw:equation draw:name="f182" draw:formula="?f15 *sin(pi*(?f4 )/10800000)"/>
              <draw:equation draw:name="f183" draw:formula="?f16 *cos(pi*(?f4 )/10800000)"/>
              <draw:equation draw:name="f184" draw:formula="?f15 *(cos(atan2(?f182 ,?f183 )))"/>
              <draw:equation draw:name="f185" draw:formula="?f16 *(sin(atan2(?f182 ,?f183 )))"/>
              <draw:equation draw:name="f186" draw:formula="?f21 +?f184 -0"/>
              <draw:equation draw:name="f187" draw:formula="?f23 +?f185 -0"/>
              <draw:equation draw:name="f188" draw:formula="?f4 +0-5400000"/>
              <draw:equation draw:name="f189" draw:formula="?f49 +5400000-0"/>
              <draw:equation draw:name="f190" draw:formula="?f49 +10800000-0"/>
              <draw:equation draw:name="f191" draw:formula="?f10 *cos(pi*(2700000)/10800000)"/>
              <draw:equation draw:name="f192" draw:formula="?f12 *sin(pi*(2700000)/10800000)"/>
              <draw:equation draw:name="f193" draw:formula="?f21 +0-?f191 "/>
              <draw:equation draw:name="f194" draw:formula="?f21 +?f191 -0"/>
              <draw:equation draw:name="f195" draw:formula="?f23 +0-?f192 "/>
              <draw:equation draw:name="f196" draw:formula="?f23 +?f192 -0"/>
              <draw:equation draw:name="f197" draw:formula="(?f4 )/60000.0"/>
              <draw:equation draw:name="f198" draw:formula="(?f181 )/60000.0"/>
              <draw:equation draw:name="f199" draw:formula="(?f163 )/60000.0"/>
              <draw:equation draw:name="f200" draw:formula="(?f166 )/60000.0"/>
              <draw:handle draw:handle-position="?f54 ?f55"/>
              <draw:handle draw:handle-position="?f60 ?f61"/>
              <draw:handle draw:handle-radius-range-minimum="0" draw:handle-radius-range-maximum="?f1" draw:handle-position="?f117 ?f118"/>
              <draw:handle draw:handle-radius-range-minimum="0" draw:handle-radius-range-maximum="25000" draw:handle-position="?f68 ?f69"/>
            </draw:enhanced-geometry>
          </draw:custom-shape>
        </draw:g>
        <draw:connector draw:style-name="gr6" draw:text-style-name="P5" draw:layer="layout" svg:x1="9.88cm" svg:y1="7.445cm" svg:x2="15.701cm" svg:y2="7.445cm" draw:start-shape="id5" draw:start-glue-point="1" draw:end-shape="id6" draw:end-glue-point="3" svg:d="M9880 7445h5821" svg:viewBox="0 0 5822 1">
          <text:p/>
        </draw:connector>
        <draw:line draw:style-name="gr7" draw:text-style-name="P5" draw:layer="layout" svg:x1="15.7cm" svg:y1="9.032cm" svg:x2="16.018cm" svg:y2="9.032cm">
          <text:p/>
        </draw:line>
        <draw:line draw:style-name="gr7" draw:text-style-name="P5" xml:id="id4" draw:id="id4" draw:layer="layout" svg:x1="15.701cm" svg:y1="9.35cm" svg:x2="16.019cm" svg:y2="9.35cm">
          <text:p/>
        </draw:line>
        <draw:line draw:style-name="gr7" draw:text-style-name="P5" draw:layer="layout" svg:x1="15.701cm" svg:y1="9.667cm" svg:x2="16.019cm" svg:y2="9.667cm">
          <text:p/>
        </draw:line>
        <draw:g>
          <draw:g>
            <draw:custom-shape draw:style-name="gr13" draw:text-style-name="P11" draw:layer="layout" svg:width="1.271cm" svg:height="0.318cm" svg:x="15.593cm" svg:y="4.891cm">
              <text:p text:style-name="P10"><text:span text:style-name="T2">PC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 draw:name="desktop 1">
              <draw:g>
                <draw:g>
                  <draw:rect draw:style-name="gr14" draw:text-style-name="P12" draw:layer="layout" svg:width="0.575cm" svg:height="1.167cm" svg:x="17.03cm" svg:y="5.326cm">
                    <text:p/>
                  </draw:rect>
                  <draw:line draw:style-name="gr15" draw:text-style-name="P12" draw:layer="layout" svg:x1="17.088cm" svg:y1="5.909cm" svg:x2="17.548cm" svg:y2="5.909cm">
                    <text:p/>
                  </draw:line>
                  <draw:line draw:style-name="gr16" draw:text-style-name="P12" draw:layer="layout" svg:x1="17.145cm" svg:y1="6.318cm" svg:x2="17.49cm" svg:y2="6.318cm">
                    <text:p/>
                  </draw:line>
                  <draw:line draw:style-name="gr17" draw:text-style-name="P12" draw:layer="layout" svg:x1="17.145cm" svg:y1="6.259cm" svg:x2="17.49cm" svg:y2="6.259cm">
                    <text:p/>
                  </draw:line>
                  <draw:line draw:style-name="gr18" draw:text-style-name="P12" draw:layer="layout" svg:x1="17.088cm" svg:y1="5.442cm" svg:x2="17.088cm" svg:y2="5.384cm">
                    <text:p/>
                  </draw:line>
                  <draw:line draw:style-name="gr19" draw:text-style-name="P12" draw:layer="layout" svg:x1="17.088cm" svg:y1="5.559cm" svg:x2="17.088cm" svg:y2="5.501cm">
                    <text:p/>
                  </draw:line>
                  <draw:line draw:style-name="gr20" draw:text-style-name="P12" draw:layer="layout" svg:x1="17.145cm" svg:y1="5.442cm" svg:x2="17.145cm" svg:y2="5.384cm">
                    <text:p/>
                  </draw:line>
                  <draw:line draw:style-name="gr21" draw:text-style-name="P12" draw:layer="layout" svg:x1="17.145cm" svg:y1="5.559cm" svg:x2="17.145cm" svg:y2="5.501cm">
                    <text:p/>
                  </draw:line>
                  <draw:line draw:style-name="gr22" draw:text-style-name="P12" draw:layer="layout" svg:x1="17.26cm" svg:y1="5.442cm" svg:x2="17.26cm" svg:y2="5.384cm">
                    <text:p/>
                  </draw:line>
                  <draw:line draw:style-name="gr23" draw:text-style-name="P12" draw:layer="layout" svg:x1="17.26cm" svg:y1="5.559cm" svg:x2="17.26cm" svg:y2="5.501cm">
                    <text:p/>
                  </draw:line>
                  <draw:line draw:style-name="gr24" draw:text-style-name="P12" draw:layer="layout" svg:x1="17.318cm" svg:y1="5.442cm" svg:x2="17.318cm" svg:y2="5.384cm">
                    <text:p/>
                  </draw:line>
                  <draw:line draw:style-name="gr25" draw:text-style-name="P12" draw:layer="layout" svg:x1="17.318cm" svg:y1="5.559cm" svg:x2="17.318cm" svg:y2="5.501cm">
                    <text:p/>
                  </draw:line>
                  <draw:line draw:style-name="gr26" draw:text-style-name="P12" draw:layer="layout" svg:x1="17.433cm" svg:y1="5.442cm" svg:x2="17.433cm" svg:y2="5.384cm">
                    <text:p/>
                  </draw:line>
                  <draw:line draw:style-name="gr27" draw:text-style-name="P12" draw:layer="layout" svg:x1="17.433cm" svg:y1="5.559cm" svg:x2="17.433cm" svg:y2="5.501cm">
                    <text:p/>
                  </draw:line>
                  <draw:line draw:style-name="gr28" draw:text-style-name="P12" draw:layer="layout" svg:x1="17.49cm" svg:y1="5.442cm" svg:x2="17.49cm" svg:y2="5.384cm">
                    <text:p/>
                  </draw:line>
                  <draw:line draw:style-name="gr29" draw:text-style-name="P12" draw:layer="layout" svg:x1="17.49cm" svg:y1="5.559cm" svg:x2="17.49cm" svg:y2="5.501cm">
                    <text:p/>
                  </draw:line>
                </draw:g>
                <draw:g>
                  <draw:custom-shape draw:style-name="gr30" draw:text-style-name="P13" draw:layer="layout" svg:width="1.15cm" svg:height="0.817cm" svg:x="15.708cm" svg:y="5.209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rect draw:style-name="gr31" draw:text-style-name="P14" draw:layer="layout" svg:width="0.92cm" svg:height="0.583cm" svg:x="15.823cm" svg:y="5.326cm">
                    <text:p/>
                  </draw:rect>
                  <draw:custom-shape draw:style-name="gr32" draw:text-style-name="P15" draw:layer="layout" svg:width="0.23cm" svg:height="0.116cm" svg:x="16.168cm" svg:y="6.026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33" draw:text-style-name="P15" draw:layer="layout" svg:width="1.38cm" svg:height="0.35cm" svg:x="15.593cm" svg:y="6.143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  <draw:custom-shape draw:style-name="gr34" draw:text-style-name="P16" draw:layer="layout" svg:width="0.23cm" svg:height="0.061cm" svg:x="16.168cm" svg:y="6.361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  <draw:custom-shape draw:style-name="gr35" draw:text-style-name="P15" draw:layer="layout" svg:width="1.15cm" svg:height="0.177cm" svg:x="15.708cm" svg:y="6.184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</draw:g>
              </draw:g>
            </draw:g>
          </draw:g>
          <draw:line draw:style-name="gr7" draw:text-style-name="P5" draw:layer="layout" svg:x1="15.7cm" svg:y1="5.222cm" svg:x2="16.018cm" svg:y2="5.222cm">
            <text:p/>
          </draw:line>
          <draw:line draw:style-name="gr7" draw:text-style-name="P5" xml:id="id2" draw:id="id2" draw:layer="layout" svg:x1="15.701cm" svg:y1="5.54cm" svg:x2="16.019cm" svg:y2="5.54cm">
            <text:p/>
          </draw:line>
          <draw:line draw:style-name="gr7" draw:text-style-name="P5" draw:layer="layout" svg:x1="15.701cm" svg:y1="5.857cm" svg:x2="16.019cm" svg:y2="5.857cm">
            <text:p/>
          </draw:line>
        </draw:g>
        <draw:g>
          <draw:g>
            <draw:custom-shape draw:style-name="gr13" draw:text-style-name="P11" draw:layer="layout" svg:width="1.271cm" svg:height="0.318cm" svg:x="15.593cm" svg:y="6.795cm">
              <text:p text:style-name="P10"><text:span text:style-name="T2">PC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 draw:name="desktop 1">
              <draw:g>
                <draw:g>
                  <draw:rect draw:style-name="gr36" draw:text-style-name="P12" draw:layer="layout" svg:width="0.575cm" svg:height="1.167cm" svg:x="17.03cm" svg:y="7.23cm">
                    <text:p/>
                  </draw:rect>
                  <draw:line draw:style-name="gr37" draw:text-style-name="P12" draw:layer="layout" svg:x1="17.088cm" svg:y1="7.813cm" svg:x2="17.548cm" svg:y2="7.813cm">
                    <text:p/>
                  </draw:line>
                  <draw:line draw:style-name="gr38" draw:text-style-name="P12" draw:layer="layout" svg:x1="17.145cm" svg:y1="8.222cm" svg:x2="17.49cm" svg:y2="8.222cm">
                    <text:p/>
                  </draw:line>
                  <draw:line draw:style-name="gr39" draw:text-style-name="P12" draw:layer="layout" svg:x1="17.145cm" svg:y1="8.163cm" svg:x2="17.49cm" svg:y2="8.163cm">
                    <text:p/>
                  </draw:line>
                  <draw:line draw:style-name="gr40" draw:text-style-name="P12" draw:layer="layout" svg:x1="17.088cm" svg:y1="7.346cm" svg:x2="17.088cm" svg:y2="7.288cm">
                    <text:p/>
                  </draw:line>
                  <draw:line draw:style-name="gr41" draw:text-style-name="P12" draw:layer="layout" svg:x1="17.088cm" svg:y1="7.463cm" svg:x2="17.088cm" svg:y2="7.405cm">
                    <text:p/>
                  </draw:line>
                  <draw:line draw:style-name="gr42" draw:text-style-name="P12" draw:layer="layout" svg:x1="17.145cm" svg:y1="7.346cm" svg:x2="17.145cm" svg:y2="7.288cm">
                    <text:p/>
                  </draw:line>
                  <draw:line draw:style-name="gr43" draw:text-style-name="P12" draw:layer="layout" svg:x1="17.145cm" svg:y1="7.463cm" svg:x2="17.145cm" svg:y2="7.405cm">
                    <text:p/>
                  </draw:line>
                  <draw:line draw:style-name="gr44" draw:text-style-name="P12" draw:layer="layout" svg:x1="17.26cm" svg:y1="7.346cm" svg:x2="17.26cm" svg:y2="7.288cm">
                    <text:p/>
                  </draw:line>
                  <draw:line draw:style-name="gr45" draw:text-style-name="P12" draw:layer="layout" svg:x1="17.26cm" svg:y1="7.463cm" svg:x2="17.26cm" svg:y2="7.405cm">
                    <text:p/>
                  </draw:line>
                  <draw:line draw:style-name="gr46" draw:text-style-name="P12" draw:layer="layout" svg:x1="17.318cm" svg:y1="7.346cm" svg:x2="17.318cm" svg:y2="7.288cm">
                    <text:p/>
                  </draw:line>
                  <draw:line draw:style-name="gr47" draw:text-style-name="P12" draw:layer="layout" svg:x1="17.318cm" svg:y1="7.463cm" svg:x2="17.318cm" svg:y2="7.405cm">
                    <text:p/>
                  </draw:line>
                  <draw:line draw:style-name="gr48" draw:text-style-name="P12" draw:layer="layout" svg:x1="17.433cm" svg:y1="7.346cm" svg:x2="17.433cm" svg:y2="7.288cm">
                    <text:p/>
                  </draw:line>
                  <draw:line draw:style-name="gr49" draw:text-style-name="P12" draw:layer="layout" svg:x1="17.433cm" svg:y1="7.463cm" svg:x2="17.433cm" svg:y2="7.405cm">
                    <text:p/>
                  </draw:line>
                  <draw:line draw:style-name="gr50" draw:text-style-name="P12" draw:layer="layout" svg:x1="17.49cm" svg:y1="7.346cm" svg:x2="17.49cm" svg:y2="7.288cm">
                    <text:p/>
                  </draw:line>
                  <draw:line draw:style-name="gr51" draw:text-style-name="P12" draw:layer="layout" svg:x1="17.49cm" svg:y1="7.463cm" svg:x2="17.49cm" svg:y2="7.405cm">
                    <text:p/>
                  </draw:line>
                </draw:g>
                <draw:g>
                  <draw:custom-shape draw:style-name="gr52" draw:text-style-name="P13" draw:layer="layout" svg:width="1.15cm" svg:height="0.817cm" svg:x="15.708cm" svg:y="7.113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rect draw:style-name="gr53" draw:text-style-name="P14" draw:layer="layout" svg:width="0.92cm" svg:height="0.583cm" svg:x="15.823cm" svg:y="7.23cm">
                    <text:p/>
                  </draw:rect>
                  <draw:custom-shape draw:style-name="gr54" draw:text-style-name="P15" draw:layer="layout" svg:width="0.23cm" svg:height="0.116cm" svg:x="16.168cm" svg:y="7.93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55" draw:text-style-name="P15" draw:layer="layout" svg:width="1.38cm" svg:height="0.35cm" svg:x="15.593cm" svg:y="8.047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  <draw:custom-shape draw:style-name="gr56" draw:text-style-name="P16" draw:layer="layout" svg:width="0.23cm" svg:height="0.061cm" svg:x="16.168cm" svg:y="8.265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  <draw:custom-shape draw:style-name="gr57" draw:text-style-name="P15" draw:layer="layout" svg:width="1.15cm" svg:height="0.177cm" svg:x="15.708cm" svg:y="8.088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</draw:g>
              </draw:g>
            </draw:g>
          </draw:g>
          <draw:line draw:style-name="gr7" draw:text-style-name="P5" draw:layer="layout" svg:x1="15.7cm" svg:y1="7.126cm" svg:x2="16.018cm" svg:y2="7.126cm">
            <text:p/>
          </draw:line>
          <draw:line draw:style-name="gr7" draw:text-style-name="P5" draw:layer="layout" svg:x1="15.701cm" svg:y1="7.444cm" svg:x2="16.019cm" svg:y2="7.444cm">
            <text:p/>
          </draw:line>
          <draw:line draw:style-name="gr7" draw:text-style-name="P5" draw:layer="layout" svg:x1="15.701cm" svg:y1="7.761cm" svg:x2="16.019cm" svg:y2="7.761cm">
            <text:p/>
          </draw:line>
        </draw:g>
        <draw:g>
          <draw:g>
            <draw:custom-shape draw:style-name="gr13" draw:text-style-name="P11" draw:layer="layout" svg:width="1.271cm" svg:height="0.318cm" svg:x="15.593cm" svg:y="8.7cm">
              <text:p text:style-name="P10"><text:span text:style-name="T2">PC4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 draw:name="desktop 1">
              <draw:g>
                <draw:g>
                  <draw:rect draw:style-name="gr58" draw:text-style-name="P12" draw:layer="layout" svg:width="0.575cm" svg:height="1.167cm" svg:x="17.03cm" svg:y="9.135cm">
                    <text:p/>
                  </draw:rect>
                  <draw:line draw:style-name="gr59" draw:text-style-name="P12" draw:layer="layout" svg:x1="17.088cm" svg:y1="9.718cm" svg:x2="17.548cm" svg:y2="9.718cm">
                    <text:p/>
                  </draw:line>
                  <draw:line draw:style-name="gr60" draw:text-style-name="P12" draw:layer="layout" svg:x1="17.145cm" svg:y1="10.127cm" svg:x2="17.49cm" svg:y2="10.127cm">
                    <text:p/>
                  </draw:line>
                  <draw:line draw:style-name="gr61" draw:text-style-name="P12" draw:layer="layout" svg:x1="17.145cm" svg:y1="10.068cm" svg:x2="17.49cm" svg:y2="10.068cm">
                    <text:p/>
                  </draw:line>
                  <draw:line draw:style-name="gr62" draw:text-style-name="P12" draw:layer="layout" svg:x1="17.088cm" svg:y1="9.251cm" svg:x2="17.088cm" svg:y2="9.193cm">
                    <text:p/>
                  </draw:line>
                  <draw:line draw:style-name="gr63" draw:text-style-name="P12" draw:layer="layout" svg:x1="17.088cm" svg:y1="9.368cm" svg:x2="17.088cm" svg:y2="9.31cm">
                    <text:p/>
                  </draw:line>
                  <draw:line draw:style-name="gr64" draw:text-style-name="P12" draw:layer="layout" svg:x1="17.145cm" svg:y1="9.251cm" svg:x2="17.145cm" svg:y2="9.193cm">
                    <text:p/>
                  </draw:line>
                  <draw:line draw:style-name="gr65" draw:text-style-name="P12" draw:layer="layout" svg:x1="17.145cm" svg:y1="9.368cm" svg:x2="17.145cm" svg:y2="9.31cm">
                    <text:p/>
                  </draw:line>
                  <draw:line draw:style-name="gr66" draw:text-style-name="P12" draw:layer="layout" svg:x1="17.26cm" svg:y1="9.251cm" svg:x2="17.26cm" svg:y2="9.193cm">
                    <text:p/>
                  </draw:line>
                  <draw:line draw:style-name="gr67" draw:text-style-name="P12" draw:layer="layout" svg:x1="17.26cm" svg:y1="9.368cm" svg:x2="17.26cm" svg:y2="9.31cm">
                    <text:p/>
                  </draw:line>
                  <draw:line draw:style-name="gr68" draw:text-style-name="P12" draw:layer="layout" svg:x1="17.318cm" svg:y1="9.251cm" svg:x2="17.318cm" svg:y2="9.193cm">
                    <text:p/>
                  </draw:line>
                  <draw:line draw:style-name="gr69" draw:text-style-name="P12" draw:layer="layout" svg:x1="17.318cm" svg:y1="9.368cm" svg:x2="17.318cm" svg:y2="9.31cm">
                    <text:p/>
                  </draw:line>
                  <draw:line draw:style-name="gr70" draw:text-style-name="P12" draw:layer="layout" svg:x1="17.433cm" svg:y1="9.251cm" svg:x2="17.433cm" svg:y2="9.193cm">
                    <text:p/>
                  </draw:line>
                  <draw:line draw:style-name="gr71" draw:text-style-name="P12" draw:layer="layout" svg:x1="17.433cm" svg:y1="9.368cm" svg:x2="17.433cm" svg:y2="9.31cm">
                    <text:p/>
                  </draw:line>
                  <draw:line draw:style-name="gr72" draw:text-style-name="P12" draw:layer="layout" svg:x1="17.49cm" svg:y1="9.251cm" svg:x2="17.49cm" svg:y2="9.193cm">
                    <text:p/>
                  </draw:line>
                  <draw:line draw:style-name="gr73" draw:text-style-name="P12" draw:layer="layout" svg:x1="17.49cm" svg:y1="9.368cm" svg:x2="17.49cm" svg:y2="9.31cm">
                    <text:p/>
                  </draw:line>
                </draw:g>
                <draw:g>
                  <draw:custom-shape draw:style-name="gr74" draw:text-style-name="P13" draw:layer="layout" svg:width="1.15cm" svg:height="0.817cm" svg:x="15.708cm" svg:y="9.018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rect draw:style-name="gr75" draw:text-style-name="P14" draw:layer="layout" svg:width="0.92cm" svg:height="0.583cm" svg:x="15.823cm" svg:y="9.135cm">
                    <text:p/>
                  </draw:rect>
                  <draw:custom-shape draw:style-name="gr76" draw:text-style-name="P15" draw:layer="layout" svg:width="0.23cm" svg:height="0.116cm" svg:x="16.168cm" svg:y="9.835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77" draw:text-style-name="P15" draw:layer="layout" svg:width="1.38cm" svg:height="0.35cm" svg:x="15.593cm" svg:y="9.952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  <draw:custom-shape draw:style-name="gr78" draw:text-style-name="P16" draw:layer="layout" svg:width="0.23cm" svg:height="0.061cm" svg:x="16.168cm" svg:y="10.17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  <draw:custom-shape draw:style-name="gr79" draw:text-style-name="P15" draw:layer="layout" svg:width="1.15cm" svg:height="0.177cm" svg:x="15.708cm" svg:y="9.993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</draw:g>
              </draw:g>
            </draw:g>
          </draw:g>
          <draw:line draw:style-name="gr7" draw:text-style-name="P5" draw:layer="layout" svg:x1="15.7cm" svg:y1="9.031cm" svg:x2="16.018cm" svg:y2="9.031cm">
            <text:p/>
          </draw:line>
          <draw:line draw:style-name="gr7" draw:text-style-name="P5" draw:layer="layout" svg:x1="15.701cm" svg:y1="9.349cm" svg:x2="16.019cm" svg:y2="9.349cm">
            <text:p/>
          </draw:line>
          <draw:line draw:style-name="gr7" draw:text-style-name="P5" draw:layer="layout" svg:x1="15.701cm" svg:y1="9.666cm" svg:x2="16.019cm" svg:y2="9.666cm">
            <text:p/>
          </draw:line>
        </draw:g>
        <draw:g>
          <draw:custom-shape draw:style-name="gr13" draw:text-style-name="P11" draw:layer="layout" svg:width="1.271cm" svg:height="0.318cm" svg:x="8.08cm" svg:y="6.478cm">
            <text:p text:style-name="P10"><text:span text:style-name="T2">PC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name="desktop 1">
            <draw:g>
              <draw:g>
                <draw:rect draw:style-name="gr80" draw:text-style-name="P12" draw:layer="layout" svg:width="0.575cm" svg:height="1.167cm" svg:x="9.517cm" svg:y="6.913cm">
                  <text:p/>
                </draw:rect>
                <draw:line draw:style-name="gr81" draw:text-style-name="P12" draw:layer="layout" svg:x1="9.575cm" svg:y1="7.496cm" svg:x2="10.035cm" svg:y2="7.496cm">
                  <text:p/>
                </draw:line>
                <draw:line draw:style-name="gr82" draw:text-style-name="P12" draw:layer="layout" svg:x1="9.632cm" svg:y1="7.905cm" svg:x2="9.977cm" svg:y2="7.905cm">
                  <text:p/>
                </draw:line>
                <draw:line draw:style-name="gr83" draw:text-style-name="P12" draw:layer="layout" svg:x1="9.632cm" svg:y1="7.846cm" svg:x2="9.977cm" svg:y2="7.846cm">
                  <text:p/>
                </draw:line>
                <draw:line draw:style-name="gr84" draw:text-style-name="P12" draw:layer="layout" svg:x1="9.575cm" svg:y1="7.029cm" svg:x2="9.575cm" svg:y2="6.971cm">
                  <text:p/>
                </draw:line>
                <draw:line draw:style-name="gr85" draw:text-style-name="P12" draw:layer="layout" svg:x1="9.575cm" svg:y1="7.146cm" svg:x2="9.575cm" svg:y2="7.088cm">
                  <text:p/>
                </draw:line>
                <draw:line draw:style-name="gr86" draw:text-style-name="P12" draw:layer="layout" svg:x1="9.632cm" svg:y1="7.029cm" svg:x2="9.632cm" svg:y2="6.971cm">
                  <text:p/>
                </draw:line>
                <draw:line draw:style-name="gr87" draw:text-style-name="P12" draw:layer="layout" svg:x1="9.632cm" svg:y1="7.146cm" svg:x2="9.632cm" svg:y2="7.088cm">
                  <text:p/>
                </draw:line>
                <draw:line draw:style-name="gr88" draw:text-style-name="P12" draw:layer="layout" svg:x1="9.747cm" svg:y1="7.029cm" svg:x2="9.747cm" svg:y2="6.971cm">
                  <text:p/>
                </draw:line>
                <draw:line draw:style-name="gr89" draw:text-style-name="P12" draw:layer="layout" svg:x1="9.747cm" svg:y1="7.146cm" svg:x2="9.747cm" svg:y2="7.088cm">
                  <text:p/>
                </draw:line>
                <draw:line draw:style-name="gr90" draw:text-style-name="P12" draw:layer="layout" svg:x1="9.805cm" svg:y1="7.029cm" svg:x2="9.805cm" svg:y2="6.971cm">
                  <text:p/>
                </draw:line>
                <draw:line draw:style-name="gr91" draw:text-style-name="P12" draw:layer="layout" svg:x1="9.805cm" svg:y1="7.146cm" svg:x2="9.805cm" svg:y2="7.088cm">
                  <text:p/>
                </draw:line>
                <draw:line draw:style-name="gr92" draw:text-style-name="P12" draw:layer="layout" svg:x1="9.92cm" svg:y1="7.029cm" svg:x2="9.92cm" svg:y2="6.971cm">
                  <text:p/>
                </draw:line>
                <draw:line draw:style-name="gr93" draw:text-style-name="P12" draw:layer="layout" svg:x1="9.92cm" svg:y1="7.146cm" svg:x2="9.92cm" svg:y2="7.088cm">
                  <text:p/>
                </draw:line>
                <draw:line draw:style-name="gr94" draw:text-style-name="P12" draw:layer="layout" svg:x1="9.977cm" svg:y1="7.029cm" svg:x2="9.977cm" svg:y2="6.971cm">
                  <text:p/>
                </draw:line>
                <draw:line draw:style-name="gr95" draw:text-style-name="P12" draw:layer="layout" svg:x1="9.977cm" svg:y1="7.146cm" svg:x2="9.977cm" svg:y2="7.088cm">
                  <text:p/>
                </draw:line>
              </draw:g>
              <draw:g>
                <draw:custom-shape draw:style-name="gr96" draw:text-style-name="P13" draw:layer="layout" svg:width="1.15cm" svg:height="0.817cm" svg:x="8.195cm" svg:y="6.79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rect draw:style-name="gr97" draw:text-style-name="P14" draw:layer="layout" svg:width="0.92cm" svg:height="0.583cm" svg:x="8.31cm" svg:y="6.913cm">
                  <text:p/>
                </draw:rect>
                <draw:custom-shape draw:style-name="gr98" draw:text-style-name="P15" draw:layer="layout" svg:width="0.23cm" svg:height="0.116cm" svg:x="8.655cm" svg:y="7.61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99" draw:text-style-name="P15" draw:layer="layout" svg:width="1.38cm" svg:height="0.35cm" svg:x="8.08cm" svg:y="7.73cm">
                  <text:p/>
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  <draw:custom-shape draw:style-name="gr100" draw:text-style-name="P16" draw:layer="layout" svg:width="0.23cm" svg:height="0.061cm" svg:x="8.655cm" svg:y="7.948cm">
                  <text:p/>
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  <draw:custom-shape draw:style-name="gr101" draw:text-style-name="P15" draw:layer="layout" svg:width="1.15cm" svg:height="0.177cm" svg:x="8.195cm" svg:y="7.771cm">
                  <text:p/>
    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</draw:g>
            </draw:g>
          </draw:g>
        </draw:g>
        <draw:line draw:style-name="gr7" draw:text-style-name="P5" draw:layer="layout" svg:x1="8.187cm" svg:y1="6.809cm" svg:x2="8.505cm" svg:y2="6.809cm">
          <text:p/>
        </draw:line>
        <draw:line draw:style-name="gr7" draw:text-style-name="P5" draw:layer="layout" svg:x1="8.188cm" svg:y1="7.127cm" svg:x2="8.506cm" svg:y2="7.127cm">
          <text:p/>
        </draw:line>
        <draw:line draw:style-name="gr7" draw:text-style-name="P5" draw:layer="layout" svg:x1="8.188cm" svg:y1="7.444cm" svg:x2="8.506cm" svg:y2="7.444cm">
          <text:p/>
        </draw:line>
      </draw:page>
      <draw:page draw:name="page2" draw:style-name="dp1" draw:master-page-name="Default">
        <draw:custom-shape draw:style-name="gr1" draw:text-style-name="P1" draw:layer="layout" svg:width="13.97cm" svg:height="9.842cm" svg:x="3.952cm" svg:y="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952cm" svg:y1="7.127cm" svg:x2="7.656cm" svg:y2="7.127cm">
          <text:p/>
        </draw:line>
        <draw:custom-shape draw:style-name="gr3" draw:text-style-name="P3" draw:layer="layout" svg:width="8.044cm" svg:height="2.761cm" svg:x="7.338cm" svg:y="8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xml:id="id7" draw:id="id7" draw:layer="layout" svg:x1="9.561cm" svg:y1="7.127cm" svg:x2="9.879cm" svg:y2="7.127cm">
          <text:p/>
        </draw:line>
        <draw:line draw:style-name="gr5" draw:text-style-name="P4" xml:id="id10" draw:id="id10" draw:layer="layout" svg:x1="9.562cm" svg:y1="7.445cm" svg:x2="9.88cm" svg:y2="7.445cm">
          <text:p/>
        </draw:line>
        <draw:line draw:style-name="gr4" draw:text-style-name="P4" xml:id="id8" draw:id="id8" draw:layer="layout" svg:x1="9.562cm" svg:y1="7.762cm" svg:x2="9.88cm" svg:y2="7.762cm">
          <text:p/>
        </draw:line>
        <draw:connector draw:style-name="gr6" draw:text-style-name="P5" draw:layer="layout" draw:line-skew="2.01cm" svg:x1="9.879cm" svg:y1="7.127cm" svg:x2="15.701cm" svg:y2="5.54cm" draw:start-shape="id7" draw:start-glue-point="1" svg:d="M9879 7127h5171v-1587h651" svg:viewBox="0 0 5823 1588">
          <text:p/>
        </draw:connector>
        <draw:connector draw:style-name="gr6" draw:text-style-name="P5" draw:layer="layout" draw:line-skew="2.009cm" svg:x1="9.88cm" svg:y1="7.762cm" svg:x2="15.701cm" svg:y2="9.35cm" draw:start-shape="id8" draw:start-glue-point="1" draw:end-shape="id9" draw:end-glue-point="3" svg:d="M9880 7762h4920v1588h901" svg:viewBox="0 0 5822 1589">
          <text:p/>
        </draw:connector>
        <draw:line draw:style-name="gr7" draw:text-style-name="P5" draw:layer="layout" svg:x1="15.7cm" svg:y1="7.127cm" svg:x2="16.018cm" svg:y2="7.127cm">
          <text:p/>
        </draw:line>
        <draw:line draw:style-name="gr7" draw:text-style-name="P5" xml:id="id11" draw:id="id11" draw:layer="layout" svg:x1="15.701cm" svg:y1="7.445cm" svg:x2="16.019cm" svg:y2="7.445cm">
          <text:p/>
        </draw:line>
        <draw:line draw:style-name="gr7" draw:text-style-name="P5" draw:layer="layout" svg:x1="15.701cm" svg:y1="7.762cm" svg:x2="16.019cm" svg:y2="7.762cm">
          <text:p/>
        </draw:line>
        <draw:line draw:style-name="gr2" draw:text-style-name="P2" draw:layer="layout" svg:x1="7.656cm" svg:y1="7.762cm" svg:x2="3.952cm" svg:y2="7.762cm">
          <text:p/>
        </draw:line>
        <draw:line draw:style-name="gr2" draw:text-style-name="P2" draw:layer="layout" svg:x1="7.656cm" svg:y1="4.27cm" svg:x2="14.641cm" svg:y2="4.27cm">
          <text:p/>
        </draw:line>
        <draw:line draw:style-name="gr2" draw:text-style-name="P2" draw:layer="layout" svg:x1="14.641cm" svg:y1="6.175cm" svg:x2="7.656cm" svg:y2="6.175cm">
          <text:p/>
        </draw:line>
        <draw:line draw:style-name="gr8" draw:text-style-name="P8" draw:layer="layout" svg:x1="5.433cm" svg:y1="6.81cm" svg:x2="5.75cm" svg:y2="6.81cm">
          <text:p text:style-name="P17"><text:span text:style-name="T1">1. Se inicia ejecución <text:s text:c="2"/></text:span></text:p>
          <text:p text:style-name="P18"><text:span text:style-name="T1">de pruebas</text:span></text:p>
        </draw:line>
        <draw:line draw:style-name="gr8" draw:text-style-name="P8" draw:layer="layout" svg:x1="5.751cm" svg:y1="7.445cm" svg:x2="6.068cm" svg:y2="7.445cm">
          <text:p text:style-name="P17"><text:span text:style-name="T1">2. Se Obtiene código fuente</text:span></text:p>
        </draw:line>
        <draw:line draw:style-name="gr8" draw:text-style-name="P8" draw:layer="layout" svg:x1="11.149cm" svg:y1="5.857cm" svg:x2="11.466cm" svg:y2="5.857cm">
          <text:p text:style-name="P17"><text:span text:style-name="T1">6. Se confirma la recepción del código fuente <text:s text:c="15"/></text:span></text:p>
        </draw:line>
        <draw:line draw:style-name="gr8" draw:text-style-name="P8" draw:layer="layout" svg:x1="11.149cm" svg:y1="5.222cm" svg:x2="11.466cm" svg:y2="5.222cm">
          <text:p text:style-name="P17"><text:span text:style-name="T1">5. Se envía el código fuente <text:s text:c="43"/></text:span></text:p>
        </draw:line>
        <draw:line draw:style-name="gr2" draw:text-style-name="P2" draw:layer="layout" svg:x1="14.641cm" svg:y1="4.905cm" svg:x2="7.656cm" svg:y2="4.905cm">
          <text:p/>
        </draw:line>
        <draw:line draw:style-name="gr8" draw:text-style-name="P8" draw:layer="layout" svg:x1="11.149cm" svg:y1="4.587cm" svg:x2="11.466cm" svg:y2="4.587cm">
          <text:p text:style-name="P17"><text:span text:style-name="T1">4. Las computadoras disponibles responden <text:s text:c="18"/></text:span></text:p>
        </draw:line>
        <draw:line draw:style-name="gr8" draw:text-style-name="P8" draw:layer="layout" svg:x1="11.149cm" svg:y1="3.952cm" svg:x2="11.466cm" svg:y2="3.952cm">
          <text:p text:style-name="P17"><text:span text:style-name="T1">3. Se consulta disponibilidad de computadoras en la red</text:span></text:p>
        </draw:line>
        <draw:line draw:style-name="gr2" draw:text-style-name="P2" draw:layer="layout" svg:x1="7.656cm" svg:y1="5.54cm" svg:x2="14.641cm" svg:y2="5.54cm">
          <text:p/>
        </draw:line>
        <draw:line draw:style-name="gr4" draw:text-style-name="P4" draw:layer="layout" svg:x1="7.972cm" svg:y1="11.572cm" svg:x2="8.29cm" svg:y2="11.572cm">
          <text:p/>
        </draw:line>
        <draw:line draw:style-name="gr2" draw:text-style-name="P2" draw:layer="layout" svg:x1="7.656cm" svg:y1="9.667cm" svg:x2="14.641cm" svg:y2="9.667cm">
          <text:p/>
        </draw:line>
        <draw:line draw:style-name="gr8" draw:text-style-name="P8" draw:layer="layout" svg:x1="11.149cm" svg:y1="10.619cm" svg:x2="11.466cm" svg:y2="10.619cm">
          <text:p text:style-name="P17"><text:span text:style-name="T1">9. Se guarda resultado de la ejecución <text:s text:c="27"/></text:span></text:p>
        </draw:line>
        <draw:line draw:style-name="gr2" draw:text-style-name="P2" draw:layer="layout" svg:x1="14.641cm" svg:y1="10.302cm" svg:x2="7.656cm" svg:y2="10.302cm">
          <text:p/>
        </draw:line>
        <draw:line draw:style-name="gr8" draw:text-style-name="P8" draw:layer="layout" svg:x1="11.149cm" svg:y1="9.984cm" svg:x2="11.466cm" svg:y2="9.984cm">
          <text:p text:style-name="P17"><text:span text:style-name="T1">8. Se responde con el resultado de la ejecución <text:s text:c="13"/></text:span></text:p>
        </draw:line>
        <draw:line draw:style-name="gr9" draw:text-style-name="P8" draw:layer="layout" svg:x1="11.149cm" svg:y1="9.349cm" svg:x2="11.466cm" svg:y2="9.349cm">
          <text:p text:style-name="P17"><text:span text:style-name="T1">7. Se ordena la ejecución de una prueba pendiente <text:s text:c="8"/></text:span></text:p>
        </draw:line>
        <draw:line draw:style-name="gr10" draw:text-style-name="P2" draw:layer="layout" svg:x1="7.656cm" svg:y1="10.937cm" svg:x2="14.641cm" svg:y2="10.937cm">
          <text:p/>
        </draw:line>
        <draw:line draw:style-name="gr2" draw:text-style-name="P2" draw:layer="layout" svg:x1="7.656cm" svg:y1="11.89cm" svg:x2="14.641cm" svg:y2="11.89cm">
          <text:p/>
        </draw:line>
        <draw:line draw:style-name="gr8" draw:text-style-name="P8" draw:layer="layout" svg:x1="11.466cm" svg:y1="11.572cm" svg:x2="11.783cm" svg:y2="11.572cm">
          <text:p text:style-name="P17"><text:span text:style-name="T1">10. Se informa de la finalización del proceso de ejecución <text:s text:c="4"/></text:span></text:p>
          <text:p text:style-name="P18"><text:span text:style-name="T1">de pruebas <text:s text:c="10"/></text:span></text:p>
        </draw:line>
        <draw:g draw:name="2-circle-arrow 1">
          <draw:custom-shape draw:name="Pfeil: gebogen 19_ 1" draw:style-name="gr102" draw:text-style-name="P9" draw:layer="layout" svg:width="0.631cm" svg:height="0.631cm" draw:transform="rotate (0.785398163397448) translate (7.338cm 8.843cm)">
            <text:p/>
            <draw:enhanced-geometry draw:mirror-horizontal="true" draw:mirror-vertical="false" svg:viewBox="0 0 0 0" draw:text-areas="?f193 ?f195 ?f194 ?f196" draw:type="ooxml-circularArrow" draw:modifiers="12500 1142319 20457681 11373271.3610624 12500" draw:enhanced-path="M ?f60 ?f61 L ?f172 ?f173 ?f54 ?f55 ?f174 ?f175 ?f159 ?f160 Z N" drawooo:enhanced-path="M ?f60 ?f61 G ?f10 ?f12 ?f197 ?f198 L ?f172 ?f173 ?f54 ?f55 ?f174 ?f175 ?f159 ?f160 G ?f13 ?f14 ?f199 ?f200 Z N">
              <draw:equation draw:name="f0" draw:formula="if(0-$4 ,0,if(25000-$4 ,$4 ,25000))"/>
              <draw:equation draw:name="f1" draw:formula="?f0 *2/1"/>
              <draw:equation draw:name="f2" draw:formula="if(0-$0 ,0,if(?f1 -$0 ,$0 ,?f1 ))"/>
              <draw:equation draw:name="f3" draw:formula="if(1-$2 ,1,if(21599999-$2 ,$2 ,21599999))"/>
              <draw:equation draw:name="f4" draw:formula="if(0-$3 ,0,if(21599999-$3 ,$3 ,21599999))"/>
              <draw:equation draw:name="f5" draw:formula="min(logwidth,logheight)"/>
              <draw:equation draw:name="f6" draw:formula="?f5 *?f2 /100000"/>
              <draw:equation draw:name="f7" draw:formula="?f5 *?f0 /100000"/>
              <draw:equation draw:name="f8" draw:formula="?f6 *1/2"/>
              <draw:equation draw:name="f9" draw:formula="logwidth/2"/>
              <draw:equation draw:name="f10" draw:formula="?f9 +?f8 -?f7 "/>
              <draw:equation draw:name="f11" draw:formula="logheight/2"/>
              <draw:equation draw:name="f12" draw:formula="?f11 +?f8 -?f7 "/>
              <draw:equation draw:name="f13" draw:formula="?f10 +0-?f6 "/>
              <draw:equation draw:name="f14" draw:formula="?f12 +0-?f6 "/>
              <draw:equation draw:name="f15" draw:formula="?f13 +?f8 -0"/>
              <draw:equation draw:name="f16" draw:formula="?f14 +?f8 -0"/>
              <draw:equation draw:name="f17" draw:formula="?f15 *sin(pi*(?f3 )/10800000)"/>
              <draw:equation draw:name="f18" draw:formula="?f16 *cos(pi*(?f3 )/10800000)"/>
              <draw:equation draw:name="f19" draw:formula="?f15 *(cos(atan2(?f17 ,?f18 )))"/>
              <draw:equation draw:name="f20" draw:formula="?f16 *(sin(atan2(?f17 ,?f18 )))"/>
              <draw:equation draw:name="f21" draw:formula="logwidth/2"/>
              <draw:equation draw:name="f22" draw:formula="?f21 +?f19 -0"/>
              <draw:equation draw:name="f23" draw:formula="logheight/2"/>
              <draw:equation draw:name="f24" draw:formula="?f23 +?f20 -0"/>
              <draw:equation draw:name="f25" draw:formula="min(?f13 ,?f14 )"/>
              <draw:equation draw:name="f26" draw:formula="?f19 *?f19 /1"/>
              <draw:equation draw:name="f27" draw:formula="?f20 *?f20 /1"/>
              <draw:equation draw:name="f28" draw:formula="?f25 *?f25 /1"/>
              <draw:equation draw:name="f29" draw:formula="?f26 +0-?f28 "/>
              <draw:equation draw:name="f30" draw:formula="?f27 +0-?f28 "/>
              <draw:equation draw:name="f31" draw:formula="?f29 *?f30 /?f26 "/>
              <draw:equation draw:name="f32" draw:formula="?f31 *1/?f27 "/>
              <draw:equation draw:name="f33" draw:formula="1+0-?f32 "/>
              <draw:equation draw:name="f34" draw:formula="sqrt(?f33 )"/>
              <draw:equation draw:name="f35" draw:formula="?f29 *1/?f19 "/>
              <draw:equation draw:name="f36" draw:formula="?f35 *1/?f20 "/>
              <draw:equation draw:name="f37" draw:formula="(1+?f34 )/?f36 "/>
              <draw:equation draw:name="f38" draw:formula="(10800000*atan2(?f37 ,1))/pi"/>
              <draw:equation draw:name="f39" draw:formula="?f38 +21600000-0"/>
              <draw:equation draw:name="f40" draw:formula="if(?f38 ,?f38 ,?f39 )"/>
              <draw:equation draw:name="f41" draw:formula="?f40 +0-?f3 "/>
              <draw:equation draw:name="f42" draw:formula="?f41 +21600000-0"/>
              <draw:equation draw:name="f43" draw:formula="if(?f41 ,?f41 ,?f42 )"/>
              <draw:equation draw:name="f44" draw:formula="?f43 +0-10800000"/>
              <draw:equation draw:name="f45" draw:formula="?f43 +0-21600000"/>
              <draw:equation draw:name="f46" draw:formula="if(?f44 ,?f45 ,?f43 )"/>
              <draw:equation draw:name="f47" draw:formula="abs(?f46 )"/>
              <draw:equation draw:name="f48" draw:formula="if(0-$1 ,0,if(?f47 -$1 ,$1 ,?f47 ))"/>
              <draw:equation draw:name="f49" draw:formula="?f3 +?f48 -0"/>
              <draw:equation draw:name="f50" draw:formula="?f15 *sin(pi*(?f49 )/10800000)"/>
              <draw:equation draw:name="f51" draw:formula="?f16 *cos(pi*(?f49 )/10800000)"/>
              <draw:equation draw:name="f52" draw:formula="?f15 *(cos(atan2(?f50 ,?f51 )))"/>
              <draw:equation draw:name="f53" draw:formula="?f16 *(sin(atan2(?f50 ,?f51 )))"/>
              <draw:equation draw:name="f54" draw:formula="?f21 +?f52 -0"/>
              <draw:equation draw:name="f55" draw:formula="?f23 +?f53 -0"/>
              <draw:equation draw:name="f56" draw:formula="?f10 *sin(pi*(?f4 )/10800000)"/>
              <draw:equation draw:name="f57" draw:formula="?f12 *cos(pi*(?f4 )/10800000)"/>
              <draw:equation draw:name="f58" draw:formula="?f10 *(cos(atan2(?f56 ,?f57 )))"/>
              <draw:equation draw:name="f59" draw:formula="?f12 *(sin(atan2(?f56 ,?f57 )))"/>
              <draw:equation draw:name="f60" draw:formula="?f21 +?f58 -0"/>
              <draw:equation draw:name="f61" draw:formula="?f23 +?f59 -0"/>
              <draw:equation draw:name="f62" draw:formula="?f7 *cos(pi*(?f49 )/10800000)"/>
              <draw:equation draw:name="f63" draw:formula="?f7 *sin(pi*(?f49 )/10800000)"/>
              <draw:equation draw:name="f64" draw:formula="?f22 +?f62 -0"/>
              <draw:equation draw:name="f65" draw:formula="?f24 +?f63 -0"/>
              <draw:equation draw:name="f66" draw:formula="?f7 *cos(pi*(?f49 )/10800000)"/>
              <draw:equation draw:name="f67" draw:formula="?f7 *sin(pi*(?f49 )/10800000)"/>
              <draw:equation draw:name="f68" draw:formula="?f22 +0-?f66 "/>
              <draw:equation draw:name="f69" draw:formula="?f24 +0-?f67 "/>
              <draw:equation draw:name="f70" draw:formula="?f68 +0-?f21 "/>
              <draw:equation draw:name="f71" draw:formula="?f69 +0-?f23 "/>
              <draw:equation draw:name="f72" draw:formula="?f64 +0-?f21 "/>
              <draw:equation draw:name="f73" draw:formula="?f65 +0-?f23 "/>
              <draw:equation draw:name="f74" draw:formula="min(?f10 ,?f12 )"/>
              <draw:equation draw:name="f75" draw:formula="?f70 *?f74 /?f10 "/>
              <draw:equation draw:name="f76" draw:formula="?f71 *?f74 /?f12 "/>
              <draw:equation draw:name="f77" draw:formula="?f72 *?f74 /?f10 "/>
              <draw:equation draw:name="f78" draw:formula="?f73 *?f74 /?f12 "/>
              <draw:equation draw:name="f79" draw:formula="?f77 +0-?f75 "/>
              <draw:equation draw:name="f80" draw:formula="?f78 +0-?f76 "/>
              <draw:equation draw:name="f81" draw:formula="sqrt(?f79 *?f79 +?f80 *?f80 +0*0)"/>
              <draw:equation draw:name="f82" draw:formula="?f75 *?f78 /1"/>
              <draw:equation draw:name="f83" draw:formula="?f77 *?f76 /1"/>
              <draw:equation draw:name="f84" draw:formula="?f82 +0-?f83 "/>
              <draw:equation draw:name="f85" draw:formula="?f74 *?f74 /1"/>
              <draw:equation draw:name="f86" draw:formula="?f81 *?f81 /1"/>
              <draw:equation draw:name="f87" draw:formula="?f85 *?f86 /1"/>
              <draw:equation draw:name="f88" draw:formula="?f84 *?f84 /1"/>
              <draw:equation draw:name="f89" draw:formula="?f87 +0-?f88 "/>
              <draw:equation draw:name="f90" draw:formula="max(?f89 ,0)"/>
              <draw:equation draw:name="f91" draw:formula="sqrt(?f90 )"/>
              <draw:equation draw:name="f92" draw:formula="?f80 *-1/1"/>
              <draw:equation draw:name="f93" draw:formula="if(?f92 ,-1,1)"/>
              <draw:equation draw:name="f94" draw:formula="?f93 *?f79 /1"/>
              <draw:equation draw:name="f95" draw:formula="?f94 *?f91 /1"/>
              <draw:equation draw:name="f96" draw:formula="?f84 *?f80 /1"/>
              <draw:equation draw:name="f97" draw:formula="(?f96 +?f95 )/?f86 "/>
              <draw:equation draw:name="f98" draw:formula="?f96 +0-?f95 "/>
              <draw:equation draw:name="f99" draw:formula="?f98 *1/?f86 "/>
              <draw:equation draw:name="f100" draw:formula="abs(?f80 )"/>
              <draw:equation draw:name="f101" draw:formula="?f100 *?f91 /1"/>
              <draw:equation draw:name="f102" draw:formula="?f84 *?f79 /-1"/>
              <draw:equation draw:name="f103" draw:formula="(?f102 +?f101 )/?f86 "/>
              <draw:equation draw:name="f104" draw:formula="?f102 +0-?f101 "/>
              <draw:equation draw:name="f105" draw:formula="?f104 *1/?f86 "/>
              <draw:equation draw:name="f106" draw:formula="?f77 +0-?f97 "/>
              <draw:equation draw:name="f107" draw:formula="?f77 +0-?f99 "/>
              <draw:equation draw:name="f108" draw:formula="?f78 +0-?f103 "/>
              <draw:equation draw:name="f109" draw:formula="?f78 +0-?f105 "/>
              <draw:equation draw:name="f110" draw:formula="sqrt(?f106 *?f106 +?f108 *?f108 +0*0)"/>
              <draw:equation draw:name="f111" draw:formula="sqrt(?f107 *?f107 +?f109 *?f109 +0*0)"/>
              <draw:equation draw:name="f112" draw:formula="?f111 +0-?f110 "/>
              <draw:equation draw:name="f113" draw:formula="if(?f112 ,?f97 ,?f99 )"/>
              <draw:equation draw:name="f114" draw:formula="if(?f112 ,?f103 ,?f105 )"/>
              <draw:equation draw:name="f115" draw:formula="?f113 *?f10 /?f74 "/>
              <draw:equation draw:name="f116" draw:formula="?f114 *?f12 /?f74 "/>
              <draw:equation draw:name="f117" draw:formula="?f21 +?f115 -0"/>
              <draw:equation draw:name="f118" draw:formula="?f23 +?f116 -0"/>
              <draw:equation draw:name="f119" draw:formula="?f70 *?f25 /?f13 "/>
              <draw:equation draw:name="f120" draw:formula="?f71 *?f25 /?f14 "/>
              <draw:equation draw:name="f121" draw:formula="?f72 *?f25 /?f13 "/>
              <draw:equation draw:name="f122" draw:formula="?f73 *?f25 /?f14 "/>
              <draw:equation draw:name="f123" draw:formula="?f121 +0-?f119 "/>
              <draw:equation draw:name="f124" draw:formula="?f122 +0-?f120 "/>
              <draw:equation draw:name="f125" draw:formula="sqrt(?f123 *?f123 +?f124 *?f124 +0*0)"/>
              <draw:equation draw:name="f126" draw:formula="?f119 *?f122 /1"/>
              <draw:equation draw:name="f127" draw:formula="?f121 *?f120 /1"/>
              <draw:equation draw:name="f128" draw:formula="?f126 +0-?f127 "/>
              <draw:equation draw:name="f129" draw:formula="?f25 *?f25 /1"/>
              <draw:equation draw:name="f130" draw:formula="?f125 *?f125 /1"/>
              <draw:equation draw:name="f131" draw:formula="?f129 *?f130 /1"/>
              <draw:equation draw:name="f132" draw:formula="?f128 *?f128 /1"/>
              <draw:equation draw:name="f133" draw:formula="?f131 +0-?f132 "/>
              <draw:equation draw:name="f134" draw:formula="max(?f133 ,0)"/>
              <draw:equation draw:name="f135" draw:formula="sqrt(?f134 )"/>
              <draw:equation draw:name="f136" draw:formula="?f93 *?f123 /1"/>
              <draw:equation draw:name="f137" draw:formula="?f136 *?f135 /1"/>
              <draw:equation draw:name="f138" draw:formula="?f128 *?f124 /1"/>
              <draw:equation draw:name="f139" draw:formula="(?f138 +?f137 )/?f130 "/>
              <draw:equation draw:name="f140" draw:formula="?f138 +0-?f137 "/>
              <draw:equation draw:name="f141" draw:formula="?f140 *1/?f130 "/>
              <draw:equation draw:name="f142" draw:formula="abs(?f124 )"/>
              <draw:equation draw:name="f143" draw:formula="?f142 *?f135 /1"/>
              <draw:equation draw:name="f144" draw:formula="?f128 *?f123 /-1"/>
              <draw:equation draw:name="f145" draw:formula="(?f144 +?f143 )/?f130 "/>
              <draw:equation draw:name="f146" draw:formula="?f144 +0-?f143 "/>
              <draw:equation draw:name="f147" draw:formula="?f146 *1/?f130 "/>
              <draw:equation draw:name="f148" draw:formula="?f119 +0-?f139 "/>
              <draw:equation draw:name="f149" draw:formula="?f119 +0-?f141 "/>
              <draw:equation draw:name="f150" draw:formula="?f120 +0-?f145 "/>
              <draw:equation draw:name="f151" draw:formula="?f120 +0-?f147 "/>
              <draw:equation draw:name="f152" draw:formula="sqrt(?f148 *?f148 +?f150 *?f150 +0*0)"/>
              <draw:equation draw:name="f153" draw:formula="sqrt(?f149 *?f149 +?f151 *?f151 +0*0)"/>
              <draw:equation draw:name="f154" draw:formula="?f153 +0-?f152 "/>
              <draw:equation draw:name="f155" draw:formula="if(?f154 ,?f139 ,?f141 )"/>
              <draw:equation draw:name="f156" draw:formula="if(?f154 ,?f145 ,?f147 )"/>
              <draw:equation draw:name="f157" draw:formula="?f155 *?f13 /?f25 "/>
              <draw:equation draw:name="f158" draw:formula="?f156 *?f14 /?f25 "/>
              <draw:equation draw:name="f159" draw:formula="?f21 +?f157 -0"/>
              <draw:equation draw:name="f160" draw:formula="?f23 +?f158 -0"/>
              <draw:equation draw:name="f161" draw:formula="(10800000*atan2(?f158 ,?f157 ))/pi"/>
              <draw:equation draw:name="f162" draw:formula="?f161 +21600000-0"/>
              <draw:equation draw:name="f163" draw:formula="if(?f161 ,?f161 ,?f162 )"/>
              <draw:equation draw:name="f164" draw:formula="?f4 +0-?f163 "/>
              <draw:equation draw:name="f165" draw:formula="?f164 +0-21600000"/>
              <draw:equation draw:name="f166" draw:formula="if(?f164 ,?f165 ,?f164 )"/>
              <draw:equation draw:name="f167" draw:formula="?f117 +0-?f159 "/>
              <draw:equation draw:name="f168" draw:formula="?f118 +0-?f160 "/>
              <draw:equation draw:name="f169" draw:formula="sqrt(?f167 *?f167 +?f168 *?f168 +0*0)"/>
              <draw:equation draw:name="f170" draw:formula="?f169 *1/2"/>
              <draw:equation draw:name="f171" draw:formula="?f170 +0-?f7 "/>
              <draw:equation draw:name="f172" draw:formula="if(?f171 ,?f117 ,?f64 )"/>
              <draw:equation draw:name="f173" draw:formula="if(?f171 ,?f118 ,?f65 )"/>
              <draw:equation draw:name="f174" draw:formula="if(?f171 ,?f159 ,?f68 )"/>
              <draw:equation draw:name="f175" draw:formula="if(?f171 ,?f160 ,?f69 )"/>
              <draw:equation draw:name="f176" draw:formula="(10800000*atan2(?f116 ,?f115 ))/pi"/>
              <draw:equation draw:name="f177" draw:formula="?f176 +21600000-0"/>
              <draw:equation draw:name="f178" draw:formula="if(?f176 ,?f176 ,?f177 )"/>
              <draw:equation draw:name="f179" draw:formula="?f178 +0-?f4 "/>
              <draw:equation draw:name="f180" draw:formula="?f179 +21600000-0"/>
              <draw:equation draw:name="f181" draw:formula="if(?f179 ,?f179 ,?f180 )"/>
              <draw:equation draw:name="f182" draw:formula="?f15 *sin(pi*(?f4 )/10800000)"/>
              <draw:equation draw:name="f183" draw:formula="?f16 *cos(pi*(?f4 )/10800000)"/>
              <draw:equation draw:name="f184" draw:formula="?f15 *(cos(atan2(?f182 ,?f183 )))"/>
              <draw:equation draw:name="f185" draw:formula="?f16 *(sin(atan2(?f182 ,?f183 )))"/>
              <draw:equation draw:name="f186" draw:formula="?f21 +?f184 -0"/>
              <draw:equation draw:name="f187" draw:formula="?f23 +?f185 -0"/>
              <draw:equation draw:name="f188" draw:formula="?f4 +0-5400000"/>
              <draw:equation draw:name="f189" draw:formula="?f49 +5400000-0"/>
              <draw:equation draw:name="f190" draw:formula="?f49 +10800000-0"/>
              <draw:equation draw:name="f191" draw:formula="?f10 *cos(pi*(2700000)/10800000)"/>
              <draw:equation draw:name="f192" draw:formula="?f12 *sin(pi*(2700000)/10800000)"/>
              <draw:equation draw:name="f193" draw:formula="?f21 +0-?f191 "/>
              <draw:equation draw:name="f194" draw:formula="?f21 +?f191 -0"/>
              <draw:equation draw:name="f195" draw:formula="?f23 +0-?f192 "/>
              <draw:equation draw:name="f196" draw:formula="?f23 +?f192 -0"/>
              <draw:equation draw:name="f197" draw:formula="(?f4 )/60000.0"/>
              <draw:equation draw:name="f198" draw:formula="(?f181 )/60000.0"/>
              <draw:equation draw:name="f199" draw:formula="(?f163 )/60000.0"/>
              <draw:equation draw:name="f200" draw:formula="(?f166 )/60000.0"/>
              <draw:handle draw:handle-position="?f54 ?f55"/>
              <draw:handle draw:handle-position="?f60 ?f61"/>
              <draw:handle draw:handle-radius-range-minimum="0" draw:handle-radius-range-maximum="?f1" draw:handle-position="?f117 ?f118"/>
              <draw:handle draw:handle-radius-range-minimum="0" draw:handle-radius-range-maximum="25000" draw:handle-position="?f68 ?f69"/>
            </draw:enhanced-geometry>
          </draw:custom-shape>
          <draw:custom-shape draw:name="Pfeil: gebogen 19_ 2" draw:style-name="gr103" draw:text-style-name="P9" draw:layer="layout" svg:width="0.631cm" svg:height="0.631cm" draw:transform="rotate (0.785398163397448) translate (7.338cm 8.843cm)">
            <text:p/>
            <draw:enhanced-geometry draw:mirror-horizontal="false" draw:mirror-vertical="true" svg:viewBox="0 0 0 0" draw:text-areas="?f193 ?f195 ?f194 ?f196" draw:type="ooxml-circularArrow" draw:modifiers="12500 1142319 20457681 11486763.0132194 12500" draw:enhanced-path="M ?f60 ?f61 L ?f172 ?f173 ?f54 ?f55 ?f174 ?f175 ?f159 ?f160 Z N" drawooo:enhanced-path="M ?f60 ?f61 G ?f10 ?f12 ?f197 ?f198 L ?f172 ?f173 ?f54 ?f55 ?f174 ?f175 ?f159 ?f160 G ?f13 ?f14 ?f199 ?f200 Z N">
              <draw:equation draw:name="f0" draw:formula="if(0-$4 ,0,if(25000-$4 ,$4 ,25000))"/>
              <draw:equation draw:name="f1" draw:formula="?f0 *2/1"/>
              <draw:equation draw:name="f2" draw:formula="if(0-$0 ,0,if(?f1 -$0 ,$0 ,?f1 ))"/>
              <draw:equation draw:name="f3" draw:formula="if(1-$2 ,1,if(21599999-$2 ,$2 ,21599999))"/>
              <draw:equation draw:name="f4" draw:formula="if(0-$3 ,0,if(21599999-$3 ,$3 ,21599999))"/>
              <draw:equation draw:name="f5" draw:formula="min(logwidth,logheight)"/>
              <draw:equation draw:name="f6" draw:formula="?f5 *?f2 /100000"/>
              <draw:equation draw:name="f7" draw:formula="?f5 *?f0 /100000"/>
              <draw:equation draw:name="f8" draw:formula="?f6 *1/2"/>
              <draw:equation draw:name="f9" draw:formula="logwidth/2"/>
              <draw:equation draw:name="f10" draw:formula="?f9 +?f8 -?f7 "/>
              <draw:equation draw:name="f11" draw:formula="logheight/2"/>
              <draw:equation draw:name="f12" draw:formula="?f11 +?f8 -?f7 "/>
              <draw:equation draw:name="f13" draw:formula="?f10 +0-?f6 "/>
              <draw:equation draw:name="f14" draw:formula="?f12 +0-?f6 "/>
              <draw:equation draw:name="f15" draw:formula="?f13 +?f8 -0"/>
              <draw:equation draw:name="f16" draw:formula="?f14 +?f8 -0"/>
              <draw:equation draw:name="f17" draw:formula="?f15 *sin(pi*(?f3 )/10800000)"/>
              <draw:equation draw:name="f18" draw:formula="?f16 *cos(pi*(?f3 )/10800000)"/>
              <draw:equation draw:name="f19" draw:formula="?f15 *(cos(atan2(?f17 ,?f18 )))"/>
              <draw:equation draw:name="f20" draw:formula="?f16 *(sin(atan2(?f17 ,?f18 )))"/>
              <draw:equation draw:name="f21" draw:formula="logwidth/2"/>
              <draw:equation draw:name="f22" draw:formula="?f21 +?f19 -0"/>
              <draw:equation draw:name="f23" draw:formula="logheight/2"/>
              <draw:equation draw:name="f24" draw:formula="?f23 +?f20 -0"/>
              <draw:equation draw:name="f25" draw:formula="min(?f13 ,?f14 )"/>
              <draw:equation draw:name="f26" draw:formula="?f19 *?f19 /1"/>
              <draw:equation draw:name="f27" draw:formula="?f20 *?f20 /1"/>
              <draw:equation draw:name="f28" draw:formula="?f25 *?f25 /1"/>
              <draw:equation draw:name="f29" draw:formula="?f26 +0-?f28 "/>
              <draw:equation draw:name="f30" draw:formula="?f27 +0-?f28 "/>
              <draw:equation draw:name="f31" draw:formula="?f29 *?f30 /?f26 "/>
              <draw:equation draw:name="f32" draw:formula="?f31 *1/?f27 "/>
              <draw:equation draw:name="f33" draw:formula="1+0-?f32 "/>
              <draw:equation draw:name="f34" draw:formula="sqrt(?f33 )"/>
              <draw:equation draw:name="f35" draw:formula="?f29 *1/?f19 "/>
              <draw:equation draw:name="f36" draw:formula="?f35 *1/?f20 "/>
              <draw:equation draw:name="f37" draw:formula="(1+?f34 )/?f36 "/>
              <draw:equation draw:name="f38" draw:formula="(10800000*atan2(?f37 ,1))/pi"/>
              <draw:equation draw:name="f39" draw:formula="?f38 +21600000-0"/>
              <draw:equation draw:name="f40" draw:formula="if(?f38 ,?f38 ,?f39 )"/>
              <draw:equation draw:name="f41" draw:formula="?f40 +0-?f3 "/>
              <draw:equation draw:name="f42" draw:formula="?f41 +21600000-0"/>
              <draw:equation draw:name="f43" draw:formula="if(?f41 ,?f41 ,?f42 )"/>
              <draw:equation draw:name="f44" draw:formula="?f43 +0-10800000"/>
              <draw:equation draw:name="f45" draw:formula="?f43 +0-21600000"/>
              <draw:equation draw:name="f46" draw:formula="if(?f44 ,?f45 ,?f43 )"/>
              <draw:equation draw:name="f47" draw:formula="abs(?f46 )"/>
              <draw:equation draw:name="f48" draw:formula="if(0-$1 ,0,if(?f47 -$1 ,$1 ,?f47 ))"/>
              <draw:equation draw:name="f49" draw:formula="?f3 +?f48 -0"/>
              <draw:equation draw:name="f50" draw:formula="?f15 *sin(pi*(?f49 )/10800000)"/>
              <draw:equation draw:name="f51" draw:formula="?f16 *cos(pi*(?f49 )/10800000)"/>
              <draw:equation draw:name="f52" draw:formula="?f15 *(cos(atan2(?f50 ,?f51 )))"/>
              <draw:equation draw:name="f53" draw:formula="?f16 *(sin(atan2(?f50 ,?f51 )))"/>
              <draw:equation draw:name="f54" draw:formula="?f21 +?f52 -0"/>
              <draw:equation draw:name="f55" draw:formula="?f23 +?f53 -0"/>
              <draw:equation draw:name="f56" draw:formula="?f10 *sin(pi*(?f4 )/10800000)"/>
              <draw:equation draw:name="f57" draw:formula="?f12 *cos(pi*(?f4 )/10800000)"/>
              <draw:equation draw:name="f58" draw:formula="?f10 *(cos(atan2(?f56 ,?f57 )))"/>
              <draw:equation draw:name="f59" draw:formula="?f12 *(sin(atan2(?f56 ,?f57 )))"/>
              <draw:equation draw:name="f60" draw:formula="?f21 +?f58 -0"/>
              <draw:equation draw:name="f61" draw:formula="?f23 +?f59 -0"/>
              <draw:equation draw:name="f62" draw:formula="?f7 *cos(pi*(?f49 )/10800000)"/>
              <draw:equation draw:name="f63" draw:formula="?f7 *sin(pi*(?f49 )/10800000)"/>
              <draw:equation draw:name="f64" draw:formula="?f22 +?f62 -0"/>
              <draw:equation draw:name="f65" draw:formula="?f24 +?f63 -0"/>
              <draw:equation draw:name="f66" draw:formula="?f7 *cos(pi*(?f49 )/10800000)"/>
              <draw:equation draw:name="f67" draw:formula="?f7 *sin(pi*(?f49 )/10800000)"/>
              <draw:equation draw:name="f68" draw:formula="?f22 +0-?f66 "/>
              <draw:equation draw:name="f69" draw:formula="?f24 +0-?f67 "/>
              <draw:equation draw:name="f70" draw:formula="?f68 +0-?f21 "/>
              <draw:equation draw:name="f71" draw:formula="?f69 +0-?f23 "/>
              <draw:equation draw:name="f72" draw:formula="?f64 +0-?f21 "/>
              <draw:equation draw:name="f73" draw:formula="?f65 +0-?f23 "/>
              <draw:equation draw:name="f74" draw:formula="min(?f10 ,?f12 )"/>
              <draw:equation draw:name="f75" draw:formula="?f70 *?f74 /?f10 "/>
              <draw:equation draw:name="f76" draw:formula="?f71 *?f74 /?f12 "/>
              <draw:equation draw:name="f77" draw:formula="?f72 *?f74 /?f10 "/>
              <draw:equation draw:name="f78" draw:formula="?f73 *?f74 /?f12 "/>
              <draw:equation draw:name="f79" draw:formula="?f77 +0-?f75 "/>
              <draw:equation draw:name="f80" draw:formula="?f78 +0-?f76 "/>
              <draw:equation draw:name="f81" draw:formula="sqrt(?f79 *?f79 +?f80 *?f80 +0*0)"/>
              <draw:equation draw:name="f82" draw:formula="?f75 *?f78 /1"/>
              <draw:equation draw:name="f83" draw:formula="?f77 *?f76 /1"/>
              <draw:equation draw:name="f84" draw:formula="?f82 +0-?f83 "/>
              <draw:equation draw:name="f85" draw:formula="?f74 *?f74 /1"/>
              <draw:equation draw:name="f86" draw:formula="?f81 *?f81 /1"/>
              <draw:equation draw:name="f87" draw:formula="?f85 *?f86 /1"/>
              <draw:equation draw:name="f88" draw:formula="?f84 *?f84 /1"/>
              <draw:equation draw:name="f89" draw:formula="?f87 +0-?f88 "/>
              <draw:equation draw:name="f90" draw:formula="max(?f89 ,0)"/>
              <draw:equation draw:name="f91" draw:formula="sqrt(?f90 )"/>
              <draw:equation draw:name="f92" draw:formula="?f80 *-1/1"/>
              <draw:equation draw:name="f93" draw:formula="if(?f92 ,-1,1)"/>
              <draw:equation draw:name="f94" draw:formula="?f93 *?f79 /1"/>
              <draw:equation draw:name="f95" draw:formula="?f94 *?f91 /1"/>
              <draw:equation draw:name="f96" draw:formula="?f84 *?f80 /1"/>
              <draw:equation draw:name="f97" draw:formula="(?f96 +?f95 )/?f86 "/>
              <draw:equation draw:name="f98" draw:formula="?f96 +0-?f95 "/>
              <draw:equation draw:name="f99" draw:formula="?f98 *1/?f86 "/>
              <draw:equation draw:name="f100" draw:formula="abs(?f80 )"/>
              <draw:equation draw:name="f101" draw:formula="?f100 *?f91 /1"/>
              <draw:equation draw:name="f102" draw:formula="?f84 *?f79 /-1"/>
              <draw:equation draw:name="f103" draw:formula="(?f102 +?f101 )/?f86 "/>
              <draw:equation draw:name="f104" draw:formula="?f102 +0-?f101 "/>
              <draw:equation draw:name="f105" draw:formula="?f104 *1/?f86 "/>
              <draw:equation draw:name="f106" draw:formula="?f77 +0-?f97 "/>
              <draw:equation draw:name="f107" draw:formula="?f77 +0-?f99 "/>
              <draw:equation draw:name="f108" draw:formula="?f78 +0-?f103 "/>
              <draw:equation draw:name="f109" draw:formula="?f78 +0-?f105 "/>
              <draw:equation draw:name="f110" draw:formula="sqrt(?f106 *?f106 +?f108 *?f108 +0*0)"/>
              <draw:equation draw:name="f111" draw:formula="sqrt(?f107 *?f107 +?f109 *?f109 +0*0)"/>
              <draw:equation draw:name="f112" draw:formula="?f111 +0-?f110 "/>
              <draw:equation draw:name="f113" draw:formula="if(?f112 ,?f97 ,?f99 )"/>
              <draw:equation draw:name="f114" draw:formula="if(?f112 ,?f103 ,?f105 )"/>
              <draw:equation draw:name="f115" draw:formula="?f113 *?f10 /?f74 "/>
              <draw:equation draw:name="f116" draw:formula="?f114 *?f12 /?f74 "/>
              <draw:equation draw:name="f117" draw:formula="?f21 +?f115 -0"/>
              <draw:equation draw:name="f118" draw:formula="?f23 +?f116 -0"/>
              <draw:equation draw:name="f119" draw:formula="?f70 *?f25 /?f13 "/>
              <draw:equation draw:name="f120" draw:formula="?f71 *?f25 /?f14 "/>
              <draw:equation draw:name="f121" draw:formula="?f72 *?f25 /?f13 "/>
              <draw:equation draw:name="f122" draw:formula="?f73 *?f25 /?f14 "/>
              <draw:equation draw:name="f123" draw:formula="?f121 +0-?f119 "/>
              <draw:equation draw:name="f124" draw:formula="?f122 +0-?f120 "/>
              <draw:equation draw:name="f125" draw:formula="sqrt(?f123 *?f123 +?f124 *?f124 +0*0)"/>
              <draw:equation draw:name="f126" draw:formula="?f119 *?f122 /1"/>
              <draw:equation draw:name="f127" draw:formula="?f121 *?f120 /1"/>
              <draw:equation draw:name="f128" draw:formula="?f126 +0-?f127 "/>
              <draw:equation draw:name="f129" draw:formula="?f25 *?f25 /1"/>
              <draw:equation draw:name="f130" draw:formula="?f125 *?f125 /1"/>
              <draw:equation draw:name="f131" draw:formula="?f129 *?f130 /1"/>
              <draw:equation draw:name="f132" draw:formula="?f128 *?f128 /1"/>
              <draw:equation draw:name="f133" draw:formula="?f131 +0-?f132 "/>
              <draw:equation draw:name="f134" draw:formula="max(?f133 ,0)"/>
              <draw:equation draw:name="f135" draw:formula="sqrt(?f134 )"/>
              <draw:equation draw:name="f136" draw:formula="?f93 *?f123 /1"/>
              <draw:equation draw:name="f137" draw:formula="?f136 *?f135 /1"/>
              <draw:equation draw:name="f138" draw:formula="?f128 *?f124 /1"/>
              <draw:equation draw:name="f139" draw:formula="(?f138 +?f137 )/?f130 "/>
              <draw:equation draw:name="f140" draw:formula="?f138 +0-?f137 "/>
              <draw:equation draw:name="f141" draw:formula="?f140 *1/?f130 "/>
              <draw:equation draw:name="f142" draw:formula="abs(?f124 )"/>
              <draw:equation draw:name="f143" draw:formula="?f142 *?f135 /1"/>
              <draw:equation draw:name="f144" draw:formula="?f128 *?f123 /-1"/>
              <draw:equation draw:name="f145" draw:formula="(?f144 +?f143 )/?f130 "/>
              <draw:equation draw:name="f146" draw:formula="?f144 +0-?f143 "/>
              <draw:equation draw:name="f147" draw:formula="?f146 *1/?f130 "/>
              <draw:equation draw:name="f148" draw:formula="?f119 +0-?f139 "/>
              <draw:equation draw:name="f149" draw:formula="?f119 +0-?f141 "/>
              <draw:equation draw:name="f150" draw:formula="?f120 +0-?f145 "/>
              <draw:equation draw:name="f151" draw:formula="?f120 +0-?f147 "/>
              <draw:equation draw:name="f152" draw:formula="sqrt(?f148 *?f148 +?f150 *?f150 +0*0)"/>
              <draw:equation draw:name="f153" draw:formula="sqrt(?f149 *?f149 +?f151 *?f151 +0*0)"/>
              <draw:equation draw:name="f154" draw:formula="?f153 +0-?f152 "/>
              <draw:equation draw:name="f155" draw:formula="if(?f154 ,?f139 ,?f141 )"/>
              <draw:equation draw:name="f156" draw:formula="if(?f154 ,?f145 ,?f147 )"/>
              <draw:equation draw:name="f157" draw:formula="?f155 *?f13 /?f25 "/>
              <draw:equation draw:name="f158" draw:formula="?f156 *?f14 /?f25 "/>
              <draw:equation draw:name="f159" draw:formula="?f21 +?f157 -0"/>
              <draw:equation draw:name="f160" draw:formula="?f23 +?f158 -0"/>
              <draw:equation draw:name="f161" draw:formula="(10800000*atan2(?f158 ,?f157 ))/pi"/>
              <draw:equation draw:name="f162" draw:formula="?f161 +21600000-0"/>
              <draw:equation draw:name="f163" draw:formula="if(?f161 ,?f161 ,?f162 )"/>
              <draw:equation draw:name="f164" draw:formula="?f4 +0-?f163 "/>
              <draw:equation draw:name="f165" draw:formula="?f164 +0-21600000"/>
              <draw:equation draw:name="f166" draw:formula="if(?f164 ,?f165 ,?f164 )"/>
              <draw:equation draw:name="f167" draw:formula="?f117 +0-?f159 "/>
              <draw:equation draw:name="f168" draw:formula="?f118 +0-?f160 "/>
              <draw:equation draw:name="f169" draw:formula="sqrt(?f167 *?f167 +?f168 *?f168 +0*0)"/>
              <draw:equation draw:name="f170" draw:formula="?f169 *1/2"/>
              <draw:equation draw:name="f171" draw:formula="?f170 +0-?f7 "/>
              <draw:equation draw:name="f172" draw:formula="if(?f171 ,?f117 ,?f64 )"/>
              <draw:equation draw:name="f173" draw:formula="if(?f171 ,?f118 ,?f65 )"/>
              <draw:equation draw:name="f174" draw:formula="if(?f171 ,?f159 ,?f68 )"/>
              <draw:equation draw:name="f175" draw:formula="if(?f171 ,?f160 ,?f69 )"/>
              <draw:equation draw:name="f176" draw:formula="(10800000*atan2(?f116 ,?f115 ))/pi"/>
              <draw:equation draw:name="f177" draw:formula="?f176 +21600000-0"/>
              <draw:equation draw:name="f178" draw:formula="if(?f176 ,?f176 ,?f177 )"/>
              <draw:equation draw:name="f179" draw:formula="?f178 +0-?f4 "/>
              <draw:equation draw:name="f180" draw:formula="?f179 +21600000-0"/>
              <draw:equation draw:name="f181" draw:formula="if(?f179 ,?f179 ,?f180 )"/>
              <draw:equation draw:name="f182" draw:formula="?f15 *sin(pi*(?f4 )/10800000)"/>
              <draw:equation draw:name="f183" draw:formula="?f16 *cos(pi*(?f4 )/10800000)"/>
              <draw:equation draw:name="f184" draw:formula="?f15 *(cos(atan2(?f182 ,?f183 )))"/>
              <draw:equation draw:name="f185" draw:formula="?f16 *(sin(atan2(?f182 ,?f183 )))"/>
              <draw:equation draw:name="f186" draw:formula="?f21 +?f184 -0"/>
              <draw:equation draw:name="f187" draw:formula="?f23 +?f185 -0"/>
              <draw:equation draw:name="f188" draw:formula="?f4 +0-5400000"/>
              <draw:equation draw:name="f189" draw:formula="?f49 +5400000-0"/>
              <draw:equation draw:name="f190" draw:formula="?f49 +10800000-0"/>
              <draw:equation draw:name="f191" draw:formula="?f10 *cos(pi*(2700000)/10800000)"/>
              <draw:equation draw:name="f192" draw:formula="?f12 *sin(pi*(2700000)/10800000)"/>
              <draw:equation draw:name="f193" draw:formula="?f21 +0-?f191 "/>
              <draw:equation draw:name="f194" draw:formula="?f21 +?f191 -0"/>
              <draw:equation draw:name="f195" draw:formula="?f23 +0-?f192 "/>
              <draw:equation draw:name="f196" draw:formula="?f23 +?f192 -0"/>
              <draw:equation draw:name="f197" draw:formula="(?f4 )/60000.0"/>
              <draw:equation draw:name="f198" draw:formula="(?f181 )/60000.0"/>
              <draw:equation draw:name="f199" draw:formula="(?f163 )/60000.0"/>
              <draw:equation draw:name="f200" draw:formula="(?f166 )/60000.0"/>
              <draw:handle draw:handle-position="?f54 ?f55"/>
              <draw:handle draw:handle-position="?f60 ?f61"/>
              <draw:handle draw:handle-radius-range-minimum="0" draw:handle-radius-range-maximum="?f1" draw:handle-position="?f117 ?f118"/>
              <draw:handle draw:handle-radius-range-minimum="0" draw:handle-radius-range-maximum="25000" draw:handle-position="?f68 ?f69"/>
            </draw:enhanced-geometry>
          </draw:custom-shape>
        </draw:g>
        <draw:connector draw:style-name="gr6" draw:text-style-name="P5" draw:layer="layout" svg:x1="9.88cm" svg:y1="7.445cm" svg:x2="15.701cm" svg:y2="7.445cm" draw:start-shape="id10" draw:start-glue-point="1" draw:end-shape="id11" draw:end-glue-point="3" svg:d="M9880 7445h5821" svg:viewBox="0 0 5822 1">
          <text:p/>
        </draw:connector>
        <draw:line draw:style-name="gr7" draw:text-style-name="P5" draw:layer="layout" svg:x1="15.7cm" svg:y1="9.032cm" svg:x2="16.018cm" svg:y2="9.032cm">
          <text:p/>
        </draw:line>
        <draw:line draw:style-name="gr7" draw:text-style-name="P5" xml:id="id9" draw:id="id9" draw:layer="layout" svg:x1="15.701cm" svg:y1="9.35cm" svg:x2="16.019cm" svg:y2="9.35cm">
          <text:p/>
        </draw:line>
        <draw:line draw:style-name="gr7" draw:text-style-name="P5" draw:layer="layout" svg:x1="15.701cm" svg:y1="9.667cm" svg:x2="16.019cm" svg:y2="9.667cm">
          <text:p/>
        </draw:line>
        <draw:g>
          <draw:g>
            <draw:custom-shape draw:style-name="gr13" draw:text-style-name="P11" draw:layer="layout" svg:width="1.271cm" svg:height="0.318cm" svg:x="15.593cm" svg:y="4.891cm">
              <text:p text:style-name="P10"><text:span text:style-name="T2">PC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 draw:name="desktop 1">
              <draw:g>
                <draw:g>
                  <draw:rect draw:style-name="gr104" draw:text-style-name="P12" draw:layer="layout" svg:width="0.575cm" svg:height="1.167cm" svg:x="17.03cm" svg:y="5.326cm">
                    <text:p/>
                  </draw:rect>
                  <draw:line draw:style-name="gr105" draw:text-style-name="P12" draw:layer="layout" svg:x1="17.088cm" svg:y1="5.909cm" svg:x2="17.548cm" svg:y2="5.909cm">
                    <text:p/>
                  </draw:line>
                  <draw:line draw:style-name="gr106" draw:text-style-name="P12" draw:layer="layout" svg:x1="17.145cm" svg:y1="6.318cm" svg:x2="17.49cm" svg:y2="6.318cm">
                    <text:p/>
                  </draw:line>
                  <draw:line draw:style-name="gr107" draw:text-style-name="P12" draw:layer="layout" svg:x1="17.145cm" svg:y1="6.259cm" svg:x2="17.49cm" svg:y2="6.259cm">
                    <text:p/>
                  </draw:line>
                  <draw:line draw:style-name="gr108" draw:text-style-name="P12" draw:layer="layout" svg:x1="17.088cm" svg:y1="5.442cm" svg:x2="17.088cm" svg:y2="5.384cm">
                    <text:p/>
                  </draw:line>
                  <draw:line draw:style-name="gr109" draw:text-style-name="P12" draw:layer="layout" svg:x1="17.088cm" svg:y1="5.559cm" svg:x2="17.088cm" svg:y2="5.501cm">
                    <text:p/>
                  </draw:line>
                  <draw:line draw:style-name="gr110" draw:text-style-name="P12" draw:layer="layout" svg:x1="17.145cm" svg:y1="5.442cm" svg:x2="17.145cm" svg:y2="5.384cm">
                    <text:p/>
                  </draw:line>
                  <draw:line draw:style-name="gr111" draw:text-style-name="P12" draw:layer="layout" svg:x1="17.145cm" svg:y1="5.559cm" svg:x2="17.145cm" svg:y2="5.501cm">
                    <text:p/>
                  </draw:line>
                  <draw:line draw:style-name="gr112" draw:text-style-name="P12" draw:layer="layout" svg:x1="17.26cm" svg:y1="5.442cm" svg:x2="17.26cm" svg:y2="5.384cm">
                    <text:p/>
                  </draw:line>
                  <draw:line draw:style-name="gr113" draw:text-style-name="P12" draw:layer="layout" svg:x1="17.26cm" svg:y1="5.559cm" svg:x2="17.26cm" svg:y2="5.501cm">
                    <text:p/>
                  </draw:line>
                  <draw:line draw:style-name="gr114" draw:text-style-name="P12" draw:layer="layout" svg:x1="17.318cm" svg:y1="5.442cm" svg:x2="17.318cm" svg:y2="5.384cm">
                    <text:p/>
                  </draw:line>
                  <draw:line draw:style-name="gr115" draw:text-style-name="P12" draw:layer="layout" svg:x1="17.318cm" svg:y1="5.559cm" svg:x2="17.318cm" svg:y2="5.501cm">
                    <text:p/>
                  </draw:line>
                  <draw:line draw:style-name="gr116" draw:text-style-name="P12" draw:layer="layout" svg:x1="17.433cm" svg:y1="5.442cm" svg:x2="17.433cm" svg:y2="5.384cm">
                    <text:p/>
                  </draw:line>
                  <draw:line draw:style-name="gr117" draw:text-style-name="P12" draw:layer="layout" svg:x1="17.433cm" svg:y1="5.559cm" svg:x2="17.433cm" svg:y2="5.501cm">
                    <text:p/>
                  </draw:line>
                  <draw:line draw:style-name="gr118" draw:text-style-name="P12" draw:layer="layout" svg:x1="17.49cm" svg:y1="5.442cm" svg:x2="17.49cm" svg:y2="5.384cm">
                    <text:p/>
                  </draw:line>
                  <draw:line draw:style-name="gr119" draw:text-style-name="P12" draw:layer="layout" svg:x1="17.49cm" svg:y1="5.559cm" svg:x2="17.49cm" svg:y2="5.501cm">
                    <text:p/>
                  </draw:line>
                </draw:g>
                <draw:g>
                  <draw:custom-shape draw:style-name="gr120" draw:text-style-name="P13" draw:layer="layout" svg:width="1.15cm" svg:height="0.817cm" svg:x="15.708cm" svg:y="5.209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rect draw:style-name="gr121" draw:text-style-name="P14" draw:layer="layout" svg:width="0.92cm" svg:height="0.583cm" svg:x="15.823cm" svg:y="5.326cm">
                    <text:p/>
                  </draw:rect>
                  <draw:custom-shape draw:style-name="gr122" draw:text-style-name="P15" draw:layer="layout" svg:width="0.23cm" svg:height="0.116cm" svg:x="16.168cm" svg:y="6.026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123" draw:text-style-name="P15" draw:layer="layout" svg:width="1.38cm" svg:height="0.35cm" svg:x="15.593cm" svg:y="6.143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  <draw:custom-shape draw:style-name="gr124" draw:text-style-name="P16" draw:layer="layout" svg:width="0.23cm" svg:height="0.061cm" svg:x="16.168cm" svg:y="6.361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  <draw:custom-shape draw:style-name="gr125" draw:text-style-name="P15" draw:layer="layout" svg:width="1.15cm" svg:height="0.177cm" svg:x="15.708cm" svg:y="6.184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</draw:g>
              </draw:g>
            </draw:g>
          </draw:g>
          <draw:line draw:style-name="gr7" draw:text-style-name="P5" draw:layer="layout" svg:x1="15.7cm" svg:y1="5.222cm" svg:x2="16.018cm" svg:y2="5.222cm">
            <text:p/>
          </draw:line>
          <draw:line draw:style-name="gr7" draw:text-style-name="P5" draw:layer="layout" svg:x1="15.701cm" svg:y1="5.54cm" svg:x2="16.019cm" svg:y2="5.54cm">
            <text:p/>
          </draw:line>
          <draw:line draw:style-name="gr7" draw:text-style-name="P5" draw:layer="layout" svg:x1="15.701cm" svg:y1="5.857cm" svg:x2="16.019cm" svg:y2="5.857cm">
            <text:p/>
          </draw:line>
        </draw:g>
        <draw:g>
          <draw:g>
            <draw:custom-shape draw:style-name="gr13" draw:text-style-name="P11" draw:layer="layout" svg:width="1.271cm" svg:height="0.318cm" svg:x="15.593cm" svg:y="6.795cm">
              <text:p text:style-name="P10"><text:span text:style-name="T2">PC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 draw:name="desktop 1">
              <draw:g>
                <draw:g>
                  <draw:rect draw:style-name="gr126" draw:text-style-name="P12" draw:layer="layout" svg:width="0.575cm" svg:height="1.167cm" svg:x="17.03cm" svg:y="7.23cm">
                    <text:p/>
                  </draw:rect>
                  <draw:line draw:style-name="gr127" draw:text-style-name="P12" draw:layer="layout" svg:x1="17.088cm" svg:y1="7.813cm" svg:x2="17.548cm" svg:y2="7.813cm">
                    <text:p/>
                  </draw:line>
                  <draw:line draw:style-name="gr128" draw:text-style-name="P12" draw:layer="layout" svg:x1="17.145cm" svg:y1="8.222cm" svg:x2="17.49cm" svg:y2="8.222cm">
                    <text:p/>
                  </draw:line>
                  <draw:line draw:style-name="gr129" draw:text-style-name="P12" draw:layer="layout" svg:x1="17.145cm" svg:y1="8.163cm" svg:x2="17.49cm" svg:y2="8.163cm">
                    <text:p/>
                  </draw:line>
                  <draw:line draw:style-name="gr130" draw:text-style-name="P12" draw:layer="layout" svg:x1="17.088cm" svg:y1="7.346cm" svg:x2="17.088cm" svg:y2="7.288cm">
                    <text:p/>
                  </draw:line>
                  <draw:line draw:style-name="gr131" draw:text-style-name="P12" draw:layer="layout" svg:x1="17.088cm" svg:y1="7.463cm" svg:x2="17.088cm" svg:y2="7.405cm">
                    <text:p/>
                  </draw:line>
                  <draw:line draw:style-name="gr132" draw:text-style-name="P12" draw:layer="layout" svg:x1="17.145cm" svg:y1="7.346cm" svg:x2="17.145cm" svg:y2="7.288cm">
                    <text:p/>
                  </draw:line>
                  <draw:line draw:style-name="gr133" draw:text-style-name="P12" draw:layer="layout" svg:x1="17.145cm" svg:y1="7.463cm" svg:x2="17.145cm" svg:y2="7.405cm">
                    <text:p/>
                  </draw:line>
                  <draw:line draw:style-name="gr134" draw:text-style-name="P12" draw:layer="layout" svg:x1="17.26cm" svg:y1="7.346cm" svg:x2="17.26cm" svg:y2="7.288cm">
                    <text:p/>
                  </draw:line>
                  <draw:line draw:style-name="gr135" draw:text-style-name="P12" draw:layer="layout" svg:x1="17.26cm" svg:y1="7.463cm" svg:x2="17.26cm" svg:y2="7.405cm">
                    <text:p/>
                  </draw:line>
                  <draw:line draw:style-name="gr136" draw:text-style-name="P12" draw:layer="layout" svg:x1="17.318cm" svg:y1="7.346cm" svg:x2="17.318cm" svg:y2="7.288cm">
                    <text:p/>
                  </draw:line>
                  <draw:line draw:style-name="gr137" draw:text-style-name="P12" draw:layer="layout" svg:x1="17.318cm" svg:y1="7.463cm" svg:x2="17.318cm" svg:y2="7.405cm">
                    <text:p/>
                  </draw:line>
                  <draw:line draw:style-name="gr138" draw:text-style-name="P12" draw:layer="layout" svg:x1="17.433cm" svg:y1="7.346cm" svg:x2="17.433cm" svg:y2="7.288cm">
                    <text:p/>
                  </draw:line>
                  <draw:line draw:style-name="gr139" draw:text-style-name="P12" draw:layer="layout" svg:x1="17.433cm" svg:y1="7.463cm" svg:x2="17.433cm" svg:y2="7.405cm">
                    <text:p/>
                  </draw:line>
                  <draw:line draw:style-name="gr140" draw:text-style-name="P12" draw:layer="layout" svg:x1="17.49cm" svg:y1="7.346cm" svg:x2="17.49cm" svg:y2="7.288cm">
                    <text:p/>
                  </draw:line>
                  <draw:line draw:style-name="gr141" draw:text-style-name="P12" draw:layer="layout" svg:x1="17.49cm" svg:y1="7.463cm" svg:x2="17.49cm" svg:y2="7.405cm">
                    <text:p/>
                  </draw:line>
                </draw:g>
                <draw:g>
                  <draw:custom-shape draw:style-name="gr142" draw:text-style-name="P13" draw:layer="layout" svg:width="1.15cm" svg:height="0.817cm" svg:x="15.708cm" svg:y="7.113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rect draw:style-name="gr143" draw:text-style-name="P14" draw:layer="layout" svg:width="0.92cm" svg:height="0.583cm" svg:x="15.823cm" svg:y="7.23cm">
                    <text:p/>
                  </draw:rect>
                  <draw:custom-shape draw:style-name="gr144" draw:text-style-name="P15" draw:layer="layout" svg:width="0.23cm" svg:height="0.116cm" svg:x="16.168cm" svg:y="7.93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145" draw:text-style-name="P15" draw:layer="layout" svg:width="1.38cm" svg:height="0.35cm" svg:x="15.593cm" svg:y="8.047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  <draw:custom-shape draw:style-name="gr146" draw:text-style-name="P16" draw:layer="layout" svg:width="0.23cm" svg:height="0.061cm" svg:x="16.168cm" svg:y="8.265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  <draw:custom-shape draw:style-name="gr147" draw:text-style-name="P15" draw:layer="layout" svg:width="1.15cm" svg:height="0.177cm" svg:x="15.708cm" svg:y="8.088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</draw:g>
              </draw:g>
            </draw:g>
          </draw:g>
          <draw:line draw:style-name="gr7" draw:text-style-name="P5" draw:layer="layout" svg:x1="15.7cm" svg:y1="7.126cm" svg:x2="16.018cm" svg:y2="7.126cm">
            <text:p/>
          </draw:line>
          <draw:line draw:style-name="gr7" draw:text-style-name="P5" draw:layer="layout" svg:x1="15.701cm" svg:y1="7.444cm" svg:x2="16.019cm" svg:y2="7.444cm">
            <text:p/>
          </draw:line>
          <draw:line draw:style-name="gr7" draw:text-style-name="P5" draw:layer="layout" svg:x1="15.701cm" svg:y1="7.761cm" svg:x2="16.019cm" svg:y2="7.761cm">
            <text:p/>
          </draw:line>
        </draw:g>
        <draw:g>
          <draw:g>
            <draw:custom-shape draw:style-name="gr13" draw:text-style-name="P11" draw:layer="layout" svg:width="1.271cm" svg:height="0.318cm" svg:x="15.593cm" svg:y="8.7cm">
              <text:p text:style-name="P10"><text:span text:style-name="T2">PC4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 draw:name="desktop 1">
              <draw:g>
                <draw:g>
                  <draw:rect draw:style-name="gr148" draw:text-style-name="P12" draw:layer="layout" svg:width="0.575cm" svg:height="1.167cm" svg:x="17.03cm" svg:y="9.135cm">
                    <text:p/>
                  </draw:rect>
                  <draw:line draw:style-name="gr149" draw:text-style-name="P12" draw:layer="layout" svg:x1="17.088cm" svg:y1="9.718cm" svg:x2="17.548cm" svg:y2="9.718cm">
                    <text:p/>
                  </draw:line>
                  <draw:line draw:style-name="gr150" draw:text-style-name="P12" draw:layer="layout" svg:x1="17.145cm" svg:y1="10.127cm" svg:x2="17.49cm" svg:y2="10.127cm">
                    <text:p/>
                  </draw:line>
                  <draw:line draw:style-name="gr151" draw:text-style-name="P12" draw:layer="layout" svg:x1="17.145cm" svg:y1="10.068cm" svg:x2="17.49cm" svg:y2="10.068cm">
                    <text:p/>
                  </draw:line>
                  <draw:line draw:style-name="gr152" draw:text-style-name="P12" draw:layer="layout" svg:x1="17.088cm" svg:y1="9.251cm" svg:x2="17.088cm" svg:y2="9.193cm">
                    <text:p/>
                  </draw:line>
                  <draw:line draw:style-name="gr153" draw:text-style-name="P12" draw:layer="layout" svg:x1="17.088cm" svg:y1="9.368cm" svg:x2="17.088cm" svg:y2="9.31cm">
                    <text:p/>
                  </draw:line>
                  <draw:line draw:style-name="gr154" draw:text-style-name="P12" draw:layer="layout" svg:x1="17.145cm" svg:y1="9.251cm" svg:x2="17.145cm" svg:y2="9.193cm">
                    <text:p/>
                  </draw:line>
                  <draw:line draw:style-name="gr155" draw:text-style-name="P12" draw:layer="layout" svg:x1="17.145cm" svg:y1="9.368cm" svg:x2="17.145cm" svg:y2="9.31cm">
                    <text:p/>
                  </draw:line>
                  <draw:line draw:style-name="gr156" draw:text-style-name="P12" draw:layer="layout" svg:x1="17.26cm" svg:y1="9.251cm" svg:x2="17.26cm" svg:y2="9.193cm">
                    <text:p/>
                  </draw:line>
                  <draw:line draw:style-name="gr157" draw:text-style-name="P12" draw:layer="layout" svg:x1="17.26cm" svg:y1="9.368cm" svg:x2="17.26cm" svg:y2="9.31cm">
                    <text:p/>
                  </draw:line>
                  <draw:line draw:style-name="gr158" draw:text-style-name="P12" draw:layer="layout" svg:x1="17.318cm" svg:y1="9.251cm" svg:x2="17.318cm" svg:y2="9.193cm">
                    <text:p/>
                  </draw:line>
                  <draw:line draw:style-name="gr159" draw:text-style-name="P12" draw:layer="layout" svg:x1="17.318cm" svg:y1="9.368cm" svg:x2="17.318cm" svg:y2="9.31cm">
                    <text:p/>
                  </draw:line>
                  <draw:line draw:style-name="gr160" draw:text-style-name="P12" draw:layer="layout" svg:x1="17.433cm" svg:y1="9.251cm" svg:x2="17.433cm" svg:y2="9.193cm">
                    <text:p/>
                  </draw:line>
                  <draw:line draw:style-name="gr161" draw:text-style-name="P12" draw:layer="layout" svg:x1="17.433cm" svg:y1="9.368cm" svg:x2="17.433cm" svg:y2="9.31cm">
                    <text:p/>
                  </draw:line>
                  <draw:line draw:style-name="gr162" draw:text-style-name="P12" draw:layer="layout" svg:x1="17.49cm" svg:y1="9.251cm" svg:x2="17.49cm" svg:y2="9.193cm">
                    <text:p/>
                  </draw:line>
                  <draw:line draw:style-name="gr163" draw:text-style-name="P12" draw:layer="layout" svg:x1="17.49cm" svg:y1="9.368cm" svg:x2="17.49cm" svg:y2="9.31cm">
                    <text:p/>
                  </draw:line>
                </draw:g>
                <draw:g>
                  <draw:custom-shape draw:style-name="gr164" draw:text-style-name="P13" draw:layer="layout" svg:width="1.15cm" svg:height="0.817cm" svg:x="15.708cm" svg:y="9.018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rect draw:style-name="gr165" draw:text-style-name="P14" draw:layer="layout" svg:width="0.92cm" svg:height="0.583cm" svg:x="15.823cm" svg:y="9.135cm">
                    <text:p/>
                  </draw:rect>
                  <draw:custom-shape draw:style-name="gr166" draw:text-style-name="P15" draw:layer="layout" svg:width="0.23cm" svg:height="0.116cm" svg:x="16.168cm" svg:y="9.835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167" draw:text-style-name="P15" draw:layer="layout" svg:width="1.38cm" svg:height="0.35cm" svg:x="15.593cm" svg:y="9.952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  <draw:custom-shape draw:style-name="gr168" draw:text-style-name="P16" draw:layer="layout" svg:width="0.23cm" svg:height="0.061cm" svg:x="16.168cm" svg:y="10.17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  <draw:custom-shape draw:style-name="gr169" draw:text-style-name="P15" draw:layer="layout" svg:width="1.15cm" svg:height="0.177cm" svg:x="15.708cm" svg:y="9.993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</draw:g>
              </draw:g>
            </draw:g>
          </draw:g>
          <draw:line draw:style-name="gr7" draw:text-style-name="P5" draw:layer="layout" svg:x1="15.7cm" svg:y1="9.031cm" svg:x2="16.018cm" svg:y2="9.031cm">
            <text:p/>
          </draw:line>
          <draw:line draw:style-name="gr7" draw:text-style-name="P5" draw:layer="layout" svg:x1="15.701cm" svg:y1="9.349cm" svg:x2="16.019cm" svg:y2="9.349cm">
            <text:p/>
          </draw:line>
          <draw:line draw:style-name="gr7" draw:text-style-name="P5" draw:layer="layout" svg:x1="15.701cm" svg:y1="9.666cm" svg:x2="16.019cm" svg:y2="9.666cm">
            <text:p/>
          </draw:line>
        </draw:g>
        <draw:g>
          <draw:custom-shape draw:style-name="gr13" draw:text-style-name="P11" draw:layer="layout" svg:width="1.271cm" svg:height="0.318cm" svg:x="8.08cm" svg:y="6.478cm">
            <text:p text:style-name="P10"><text:span text:style-name="T2">PC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name="desktop 1">
            <draw:g>
              <draw:g>
                <draw:rect draw:style-name="gr170" draw:text-style-name="P12" draw:layer="layout" svg:width="0.575cm" svg:height="1.167cm" svg:x="9.517cm" svg:y="6.913cm">
                  <text:p/>
                </draw:rect>
                <draw:line draw:style-name="gr171" draw:text-style-name="P12" draw:layer="layout" svg:x1="9.575cm" svg:y1="7.496cm" svg:x2="10.035cm" svg:y2="7.496cm">
                  <text:p/>
                </draw:line>
                <draw:line draw:style-name="gr172" draw:text-style-name="P12" draw:layer="layout" svg:x1="9.632cm" svg:y1="7.905cm" svg:x2="9.977cm" svg:y2="7.905cm">
                  <text:p/>
                </draw:line>
                <draw:line draw:style-name="gr173" draw:text-style-name="P12" draw:layer="layout" svg:x1="9.632cm" svg:y1="7.846cm" svg:x2="9.977cm" svg:y2="7.846cm">
                  <text:p/>
                </draw:line>
                <draw:line draw:style-name="gr174" draw:text-style-name="P12" draw:layer="layout" svg:x1="9.575cm" svg:y1="7.029cm" svg:x2="9.575cm" svg:y2="6.971cm">
                  <text:p/>
                </draw:line>
                <draw:line draw:style-name="gr175" draw:text-style-name="P12" draw:layer="layout" svg:x1="9.575cm" svg:y1="7.146cm" svg:x2="9.575cm" svg:y2="7.088cm">
                  <text:p/>
                </draw:line>
                <draw:line draw:style-name="gr176" draw:text-style-name="P12" draw:layer="layout" svg:x1="9.632cm" svg:y1="7.029cm" svg:x2="9.632cm" svg:y2="6.971cm">
                  <text:p/>
                </draw:line>
                <draw:line draw:style-name="gr177" draw:text-style-name="P12" draw:layer="layout" svg:x1="9.632cm" svg:y1="7.146cm" svg:x2="9.632cm" svg:y2="7.088cm">
                  <text:p/>
                </draw:line>
                <draw:line draw:style-name="gr178" draw:text-style-name="P12" draw:layer="layout" svg:x1="9.747cm" svg:y1="7.029cm" svg:x2="9.747cm" svg:y2="6.971cm">
                  <text:p/>
                </draw:line>
                <draw:line draw:style-name="gr179" draw:text-style-name="P12" draw:layer="layout" svg:x1="9.747cm" svg:y1="7.146cm" svg:x2="9.747cm" svg:y2="7.088cm">
                  <text:p/>
                </draw:line>
                <draw:line draw:style-name="gr180" draw:text-style-name="P12" draw:layer="layout" svg:x1="9.805cm" svg:y1="7.029cm" svg:x2="9.805cm" svg:y2="6.971cm">
                  <text:p/>
                </draw:line>
                <draw:line draw:style-name="gr181" draw:text-style-name="P12" draw:layer="layout" svg:x1="9.805cm" svg:y1="7.146cm" svg:x2="9.805cm" svg:y2="7.088cm">
                  <text:p/>
                </draw:line>
                <draw:line draw:style-name="gr182" draw:text-style-name="P12" draw:layer="layout" svg:x1="9.92cm" svg:y1="7.029cm" svg:x2="9.92cm" svg:y2="6.971cm">
                  <text:p/>
                </draw:line>
                <draw:line draw:style-name="gr183" draw:text-style-name="P12" draw:layer="layout" svg:x1="9.92cm" svg:y1="7.146cm" svg:x2="9.92cm" svg:y2="7.088cm">
                  <text:p/>
                </draw:line>
                <draw:line draw:style-name="gr184" draw:text-style-name="P12" draw:layer="layout" svg:x1="9.977cm" svg:y1="7.029cm" svg:x2="9.977cm" svg:y2="6.971cm">
                  <text:p/>
                </draw:line>
                <draw:line draw:style-name="gr185" draw:text-style-name="P12" draw:layer="layout" svg:x1="9.977cm" svg:y1="7.146cm" svg:x2="9.977cm" svg:y2="7.088cm">
                  <text:p/>
                </draw:line>
              </draw:g>
              <draw:g>
                <draw:custom-shape draw:style-name="gr186" draw:text-style-name="P13" draw:layer="layout" svg:width="1.15cm" svg:height="0.817cm" svg:x="8.195cm" svg:y="6.79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rect draw:style-name="gr187" draw:text-style-name="P14" draw:layer="layout" svg:width="0.92cm" svg:height="0.583cm" svg:x="8.31cm" svg:y="6.913cm">
                  <text:p/>
                </draw:rect>
                <draw:custom-shape draw:style-name="gr188" draw:text-style-name="P15" draw:layer="layout" svg:width="0.23cm" svg:height="0.116cm" svg:x="8.655cm" svg:y="7.61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9" draw:text-style-name="P15" draw:layer="layout" svg:width="1.38cm" svg:height="0.35cm" svg:x="8.08cm" svg:y="7.73cm">
                  <text:p/>
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  <draw:custom-shape draw:style-name="gr190" draw:text-style-name="P16" draw:layer="layout" svg:width="0.23cm" svg:height="0.061cm" svg:x="8.655cm" svg:y="7.948cm">
                  <text:p/>
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  <draw:custom-shape draw:style-name="gr191" draw:text-style-name="P15" draw:layer="layout" svg:width="1.15cm" svg:height="0.177cm" svg:x="8.195cm" svg:y="7.771cm">
                  <text:p/>
    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</draw:g>
            </draw:g>
          </draw:g>
        </draw:g>
        <draw:line draw:style-name="gr7" draw:text-style-name="P5" draw:layer="layout" svg:x1="8.187cm" svg:y1="6.809cm" svg:x2="8.505cm" svg:y2="6.809cm">
          <text:p/>
        </draw:line>
        <draw:line draw:style-name="gr7" draw:text-style-name="P5" draw:layer="layout" svg:x1="8.188cm" svg:y1="7.127cm" svg:x2="8.506cm" svg:y2="7.127cm">
          <text:p/>
        </draw:line>
        <draw:line draw:style-name="gr7" draw:text-style-name="P5" draw:layer="layout" svg:x1="8.188cm" svg:y1="7.444cm" svg:x2="8.506cm" svg:y2="7.444cm">
          <text:p/>
        </draw:line>
      </draw:page>
      <draw:page draw:name="page3" draw:style-name="dp1" draw:master-page-name="Default">
        <draw:custom-shape draw:style-name="gr192" draw:text-style-name="P1" draw:layer="layout" svg:width="13.97cm" svg:height="7.62cm" svg:x="3.952cm" svg:y="3cm">
          <text:p/>
          <draw:enhanced-geometry svg:viewBox="0 0 21600 21600" draw:type="rectangle" draw:enhanced-path="M 0 0 L 21600 0 21600 21600 0 21600 0 0 Z N"/>
        </draw:custom-shape>
        <draw:custom-shape draw:style-name="gr193" draw:text-style-name="P20" xml:id="id12" draw:id="id12" draw:layer="layout" svg:width="2.54cm" svg:height="0.635cm" svg:x="5.857cm" svg:y="3.952cm">
          <text:p text:style-name="P19"><text:span text:style-name="T3">Comunicación</text:span></text:p>
          <draw:enhanced-geometry svg:viewBox="0 0 21600 21600" draw:type="rectangle" draw:enhanced-path="M 0 0 L 21600 0 21600 21600 0 21600 0 0 Z N"/>
        </draw:custom-shape>
        <draw:custom-shape draw:style-name="gr193" draw:text-style-name="P21" xml:id="id13" draw:id="id13" draw:layer="layout" svg:width="2.54cm" svg:height="0.635cm" svg:x="7.762cm" svg:y="4.904cm">
          <text:p text:style-name="P19"><text:span text:style-name="T3">Planeación</text:span></text:p>
          <draw:enhanced-geometry svg:viewBox="0 0 21600 21600" draw:type="rectangle" draw:enhanced-path="M 0 0 L 21600 0 21600 21600 0 21600 0 0 Z N"/>
        </draw:custom-shape>
        <draw:custom-shape draw:style-name="gr193" draw:text-style-name="P21" xml:id="id14" draw:id="id14" draw:layer="layout" svg:width="2.54cm" svg:height="0.635cm" svg:x="9.667cm" svg:y="5.857cm">
          <text:p text:style-name="P19"><text:span text:style-name="T3">Modelado</text:span></text:p>
          <draw:enhanced-geometry svg:viewBox="0 0 21600 21600" draw:type="rectangle" draw:enhanced-path="M 0 0 L 21600 0 21600 21600 0 21600 0 0 Z N"/>
        </draw:custom-shape>
        <draw:custom-shape draw:style-name="gr193" draw:text-style-name="P21" xml:id="id15" draw:id="id15" draw:layer="layout" svg:width="2.54cm" svg:height="0.635cm" svg:x="11.572cm" svg:y="6.809cm">
          <text:p text:style-name="P19"><text:span text:style-name="T3">Construcción</text:span></text:p>
          <draw:enhanced-geometry svg:viewBox="0 0 21600 21600" draw:type="rectangle" draw:enhanced-path="M 0 0 L 21600 0 21600 21600 0 21600 0 0 Z N"/>
        </draw:custom-shape>
        <draw:custom-shape draw:style-name="gr193" draw:text-style-name="P21" xml:id="id16" draw:id="id16" draw:layer="layout" svg:width="2.54cm" svg:height="0.635cm" svg:x="13.477cm" svg:y="7.762cm">
          <text:p text:style-name="P19"><text:span text:style-name="T3">Despliegue</text:span></text:p>
          <draw:enhanced-geometry svg:viewBox="0 0 21600 21600" draw:type="rectangle" draw:enhanced-path="M 0 0 L 21600 0 21600 21600 0 21600 0 0 Z N"/>
        </draw:custom-shape>
        <draw:connector draw:style-name="gr194" draw:text-style-name="P22" draw:layer="layout" svg:x1="8.397cm" svg:y1="4.269cm" svg:x2="9.032cm" svg:y2="4.904cm" draw:start-shape="id12" draw:start-glue-point="1" draw:end-shape="id13" draw:end-glue-point="0" svg:d="M8397 4269h635v635" svg:viewBox="0 0 636 636">
          <text:p/>
        </draw:connector>
        <draw:connector draw:style-name="gr194" draw:text-style-name="P5" draw:layer="layout" svg:x1="10.302cm" svg:y1="5.221cm" svg:x2="10.937cm" svg:y2="5.857cm" draw:start-shape="id13" draw:start-glue-point="1" draw:end-shape="id14" draw:end-glue-point="0" svg:d="M10302 5221h635v636" svg:viewBox="0 0 636 637">
          <text:p/>
        </draw:connector>
        <draw:connector draw:style-name="gr194" draw:text-style-name="P5" draw:layer="layout" svg:x1="12.207cm" svg:y1="6.174cm" svg:x2="12.842cm" svg:y2="6.809cm" draw:start-shape="id14" draw:start-glue-point="1" draw:end-shape="id15" draw:end-glue-point="0" svg:d="M12207 6174h635v635" svg:viewBox="0 0 636 636">
          <text:p/>
        </draw:connector>
        <draw:connector draw:style-name="gr194" draw:text-style-name="P5" draw:layer="layout" svg:x1="14.112cm" svg:y1="7.126cm" svg:x2="14.747cm" svg:y2="7.762cm" draw:start-shape="id15" draw:start-glue-point="1" draw:end-shape="id16" svg:d="M14112 7126h635v636" svg:viewBox="0 0 636 637">
          <text:p/>
        </draw:connector>
        <draw:custom-shape draw:style-name="gr193" draw:text-style-name="P21" xml:id="id17" draw:id="id17" draw:layer="layout" svg:width="2.54cm" svg:height="0.635cm" svg:x="5.857cm" svg:y="11.572cm">
          <text:p text:style-name="P19"><text:span text:style-name="T3">Análisis</text:span></text:p>
          <draw:enhanced-geometry svg:viewBox="0 0 21600 21600" draw:type="rectangle" draw:enhanced-path="M 0 0 L 21600 0 21600 21600 0 21600 0 0 Z N"/>
        </draw:custom-shape>
        <draw:custom-shape draw:style-name="gr193" draw:text-style-name="P21" xml:id="id18" draw:id="id18" draw:layer="layout" svg:width="2.54cm" svg:height="0.635cm" svg:x="7.762cm" svg:y="12.524cm">
          <text:p text:style-name="P19"><text:span text:style-name="T3">Diseño</text:span></text:p>
          <draw:enhanced-geometry svg:viewBox="0 0 21600 21600" draw:type="rectangle" draw:enhanced-path="M 0 0 L 21600 0 21600 21600 0 21600 0 0 Z N"/>
        </draw:custom-shape>
        <draw:custom-shape draw:style-name="gr193" draw:text-style-name="P21" xml:id="id19" draw:id="id19" draw:layer="layout" svg:width="2.54cm" svg:height="0.635cm" svg:x="9.667cm" svg:y="13.477cm">
          <text:p text:style-name="P19"><text:span text:style-name="T3">Código</text:span></text:p>
          <draw:enhanced-geometry svg:viewBox="0 0 21600 21600" draw:type="rectangle" draw:enhanced-path="M 0 0 L 21600 0 21600 21600 0 21600 0 0 Z N"/>
        </draw:custom-shape>
        <draw:custom-shape draw:style-name="gr193" draw:text-style-name="P21" xml:id="id20" draw:id="id20" draw:layer="layout" svg:width="2.54cm" svg:height="0.635cm" svg:x="11.572cm" svg:y="14.429cm">
          <text:p text:style-name="P19"><text:span text:style-name="T3">Prueba</text:span></text:p>
          <draw:enhanced-geometry svg:viewBox="0 0 21600 21600" draw:type="rectangle" draw:enhanced-path="M 0 0 L 21600 0 21600 21600 0 21600 0 0 Z N"/>
        </draw:custom-shape>
        <draw:connector draw:style-name="gr194" draw:text-style-name="P22" draw:layer="layout" svg:x1="8.397cm" svg:y1="11.889cm" svg:x2="9.032cm" svg:y2="12.524cm" draw:start-shape="id17" draw:start-glue-point="1" draw:end-shape="id18" draw:end-glue-point="0" svg:d="M8397 11889h635v635" svg:viewBox="0 0 636 636">
          <text:p/>
        </draw:connector>
        <draw:connector draw:style-name="gr194" draw:text-style-name="P5" draw:layer="layout" svg:x1="10.302cm" svg:y1="12.841cm" svg:x2="10.937cm" svg:y2="13.477cm" draw:start-shape="id18" draw:start-glue-point="1" draw:end-shape="id19" draw:end-glue-point="0" svg:d="M10302 12841h635v636" svg:viewBox="0 0 636 637">
          <text:p/>
        </draw:connector>
        <draw:connector draw:style-name="gr194" draw:text-style-name="P5" draw:layer="layout" svg:x1="12.207cm" svg:y1="13.794cm" svg:x2="12.842cm" svg:y2="14.429cm" draw:start-shape="id19" draw:start-glue-point="1" draw:end-shape="id20" draw:end-glue-point="0" svg:d="M12207 13794h635v635" svg:viewBox="0 0 636 636">
          <text:p/>
        </draw:connector>
      </draw:page>
      <draw:page draw:name="page4" draw:style-name="dp1" draw:master-page-name="Default">
        <draw:custom-shape draw:style-name="gr1" draw:text-style-name="P1" draw:layer="layout" svg:width="13.97cm" svg:height="9.842cm" svg:x="3.952cm" svg:y="3cm">
          <text:p/>
          <draw:enhanced-geometry svg:viewBox="0 0 21600 21600" draw:type="rectangle" draw:enhanced-path="M 0 0 L 21600 0 21600 21600 0 21600 0 0 Z N"/>
        </draw:custom-shape>
        <draw:custom-shape draw:style-name="gr195" draw:text-style-name="P11" draw:layer="layout" svg:width="2.223cm" svg:height="0.952cm" svg:x="3.635cm" svg:y="3.318cm">
          <text:p text:style-name="P10"><text:span text:style-name="T2">Incremento 1</text:span></text:p>
          <draw:enhanced-geometry svg:viewBox="0 0 21600 21600" draw:type="rectangle" draw:enhanced-path="M 0 0 L 21600 0 21600 21600 0 21600 0 0 Z N"/>
        </draw:custom-shape>
        <draw:custom-shape draw:style-name="gr196" draw:text-style-name="P11" draw:layer="layout" svg:width="2.54cm" svg:height="0.952cm" svg:x="13.795cm" svg:y="3.317cm">
          <text:p text:style-name="P10"><text:span text:style-name="T2">Entrega del </text:span></text:p>
          <text:p text:style-name="P10"><text:span text:style-name="T2">1º incremento</text:span></text:p>
          <draw:enhanced-geometry svg:viewBox="0 0 21600 21600" draw:type="rectangle" draw:enhanced-path="M 0 0 L 21600 0 21600 21600 0 21600 0 0 Z N"/>
        </draw:custom-shape>
        <draw:custom-shape draw:style-name="gr197" draw:text-style-name="P24" xml:id="id21" draw:id="id21" draw:layer="layout" svg:width="1.551cm" svg:height="0.952cm" svg:x="5.789cm" svg:y="3.318cm">
          <text:p text:style-name="P23"><text:span text:style-name="T3">Análisis</text:span></text:p>
          <draw:enhanced-geometry svg:viewBox="0 0 21600 21600" draw:type="rectangle" draw:enhanced-path="M 0 0 L 21600 0 21600 21600 0 21600 0 0 Z N"/>
        </draw:custom-shape>
        <draw:custom-shape draw:style-name="gr198" draw:text-style-name="P11" xml:id="id22" draw:id="id22" draw:layer="layout" svg:width="1.553cm" svg:height="0.952cm" svg:x="7.961cm" svg:y="3.318cm">
          <text:p text:style-name="P10"><text:span text:style-name="T2">Diseño</text:span></text:p>
          <draw:enhanced-geometry svg:viewBox="0 0 21600 21600" draw:type="rectangle" draw:enhanced-path="M 0 0 L 21600 0 21600 21600 0 21600 0 0 Z N"/>
        </draw:custom-shape>
        <draw:custom-shape draw:style-name="gr199" draw:text-style-name="P11" xml:id="id23" draw:id="id23" draw:layer="layout" svg:width="1.552cm" svg:height="0.952cm" svg:x="10.135cm" svg:y="3.318cm">
          <text:p text:style-name="P10"><text:span text:style-name="T2">Códi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8" draw:text-style-name="P11" xml:id="id24" draw:id="id24" draw:layer="layout" svg:width="1.553cm" svg:height="0.952cm" svg:x="12.307cm" svg:y="3.318cm">
          <text:p text:style-name="P10"><text:span text:style-name="T2">Prueba</text:span></text:p>
          <draw:enhanced-geometry svg:viewBox="0 0 21600 21600" draw:type="rectangle" draw:enhanced-path="M 0 0 L 21600 0 21600 21600 0 21600 0 0 Z N"/>
        </draw:custom-shape>
        <draw:connector draw:style-name="gr200" draw:text-style-name="P25" draw:layer="layout" draw:type="line" svg:x1="7.34cm" svg:y1="3.794cm" svg:x2="7.961cm" svg:y2="3.794cm" draw:start-shape="id21" draw:start-glue-point="1" draw:end-shape="id22" draw:end-glue-point="3" svg:d="M7340 3794h621" svg:viewBox="0 0 622 1">
          <text:p/>
        </draw:connector>
        <draw:connector draw:style-name="gr201" draw:text-style-name="P25" draw:layer="layout" draw:type="line" svg:x1="9.514cm" svg:y1="3.794cm" svg:x2="10.135cm" svg:y2="3.794cm" draw:start-shape="id22" draw:start-glue-point="1" draw:end-shape="id23" draw:end-glue-point="3" svg:d="M9514 3794h621" svg:viewBox="0 0 622 1">
          <text:p/>
        </draw:connector>
        <draw:connector draw:style-name="gr201" draw:text-style-name="P25" draw:layer="layout" draw:type="line" svg:x1="11.687cm" svg:y1="3.794cm" svg:x2="12.307cm" svg:y2="3.794cm" draw:start-shape="id23" draw:start-glue-point="1" draw:end-shape="id24" draw:end-glue-point="3" svg:d="M11687 3794h620" svg:viewBox="0 0 621 1">
          <text:p/>
        </draw:connector>
        <draw:custom-shape draw:style-name="gr195" draw:text-style-name="P11" draw:layer="layout" svg:width="2.223cm" svg:height="0.952cm" svg:x="4.27cm" svg:y="4.905cm">
          <text:p text:style-name="P10"><text:span text:style-name="T2">Incremento 2</text:span></text:p>
          <draw:enhanced-geometry svg:viewBox="0 0 21600 21600" draw:type="rectangle" draw:enhanced-path="M 0 0 L 21600 0 21600 21600 0 21600 0 0 Z N"/>
        </draw:custom-shape>
        <draw:custom-shape draw:style-name="gr196" draw:text-style-name="P11" draw:layer="layout" svg:width="2.54cm" svg:height="0.952cm" svg:x="14.43cm" svg:y="4.904cm">
          <text:p text:style-name="P10"><text:span text:style-name="T2">Entrega del </text:span></text:p>
          <text:p text:style-name="P10"><text:span text:style-name="T2">2º incremento</text:span></text:p>
          <draw:enhanced-geometry svg:viewBox="0 0 21600 21600" draw:type="rectangle" draw:enhanced-path="M 0 0 L 21600 0 21600 21600 0 21600 0 0 Z N"/>
        </draw:custom-shape>
        <draw:custom-shape draw:style-name="gr197" draw:text-style-name="P24" xml:id="id25" draw:id="id25" draw:layer="layout" svg:width="1.551cm" svg:height="0.952cm" svg:x="6.424cm" svg:y="4.905cm">
          <text:p text:style-name="P23"><text:span text:style-name="T3">Análisis</text:span></text:p>
          <draw:enhanced-geometry svg:viewBox="0 0 21600 21600" draw:type="rectangle" draw:enhanced-path="M 0 0 L 21600 0 21600 21600 0 21600 0 0 Z N"/>
        </draw:custom-shape>
        <draw:custom-shape draw:style-name="gr198" draw:text-style-name="P11" xml:id="id26" draw:id="id26" draw:layer="layout" svg:width="1.553cm" svg:height="0.952cm" svg:x="8.596cm" svg:y="4.905cm">
          <text:p text:style-name="P10"><text:span text:style-name="T2">Diseño</text:span></text:p>
          <draw:enhanced-geometry svg:viewBox="0 0 21600 21600" draw:type="rectangle" draw:enhanced-path="M 0 0 L 21600 0 21600 21600 0 21600 0 0 Z N"/>
        </draw:custom-shape>
        <draw:custom-shape draw:style-name="gr199" draw:text-style-name="P11" xml:id="id27" draw:id="id27" draw:layer="layout" svg:width="1.552cm" svg:height="0.952cm" svg:x="10.77cm" svg:y="4.905cm">
          <text:p text:style-name="P10"><text:span text:style-name="T2">Códi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8" draw:text-style-name="P11" xml:id="id28" draw:id="id28" draw:layer="layout" svg:width="1.553cm" svg:height="0.952cm" svg:x="12.942cm" svg:y="4.905cm">
          <text:p text:style-name="P10"><text:span text:style-name="T2">Prueba</text:span></text:p>
          <draw:enhanced-geometry svg:viewBox="0 0 21600 21600" draw:type="rectangle" draw:enhanced-path="M 0 0 L 21600 0 21600 21600 0 21600 0 0 Z N"/>
        </draw:custom-shape>
        <draw:connector draw:style-name="gr201" draw:text-style-name="P25" draw:layer="layout" draw:type="line" svg:x1="7.975cm" svg:y1="5.381cm" svg:x2="8.596cm" svg:y2="5.381cm" draw:start-shape="id25" draw:start-glue-point="1" draw:end-shape="id26" draw:end-glue-point="3" svg:d="M7975 5381h621" svg:viewBox="0 0 622 1">
          <text:p/>
        </draw:connector>
        <draw:connector draw:style-name="gr201" draw:text-style-name="P25" draw:layer="layout" draw:type="line" svg:x1="10.149cm" svg:y1="5.381cm" svg:x2="10.77cm" svg:y2="5.381cm" draw:start-shape="id26" draw:start-glue-point="1" draw:end-shape="id27" draw:end-glue-point="3" svg:d="M10149 5381h621" svg:viewBox="0 0 622 1">
          <text:p/>
        </draw:connector>
        <draw:connector draw:style-name="gr201" draw:text-style-name="P25" draw:layer="layout" draw:type="line" svg:x1="12.322cm" svg:y1="5.381cm" svg:x2="12.942cm" svg:y2="5.381cm" draw:start-shape="id27" draw:start-glue-point="1" draw:end-shape="id28" draw:end-glue-point="3" svg:d="M12322 5381h620" svg:viewBox="0 0 621 1">
          <text:p/>
        </draw:connector>
        <draw:custom-shape draw:style-name="gr195" draw:text-style-name="P11" draw:layer="layout" svg:width="2.223cm" svg:height="0.952cm" svg:x="4.905cm" svg:y="6.493cm">
          <text:p text:style-name="P10"><text:span text:style-name="T2">Incremento 3</text:span></text:p>
          <draw:enhanced-geometry svg:viewBox="0 0 21600 21600" draw:type="rectangle" draw:enhanced-path="M 0 0 L 21600 0 21600 21600 0 21600 0 0 Z N"/>
        </draw:custom-shape>
        <draw:custom-shape draw:style-name="gr196" draw:text-style-name="P11" draw:layer="layout" svg:width="2.54cm" svg:height="0.952cm" svg:x="15.065cm" svg:y="6.492cm">
          <text:p text:style-name="P10"><text:span text:style-name="T2">Entrega del </text:span></text:p>
          <text:p text:style-name="P10"><text:span text:style-name="T2">3º incremento</text:span></text:p>
          <draw:enhanced-geometry svg:viewBox="0 0 21600 21600" draw:type="rectangle" draw:enhanced-path="M 0 0 L 21600 0 21600 21600 0 21600 0 0 Z N"/>
        </draw:custom-shape>
        <draw:custom-shape draw:style-name="gr197" draw:text-style-name="P24" xml:id="id29" draw:id="id29" draw:layer="layout" svg:width="1.551cm" svg:height="0.952cm" svg:x="7.059cm" svg:y="6.493cm">
          <text:p text:style-name="P23"><text:span text:style-name="T3">Análisis</text:span></text:p>
          <draw:enhanced-geometry svg:viewBox="0 0 21600 21600" draw:type="rectangle" draw:enhanced-path="M 0 0 L 21600 0 21600 21600 0 21600 0 0 Z N"/>
        </draw:custom-shape>
        <draw:custom-shape draw:style-name="gr198" draw:text-style-name="P11" xml:id="id30" draw:id="id30" draw:layer="layout" svg:width="1.553cm" svg:height="0.952cm" svg:x="9.231cm" svg:y="6.493cm">
          <text:p text:style-name="P10"><text:span text:style-name="T2">Diseño</text:span></text:p>
          <draw:enhanced-geometry svg:viewBox="0 0 21600 21600" draw:type="rectangle" draw:enhanced-path="M 0 0 L 21600 0 21600 21600 0 21600 0 0 Z N"/>
        </draw:custom-shape>
        <draw:custom-shape draw:style-name="gr199" draw:text-style-name="P11" xml:id="id31" draw:id="id31" draw:layer="layout" svg:width="1.552cm" svg:height="0.952cm" svg:x="11.405cm" svg:y="6.493cm">
          <text:p text:style-name="P10"><text:span text:style-name="T2">Códi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8" draw:text-style-name="P11" xml:id="id32" draw:id="id32" draw:layer="layout" svg:width="1.553cm" svg:height="0.952cm" svg:x="13.577cm" svg:y="6.493cm">
          <text:p text:style-name="P10"><text:span text:style-name="T2">Prueba</text:span></text:p>
          <draw:enhanced-geometry svg:viewBox="0 0 21600 21600" draw:type="rectangle" draw:enhanced-path="M 0 0 L 21600 0 21600 21600 0 21600 0 0 Z N"/>
        </draw:custom-shape>
        <draw:connector draw:style-name="gr201" draw:text-style-name="P25" draw:layer="layout" draw:type="line" svg:x1="8.61cm" svg:y1="6.969cm" svg:x2="9.231cm" svg:y2="6.969cm" draw:start-shape="id29" draw:start-glue-point="1" draw:end-shape="id30" draw:end-glue-point="3" svg:d="M8610 6969h621" svg:viewBox="0 0 622 1">
          <text:p/>
        </draw:connector>
        <draw:connector draw:style-name="gr201" draw:text-style-name="P25" draw:layer="layout" draw:type="line" svg:x1="10.784cm" svg:y1="6.969cm" svg:x2="11.405cm" svg:y2="6.969cm" draw:start-shape="id30" draw:start-glue-point="1" draw:end-shape="id31" draw:end-glue-point="3" svg:d="M10784 6969h621" svg:viewBox="0 0 622 1">
          <text:p/>
        </draw:connector>
        <draw:connector draw:style-name="gr201" draw:text-style-name="P25" draw:layer="layout" draw:type="line" svg:x1="12.957cm" svg:y1="6.969cm" svg:x2="13.577cm" svg:y2="6.969cm" draw:start-shape="id31" draw:start-glue-point="1" draw:end-shape="id32" draw:end-glue-point="3" svg:d="M12957 6969h620" svg:viewBox="0 0 621 1">
          <text:p/>
        </draw:connector>
        <draw:custom-shape draw:style-name="gr195" draw:text-style-name="P11" draw:layer="layout" svg:width="2.223cm" svg:height="0.952cm" svg:x="5.54cm" svg:y="8.08cm">
          <text:p text:style-name="P10"><text:span text:style-name="T2">Incremento 4</text:span></text:p>
          <draw:enhanced-geometry svg:viewBox="0 0 21600 21600" draw:type="rectangle" draw:enhanced-path="M 0 0 L 21600 0 21600 21600 0 21600 0 0 Z N"/>
        </draw:custom-shape>
        <draw:custom-shape draw:style-name="gr196" draw:text-style-name="P11" draw:layer="layout" svg:width="2.54cm" svg:height="0.952cm" svg:x="15.7cm" svg:y="8.079cm">
          <text:p text:style-name="P10"><text:span text:style-name="T2">Entrega del </text:span></text:p>
          <text:p text:style-name="P10"><text:span text:style-name="T2">4º incremento</text:span></text:p>
          <draw:enhanced-geometry svg:viewBox="0 0 21600 21600" draw:type="rectangle" draw:enhanced-path="M 0 0 L 21600 0 21600 21600 0 21600 0 0 Z N"/>
        </draw:custom-shape>
        <draw:custom-shape draw:style-name="gr197" draw:text-style-name="P24" xml:id="id33" draw:id="id33" draw:layer="layout" svg:width="1.551cm" svg:height="0.952cm" svg:x="7.694cm" svg:y="8.08cm">
          <text:p text:style-name="P23"><text:span text:style-name="T3">Análisis</text:span></text:p>
          <draw:enhanced-geometry svg:viewBox="0 0 21600 21600" draw:type="rectangle" draw:enhanced-path="M 0 0 L 21600 0 21600 21600 0 21600 0 0 Z N"/>
        </draw:custom-shape>
        <draw:custom-shape draw:style-name="gr198" draw:text-style-name="P11" xml:id="id34" draw:id="id34" draw:layer="layout" svg:width="1.553cm" svg:height="0.952cm" svg:x="9.866cm" svg:y="8.08cm">
          <text:p text:style-name="P10"><text:span text:style-name="T2">Diseño</text:span></text:p>
          <draw:enhanced-geometry svg:viewBox="0 0 21600 21600" draw:type="rectangle" draw:enhanced-path="M 0 0 L 21600 0 21600 21600 0 21600 0 0 Z N"/>
        </draw:custom-shape>
        <draw:custom-shape draw:style-name="gr199" draw:text-style-name="P11" xml:id="id35" draw:id="id35" draw:layer="layout" svg:width="1.552cm" svg:height="0.952cm" svg:x="12.04cm" svg:y="8.08cm">
          <text:p text:style-name="P10"><text:span text:style-name="T2">Códi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8" draw:text-style-name="P11" xml:id="id36" draw:id="id36" draw:layer="layout" svg:width="1.553cm" svg:height="0.952cm" svg:x="14.212cm" svg:y="8.08cm">
          <text:p text:style-name="P10"><text:span text:style-name="T2">Prueba</text:span></text:p>
          <draw:enhanced-geometry svg:viewBox="0 0 21600 21600" draw:type="rectangle" draw:enhanced-path="M 0 0 L 21600 0 21600 21600 0 21600 0 0 Z N"/>
        </draw:custom-shape>
        <draw:connector draw:style-name="gr201" draw:text-style-name="P25" draw:layer="layout" draw:type="line" svg:x1="9.245cm" svg:y1="8.556cm" svg:x2="9.866cm" svg:y2="8.556cm" draw:start-shape="id33" draw:start-glue-point="1" draw:end-shape="id34" draw:end-glue-point="3" svg:d="M9245 8556h621" svg:viewBox="0 0 622 1">
          <text:p/>
        </draw:connector>
        <draw:connector draw:style-name="gr201" draw:text-style-name="P25" draw:layer="layout" draw:type="line" svg:x1="11.419cm" svg:y1="8.556cm" svg:x2="12.04cm" svg:y2="8.556cm" draw:start-shape="id34" draw:start-glue-point="1" draw:end-shape="id35" draw:end-glue-point="3" svg:d="M11419 8556h621" svg:viewBox="0 0 622 1">
          <text:p/>
        </draw:connector>
        <draw:connector draw:style-name="gr201" draw:text-style-name="P25" draw:layer="layout" draw:type="line" svg:x1="13.592cm" svg:y1="8.556cm" svg:x2="14.212cm" svg:y2="8.556cm" draw:start-shape="id35" draw:start-glue-point="1" draw:end-shape="id36" draw:end-glue-point="3" svg:d="M13592 8556h620" svg:viewBox="0 0 621 1">
          <text:p/>
        </draw:connector>
      </draw:page>
      <draw:page draw:name="page5" draw:style-name="dp1" draw:master-page-name="Default">
        <draw:custom-shape draw:style-name="gr1" draw:text-style-name="P1" draw:layer="layout" svg:width="13.97cm" svg:height="9.842cm" svg:x="3.952cm" svg:y="3cm">
          <text:p/>
          <draw:enhanced-geometry svg:viewBox="0 0 21600 21600" draw:type="rectangle" draw:enhanced-path="M 0 0 L 21600 0 21600 21600 0 21600 0 0 Z N"/>
        </draw:custom-shape>
        <draw:line draw:style-name="gr202" draw:text-style-name="P26" draw:layer="layout" svg:x1="10.888cm" svg:y1="10.938cm" svg:x2="17.146cm" svg:y2="3.635cm">
          <text:p/>
        </draw:line>
        <draw:line draw:style-name="gr203" draw:text-style-name="P26" draw:layer="layout" svg:x1="4.346cm" svg:y1="3.635cm" svg:x2="10.604cm" svg:y2="10.938cm">
          <text:p/>
        </draw:line>
        <draw:custom-shape draw:style-name="gr204" draw:text-style-name="P28" xml:id="id44" draw:id="id44" draw:layer="layout" svg:width="2.669cm" svg:height="0.952cm" svg:x="3.953cm" svg:y="4.271cm">
          <text:p text:style-name="P27"><text:span text:style-name="T4">Modelado de los requerimien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4" draw:text-style-name="P28" xml:id="id42" draw:id="id42" draw:layer="layout" svg:width="2.669cm" svg:height="0.952cm" svg:x="5.199cm" svg:y="5.858cm">
          <text:p text:style-name="P27"><text:span text:style-name="T4">Diseño de la arquitectu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5" draw:text-style-name="P28" xml:id="id40" draw:id="id40" draw:layer="layout" svg:width="2.668cm" svg:height="0.952cm" svg:x="6.513cm" svg:y="7.445cm">
          <text:p text:style-name="P27"><text:span text:style-name="T4">Diseño de los componentes</text:span></text:p>
          <draw:enhanced-geometry svg:viewBox="0 0 21600 21600" draw:type="rectangle" draw:enhanced-path="M 0 0 L 21600 0 21600 21600 0 21600 0 0 Z N"/>
        </draw:custom-shape>
        <draw:custom-shape draw:style-name="gr205" draw:text-style-name="P28" xml:id="id38" draw:id="id38" draw:layer="layout" svg:width="2.668cm" svg:height="0.952cm" svg:x="7.76cm" svg:y="9.033cm">
          <text:p text:style-name="P27"><text:span text:style-name="T4">Generación de código</text:span></text:p>
          <draw:enhanced-geometry svg:viewBox="0 0 21600 21600" draw:type="rectangle" draw:enhanced-path="M 0 0 L 21600 0 21600 21600 0 21600 0 0 Z N"/>
        </draw:custom-shape>
        <draw:custom-shape draw:style-name="gr204" draw:text-style-name="P28" xml:id="id43" draw:id="id43" draw:layer="layout" svg:width="2.669cm" svg:height="0.952cm" svg:x="14.936cm" svg:y="4.27cm">
          <text:p text:style-name="P27"><text:span text:style-name="T4">Pruebas de aceptación</text:span></text:p>
          <draw:enhanced-geometry svg:viewBox="0 0 21600 21600" draw:type="rectangle" draw:enhanced-path="M 0 0 L 21600 0 21600 21600 0 21600 0 0 Z N"/>
        </draw:custom-shape>
        <draw:custom-shape draw:style-name="gr204" draw:text-style-name="P28" xml:id="id41" draw:id="id41" draw:layer="layout" svg:width="2.669cm" svg:height="0.952cm" svg:x="13.623cm" svg:y="5.858cm">
          <text:p text:style-name="P27"><text:span text:style-name="T4">Pruebas del sistema</text:span></text:p>
          <draw:enhanced-geometry svg:viewBox="0 0 21600 21600" draw:type="rectangle" draw:enhanced-path="M 0 0 L 21600 0 21600 21600 0 21600 0 0 Z N"/>
        </draw:custom-shape>
        <draw:custom-shape draw:style-name="gr205" draw:text-style-name="P28" xml:id="id39" draw:id="id39" draw:layer="layout" svg:width="2.668cm" svg:height="0.952cm" svg:x="12.377cm" svg:y="7.446cm">
          <text:p text:style-name="P27"><text:span text:style-name="T4">Pruebas de integración</text:span></text:p>
          <draw:enhanced-geometry svg:viewBox="0 0 21600 21600" draw:type="rectangle" draw:enhanced-path="M 0 0 L 21600 0 21600 21600 0 21600 0 0 Z N"/>
        </draw:custom-shape>
        <draw:custom-shape draw:style-name="gr204" draw:text-style-name="P28" xml:id="id37" draw:id="id37" draw:layer="layout" svg:width="2.669cm" svg:height="0.952cm" svg:x="11.063cm" svg:y="9.033cm">
          <text:p text:style-name="P27"><text:span text:style-name="T4">Pruebas unitarias</text:span></text:p>
          <draw:enhanced-geometry svg:viewBox="0 0 21600 21600" draw:type="rectangle" draw:enhanced-path="M 0 0 L 21600 0 21600 21600 0 21600 0 0 Z N"/>
        </draw:custom-shape>
        <draw:custom-shape draw:style-name="gr206" draw:text-style-name="P28" draw:layer="layout" svg:width="2.667cm" svg:height="0.952cm" svg:x="9.467cm" svg:y="10.938cm">
          <text:p text:style-name="P27"><text:span text:style-name="T4">Software ejecu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7" draw:text-style-name="P26" draw:layer="layout" draw:type="line" svg:x1="11.063cm" svg:y1="9.509cm" svg:x2="10.428cm" svg:y2="9.509cm" draw:start-shape="id37" draw:start-glue-point="3" draw:end-shape="id38" draw:end-glue-point="1" svg:d="M11063 9509h-635" svg:viewBox="0 0 636 1">
          <text:p/>
        </draw:connector>
        <draw:connector draw:style-name="gr208" draw:text-style-name="P26" draw:layer="layout" draw:type="line" svg:x1="12.377cm" svg:y1="7.922cm" svg:x2="9.181cm" svg:y2="7.921cm" draw:start-shape="id39" draw:start-glue-point="3" draw:end-shape="id40" draw:end-glue-point="1" svg:d="M12377 7922l-3196-1" svg:viewBox="0 0 3197 2">
          <text:p/>
        </draw:connector>
        <draw:connector draw:style-name="gr209" draw:text-style-name="P26" draw:layer="layout" draw:type="line" svg:x1="13.623cm" svg:y1="6.334cm" svg:x2="7.868cm" svg:y2="6.334cm" draw:start-shape="id41" draw:start-glue-point="3" draw:end-shape="id42" draw:end-glue-point="1" svg:d="M13623 6334h-5755" svg:viewBox="0 0 5756 1">
          <text:p/>
        </draw:connector>
        <draw:connector draw:style-name="gr210" draw:text-style-name="P26" draw:layer="layout" draw:type="line" svg:x1="14.936cm" svg:y1="4.746cm" svg:x2="6.622cm" svg:y2="4.747cm" draw:start-shape="id43" draw:start-glue-point="3" draw:end-shape="id44" draw:end-glue-point="1" svg:d="M14936 4746l-8314 1" svg:viewBox="0 0 8315 2">
          <text:p/>
        </draw:connector>
        <draw:line draw:style-name="gr211" draw:text-style-name="P26" draw:layer="layout" svg:x1="13.732cm" svg:y1="5.858cm" svg:x2="6.622cm" svg:y2="5.223cm">
          <text:p/>
        </draw:line>
        <draw:line draw:style-name="gr211" draw:text-style-name="P26" draw:layer="layout" svg:x1="12.595cm" svg:y1="7.445cm" svg:x2="7.76cm" svg:y2="6.81cm">
          <text:p/>
        </draw:line>
        <draw:line draw:style-name="gr211" draw:text-style-name="P26" draw:layer="layout" svg:x1="11.173cm" svg:y1="9.003cm" svg:x2="9.182cm" svg:y2="8.368cm">
          <text:p/>
        </draw:line>
      </draw:page>
      <draw:page draw:name="page6" draw:style-name="dp1" draw:master-page-name="Default">
        <draw:custom-shape draw:style-name="gr212" draw:text-style-name="P1" draw:layer="layout" svg:width="13.97cm" svg:height="11.43cm" svg:x="3.952cm" svg:y="3cm">
          <text:p/>
          <draw:enhanced-geometry svg:viewBox="0 0 21600 21600" draw:type="rectangle" draw:enhanced-path="M 0 0 L 21600 0 21600 21600 0 21600 0 0 Z N"/>
        </draw:custom-shape>
        <draw:g xml:id="id47" draw:id="id47">
          <draw:custom-shape draw:style-name="gr213" draw:text-style-name="P29" xml:id="id46" draw:id="id46" draw:layer="layout" svg:width="1.905cm" svg:height="1.27cm" svg:x="11.439cm" svg:y="7.127cm">
            <text:p text:style-name="P30"><text:span text:style-name="T1"/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214" draw:text-style-name="P29" draw:layer="layout" svg:x1="12.202cm" svg:y1="7.762cm" svg:x2="12.583cm" svg:y2="7.762cm">
            <text:p text:style-name="P6"><text:span text:style-name="T1">¿Falló?</text:span></text:p>
          </draw:line>
        </draw:g>
        <draw:custom-shape draw:style-name="gr215" draw:text-style-name="P31" xml:id="id45" draw:id="id45" draw:layer="layout" svg:width="2.54cm" svg:height="0.953cm" svg:x="11.121cm" svg:y="5.539cm">
          <text:p text:style-name="P30"><text:span text:style-name="T1">Ejecutar el escenar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5" draw:layer="layout" svg:x1="12.391cm" svg:y1="6.492cm" svg:x2="12.392cm" svg:y2="7.127cm" draw:start-shape="id45" draw:start-glue-point="2" draw:end-shape="id46" draw:end-glue-point="4" svg:d="M12391 6492v317h1v318" svg:viewBox="0 0 2 636">
          <text:p/>
        </draw:connector>
        <draw:custom-shape draw:style-name="gr215" draw:text-style-name="P31" xml:id="id49" draw:id="id49" draw:layer="layout" svg:width="2.54cm" svg:height="0.953cm" svg:x="11.121cm" svg:y="3.951cm">
          <text:p text:style-name="P30"><text:span text:style-name="T1">Escribir un escenar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5" draw:text-style-name="P31" xml:id="id48" draw:id="id48" draw:layer="layout" svg:width="2.54cm" svg:height="0.953cm" svg:x="11.121cm" svg:y="9.032cm">
          <text:p text:style-name="P30"><text:span text:style-name="T1">Implementar Step defin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6" draw:text-style-name="P8" draw:layer="layout" svg:x1="12.391cm" svg:y1="8.397cm" svg:x2="12.391cm" svg:y2="9.032cm" draw:start-shape="id47" draw:start-glue-point="2" draw:end-shape="id48" draw:end-glue-point="0" svg:d="M12391 8397v635" svg:viewBox="0 0 1 636">
          <text:p text:style-name="P6"><text:span text:style-name="T1"><text:s text:c="9"/></text:span><text:span text:style-name="T1">Si</text:span></text:p>
        </draw:connector>
        <draw:connector draw:style-name="gr2" draw:text-style-name="P5" draw:layer="layout" svg:x1="12.391cm" svg:y1="4.904cm" svg:x2="12.391cm" svg:y2="5.539cm" draw:start-shape="id49" draw:start-glue-point="2" draw:end-shape="id45" draw:end-glue-point="0" svg:d="M12391 4904v635" svg:viewBox="0 0 1 636">
          <text:p/>
        </draw:connector>
        <draw:connector draw:style-name="gr216" draw:text-style-name="P32" draw:layer="layout" svg:x1="13.344cm" svg:y1="7.762cm" svg:x2="13.661cm" svg:y2="4.427cm" draw:start-shape="id47" draw:start-glue-point="1" draw:end-shape="id49" draw:end-glue-point="1" svg:d="M13344 7762h818v-3335h-501" svg:viewBox="0 0 819 3336">
          <text:p text:style-name="P6"><text:s text:c="11"/><text:span text:style-name="T1">No</text:span></text:p>
        </draw:connector>
        <draw:line draw:style-name="gr217" draw:text-style-name="P6" draw:layer="layout" svg:x1="12.391cm" svg:y1="3.952cm" svg:x2="12.391cm" svg:y2="3.317cm">
          <text:p/>
        </draw:line>
        <draw:line draw:style-name="gr217" draw:text-style-name="P6" draw:layer="layout" svg:x1="12.299cm" svg:y1="10.946cm" svg:x2="12.299cm" svg:y2="9.976cm">
          <text:p/>
        </draw:line>
        <draw:g xml:id="id50" draw:id="id50">
          <draw:custom-shape draw:style-name="gr213" draw:text-style-name="P29" draw:layer="layout" svg:width="1.905cm" svg:height="1.27cm" svg:x="6.677cm" svg:y="10.6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214" draw:text-style-name="P29" draw:layer="layout" svg:x1="7.44cm" svg:y1="11.255cm" svg:x2="7.821cm" svg:y2="11.255cm">
            <text:p text:style-name="P6"><text:span text:style-name="T1">¿Falló?</text:span></text:p>
          </draw:line>
        </draw:g>
        <draw:custom-shape draw:style-name="gr215" draw:text-style-name="P31" xml:id="id52" draw:id="id52" draw:layer="layout" svg:width="2.54cm" svg:height="0.953cm" svg:x="6.359cm" svg:y="9.032cm">
          <text:p text:style-name="P30"><text:span text:style-name="T1">Corregir erro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5" draw:text-style-name="P31" xml:id="id51" draw:id="id51" draw:layer="layout" svg:width="2.54cm" svg:height="0.953cm" svg:x="6.359cm" svg:y="12.525cm">
          <text:p text:style-name="P30"><text:span text:style-name="T1">Ejecutar escenar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2" draw:layer="layout" svg:x1="6.677cm" svg:y1="11.255cm" svg:x2="11.121cm" svg:y2="4.427cm" draw:start-shape="id50" draw:start-glue-point="3" draw:end-shape="id49" svg:d="M6677 11255h-502v-6828h4946" svg:viewBox="0 0 4947 6829">
          <text:p/>
        </draw:connector>
        <draw:connector draw:style-name="gr218" draw:text-style-name="P5" draw:layer="layout" svg:x1="7.629cm" svg:y1="12.525cm" svg:x2="7.629cm" svg:y2="11.89cm" draw:start-shape="id51" draw:start-glue-point="0" draw:end-shape="id50" draw:end-glue-point="2" svg:d="M7629 12525v-635" svg:viewBox="0 0 1 636">
          <text:p/>
        </draw:connector>
        <draw:connector draw:style-name="gr216" draw:text-style-name="P32" draw:layer="layout" svg:x1="7.629cm" svg:y1="10.62cm" svg:x2="7.629cm" svg:y2="9.985cm" draw:start-shape="id50" draw:start-glue-point="0" draw:end-shape="id52" draw:end-glue-point="2" svg:d="M7629 10620v-635" svg:viewBox="0 0 1 636">
          <text:p text:style-name="P6"><text:s text:c="4"/><text:span text:style-name="T1">Si</text:span></text:p>
        </draw:connector>
        <draw:line draw:style-name="gr8" draw:text-style-name="P8" draw:layer="layout" svg:x1="6.359cm" svg:y1="6.81cm" svg:x2="6.676cm" svg:y2="6.81cm">
          <text:p text:style-name="P6"><text:span text:style-name="T1">No</text:span></text:p>
        </draw:line>
        <draw:custom-shape draw:style-name="gr219" draw:text-style-name="P31" xml:id="id53" draw:id="id53" draw:layer="layout" svg:width="2.54cm" svg:height="0.953cm" svg:x="9.216cm" svg:y="10.937cm">
          <text:p text:style-name="P30"><text:span text:style-name="T1">Escribir especificación de la fall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31" xml:id="id54" draw:id="id54" draw:layer="layout" svg:width="2.54cm" svg:height="0.953cm" svg:x="13.026cm" svg:y="10.937cm">
          <text:p text:style-name="P30"><text:span text:style-name="T1">Escribir código con pase de especificació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31" xml:id="id55" draw:id="id55" draw:layer="layout" svg:width="2.54cm" svg:height="0.953cm" svg:x="11.121cm" svg:y="12.525cm">
          <text:p text:style-name="P30"><text:span text:style-name="T1">Refactoriz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5" draw:layer="layout" svg:x1="11.756cm" svg:y1="11.413cm" svg:x2="13.026cm" svg:y2="11.413cm" draw:start-shape="id53" draw:start-glue-point="1" draw:end-shape="id54" draw:end-glue-point="3" svg:d="M11756 11413h1270" svg:viewBox="0 0 1271 1">
          <text:p/>
        </draw:connector>
        <draw:connector draw:style-name="gr218" draw:text-style-name="P5" draw:layer="layout" svg:x1="14.296cm" svg:y1="11.89cm" svg:x2="13.661cm" svg:y2="13.001cm" draw:start-shape="id54" draw:start-glue-point="2" draw:end-shape="id55" draw:end-glue-point="1" svg:d="M14296 11890v1111h-635" svg:viewBox="0 0 636 1112">
          <text:p/>
        </draw:connector>
        <draw:connector draw:style-name="gr218" draw:text-style-name="P5" draw:layer="layout" svg:x1="11.121cm" svg:y1="13.001cm" svg:x2="8.899cm" svg:y2="13.001cm" draw:start-shape="id55" draw:start-glue-point="3" draw:end-shape="id51" draw:end-glue-point="1" svg:d="M11121 13001h-2222" svg:viewBox="0 0 2223 1">
          <text:p/>
        </draw:connector>
        <draw:connector draw:style-name="gr2" draw:text-style-name="P5" draw:layer="layout" draw:type="line" svg:x1="10.491cm" svg:y1="13.01cm" svg:x2="10.486cm" svg:y2="11.89cm" draw:end-shape="id53" draw:end-glue-point="2" svg:d="M10491 13010l-5-1120" svg:viewBox="0 0 6 1121">
          <text:p/>
        </draw:connector>
        <draw:line draw:style-name="gr8" draw:text-style-name="P8" draw:layer="layout" svg:x1="6.81cm" svg:y1="3.952cm" svg:x2="7.127cm" svg:y2="3.952cm">
          <text:p text:style-name="P6"><text:span text:style-name="T1">BDD</text:span></text:p>
        </draw:line>
        <draw:custom-shape draw:style-name="gr220" draw:text-style-name="P5" draw:layer="layout" svg:width="0.317cm" svg:height="2.54cm" svg:x="15.7cm" svg:y="10.61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8" draw:text-style-name="P8" draw:layer="layout" svg:x1="16.335cm" svg:y1="11.889cm" svg:x2="16.652cm" svg:y2="11.889cm">
          <text:p text:style-name="P6"><text:span text:style-name="T1">TDD</text:span></text:p>
        </draw:line>
      </draw:page>
      <draw:page draw:name="page7" draw:style-name="dp1" draw:master-page-name="Default">
        <draw:custom-shape draw:style-name="gr221" draw:text-style-name="P1" draw:layer="layout" svg:width="13.97cm" svg:height="8.255cm" svg:x="3.952cm" svg:y="3cm">
          <text:p/>
          <draw:enhanced-geometry svg:viewBox="0 0 21600 21600" draw:type="rectangle" draw:enhanced-path="M 0 0 L 21600 0 21600 21600 0 21600 0 0 Z N"/>
        </draw:custom-shape>
        <draw:frame draw:style-name="standard" xml:id="id56" draw:id="id56" draw:layer="layout" svg:width="12.577cm" svg:height="6.38cm" svg:x="4.289cm" svg:y="4.2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 table:number-columns-spanned="3">
                <text:p text:style-name="P6"><text:span text:style-name="T1">Número de puerto origen</text:span></text:p>
              </table:table-cell>
              <table:covered-table-cell/>
              <table:covered-table-cell/>
              <table:table-cell table:style-name="ce3">
                <text:p text:style-name="P6"><text:span text:style-name="T1">Número de puerto destino</text:span></text:p>
              </table:table-cell>
              <table:table-cell table:style-name="ce4" table:number-rows-spanned="5"/>
            </table:table-row>
            <table:table-row table:style-name="ro1" table:default-cell-style-name="ce2">
              <table:table-cell table:style-name="ce1" table:number-columns-spanned="4">
                <text:p text:style-name="P6"><text:span text:style-name="T1">Número de secuencia (Sequence Number)</text:span></text:p>
              </table:table-cell>
              <table:covered-table-cell/>
              <table:covered-table-cell/>
              <table:covered-table-cell table:style-name="ce5"/>
              <table:covered-table-cell table:style-name="ce6"/>
            </table:table-row>
            <table:table-row table:style-name="ro1" table:default-cell-style-name="ce2">
              <table:table-cell table:style-name="ce1" table:number-columns-spanned="4">
                <text:p text:style-name="P6"><text:span text:style-name="T1">Número de confirmación (Acknowledge Number)</text:span></text:p>
              </table:table-cell>
              <table:covered-table-cell/>
              <table:covered-table-cell/>
              <table:covered-table-cell table:style-name="ce5"/>
              <table:covered-table-cell table:style-name="ce6"/>
            </table:table-row>
            <table:table-row table:style-name="ro2" table:default-cell-style-name="ce1">
              <table:table-cell>
                <text:p text:style-name="P6"><text:span text:style-name="T1">Longitud cabecera</text:span></text:p>
              </table:table-cell>
              <table:table-cell>
                <text:p text:style-name="P6"><text:span text:style-name="T1">Reservado</text:span></text:p>
              </table:table-cell>
              <table:table-cell>
                <text:p text:style-name="P6"><text:span text:style-name="T1">Flags</text:span></text:p>
              </table:table-cell>
              <table:table-cell table:style-name="ce3">
                <text:p text:style-name="P6"><text:span text:style-name="T1">Tamaño de la ventana (Window Size) </text:span></text:p>
                <text:p text:style-name="P6"><text:span text:style-name="T1">(16 bits)</text:span></text:p>
              </table:table-cell>
              <table:covered-table-cell table:style-name="ce4"/>
            </table:table-row>
            <table:table-row table:style-name="ro3" table:default-cell-style-name="ce2">
              <table:table-cell table:style-name="ce1" table:number-columns-spanned="3">
                <text:p text:style-name="P6"><text:span text:style-name="T1">Checksum del datagrama TCP</text:span></text:p>
              </table:table-cell>
              <table:covered-table-cell/>
              <table:covered-table-cell/>
              <table:table-cell table:style-name="ce3">
                <text:p text:style-name="P6"><text:span text:style-name="T1">Puntero de urgencia (Urgent Pointer)</text:span></text:p>
              </table:table-cell>
              <table:covered-table-cell table:style-name="ce7"/>
            </table:table-row>
            <table:table-row table:style-name="ro1" table:default-cell-style-name="ce2">
              <table:table-cell table:style-name="ce1" table:number-columns-spanned="4">
                <text:p text:style-name="P6"><text:span text:style-name="T1">Opciones (Options) [campo optativo]</text:span></text:p>
              </table:table-cell>
              <table:covered-table-cell/>
              <table:covered-table-cell/>
              <table:covered-table-cell table:style-name="ce5"/>
              <table:table-cell table:style-name="ce6" table:number-rows-spanned="2"/>
            </table:table-row>
            <table:table-row table:style-name="ro4" table:default-cell-style-name="ce2">
              <table:table-cell table:style-name="ce1" table:number-columns-spanned="4">
                <text:p text:style-name="P6"><text:span text:style-name="T5">Datos </text:span><text:span text:style-name="T1">[campo optativo]</text:span></text:p>
              </table:table-cell>
              <table:covered-table-cell/>
              <table:covered-table-cell/>
              <table:covered-table-cell table:style-name="ce5"/>
              <table:covered-table-cell table:style-name="ce6"/>
            </table:table-row>
          </table:table>
          <draw:image xlink:href="Pictures/TablePreview1.svm" xlink:type="simple" xlink:show="embed" xlink:actuate="onLoad"/>
        </draw:frame>
        <draw:connector draw:style-name="gr222" draw:text-style-name="P5" draw:layer="layout" draw:type="line" svg:x1="10.577cm" svg:y1="4.27cm" svg:x2="10.577cm" svg:y2="4.27cm" draw:start-shape="id56" draw:end-shape="id56" svg:d="M10577 4270z" svg:viewBox="0 0 1 1">
          <text:p/>
        </draw:connector>
        <draw:connector draw:style-name="gr223" draw:text-style-name="P5" draw:layer="layout" draw:type="line" svg:x1="10.577cm" svg:y1="4.27cm" svg:x2="10.577cm" svg:y2="4.27cm" draw:start-shape="id56" draw:end-shape="id56" svg:d="M10577 4270z" svg:viewBox="0 0 1 1">
          <text:p/>
        </draw:connector>
        <draw:line draw:style-name="gr224" draw:text-style-name="P4" xml:id="id57" draw:id="id57" draw:layer="layout" svg:x1="15.7cm" svg:y1="9.064cm" svg:x2="16.97cm" svg:y2="9.064cm">
          <text:p/>
        </draw:line>
        <draw:line draw:style-name="gr225" draw:text-style-name="P4" xml:id="id58" draw:id="id58" draw:layer="layout" svg:x1="15.7cm" svg:y1="4.301cm" svg:x2="16.97cm" svg:y2="4.301cm">
          <text:p/>
        </draw:line>
        <draw:connector draw:style-name="gr226" draw:text-style-name="P32" draw:layer="layout" draw:type="line" svg:x1="16.335cm" svg:y1="9.064cm" svg:x2="16.335cm" svg:y2="4.301cm" draw:start-shape="id57" draw:start-glue-point="0" draw:end-shape="id58" draw:end-glue-point="0" svg:d="M16335 9064v-4763" svg:viewBox="0 0 1 4764">
          <text:p text:style-name="P6"><text:s text:c="8"/><text:span text:style-name="T1">20 Bytes</text:span></text:p>
        </draw:connector>
        <draw:line draw:style-name="gr8" draw:text-style-name="P8" draw:layer="layout" svg:x1="4.27cm" svg:y1="3.952cm" svg:x2="4.587cm" svg:y2="3.952cm">
          <text:p text:style-name="P6"><text:span text:style-name="T1">0</text:span></text:p>
        </draw:line>
        <draw:line draw:style-name="gr8" draw:text-style-name="P8" draw:layer="layout" svg:x1="5.54cm" svg:y1="3.952cm" svg:x2="5.857cm" svg:y2="3.952cm">
          <text:p text:style-name="P6"><text:span text:style-name="T1">3</text:span></text:p>
        </draw:line>
        <draw:line draw:style-name="gr8" draw:text-style-name="P8" draw:layer="layout" svg:x1="6.01cm" svg:y1="3.952cm" svg:x2="6.327cm" svg:y2="3.952cm">
          <text:p text:style-name="P6"><text:span text:style-name="T1">4</text:span></text:p>
        </draw:line>
        <draw:line draw:style-name="gr8" draw:text-style-name="P8" draw:layer="layout" svg:x1="7.445cm" svg:y1="3.952cm" svg:x2="7.762cm" svg:y2="3.952cm">
          <text:p text:style-name="P6"><text:span text:style-name="T1">9</text:span></text:p>
        </draw:line>
        <draw:line draw:style-name="gr8" draw:text-style-name="P8" draw:layer="layout" svg:x1="8.08cm" svg:y1="3.952cm" svg:x2="8.397cm" svg:y2="3.952cm">
          <text:p text:style-name="P6"><text:span text:style-name="T1">10</text:span></text:p>
        </draw:line>
        <draw:line draw:style-name="gr8" draw:text-style-name="P8" draw:layer="layout" svg:x1="9.35cm" svg:y1="3.952cm" svg:x2="9.667cm" svg:y2="3.952cm">
          <text:p text:style-name="P6"><text:span text:style-name="T1">15</text:span></text:p>
        </draw:line>
        <draw:line draw:style-name="gr8" draw:text-style-name="P8" draw:layer="layout" svg:x1="9.985cm" svg:y1="3.952cm" svg:x2="10.302cm" svg:y2="3.952cm">
          <text:p text:style-name="P6"><text:span text:style-name="T1">16</text:span></text:p>
        </draw:line>
        <draw:line draw:style-name="gr8" draw:text-style-name="P8" draw:layer="layout" svg:x1="15.382cm" svg:y1="3.952cm" svg:x2="15.699cm" svg:y2="3.952cm">
          <text:p text:style-name="P6"><text:span text:style-name="T1">31</text:span></text:p>
        </draw:line>
      </draw:page>
      <draw:page draw:name="page8" draw:style-name="dp1" draw:master-page-name="Default">
        <draw:custom-shape draw:style-name="gr221" draw:text-style-name="P1" draw:layer="layout" svg:width="13.97cm" svg:height="8.255cm" svg:x="3.952cm" svg:y="3cm">
          <text:p/>
          <draw:enhanced-geometry svg:viewBox="0 0 21600 21600" draw:type="rectangle" draw:enhanced-path="M 0 0 L 21600 0 21600 21600 0 21600 0 0 Z N"/>
        </draw:custom-shape>
        <draw:frame draw:style-name="standard" xml:id="id59" draw:id="id59" draw:layer="layout" svg:width="12.577cm" svg:height="3.491cm" svg:x="4.289cm" svg:y="4.27cm">
          <table:table table:template-name="default" table:use-first-row-styles="true" table:use-banding-rows-styles="true">
            <table:table-column table:style-name="co6"/>
            <table:table-column table:style-name="co4"/>
            <table:table-column table:style-name="co5"/>
            <table:table-row table:style-name="ro5">
              <table:table-cell table:style-name="ce1">
                <text:p text:style-name="P6"><text:span text:style-name="T1">Número de puerto origen</text:span></text:p>
              </table:table-cell>
              <table:table-cell table:style-name="ce3">
                <text:p text:style-name="P6"><text:span text:style-name="T1">Número de puerto destino</text:span></text:p>
              </table:table-cell>
              <table:table-cell table:style-name="ce4" table:number-rows-spanned="2"/>
            </table:table-row>
            <table:table-row table:style-name="ro6">
              <table:table-cell table:style-name="ce1">
                <text:p text:style-name="P6"><text:span text:style-name="T1">Longitud del datagrama UDP</text:span></text:p>
              </table:table-cell>
              <table:table-cell table:style-name="ce3">
                <text:p text:style-name="P6"><text:span text:style-name="T1">Checksum</text:span></text:p>
              </table:table-cell>
              <table:covered-table-cell table:style-name="ce7"/>
            </table:table-row>
            <table:table-row table:style-name="ro7">
              <table:table-cell table:style-name="ce1" table:number-columns-spanned="2">
                <text:p text:style-name="P6"><text:span text:style-name="T1"/></text:p>
                <text:p text:style-name="P6"><text:span text:style-name="T1">DATOS</text:span></text:p>
                <text:p text:style-name="P6"><text:span text:style-name="T1"/></text:p>
              </table:table-cell>
              <table:covered-table-cell table:style-name="ce5"/>
              <table:table-cell table:style-name="ce6"/>
            </table:table-row>
          </table:table>
          <draw:image xlink:href="Pictures/TablePreview2.svm" xlink:type="simple" xlink:show="embed" xlink:actuate="onLoad"/>
        </draw:frame>
        <draw:connector draw:style-name="gr222" draw:text-style-name="P5" draw:layer="layout" draw:type="line" svg:x1="10.577cm" svg:y1="4.27cm" svg:x2="10.577cm" svg:y2="4.27cm" draw:start-shape="id59" draw:end-shape="id59" svg:d="M10577 4270z" svg:viewBox="0 0 1 1">
          <text:p/>
        </draw:connector>
        <draw:connector draw:style-name="gr223" draw:text-style-name="P5" draw:layer="layout" draw:type="line" svg:x1="10.577cm" svg:y1="4.27cm" svg:x2="10.577cm" svg:y2="4.27cm" draw:start-shape="id59" draw:end-shape="id59" svg:d="M10577 4270z" svg:viewBox="0 0 1 1">
          <text:p/>
        </draw:connector>
        <draw:line draw:style-name="gr224" draw:text-style-name="P4" xml:id="id60" draw:id="id60" draw:layer="layout" svg:x1="15.7cm" svg:y1="6.175cm" svg:x2="16.97cm" svg:y2="6.175cm">
          <text:p/>
        </draw:line>
        <draw:line draw:style-name="gr225" draw:text-style-name="P4" xml:id="id61" draw:id="id61" draw:layer="layout" svg:x1="15.7cm" svg:y1="4.301cm" svg:x2="16.97cm" svg:y2="4.301cm">
          <text:p/>
        </draw:line>
        <draw:connector draw:style-name="gr226" draw:text-style-name="P8" draw:layer="layout" draw:type="line" svg:x1="16.335cm" svg:y1="6.175cm" svg:x2="16.335cm" svg:y2="4.301cm" draw:start-shape="id60" draw:start-glue-point="0" draw:end-shape="id61" draw:end-glue-point="0" svg:d="M16335 6175v-1874" svg:viewBox="0 0 1 1875">
          <text:p text:style-name="P6"><text:span text:style-name="T1"><text:s text:c="14"/></text:span><text:span text:style-name="T1">8 Bytes</text:span></text:p>
        </draw:connector>
        <draw:line draw:style-name="gr8" draw:text-style-name="P8" draw:layer="layout" svg:x1="4.27cm" svg:y1="3.952cm" svg:x2="4.587cm" svg:y2="3.952cm">
          <text:p text:style-name="P6"><text:span text:style-name="T1">0</text:span></text:p>
        </draw:line>
        <draw:line draw:style-name="gr8" draw:text-style-name="P8" draw:layer="layout" svg:x1="9.35cm" svg:y1="3.952cm" svg:x2="9.667cm" svg:y2="3.952cm">
          <text:p text:style-name="P6"><text:span text:style-name="T1">15</text:span></text:p>
        </draw:line>
        <draw:line draw:style-name="gr8" draw:text-style-name="P8" draw:layer="layout" svg:x1="9.985cm" svg:y1="3.952cm" svg:x2="10.302cm" svg:y2="3.952cm">
          <text:p text:style-name="P6"><text:span text:style-name="T1">16</text:span></text:p>
        </draw:line>
        <draw:line draw:style-name="gr8" draw:text-style-name="P8" draw:layer="layout" svg:x1="15.382cm" svg:y1="3.952cm" svg:x2="15.699cm" svg:y2="3.952cm">
          <text:p text:style-name="P6"><text:span text:style-name="T1">31</text:span></text:p>
        </draw:line>
      </draw:page>
      <draw:page draw:name="page9" draw:style-name="dp1" draw:master-page-name="Default">
        <draw:custom-shape draw:style-name="gr227" draw:text-style-name="P1" draw:layer="layout" svg:width="13.97cm" svg:height="6.985cm" svg:x="3.635cm" svg:y="3cm">
          <text:p/>
          <draw:enhanced-geometry svg:viewBox="0 0 21600 21600" draw:type="rectangle" draw:enhanced-path="M 0 0 L 21600 0 21600 21600 0 21600 0 0 Z N"/>
        </draw:custom-shape>
        <draw:custom-shape draw:style-name="gr228" draw:text-style-name="P33" draw:layer="layout" svg:width="3.538cm" svg:height="2.654cm" svg:x="4.27cm" svg:y="5.303cm">
          <text:p/>
          <draw:enhanced-geometry svg:viewBox="0 0 21600 21600" draw:type="rectangle" draw:enhanced-path="M 0 0 L 21600 0 21600 21600 0 21600 0 0 Z N"/>
        </draw:custom-shape>
        <draw:custom-shape draw:style-name="gr229" draw:text-style-name="P1" draw:layer="layout" svg:width="2.946cm" svg:height="2.064cm" svg:x="4.566cm" svg:y="5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0" draw:text-style-name="P1" draw:layer="layout" svg:width="0.296cm" svg:height="0.19cm" svg:x="10.755cm" svg:y="6.48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1" xml:id="id72" draw:id="id72" draw:layer="layout" svg:width="0.292cm" svg:height="0.293cm" draw:transform="rotate (1.5707963267949) translate (6.924cm 6.773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232" draw:text-style-name="P34" xml:id="id75" draw:id="id75" draw:layer="layout" svg:width="0.295cm" svg:height="0.293cm" draw:transform="rotate (-1.5707963267949) translate (7.216cm 6.77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231" draw:text-style-name="P1" draw:layer="layout" svg:width="0.291cm" svg:height="0.292cm" svg:x="7.81cm" svg:y="5.303cm">
          <text:p/>
          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231" draw:text-style-name="P1" xml:id="id68" draw:id="id68" draw:layer="layout" svg:width="0.291cm" svg:height="0.293cm" svg:x="7.81cm" svg:y="7.658cm">
          <text:p/>
          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231" draw:text-style-name="P1" draw:layer="layout" svg:width="0.291cm" svg:height="0.292cm" svg:x="7.81cm" svg:y="5.89cm">
          <text:p/>
          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231" draw:text-style-name="P1" xml:id="id62" draw:id="id62" draw:layer="layout" svg:width="0.291cm" svg:height="0.291cm" svg:x="7.81cm" svg:y="6.48cm">
          <text:p/>
          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231" draw:text-style-name="P1" xml:id="id67" draw:id="id67" draw:layer="layout" svg:width="0.291cm" svg:height="0.292cm" svg:x="7.81cm" svg:y="7.069cm">
          <text:p/>
          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233" draw:text-style-name="P33" draw:layer="layout" svg:width="3.539cm" svg:height="2.654cm" svg:x="13.098cm" svg:y="5.30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29" draw:text-style-name="P1" draw:layer="layout" svg:width="2.946cm" svg:height="2.064cm" svg:x="13.409cm" svg:y="5.59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1" draw:text-style-name="P1" xml:id="id74" draw:id="id74" draw:layer="layout" svg:width="0.292cm" svg:height="0.293cm" draw:transform="rotate (1.5707963267949) translate (13.689cm 6.773cm)">
          <text:p/>
          <draw:enhanced-geometry svg:viewBox="0 0 21600 21600" draw:mirror-horizontal="true" draw:glue-points="10800 0 0 10800 10800 21600 21600 10800" draw:text-areas="0 3100 18500 18500" draw:type="flowchart-delay" draw:enhanced-path="M 10800 0 X 21600 10800 10800 21600 L 0 21600 0 0 Z N"/>
        </draw:custom-shape>
        <draw:custom-shape draw:style-name="gr232" draw:text-style-name="P34" xml:id="id76" draw:id="id76" draw:layer="layout" svg:width="0.295cm" svg:height="0.293cm" draw:transform="rotate (-1.5707963267949) translate (13.983cm 6.77cm)">
          <text:p/>
          <draw:enhanced-geometry svg:viewBox="0 0 21600 21600" draw:mirror-horizontal="true" draw:glue-points="10800 0 0 10800 10800 21600 21600 10800" draw:text-areas="0 3100 18500 18500" draw:type="flowchart-delay" draw:enhanced-path="M 10800 0 X 21600 10800 10800 21600 L 0 21600 0 0 Z N"/>
        </draw:custom-shape>
        <draw:custom-shape draw:style-name="gr231" draw:text-style-name="P1" draw:layer="layout" svg:width="0.292cm" svg:height="0.292cm" svg:x="12.82cm" svg:y="5.303cm">
          <text:p/>
          <draw:enhanced-geometry svg:viewBox="0 0 21600 21600" draw:mirror-vertical="false" draw:mirror-horizontal="true" draw:glue-points="10800 0 0 10800 10800 21600 21600 10800" draw:text-areas="0 3100 18500 18500" draw:type="flowchart-delay" draw:enhanced-path="M 10800 0 X 21600 10800 10800 21600 L 0 21600 0 0 Z N"/>
        </draw:custom-shape>
        <draw:custom-shape draw:style-name="gr231" draw:text-style-name="P1" xml:id="id70" draw:id="id70" draw:layer="layout" svg:width="0.292cm" svg:height="0.293cm" svg:x="12.82cm" svg:y="7.658cm">
          <text:p/>
          <draw:enhanced-geometry svg:viewBox="0 0 21600 21600" draw:mirror-vertical="false" draw:mirror-horizontal="true" draw:glue-points="10800 0 0 10800 10800 21600 21600 10800" draw:text-areas="0 3100 18500 18500" draw:type="flowchart-delay" draw:enhanced-path="M 10800 0 X 21600 10800 10800 21600 L 0 21600 0 0 Z N"/>
        </draw:custom-shape>
        <draw:custom-shape draw:style-name="gr231" draw:text-style-name="P1" draw:layer="layout" svg:width="0.292cm" svg:height="0.292cm" svg:x="12.82cm" svg:y="5.89cm">
          <text:p/>
          <draw:enhanced-geometry svg:viewBox="0 0 21600 21600" draw:mirror-vertical="false" draw:mirror-horizontal="true" draw:glue-points="10800 0 0 10800 10800 21600 21600 10800" draw:text-areas="0 3100 18500 18500" draw:type="flowchart-delay" draw:enhanced-path="M 10800 0 X 21600 10800 10800 21600 L 0 21600 0 0 Z N"/>
        </draw:custom-shape>
        <draw:custom-shape draw:style-name="gr231" draw:text-style-name="P1" xml:id="id63" draw:id="id63" draw:layer="layout" svg:width="0.292cm" svg:height="0.291cm" svg:x="12.82cm" svg:y="6.48cm">
          <text:p/>
          <draw:enhanced-geometry svg:viewBox="0 0 21600 21600" draw:mirror-vertical="false" draw:mirror-horizontal="true" draw:glue-points="10800 0 0 10800 10800 21600 21600 10800" draw:text-areas="0 3100 18500 18500" draw:type="flowchart-delay" draw:enhanced-path="M 10800 0 X 21600 10800 10800 21600 L 0 21600 0 0 Z N"/>
        </draw:custom-shape>
        <draw:custom-shape draw:style-name="gr231" draw:text-style-name="P1" xml:id="id69" draw:id="id69" draw:layer="layout" svg:width="0.292cm" svg:height="0.292cm" svg:x="12.82cm" svg:y="7.069cm">
          <text:p/>
          <draw:enhanced-geometry svg:viewBox="0 0 21600 21600" draw:mirror-vertical="false" draw:mirror-horizontal="true" draw:glue-points="10800 0 0 10800 10800 21600 21600 10800" draw:text-areas="0 3100 18500 18500" draw:type="flowchart-delay" draw:enhanced-path="M 10800 0 X 21600 10800 10800 21600 L 0 21600 0 0 Z N"/>
        </draw:custom-shape>
        <draw:connector draw:style-name="gr216" draw:text-style-name="P32" draw:layer="layout" draw:type="line" svg:x1="8.101cm" svg:y1="6.626cm" svg:x2="12.82cm" svg:y2="6.626cm" draw:start-shape="id62" draw:start-glue-point="7" draw:end-shape="id63" draw:end-glue-point="7" svg:d="M8101 6626h4719" svg:viewBox="0 0 4720 1">
          <text:p text:style-name="P6"/>
          <text:p text:style-name="P6"><text:span text:style-name="T1">Mensaje</text:span></text:p>
        </draw:connector>
        <draw:custom-shape draw:style-name="gr234" draw:text-style-name="P28" xml:id="id64" draw:id="id64" draw:layer="layout" svg:width="1.77cm" svg:height="0.593cm" svg:x="8.692cm" svg:y="4.71cm">
          <text:p text:style-name="P27"><text:span text:style-name="T4">Cualquier puer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28" xml:id="id65" draw:id="id65" draw:layer="layout" svg:width="1.768cm" svg:height="0.593cm" svg:x="10.462cm" svg:y="4.71cm">
          <text:p text:style-name="P27"><text:span text:style-name="T4">Puerto acord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28" xml:id="id66" draw:id="id66" draw:layer="layout" svg:width="2.359cm" svg:height="0.592cm" svg:x="9.281cm" svg:y="7.365cm">
          <text:p text:style-name="P27"><text:span text:style-name="T4">Otros puer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7" draw:text-style-name="P5" draw:layer="layout" draw:type="line" svg:x1="9.577cm" svg:y1="5.303cm" svg:x2="7.956cm" svg:y2="6.48cm" draw:start-shape="id64" draw:start-glue-point="2" draw:end-shape="id62" draw:end-glue-point="4" svg:d="M9577 5303l-1621 1177" svg:viewBox="0 0 1622 1178">
          <text:p/>
        </draw:connector>
        <draw:connector draw:style-name="gr237" draw:text-style-name="P5" draw:layer="layout" draw:type="line" svg:x1="11.346cm" svg:y1="5.303cm" svg:x2="12.967cm" svg:y2="6.48cm" draw:start-shape="id65" draw:start-glue-point="2" draw:end-shape="id63" draw:end-glue-point="4" svg:d="M11346 5303l1621 1177" svg:viewBox="0 0 1622 1178">
          <text:p/>
        </draw:connector>
        <draw:connector draw:style-name="gr237" draw:text-style-name="P5" draw:layer="layout" draw:type="line" svg:x1="9.281cm" svg:y1="7.661cm" svg:x2="8.101cm" svg:y2="7.215cm" draw:start-shape="id66" draw:start-glue-point="3" draw:end-shape="id67" draw:end-glue-point="7" svg:d="M9281 7661l-1180-446" svg:viewBox="0 0 1181 447">
          <text:p/>
        </draw:connector>
        <draw:connector draw:style-name="gr237" draw:text-style-name="P5" draw:layer="layout" draw:type="line" svg:x1="8.101cm" svg:y1="7.805cm" svg:x2="9.281cm" svg:y2="7.661cm" draw:start-shape="id68" draw:start-glue-point="7" draw:end-shape="id66" draw:end-glue-point="3" svg:d="M8101 7805l1180-144" svg:viewBox="0 0 1181 145">
          <text:p/>
        </draw:connector>
        <draw:connector draw:style-name="gr237" draw:text-style-name="P5" draw:layer="layout" draw:type="line" svg:x1="11.64cm" svg:y1="7.661cm" svg:x2="12.82cm" svg:y2="7.215cm" draw:start-shape="id66" draw:start-glue-point="1" draw:end-shape="id69" draw:end-glue-point="7" svg:d="M11640 7661l1180-446" svg:viewBox="0 0 1181 447">
          <text:p/>
        </draw:connector>
        <draw:connector draw:style-name="gr237" draw:text-style-name="P5" draw:layer="layout" draw:type="line" svg:x1="12.82cm" svg:y1="7.805cm" svg:x2="11.64cm" svg:y2="7.661cm" draw:start-shape="id70" draw:start-glue-point="7" draw:end-shape="id66" draw:end-glue-point="1" svg:d="M12820 7805l-1180-144" svg:viewBox="0 0 1181 145">
          <text:p/>
        </draw:connector>
        <draw:custom-shape draw:style-name="gr238" draw:text-style-name="P28" xml:id="id71" draw:id="id71" draw:layer="layout" svg:width="1.475cm" svg:height="0.294cm" svg:x="5.448cm" svg:y="5.892cm">
          <text:p text:style-name="P27"><text:span text:style-name="T4">Sock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9" draw:text-style-name="P28" draw:layer="layout" svg:width="1.475cm" svg:height="0.295cm" svg:x="5.449cm" svg:y="7.07cm">
          <text:p text:style-name="P27"><text:span text:style-name="T4">Clien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28" xml:id="id73" draw:id="id73" draw:layer="layout" svg:width="1.475cm" svg:height="0.294cm" svg:x="13.998cm" svg:y="5.892cm">
          <text:p text:style-name="P27"><text:span text:style-name="T4">Sock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0" draw:text-style-name="P36" draw:layer="layout" svg:width="1.768cm" svg:height="0.295cm" svg:x="13.998cm" svg:y="7.07cm">
          <text:p text:style-name="P35"><text:span text:style-name="T4">Servid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1" draw:text-style-name="P5" draw:layer="layout" draw:type="line" svg:x1="6.185cm" svg:y1="6.186cm" svg:x2="6.924cm" svg:y2="6.628cm" draw:start-shape="id71" draw:start-glue-point="2" draw:end-shape="id72" draw:end-glue-point="4" svg:d="M6185 6186l739 442" svg:viewBox="0 0 740 443">
          <text:p/>
        </draw:connector>
        <draw:connector draw:style-name="gr241" draw:text-style-name="P5" draw:layer="layout" draw:type="line" svg:x1="14.735cm" svg:y1="6.186cm" svg:x2="13.983cm" svg:y2="6.628cm" draw:start-shape="id73" draw:start-glue-point="2" draw:end-shape="id74" draw:end-glue-point="4" svg:d="M14735 6186l-752 442" svg:viewBox="0 0 753 443">
          <text:p/>
        </draw:connector>
        <draw:connector draw:style-name="gr2" draw:text-style-name="P5" draw:layer="layout" draw:type="line" svg:x1="7.216cm" svg:y1="6.918cm" svg:x2="7.81cm" svg:y2="6.626cm" draw:start-shape="id75" draw:start-glue-point="4" draw:end-shape="id62" draw:end-glue-point="5" svg:d="M7216 6918l594-292" svg:viewBox="0 0 595 293">
          <text:p/>
        </draw:connector>
        <draw:connector draw:style-name="gr2" draw:text-style-name="P5" draw:layer="layout" draw:type="line" svg:x1="13.112cm" svg:y1="6.626cm" svg:x2="13.691cm" svg:y2="6.919cm" draw:start-shape="id63" draw:start-glue-point="5" draw:end-shape="id76" draw:end-glue-point="4" svg:d="M13112 6626l579 293" svg:viewBox="0 0 580 294">
          <text:p/>
        </draw:connector>
      </draw:page>
      <draw:page draw:name="page10" draw:style-name="dp1" draw:master-page-name="Default">
        <draw:custom-shape draw:style-name="gr227" draw:text-style-name="P1" draw:layer="layout" svg:width="13.97cm" svg:height="6.985cm" svg:x="3.635cm" svg:y="3cm">
          <text:p/>
          <draw:enhanced-geometry svg:viewBox="0 0 21600 21600" draw:type="rectangle" draw:enhanced-path="M 0 0 L 21600 0 21600 21600 0 21600 0 0 Z N"/>
        </draw:custom-shape>
        <draw:g>
          <draw:custom-shape draw:style-name="gr213" draw:text-style-name="P29" draw:layer="layout" svg:width="1.905cm" svg:height="1.27cm" svg:x="7.127cm" svg:y="4.26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214" draw:text-style-name="P29" draw:layer="layout" svg:x1="7.89cm" svg:y1="4.904cm" svg:x2="8.271cm" svg:y2="4.904cm">
            <text:p text:style-name="P6"><text:span text:style-name="T1">Proceso</text:span></text:p>
          </draw:line>
        </draw:g>
        <draw:g>
          <draw:custom-shape draw:style-name="gr213" draw:text-style-name="P29" draw:layer="layout" svg:width="1.905cm" svg:height="1.27cm" svg:x="6.81cm" svg:y="5.85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214" draw:text-style-name="P29" draw:layer="layout" svg:x1="7.573cm" svg:y1="6.491cm" svg:x2="7.954cm" svg:y2="6.491cm">
            <text:p text:style-name="P6"><text:span text:style-name="T1">Proceso</text:span></text:p>
          </draw:line>
        </draw:g>
        <draw:g>
          <draw:custom-shape draw:style-name="gr213" draw:text-style-name="P29" draw:layer="layout" svg:width="1.905cm" svg:height="1.27cm" svg:x="7.127cm" svg:y="7.44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214" draw:text-style-name="P29" draw:layer="layout" svg:x1="7.89cm" svg:y1="8.079cm" svg:x2="8.271cm" svg:y2="8.079cm">
            <text:p text:style-name="P6"><text:span text:style-name="T1">Proceso</text:span></text:p>
          </draw:line>
        </draw:g>
        <draw:g>
          <draw:custom-shape draw:style-name="gr242" draw:text-style-name="P29" draw:layer="layout" svg:width="2.54cm" svg:height="1.905cm" svg:x="12.525cm" svg:y="5.53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214" draw:text-style-name="P29" draw:layer="layout" svg:x1="13.542cm" svg:y1="6.492cm" svg:x2="14.05cm" svg:y2="6.492cm">
            <text:p text:style-name="P6"><text:span text:style-name="T1">Proceso</text:span></text:p>
          </draw:line>
        </draw:g>
        <draw:custom-shape draw:style-name="gr243" draw:text-style-name="P31" xml:id="id80" draw:id="id80" draw:layer="layout" svg:width="0.635cm" svg:height="0.636cm" svg:x="9.032cm" svg:y="4.586cm">
          <text:p text:style-name="P30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4" draw:text-style-name="P1" xml:id="id78" draw:id="id78" draw:layer="layout" svg:width="0.635cm" svg:height="0.636cm" svg:x="11.89cm" svg:y="6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3" draw:text-style-name="P31" xml:id="id77" draw:id="id77" draw:layer="layout" svg:width="0.635cm" svg:height="0.636cm" svg:x="8.715cm" svg:y="6.174cm">
          <text:p text:style-name="P30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3" draw:text-style-name="P31" xml:id="id79" draw:id="id79" draw:layer="layout" svg:width="0.635cm" svg:height="0.636cm" svg:x="9.032cm" svg:y="7.76cm">
          <text:p text:style-name="P30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5" draw:text-style-name="P24" draw:layer="layout" svg:width="1.8cm" svg:height="0.318cm" svg:x="8.397cm" svg:y="8.714cm">
          <text:p text:style-name="P23"><text:span text:style-name="T3">Clientes</text:span></text:p>
          <draw:enhanced-geometry svg:viewBox="0 0 21600 21600" draw:type="rectangle" draw:enhanced-path="M 0 0 L 21600 0 21600 21600 0 21600 0 0 Z N"/>
        </draw:custom-shape>
        <draw:custom-shape draw:style-name="gr245" draw:text-style-name="P24" draw:layer="layout" svg:width="1.8cm" svg:height="0.318cm" svg:x="11.255cm" svg:y="7.126cm">
          <text:p text:style-name="P23"><text:span text:style-name="T3">Servidor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draw:type="curve" svg:x1="9.35cm" svg:y1="6.492cm" svg:x2="11.89cm" svg:y2="6.492cm" draw:start-shape="id77" draw:start-glue-point="10" draw:end-shape="id78" draw:end-glue-point="6" svg:d="M9350 6492h2540" svg:viewBox="0 0 2541 1">
          <text:p/>
        </draw:connector>
        <draw:connector draw:style-name="gr2" draw:text-style-name="P5" draw:layer="layout" draw:type="curve" svg:x1="9.667cm" svg:y1="8.078cm" svg:x2="11.983cm" svg:y2="6.717cm" draw:start-shape="id79" draw:start-glue-point="10" draw:end-shape="id78" draw:end-glue-point="7" svg:d="M9667 8078c1666 0 509-1361 2316-1361" svg:viewBox="0 0 2317 1362">
          <text:p/>
        </draw:connector>
        <draw:connector draw:style-name="gr2" draw:text-style-name="P5" draw:layer="layout" draw:type="curve" svg:x1="9.667cm" svg:y1="4.904cm" svg:x2="11.983cm" svg:y2="6.267cm" draw:start-shape="id80" draw:start-glue-point="10" draw:end-shape="id78" draw:end-glue-point="5" svg:d="M9667 4904c1666 0 509 1363 2316 1363" svg:viewBox="0 0 2317 1364">
          <text:p/>
        </draw:connector>
      </draw:page>
      <draw:page draw:name="page11" draw:style-name="dp1" draw:master-page-name="Default">
        <draw:custom-shape draw:style-name="gr227" draw:text-style-name="P1" draw:layer="layout" svg:width="13.97cm" svg:height="6.985cm" svg:x="3.635cm" svg:y="3cm">
          <text:p/>
          <draw:enhanced-geometry svg:viewBox="0 0 21600 21600" draw:type="rectangle" draw:enhanced-path="M 0 0 L 21600 0 21600 21600 0 21600 0 0 Z N"/>
        </draw:custom-shape>
        <draw:custom-shape draw:style-name="gr246" draw:text-style-name="P28" draw:layer="layout" svg:width="2.881cm" svg:height="0.634cm" svg:x="6.786cm" svg:y="3.952cm">
          <text:p text:style-name="P27"><text:span text:style-name="T4">Desti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28" draw:layer="layout" svg:width="2.881cm" svg:height="0.634cm" svg:x="5.857cm" svg:y="4.904cm">
          <text:p text:style-name="P37"><text:span text:style-name="T4">Desti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28" xml:id="id84" draw:id="id84" draw:layer="layout" svg:width="2.881cm" svg:height="0.634cm" svg:x="4.904cm" svg:y="5.857cm">
          <text:p text:style-name="P37"><text:span text:style-name="T4">Desti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7" draw:text-style-name="P28" xml:id="id81" draw:id="id81" draw:layer="layout" svg:width="0.953cm" svg:height="0.634cm" svg:x="11.254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28" draw:layer="layout" svg:width="2.881cm" svg:height="0.634cm" svg:x="11.875cm" svg:y="3.952cm">
          <text:p text:style-name="P37"><text:span text:style-name="T4">Destino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46" draw:text-style-name="P28" draw:layer="layout" svg:width="2.881cm" svg:height="0.634cm" svg:x="12.804cm" svg:y="4.904cm">
          <text:p text:style-name="P37"><text:span text:style-name="T4">Destino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46" draw:text-style-name="P28" xml:id="id82" draw:id="id82" draw:layer="layout" svg:width="2.881cm" svg:height="0.634cm" svg:x="13.756cm" svg:y="5.857cm">
          <text:p text:style-name="P37"><text:span text:style-name="T4">Destino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47" draw:text-style-name="P28" xml:id="id83" draw:id="id83" draw:layer="layout" svg:width="0.953cm" svg:height="0.634cm" svg:x="9.349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28" draw:layer="layout" svg:width="2.881cm" svg:height="0.634cm" svg:x="9.334cm" svg:y="8.08cm">
          <text:p text:style-name="P27"><text:span text:style-name="T4">Origen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2" draw:text-style-name="P5" draw:layer="layout" svg:x1="11.73cm" svg:y1="8.08cm" svg:x2="13.757cm" svg:y2="6.174cm" draw:start-shape="id81" draw:start-glue-point="0" draw:end-shape="id82" draw:end-glue-point="3" svg:d="M11730 8080v-1906h2027" svg:viewBox="0 0 2028 1907">
          <text:p/>
        </draw:connector>
        <draw:connector draw:style-name="gr218" draw:text-style-name="P5" draw:layer="layout" svg:x1="9.825cm" svg:y1="8.08cm" svg:x2="7.785cm" svg:y2="6.174cm" draw:start-shape="id83" draw:start-glue-point="0" draw:end-shape="id84" draw:end-glue-point="1" svg:d="M9825 8080v-1906h-2040" svg:viewBox="0 0 2041 1907">
          <text:p/>
        </draw:connector>
      </draw:page>
      <draw:page draw:name="page12" draw:style-name="dp1" draw:master-page-name="Default">
        <draw:custom-shape draw:style-name="gr248" draw:text-style-name="P1" draw:layer="layout" svg:width="13.97cm" svg:height="1.905cm" svg:x="3.635cm" svg:y="10.937cm">
          <text:p/>
          <draw:enhanced-geometry svg:viewBox="0 0 21600 21600" draw:type="rectangle" draw:enhanced-path="M 0 0 L 21600 0 21600 21600 0 21600 0 0 Z N"/>
        </draw:custom-shape>
        <draw:custom-shape draw:style-name="gr246" draw:text-style-name="P28" xml:id="id92" draw:id="id92" draw:layer="layout" svg:width="2.881cm" svg:height="0.634cm" svg:x="6.786cm" svg:y="3.952cm">
          <text:p text:style-name="P27"><text:span text:style-name="T4">Desti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9" draw:text-style-name="P38" xml:id="id90" draw:id="id90" draw:layer="layout" svg:width="2.881cm" svg:height="0.634cm" svg:x="5.857cm" svg:y="4.904cm">
          <text:p text:style-name="P37"><text:span text:style-name="T4">Desti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38" xml:id="id88" draw:id="id88" draw:layer="layout" svg:width="2.881cm" svg:height="0.634cm" svg:x="4.904cm" svg:y="5.857cm">
          <text:p text:style-name="P37"><text:span text:style-name="T4">Desti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1" draw:text-style-name="P28" xml:id="id85" draw:id="id85" draw:layer="layout" svg:width="0.317cm" svg:height="0.634cm" svg:x="11.89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2" draw:text-style-name="P38" xml:id="id96" draw:id="id96" draw:layer="layout" svg:width="2.881cm" svg:height="0.634cm" svg:x="11.875cm" svg:y="3.952cm">
          <text:p text:style-name="P37"><text:span text:style-name="T4">Destino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53" draw:text-style-name="P38" xml:id="id94" draw:id="id94" draw:layer="layout" svg:width="2.881cm" svg:height="0.634cm" svg:x="12.804cm" svg:y="4.904cm">
          <text:p text:style-name="P37"><text:span text:style-name="T4">Destino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54" draw:text-style-name="P38" xml:id="id86" draw:id="id86" draw:layer="layout" svg:width="2.881cm" svg:height="0.634cm" svg:x="13.756cm" svg:y="5.857cm">
          <text:p text:style-name="P37"><text:span text:style-name="T4">Destino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51" draw:text-style-name="P28" xml:id="id87" draw:id="id87" draw:layer="layout" svg:width="0.318cm" svg:height="0.634cm" svg:x="9.349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5" draw:layer="layout" svg:x1="12.048cm" svg:y1="8.08cm" svg:x2="13.757cm" svg:y2="6.174cm" draw:start-shape="id85" draw:start-glue-point="0" draw:end-shape="id86" draw:end-glue-point="3" svg:d="M12048 8080v-1906h1709" svg:viewBox="0 0 1710 1907">
          <text:p/>
        </draw:connector>
        <draw:connector draw:style-name="gr218" draw:text-style-name="P5" draw:layer="layout" svg:x1="9.508cm" svg:y1="8.08cm" svg:x2="7.785cm" svg:y2="6.174cm" draw:start-shape="id87" draw:start-glue-point="0" draw:end-shape="id88" draw:end-glue-point="1" svg:d="M9508 8080v-1906h-1723" svg:viewBox="0 0 1724 1907">
          <text:p/>
        </draw:connector>
        <draw:custom-shape draw:style-name="gr246" draw:text-style-name="P28" xml:id="id97" draw:id="id97" draw:layer="layout" svg:width="2.881cm" svg:height="0.634cm" svg:x="9.335cm" svg:y="9.668cm">
          <text:p text:style-name="P27"><text:span text:style-name="T4">Origen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55" draw:text-style-name="P28" xml:id="id93" draw:id="id93" draw:layer="layout" svg:width="0.634cm" svg:height="0.634cm" svg:x="11.255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1" draw:text-style-name="P28" xml:id="id95" draw:id="id95" draw:layer="layout" svg:width="0.318cm" svg:height="0.634cm" svg:x="10.937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5" draw:text-style-name="P28" xml:id="id89" draw:id="id89" draw:layer="layout" svg:width="0.634cm" svg:height="0.634cm" svg:x="9.668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1" draw:text-style-name="P28" xml:id="id91" draw:id="id91" draw:layer="layout" svg:width="0.318cm" svg:height="0.634cm" svg:x="10.302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5" draw:layer="layout" svg:x1="9.985cm" svg:y1="8.08cm" svg:x2="8.738cm" svg:y2="5.221cm" draw:start-shape="id89" draw:start-glue-point="0" draw:end-shape="id90" draw:end-glue-point="1" svg:d="M9985 8080v-2859h-1247" svg:viewBox="0 0 1248 2860">
          <text:p/>
        </draw:connector>
        <draw:connector draw:style-name="gr2" draw:text-style-name="P5" draw:layer="layout" svg:x1="10.461cm" svg:y1="8.08cm" svg:x2="9.667cm" svg:y2="4.269cm" draw:start-shape="id91" draw:start-glue-point="0" draw:end-shape="id92" draw:end-glue-point="1" svg:d="M10461 8080v-3811h-794" svg:viewBox="0 0 795 3812">
          <text:p/>
        </draw:connector>
        <draw:connector draw:style-name="gr2" draw:text-style-name="P5" draw:layer="layout" svg:x1="11.572cm" svg:y1="8.08cm" svg:x2="12.805cm" svg:y2="5.221cm" draw:start-shape="id93" draw:start-glue-point="0" draw:end-shape="id94" draw:end-glue-point="3" svg:d="M11572 8080v-2859h1233" svg:viewBox="0 0 1234 2860">
          <text:p/>
        </draw:connector>
        <draw:connector draw:style-name="gr2" draw:text-style-name="P5" draw:layer="layout" svg:x1="11.096cm" svg:y1="8.08cm" svg:x2="11.876cm" svg:y2="4.269cm" draw:start-shape="id95" draw:start-glue-point="0" draw:end-shape="id96" draw:end-glue-point="3" svg:d="M11096 8080v-3811h780" svg:viewBox="0 0 781 3812">
          <text:p/>
        </draw:connector>
        <draw:custom-shape draw:style-name="gr256" draw:text-style-name="P28" xml:id="id98" draw:id="id98" draw:layer="layout" svg:width="3.493cm" svg:height="0.634cm" svg:x="9.017cm" svg:y="8.081cm">
          <text:p text:style-name="P27"><text:span text:style-name="T4">Difusión (Broadcast)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237" draw:text-style-name="P5" draw:layer="layout" draw:type="line" svg:x1="10.776cm" svg:y1="9.668cm" svg:x2="10.764cm" svg:y2="8.715cm" draw:start-shape="id97" draw:start-glue-point="0" draw:end-shape="id98" draw:end-glue-point="2" svg:d="M10776 9668l-12-953" svg:viewBox="0 0 13 954">
          <text:p/>
        </draw:connector>
      </draw:page>
      <draw:page draw:name="page13" draw:style-name="dp1" draw:master-page-name="Default">
        <draw:custom-shape draw:style-name="gr257" draw:text-style-name="P39" draw:layer="layout" svg:width="9.207cm" svg:height="6.667cm" svg:x="6.81cm" svg:y="5.5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58" draw:text-style-name="P39" draw:layer="layout" svg:width="3.493cm" svg:height="5.398cm" svg:x="7.127cm" svg:y="6.49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58" draw:text-style-name="P39" draw:layer="layout" svg:width="3.493cm" svg:height="5.398cm" svg:x="12.207cm" svg:y="6.49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59" draw:text-style-name="P11" xml:id="id99" draw:id="id99" draw:layer="layout" svg:width="2.857cm" svg:height="0.953cm" svg:x="7.445cm" svg:y="8.715cm">
          <text:p text:style-name="P10"><text:span text:style-name="T2">Aplicación Coordinadora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59" draw:text-style-name="P11" xml:id="id100" draw:id="id100" draw:layer="layout" svg:width="2.857cm" svg:height="0.953cm" svg:x="12.525cm" svg:y="6.809cm">
          <text:p text:style-name="P10"><text:span text:style-name="T2">Aplicación Agente 1</text:span></text:p>
          <draw:enhanced-geometry svg:viewBox="0 0 21600 21600" draw:type="rectangle" draw:enhanced-path="M 0 0 L 21600 0 21600 21600 0 21600 0 0 Z N"/>
        </draw:custom-shape>
        <draw:custom-shape draw:style-name="gr259" draw:text-style-name="P11" xml:id="id101" draw:id="id101" draw:layer="layout" svg:width="2.857cm" svg:height="0.953cm" svg:x="12.524cm" svg:y="8.715cm">
          <text:p text:style-name="P10"><text:span text:style-name="T6">Aplicación </text:span><text:span text:style-name="T2">Agente 2</text:span></text:p>
          <draw:enhanced-geometry svg:viewBox="0 0 21600 21600" draw:type="rectangle" draw:enhanced-path="M 0 0 L 21600 0 21600 21600 0 21600 0 0 Z N"/>
        </draw:custom-shape>
        <draw:custom-shape draw:style-name="gr259" draw:text-style-name="P11" xml:id="id102" draw:id="id102" draw:layer="layout" svg:width="2.857cm" svg:height="0.953cm" svg:x="12.525cm" svg:y="10.619cm">
          <text:p text:style-name="P10"><text:span text:style-name="T6">Aplicación </text:span><text:span text:style-name="T2">Agente N</text:span></text:p>
          <draw:enhanced-geometry svg:viewBox="0 0 21600 21600" draw:type="rectangle" draw:enhanced-path="M 0 0 L 21600 0 21600 21600 0 21600 0 0 Z N"/>
        </draw:custom-shape>
        <draw:connector draw:style-name="gr260" draw:text-style-name="P5" draw:layer="layout" svg:x1="8.873cm" svg:y1="8.715cm" svg:x2="12.525cm" svg:y2="7.285cm" draw:start-shape="id99" draw:start-glue-point="0" draw:end-shape="id100" draw:end-glue-point="3" svg:d="M8873 8715v-1430h3652" svg:viewBox="0 0 3653 1431">
          <text:p/>
        </draw:connector>
        <draw:connector draw:style-name="gr260" draw:text-style-name="P5" draw:layer="layout" svg:x1="10.302cm" svg:y1="9.191cm" svg:x2="12.524cm" svg:y2="9.191cm" draw:start-shape="id99" draw:start-glue-point="1" draw:end-shape="id101" draw:end-glue-point="3" svg:d="M10302 9191h2222" svg:viewBox="0 0 2223 1">
          <text:p/>
        </draw:connector>
        <draw:connector draw:style-name="gr260" draw:text-style-name="P5" draw:layer="layout" svg:x1="8.873cm" svg:y1="9.668cm" svg:x2="12.525cm" svg:y2="11.095cm" draw:start-shape="id99" draw:start-glue-point="2" draw:end-shape="id102" draw:end-glue-point="3" svg:d="M8873 9668v1427h3652" svg:viewBox="0 0 3653 1428">
          <text:p/>
        </draw:connector>
        <draw:custom-shape draw:style-name="gr261" draw:text-style-name="P41" draw:layer="layout" svg:width="2.149cm" svg:height="0.317cm" svg:x="10.302cm" svg:y="5.857cm">
          <text:p text:style-name="P40"><text:span text:style-name="T7">Sistema Liri</text:span></text:p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Default">
        <draw:custom-shape draw:style-name="gr262" draw:text-style-name="P1" draw:layer="layout" svg:width="13.97cm" svg:height="10.795cm" svg:x="3.635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3" draw:text-style-name="P39" draw:layer="layout" svg:width="3.12cm" svg:height="3.492cm" svg:x="3.952cm" svg:y="8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4" draw:text-style-name="P39" draw:layer="layout" svg:width="9.93cm" svg:height="3.492cm" svg:x="7.357cm" svg:y="8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5" draw:text-style-name="P11" xml:id="id103" draw:id="id103" draw:layer="layout" svg:width="2.554cm" svg:height="0.953cm" svg:x="9.342cm" svg:y="3.635cm">
          <text:p text:style-name="P10"><text:span text:style-name="T2">Aplicación Coordinadora</text:span></text:p>
          <draw:enhanced-geometry svg:viewBox="0 0 21600 21600" draw:type="rectangle" draw:enhanced-path="M 0 0 L 21600 0 21600 21600 0 21600 0 0 Z N"/>
        </draw:custom-shape>
        <draw:custom-shape draw:style-name="gr266" draw:text-style-name="P11" xml:id="id104" draw:id="id104" draw:layer="layout" svg:width="5.08cm" svg:height="1.588cm" svg:x="8.08cm" svg:y="5.539cm">
          <text:p text:style-name="P10"><text:span text:style-name="T2">Hilo Principal</text:span></text:p>
          <text:p text:style-name="P10"><text:span text:style-name="T2"/></text:p>
          <text:p text:style-name="P42"><text:span text:style-name="T2">- Se solicita contraseña de usuario</text:span></text:p>
          <text:p text:style-name="P42"><text:span text:style-name="T2">- Se comprime el código fuente</text:span></text:p>
          <draw:enhanced-geometry svg:viewBox="0 0 21600 21600" draw:type="rectangle" draw:enhanced-path="M 0 0 L 21600 0 21600 21600 0 21600 0 0 Z N"/>
        </draw:custom-shape>
        <draw:custom-shape draw:style-name="gr267" draw:text-style-name="P11" xml:id="id105" draw:id="id105" draw:layer="layout" svg:width="2.553cm" svg:height="0.953cm" svg:x="4.236cm" svg:y="8.714cm">
          <text:p text:style-name="P10"><text:span text:style-name="T2">Hilo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11" xml:id="id107" draw:id="id107" draw:layer="layout" svg:width="2.553cm" svg:height="0.953cm" svg:x="7.749cm" svg:y="8.714cm">
          <text:p text:style-name="P10"><text:span text:style-name="T2">Hilo 2</text:span></text:p>
          <draw:enhanced-geometry svg:viewBox="0 0 21600 21600" draw:type="rectangle" draw:enhanced-path="M 0 0 L 21600 0 21600 21600 0 21600 0 0 Z N"/>
        </draw:custom-shape>
        <draw:custom-shape draw:style-name="gr267" draw:text-style-name="P11" xml:id="id108" draw:id="id108" draw:layer="layout" svg:width="2.553cm" svg:height="0.953cm" svg:x="10.924cm" svg:y="8.714cm">
          <text:p text:style-name="P10"><text:span text:style-name="T2">Hilo 3</text:span></text:p>
          <draw:enhanced-geometry svg:viewBox="0 0 21600 21600" draw:type="rectangle" draw:enhanced-path="M 0 0 L 21600 0 21600 21600 0 21600 0 0 Z N"/>
        </draw:custom-shape>
        <draw:custom-shape draw:style-name="gr267" draw:text-style-name="P11" xml:id="id106" draw:id="id106" draw:layer="layout" svg:width="2.553cm" svg:height="0.953cm" svg:x="14.45cm" svg:y="8.713cm">
          <text:p text:style-name="P10"><text:span text:style-name="T2">Hilo N</text:span></text:p>
          <draw:enhanced-geometry svg:viewBox="0 0 21600 21600" draw:type="rectangle" draw:enhanced-path="M 0 0 L 21600 0 21600 21600 0 21600 0 0 Z N"/>
        </draw:custom-shape>
        <draw:connector draw:style-name="gr268" draw:text-style-name="P44" draw:layer="layout" draw:type="line" svg:x1="10.619cm" svg:y1="4.588cm" svg:x2="10.62cm" svg:y2="5.539cm" draw:start-shape="id103" draw:start-glue-point="2" draw:end-shape="id104" draw:end-glue-point="0" svg:d="M10619 4588l1 951" svg:viewBox="0 0 2 952">
          <text:p text:style-name="P43"><text:span text:style-name="T1">Inicia</text:span></text:p>
        </draw:connector>
        <draw:connector draw:style-name="gr268" draw:text-style-name="P8" draw:layer="layout" draw:type="line" svg:x1="10.62cm" svg:y1="7.127cm" svg:x2="5.512cm" svg:y2="8.714cm" draw:start-shape="id104" draw:start-glue-point="2" draw:end-shape="id105" draw:end-glue-point="0" svg:d="M10620 7127l-5108 1587" svg:viewBox="0 0 5109 1588">
          <text:p text:style-name="P45"><text:span text:style-name="T1">Inicia</text:span></text:p>
        </draw:connector>
        <draw:connector draw:style-name="gr268" draw:text-style-name="P8" draw:layer="layout" draw:type="line" svg:x1="10.62cm" svg:y1="7.127cm" svg:x2="15.726cm" svg:y2="8.713cm" draw:start-shape="id104" draw:start-glue-point="2" draw:end-shape="id106" draw:end-glue-point="0" svg:d="M10620 7127l5106 1586" svg:viewBox="0 0 5107 1587">
          <text:p text:style-name="P45"><text:span text:style-name="T1">Inicia</text:span></text:p>
        </draw:connector>
        <draw:connector draw:style-name="gr268" draw:text-style-name="P8" draw:layer="layout" draw:type="line" svg:x1="10.62cm" svg:y1="7.127cm" svg:x2="9.025cm" svg:y2="8.714cm" draw:start-shape="id104" draw:start-glue-point="2" draw:end-shape="id107" draw:end-glue-point="0" svg:d="M10620 7127l-1595 1587" svg:viewBox="0 0 1596 1588">
          <text:p text:style-name="P45"><text:span text:style-name="T1">Inicia</text:span></text:p>
        </draw:connector>
        <draw:connector draw:style-name="gr268" draw:text-style-name="P8" draw:layer="layout" draw:type="line" svg:x1="10.62cm" svg:y1="7.127cm" svg:x2="12.2cm" svg:y2="8.714cm" draw:start-shape="id104" draw:start-glue-point="2" draw:end-shape="id108" draw:end-glue-point="0" svg:d="M10620 7127l1580 1587" svg:viewBox="0 0 1581 1588">
          <text:p text:style-name="P45"><text:span text:style-name="T1">Inicia</text:span></text:p>
        </draw:connector>
        <draw:custom-shape draw:style-name="gr267" draw:text-style-name="P11" xml:id="id109" draw:id="id109" draw:layer="layout" svg:width="2.553cm" svg:height="0.953cm" svg:x="4.257cm" svg:y="10.619cm">
          <text:p text:style-name="P10"><text:span text:style-name="T2">Cliente UD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11" xml:id="id110" draw:id="id110" draw:layer="layout" svg:width="2.553cm" svg:height="0.953cm" svg:x="7.749cm" svg:y="10.619cm">
          <text:p text:style-name="P10"><text:span text:style-name="T2">Servidor T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9" draw:text-style-name="P11" xml:id="id112" draw:id="id112" draw:layer="layout" svg:width="2.554cm" svg:height="0.953cm" svg:x="14.43cm" svg:y="10.619cm">
          <text:p text:style-name="P10"><text:span text:style-name="T2">Servidor T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8" draw:text-style-name="P46" draw:layer="layout" draw:type="line" svg:x1="5.512cm" svg:y1="9.667cm" svg:x2="5.533cm" svg:y2="10.619cm" draw:start-shape="id105" draw:start-glue-point="2" draw:end-shape="id109" draw:end-glue-point="0" svg:d="M5512 9667l21 952" svg:viewBox="0 0 22 953">
          <text:p text:style-name="P6"><text:span text:style-name="T8">Inicia</text:span></text:p>
        </draw:connector>
        <draw:connector draw:style-name="gr270" draw:text-style-name="P47" draw:layer="layout" draw:type="line" svg:x1="9.025cm" svg:y1="9.667cm" svg:x2="9.025cm" svg:y2="10.619cm" draw:start-shape="id107" draw:start-glue-point="2" draw:end-shape="id110" draw:end-glue-point="0" svg:d="M9025 9667v952" svg:viewBox="0 0 1 953">
          <text:p text:style-name="P6"><text:span text:style-name="T9">Inicia</text:span></text:p>
        </draw:connector>
        <draw:connector draw:style-name="gr270" draw:text-style-name="P8" draw:layer="layout" draw:type="line" svg:x1="12.2cm" svg:y1="9.667cm" svg:x2="12.214cm" svg:y2="10.619cm" draw:start-shape="id108" draw:start-glue-point="2" draw:end-shape="id111" draw:end-glue-point="0" svg:d="M12200 9667l14 952" svg:viewBox="0 0 15 953">
          <text:p text:style-name="P6"><text:span text:style-name="T1">Inicia</text:span></text:p>
        </draw:connector>
        <draw:connector draw:style-name="gr270" draw:text-style-name="P48" draw:layer="layout" draw:type="line" svg:x1="15.726cm" svg:y1="9.666cm" svg:x2="15.707cm" svg:y2="10.619cm" draw:start-shape="id106" draw:start-glue-point="2" draw:end-shape="id112" draw:end-glue-point="0" svg:d="M15726 9666l-19 953" svg:viewBox="0 0 20 954">
          <text:p text:style-name="P6"><text:span text:style-name="T10">Inicia</text:span></text:p>
        </draw:connector>
        <draw:custom-shape draw:style-name="gr269" draw:text-style-name="P11" xml:id="id111" draw:id="id111" draw:layer="layout" svg:width="2.554cm" svg:height="0.953cm" svg:x="10.937cm" svg:y="10.619cm">
          <text:p text:style-name="P10"><text:span text:style-name="T2">Servidor TCP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5" draw:style-name="dp1" draw:master-page-name="Default">
        <draw:custom-shape draw:style-name="gr271" draw:text-style-name="P1" draw:layer="layout" svg:width="13.97cm" svg:height="2.223cm" svg:x="3.635cm" svg:y="14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5" draw:text-style-name="P11" xml:id="id113" draw:id="id113" draw:layer="layout" svg:width="2.554cm" svg:height="0.953cm" svg:x="9.342cm" svg:y="3.635cm">
          <text:p text:style-name="P10"><text:span text:style-name="T2">Aplicación Agente</text:span></text:p>
          <draw:enhanced-geometry svg:viewBox="0 0 21600 21600" draw:type="rectangle" draw:enhanced-path="M 0 0 L 21600 0 21600 21600 0 21600 0 0 Z N"/>
        </draw:custom-shape>
        <draw:connector draw:style-name="gr268" draw:text-style-name="P44" draw:layer="layout" draw:type="line" svg:x1="10.619cm" svg:y1="4.588cm" svg:x2="10.613cm" svg:y2="5.54cm" draw:start-shape="id113" draw:start-glue-point="2" draw:end-shape="id114" draw:end-glue-point="0" svg:d="M10619 4588l-6 952" svg:viewBox="0 0 7 953">
          <text:p text:style-name="P43"><text:span text:style-name="T1">Inicia</text:span></text:p>
        </draw:connector>
        <draw:custom-shape draw:style-name="gr265" draw:text-style-name="P11" draw:layer="layout" svg:width="2.554cm" svg:height="0.953cm" svg:x="9.342cm" svg:y="3.635cm">
          <text:p text:style-name="P10"><text:span text:style-name="T2">Aplicación Agente</text:span></text:p>
          <draw:enhanced-geometry svg:viewBox="0 0 21600 21600" draw:type="rectangle" draw:enhanced-path="M 0 0 L 21600 0 21600 21600 0 21600 0 0 Z N"/>
        </draw:custom-shape>
        <draw:custom-shape draw:style-name="gr269" draw:text-style-name="P11" xml:id="id114" draw:id="id114" draw:layer="layout" svg:width="2.554cm" svg:height="0.953cm" svg:x="9.336cm" svg:y="5.54cm">
          <text:p text:style-name="P10"><text:span text:style-name="T2">Hilo Principal</text:span></text:p>
          <draw:enhanced-geometry svg:viewBox="0 0 21600 21600" draw:type="rectangle" draw:enhanced-path="M 0 0 L 21600 0 21600 21600 0 21600 0 0 Z N"/>
        </draw:custom-shape>
        <draw:connector draw:style-name="gr270" draw:text-style-name="P8" draw:layer="layout" draw:type="line" svg:x1="10.613cm" svg:y1="6.493cm" svg:x2="10.613cm" svg:y2="7.444cm" draw:start-shape="id114" draw:start-glue-point="2" draw:end-shape="id115" svg:d="M10613 6493v951" svg:viewBox="0 0 1 952">
          <text:p text:style-name="P6"><text:span text:style-name="T1">Inicia</text:span></text:p>
        </draw:connector>
        <draw:custom-shape draw:style-name="gr267" draw:text-style-name="P11" xml:id="id115" draw:id="id115" draw:layer="layout" svg:width="2.553cm" svg:height="0.953cm" svg:x="9.337cm" svg:y="7.444cm">
          <text:p text:style-name="P10"><text:span text:style-name="T2">Hilo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2" draw:text-style-name="P11" xml:id="id117" draw:id="id117" draw:layer="layout" svg:width="4.445cm" svg:height="2.223cm" svg:x="8.423cm" svg:y="11.254cm">
          <text:p text:style-name="P10"><text:span text:style-name="T2">Conexión SCP</text:span></text:p>
          <text:p text:style-name="P10"><text:span text:style-name="T2"/></text:p>
          <text:p text:style-name="P42"><text:span text:style-name="T2">- Se obtiene el archivo comprimido</text:span></text:p>
          <text:p text:style-name="P42"><text:span text:style-name="T2">- Se descomprime el archiv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11" xml:id="id116" draw:id="id116" draw:layer="layout" svg:width="2.553cm" svg:height="0.953cm" svg:x="5.222cm" svg:y="9.668cm">
          <text:p text:style-name="P10"><text:span text:style-name="T2">Servidor UD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3" draw:text-style-name="P8" draw:layer="layout" draw:type="line" svg:x1="10.613cm" svg:y1="8.397cm" svg:x2="6.498cm" svg:y2="9.668cm" draw:start-shape="id115" draw:start-glue-point="2" draw:end-shape="id116" draw:end-glue-point="0" svg:d="M10613 8397l-4115 1271" svg:viewBox="0 0 4116 1272">
          <text:p text:style-name="P6"><text:span text:style-name="T1">Inic</text:span><text:span text:style-name="T1">ia</text:span></text:p>
        </draw:connector>
        <draw:connector draw:style-name="gr273" draw:text-style-name="P8" draw:layer="layout" draw:type="line" svg:x1="10.613cm" svg:y1="8.397cm" svg:x2="10.645cm" svg:y2="11.254cm" draw:start-shape="id115" draw:start-glue-point="2" draw:end-shape="id117" draw:end-glue-point="0" svg:d="M10613 8397l32 2857" svg:viewBox="0 0 33 2858">
          <text:p text:style-name="P6"><text:span text:style-name="T1">Inicia</text:span></text:p>
        </draw:connector>
        <draw:custom-shape draw:style-name="gr267" draw:text-style-name="P11" xml:id="id118" draw:id="id118" draw:layer="layout" svg:width="2.553cm" svg:height="0.953cm" svg:x="13.49cm" svg:y="9.668cm">
          <text:p text:style-name="P10"><text:span text:style-name="T2">Cliente T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3" draw:text-style-name="P8" draw:layer="layout" draw:type="line" svg:x1="10.613cm" svg:y1="8.397cm" svg:x2="14.766cm" svg:y2="9.668cm" draw:start-shape="id115" draw:start-glue-point="2" draw:end-shape="id118" draw:end-glue-point="0" svg:d="M10613 8397l4153 1271" svg:viewBox="0 0 4154 1272">
          <text:p text:style-name="P6"><text:span text:style-name="T1">Inicia</text:span></text:p>
        </draw:connector>
        <draw:connector draw:style-name="gr274" draw:text-style-name="P5" draw:layer="layout" svg:x1="6.498cm" svg:y1="10.621cm" svg:x2="8.423cm" svg:y2="12.365cm" draw:start-shape="id116" draw:start-glue-point="2" draw:end-shape="id117" svg:d="M6498 10621v1744h1925" svg:viewBox="0 0 1926 1745">
          <text:p/>
        </draw:connector>
        <draw:connector draw:style-name="gr274" draw:text-style-name="P5" draw:layer="layout" svg:x1="12.868cm" svg:y1="12.365cm" svg:x2="14.766cm" svg:y2="10.621cm" draw:start-shape="id117" draw:start-glue-point="1" draw:end-shape="id118" draw:end-glue-point="2" svg:d="M12868 12365h1898v-1744" svg:viewBox="0 0 1899 1745">
          <text:p/>
        </draw:connector>
      </draw:page>
      <draw:page draw:name="page16" draw:style-name="dp1" draw:master-page-name="Default">
        <draw:custom-shape draw:style-name="gr275" draw:text-style-name="P11" draw:layer="layout" svg:width="3.189cm" svg:height="8.891cm" svg:x="13.781cm" svg:y="4.587cm">
          <text:p text:style-name="P10">Aplicación </text:p>
          <text:p text:style-name="P10">Agen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6" draw:text-style-name="P11" draw:layer="layout" svg:width="3.189cm" svg:height="8.89cm" svg:x="4.588cm" svg:y="4.587cm">
          <text:p text:style-name="P10"><text:span text:style-name="T2">Aplicación Coordinado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7" draw:text-style-name="P1" draw:layer="layout" svg:width="13.97cm" svg:height="6.984cm" svg:x="3.952cm" svg:y="15.065cm">
          <text:p/>
          <draw:enhanced-geometry svg:viewBox="0 0 21600 21600" draw:type="rectangle" draw:enhanced-path="M 0 0 L 21600 0 21600 21600 0 21600 0 0 Z N"/>
        </draw:custom-shape>
        <draw:custom-shape draw:style-name="gr269" draw:text-style-name="P11" xml:id="id119" draw:id="id119" draw:layer="layout" svg:width="2.554cm" svg:height="0.953cm" svg:x="4.919cm" svg:y="5.858cm">
          <text:p text:style-name="P10"><text:span text:style-name="T2">Cliente UD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9" draw:text-style-name="P11" xml:id="id120" draw:id="id120" draw:layer="layout" svg:width="2.554cm" svg:height="0.953cm" svg:x="14.085cm" svg:y="5.858cm">
          <text:p text:style-name="P10"><text:span text:style-name="T2">Servidor UD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9" draw:text-style-name="P11" xml:id="id121" draw:id="id121" draw:layer="layout" svg:width="2.554cm" svg:height="0.953cm" svg:x="14.099cm" svg:y="7.763cm">
          <text:p text:style-name="P10"><text:span text:style-name="T2">Conexión S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8" draw:text-style-name="P11" xml:id="id122" draw:id="id122" draw:layer="layout" svg:width="2.554cm" svg:height="3.175cm" svg:x="14.099cm" svg:y="9.986cm">
          <text:p text:style-name="P10"><text:span text:style-name="T2">Cliente T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9" draw:text-style-name="P11" draw:layer="layout" svg:width="2.554cm" svg:height="3.176cm" svg:x="4.905cm" svg:y="9.984cm">
          <text:p text:style-name="P10"><text:span text:style-name="T2">Servidor T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0" draw:text-style-name="P5" draw:layer="layout" draw:type="line" svg:x1="7.473cm" svg:y1="6.334cm" svg:x2="14.085cm" svg:y2="6.334cm" draw:start-shape="id119" draw:start-glue-point="1" draw:end-shape="id120" draw:end-glue-point="3" svg:d="M7473 6334h6612" svg:viewBox="0 0 6613 1">
          <text:p text:style-name="P49"><text:span text:style-name="T1"><text:s text:c="7"/></text:span><text:span text:style-name="T1">Se conecta con</text:span></text:p>
          <text:p text:style-name="P50"><text:span text:style-name="T1"/></text:p>
        </draw:connector>
        <draw:connector draw:style-name="gr280" draw:text-style-name="P5" draw:layer="layout" draw:type="line" svg:x1="15.362cm" svg:y1="6.811cm" svg:x2="15.376cm" svg:y2="7.763cm" draw:start-shape="id120" draw:start-glue-point="2" draw:end-shape="id121" draw:end-glue-point="0" svg:d="M15362 6811l14 952" svg:viewBox="0 0 15 953">
          <text:p text:style-name="P50"><text:span text:style-name="T1"/></text:p>
        </draw:connector>
        <draw:line draw:style-name="gr281" draw:text-style-name="P52" draw:layer="layout" svg:x1="7.445cm" svg:y1="10.302cm" svg:x2="14.113cm" svg:y2="10.302cm">
          <text:p text:style-name="P51"><text:span text:style-name="T1"><text:s text:c="7"/></text:span><text:span text:style-name="T1">Se establece conexión</text:span></text:p>
          <text:p text:style-name="P52"><text:span text:style-name="T1"/></text:p>
        </draw:line>
        <draw:custom-shape draw:style-name="gr282" draw:text-style-name="P11" draw:layer="layout" svg:width="5.398cm" svg:height="1.587cm" svg:x="8.08cm" svg:y="10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1" draw:text-style-name="P52" draw:layer="layout" svg:x1="7.763cm" svg:y1="8.08cm" svg:x2="14.113cm" svg:y2="8.08cm">
          <text:p text:style-name="P51"><text:span text:style-name="T1"><text:s text:c="3"/></text:span><text:span text:style-name="T1">Se obtiene código fuente</text:span></text:p>
          <text:p text:style-name="P52"><text:span text:style-name="T1"/></text:p>
        </draw:line>
        <draw:connector draw:style-name="gr274" draw:text-style-name="P5" draw:layer="layout" draw:type="line" svg:x1="15.376cm" svg:y1="8.716cm" svg:x2="15.376cm" svg:y2="9.986cm" draw:start-shape="id121" draw:start-glue-point="2" draw:end-shape="id122" draw:end-glue-point="0" svg:d="M15376 8716v1270" svg:viewBox="0 0 1 1271">
          <text:p/>
        </draw:connector>
        <draw:line draw:style-name="gr283" draw:text-style-name="P50" draw:layer="layout" svg:x1="7.445cm" svg:y1="11.89cm" svg:x2="14.113cm" svg:y2="11.89cm">
          <text:p text:style-name="P49"><text:span text:style-name="T1"><text:s text:c="7"/></text:span><text:span text:style-name="T1">Se devuelve el resultado de la ejecución</text:span></text:p>
          <text:p text:style-name="P50"><text:span text:style-name="T1"/></text:p>
        </draw:line>
        <draw:line draw:style-name="gr284" draw:text-style-name="P50" draw:layer="layout" svg:x1="7.445cm" svg:y1="12.807cm" svg:x2="14.113cm" svg:y2="12.807cm">
          <text:p text:style-name="P49"><text:span text:style-name="T1"><text:s text:c="7"/></text:span><text:span text:style-name="T1">Se termina la conexión</text:span></text:p>
          <text:p text:style-name="P50"><text:span text:style-name="T1"/></text:p>
        </draw:line>
        <draw:line draw:style-name="gr285" draw:text-style-name="P50" draw:layer="layout" svg:x1="7.445cm" svg:y1="11.255cm" svg:x2="14.113cm" svg:y2="11.255cm">
          <text:p text:style-name="P49"><text:span text:style-name="T1"><text:s text:c="7"/></text:span><text:span text:style-name="T1">Se envía las pruebas a ejecutar</text:span></text:p>
          <text:p text:style-name="P50"><text:span text:style-name="T1"/></text:p>
        </draw:line>
        <draw:g draw:name="2-circle-arrow 3">
          <draw:custom-shape draw:name="Pfeil: gebogen 19_ 5" draw:style-name="gr286" draw:text-style-name="P9" draw:layer="layout" svg:width="0.406cm" svg:height="0.406cm" draw:transform="rotate (0.785398163397448) translate (12.843cm 10.968cm)">
            <text:p/>
            <draw:enhanced-geometry draw:mirror-horizontal="true" draw:mirror-vertical="false" svg:viewBox="0 0 0 0" draw:text-areas="?f193 ?f195 ?f194 ?f196" draw:type="ooxml-circularArrow" draw:modifiers="12500 1142319 20457681 11373271.3610624 12500" draw:enhanced-path="M ?f60 ?f61 L ?f172 ?f173 ?f54 ?f55 ?f174 ?f175 ?f159 ?f160 Z N" drawooo:enhanced-path="M ?f60 ?f61 G ?f10 ?f12 ?f197 ?f198 L ?f172 ?f173 ?f54 ?f55 ?f174 ?f175 ?f159 ?f160 G ?f13 ?f14 ?f199 ?f200 Z N">
              <draw:equation draw:name="f0" draw:formula="if(0-$4 ,0,if(25000-$4 ,$4 ,25000))"/>
              <draw:equation draw:name="f1" draw:formula="?f0 *2/1"/>
              <draw:equation draw:name="f2" draw:formula="if(0-$0 ,0,if(?f1 -$0 ,$0 ,?f1 ))"/>
              <draw:equation draw:name="f3" draw:formula="if(1-$2 ,1,if(21599999-$2 ,$2 ,21599999))"/>
              <draw:equation draw:name="f4" draw:formula="if(0-$3 ,0,if(21599999-$3 ,$3 ,21599999))"/>
              <draw:equation draw:name="f5" draw:formula="min(logwidth,logheight)"/>
              <draw:equation draw:name="f6" draw:formula="?f5 *?f2 /100000"/>
              <draw:equation draw:name="f7" draw:formula="?f5 *?f0 /100000"/>
              <draw:equation draw:name="f8" draw:formula="?f6 *1/2"/>
              <draw:equation draw:name="f9" draw:formula="logwidth/2"/>
              <draw:equation draw:name="f10" draw:formula="?f9 +?f8 -?f7 "/>
              <draw:equation draw:name="f11" draw:formula="logheight/2"/>
              <draw:equation draw:name="f12" draw:formula="?f11 +?f8 -?f7 "/>
              <draw:equation draw:name="f13" draw:formula="?f10 +0-?f6 "/>
              <draw:equation draw:name="f14" draw:formula="?f12 +0-?f6 "/>
              <draw:equation draw:name="f15" draw:formula="?f13 +?f8 -0"/>
              <draw:equation draw:name="f16" draw:formula="?f14 +?f8 -0"/>
              <draw:equation draw:name="f17" draw:formula="?f15 *sin(pi*(?f3 )/10800000)"/>
              <draw:equation draw:name="f18" draw:formula="?f16 *cos(pi*(?f3 )/10800000)"/>
              <draw:equation draw:name="f19" draw:formula="?f15 *(cos(atan2(?f17 ,?f18 )))"/>
              <draw:equation draw:name="f20" draw:formula="?f16 *(sin(atan2(?f17 ,?f18 )))"/>
              <draw:equation draw:name="f21" draw:formula="logwidth/2"/>
              <draw:equation draw:name="f22" draw:formula="?f21 +?f19 -0"/>
              <draw:equation draw:name="f23" draw:formula="logheight/2"/>
              <draw:equation draw:name="f24" draw:formula="?f23 +?f20 -0"/>
              <draw:equation draw:name="f25" draw:formula="min(?f13 ,?f14 )"/>
              <draw:equation draw:name="f26" draw:formula="?f19 *?f19 /1"/>
              <draw:equation draw:name="f27" draw:formula="?f20 *?f20 /1"/>
              <draw:equation draw:name="f28" draw:formula="?f25 *?f25 /1"/>
              <draw:equation draw:name="f29" draw:formula="?f26 +0-?f28 "/>
              <draw:equation draw:name="f30" draw:formula="?f27 +0-?f28 "/>
              <draw:equation draw:name="f31" draw:formula="?f29 *?f30 /?f26 "/>
              <draw:equation draw:name="f32" draw:formula="?f31 *1/?f27 "/>
              <draw:equation draw:name="f33" draw:formula="1+0-?f32 "/>
              <draw:equation draw:name="f34" draw:formula="sqrt(?f33 )"/>
              <draw:equation draw:name="f35" draw:formula="?f29 *1/?f19 "/>
              <draw:equation draw:name="f36" draw:formula="?f35 *1/?f20 "/>
              <draw:equation draw:name="f37" draw:formula="(1+?f34 )/?f36 "/>
              <draw:equation draw:name="f38" draw:formula="(10800000*atan2(?f37 ,1))/pi"/>
              <draw:equation draw:name="f39" draw:formula="?f38 +21600000-0"/>
              <draw:equation draw:name="f40" draw:formula="if(?f38 ,?f38 ,?f39 )"/>
              <draw:equation draw:name="f41" draw:formula="?f40 +0-?f3 "/>
              <draw:equation draw:name="f42" draw:formula="?f41 +21600000-0"/>
              <draw:equation draw:name="f43" draw:formula="if(?f41 ,?f41 ,?f42 )"/>
              <draw:equation draw:name="f44" draw:formula="?f43 +0-10800000"/>
              <draw:equation draw:name="f45" draw:formula="?f43 +0-21600000"/>
              <draw:equation draw:name="f46" draw:formula="if(?f44 ,?f45 ,?f43 )"/>
              <draw:equation draw:name="f47" draw:formula="abs(?f46 )"/>
              <draw:equation draw:name="f48" draw:formula="if(0-$1 ,0,if(?f47 -$1 ,$1 ,?f47 ))"/>
              <draw:equation draw:name="f49" draw:formula="?f3 +?f48 -0"/>
              <draw:equation draw:name="f50" draw:formula="?f15 *sin(pi*(?f49 )/10800000)"/>
              <draw:equation draw:name="f51" draw:formula="?f16 *cos(pi*(?f49 )/10800000)"/>
              <draw:equation draw:name="f52" draw:formula="?f15 *(cos(atan2(?f50 ,?f51 )))"/>
              <draw:equation draw:name="f53" draw:formula="?f16 *(sin(atan2(?f50 ,?f51 )))"/>
              <draw:equation draw:name="f54" draw:formula="?f21 +?f52 -0"/>
              <draw:equation draw:name="f55" draw:formula="?f23 +?f53 -0"/>
              <draw:equation draw:name="f56" draw:formula="?f10 *sin(pi*(?f4 )/10800000)"/>
              <draw:equation draw:name="f57" draw:formula="?f12 *cos(pi*(?f4 )/10800000)"/>
              <draw:equation draw:name="f58" draw:formula="?f10 *(cos(atan2(?f56 ,?f57 )))"/>
              <draw:equation draw:name="f59" draw:formula="?f12 *(sin(atan2(?f56 ,?f57 )))"/>
              <draw:equation draw:name="f60" draw:formula="?f21 +?f58 -0"/>
              <draw:equation draw:name="f61" draw:formula="?f23 +?f59 -0"/>
              <draw:equation draw:name="f62" draw:formula="?f7 *cos(pi*(?f49 )/10800000)"/>
              <draw:equation draw:name="f63" draw:formula="?f7 *sin(pi*(?f49 )/10800000)"/>
              <draw:equation draw:name="f64" draw:formula="?f22 +?f62 -0"/>
              <draw:equation draw:name="f65" draw:formula="?f24 +?f63 -0"/>
              <draw:equation draw:name="f66" draw:formula="?f7 *cos(pi*(?f49 )/10800000)"/>
              <draw:equation draw:name="f67" draw:formula="?f7 *sin(pi*(?f49 )/10800000)"/>
              <draw:equation draw:name="f68" draw:formula="?f22 +0-?f66 "/>
              <draw:equation draw:name="f69" draw:formula="?f24 +0-?f67 "/>
              <draw:equation draw:name="f70" draw:formula="?f68 +0-?f21 "/>
              <draw:equation draw:name="f71" draw:formula="?f69 +0-?f23 "/>
              <draw:equation draw:name="f72" draw:formula="?f64 +0-?f21 "/>
              <draw:equation draw:name="f73" draw:formula="?f65 +0-?f23 "/>
              <draw:equation draw:name="f74" draw:formula="min(?f10 ,?f12 )"/>
              <draw:equation draw:name="f75" draw:formula="?f70 *?f74 /?f10 "/>
              <draw:equation draw:name="f76" draw:formula="?f71 *?f74 /?f12 "/>
              <draw:equation draw:name="f77" draw:formula="?f72 *?f74 /?f10 "/>
              <draw:equation draw:name="f78" draw:formula="?f73 *?f74 /?f12 "/>
              <draw:equation draw:name="f79" draw:formula="?f77 +0-?f75 "/>
              <draw:equation draw:name="f80" draw:formula="?f78 +0-?f76 "/>
              <draw:equation draw:name="f81" draw:formula="sqrt(?f79 *?f79 +?f80 *?f80 +0*0)"/>
              <draw:equation draw:name="f82" draw:formula="?f75 *?f78 /1"/>
              <draw:equation draw:name="f83" draw:formula="?f77 *?f76 /1"/>
              <draw:equation draw:name="f84" draw:formula="?f82 +0-?f83 "/>
              <draw:equation draw:name="f85" draw:formula="?f74 *?f74 /1"/>
              <draw:equation draw:name="f86" draw:formula="?f81 *?f81 /1"/>
              <draw:equation draw:name="f87" draw:formula="?f85 *?f86 /1"/>
              <draw:equation draw:name="f88" draw:formula="?f84 *?f84 /1"/>
              <draw:equation draw:name="f89" draw:formula="?f87 +0-?f88 "/>
              <draw:equation draw:name="f90" draw:formula="max(?f89 ,0)"/>
              <draw:equation draw:name="f91" draw:formula="sqrt(?f90 )"/>
              <draw:equation draw:name="f92" draw:formula="?f80 *-1/1"/>
              <draw:equation draw:name="f93" draw:formula="if(?f92 ,-1,1)"/>
              <draw:equation draw:name="f94" draw:formula="?f93 *?f79 /1"/>
              <draw:equation draw:name="f95" draw:formula="?f94 *?f91 /1"/>
              <draw:equation draw:name="f96" draw:formula="?f84 *?f80 /1"/>
              <draw:equation draw:name="f97" draw:formula="(?f96 +?f95 )/?f86 "/>
              <draw:equation draw:name="f98" draw:formula="?f96 +0-?f95 "/>
              <draw:equation draw:name="f99" draw:formula="?f98 *1/?f86 "/>
              <draw:equation draw:name="f100" draw:formula="abs(?f80 )"/>
              <draw:equation draw:name="f101" draw:formula="?f100 *?f91 /1"/>
              <draw:equation draw:name="f102" draw:formula="?f84 *?f79 /-1"/>
              <draw:equation draw:name="f103" draw:formula="(?f102 +?f101 )/?f86 "/>
              <draw:equation draw:name="f104" draw:formula="?f102 +0-?f101 "/>
              <draw:equation draw:name="f105" draw:formula="?f104 *1/?f86 "/>
              <draw:equation draw:name="f106" draw:formula="?f77 +0-?f97 "/>
              <draw:equation draw:name="f107" draw:formula="?f77 +0-?f99 "/>
              <draw:equation draw:name="f108" draw:formula="?f78 +0-?f103 "/>
              <draw:equation draw:name="f109" draw:formula="?f78 +0-?f105 "/>
              <draw:equation draw:name="f110" draw:formula="sqrt(?f106 *?f106 +?f108 *?f108 +0*0)"/>
              <draw:equation draw:name="f111" draw:formula="sqrt(?f107 *?f107 +?f109 *?f109 +0*0)"/>
              <draw:equation draw:name="f112" draw:formula="?f111 +0-?f110 "/>
              <draw:equation draw:name="f113" draw:formula="if(?f112 ,?f97 ,?f99 )"/>
              <draw:equation draw:name="f114" draw:formula="if(?f112 ,?f103 ,?f105 )"/>
              <draw:equation draw:name="f115" draw:formula="?f113 *?f10 /?f74 "/>
              <draw:equation draw:name="f116" draw:formula="?f114 *?f12 /?f74 "/>
              <draw:equation draw:name="f117" draw:formula="?f21 +?f115 -0"/>
              <draw:equation draw:name="f118" draw:formula="?f23 +?f116 -0"/>
              <draw:equation draw:name="f119" draw:formula="?f70 *?f25 /?f13 "/>
              <draw:equation draw:name="f120" draw:formula="?f71 *?f25 /?f14 "/>
              <draw:equation draw:name="f121" draw:formula="?f72 *?f25 /?f13 "/>
              <draw:equation draw:name="f122" draw:formula="?f73 *?f25 /?f14 "/>
              <draw:equation draw:name="f123" draw:formula="?f121 +0-?f119 "/>
              <draw:equation draw:name="f124" draw:formula="?f122 +0-?f120 "/>
              <draw:equation draw:name="f125" draw:formula="sqrt(?f123 *?f123 +?f124 *?f124 +0*0)"/>
              <draw:equation draw:name="f126" draw:formula="?f119 *?f122 /1"/>
              <draw:equation draw:name="f127" draw:formula="?f121 *?f120 /1"/>
              <draw:equation draw:name="f128" draw:formula="?f126 +0-?f127 "/>
              <draw:equation draw:name="f129" draw:formula="?f25 *?f25 /1"/>
              <draw:equation draw:name="f130" draw:formula="?f125 *?f125 /1"/>
              <draw:equation draw:name="f131" draw:formula="?f129 *?f130 /1"/>
              <draw:equation draw:name="f132" draw:formula="?f128 *?f128 /1"/>
              <draw:equation draw:name="f133" draw:formula="?f131 +0-?f132 "/>
              <draw:equation draw:name="f134" draw:formula="max(?f133 ,0)"/>
              <draw:equation draw:name="f135" draw:formula="sqrt(?f134 )"/>
              <draw:equation draw:name="f136" draw:formula="?f93 *?f123 /1"/>
              <draw:equation draw:name="f137" draw:formula="?f136 *?f135 /1"/>
              <draw:equation draw:name="f138" draw:formula="?f128 *?f124 /1"/>
              <draw:equation draw:name="f139" draw:formula="(?f138 +?f137 )/?f130 "/>
              <draw:equation draw:name="f140" draw:formula="?f138 +0-?f137 "/>
              <draw:equation draw:name="f141" draw:formula="?f140 *1/?f130 "/>
              <draw:equation draw:name="f142" draw:formula="abs(?f124 )"/>
              <draw:equation draw:name="f143" draw:formula="?f142 *?f135 /1"/>
              <draw:equation draw:name="f144" draw:formula="?f128 *?f123 /-1"/>
              <draw:equation draw:name="f145" draw:formula="(?f144 +?f143 )/?f130 "/>
              <draw:equation draw:name="f146" draw:formula="?f144 +0-?f143 "/>
              <draw:equation draw:name="f147" draw:formula="?f146 *1/?f130 "/>
              <draw:equation draw:name="f148" draw:formula="?f119 +0-?f139 "/>
              <draw:equation draw:name="f149" draw:formula="?f119 +0-?f141 "/>
              <draw:equation draw:name="f150" draw:formula="?f120 +0-?f145 "/>
              <draw:equation draw:name="f151" draw:formula="?f120 +0-?f147 "/>
              <draw:equation draw:name="f152" draw:formula="sqrt(?f148 *?f148 +?f150 *?f150 +0*0)"/>
              <draw:equation draw:name="f153" draw:formula="sqrt(?f149 *?f149 +?f151 *?f151 +0*0)"/>
              <draw:equation draw:name="f154" draw:formula="?f153 +0-?f152 "/>
              <draw:equation draw:name="f155" draw:formula="if(?f154 ,?f139 ,?f141 )"/>
              <draw:equation draw:name="f156" draw:formula="if(?f154 ,?f145 ,?f147 )"/>
              <draw:equation draw:name="f157" draw:formula="?f155 *?f13 /?f25 "/>
              <draw:equation draw:name="f158" draw:formula="?f156 *?f14 /?f25 "/>
              <draw:equation draw:name="f159" draw:formula="?f21 +?f157 -0"/>
              <draw:equation draw:name="f160" draw:formula="?f23 +?f158 -0"/>
              <draw:equation draw:name="f161" draw:formula="(10800000*atan2(?f158 ,?f157 ))/pi"/>
              <draw:equation draw:name="f162" draw:formula="?f161 +21600000-0"/>
              <draw:equation draw:name="f163" draw:formula="if(?f161 ,?f161 ,?f162 )"/>
              <draw:equation draw:name="f164" draw:formula="?f4 +0-?f163 "/>
              <draw:equation draw:name="f165" draw:formula="?f164 +0-21600000"/>
              <draw:equation draw:name="f166" draw:formula="if(?f164 ,?f165 ,?f164 )"/>
              <draw:equation draw:name="f167" draw:formula="?f117 +0-?f159 "/>
              <draw:equation draw:name="f168" draw:formula="?f118 +0-?f160 "/>
              <draw:equation draw:name="f169" draw:formula="sqrt(?f167 *?f167 +?f168 *?f168 +0*0)"/>
              <draw:equation draw:name="f170" draw:formula="?f169 *1/2"/>
              <draw:equation draw:name="f171" draw:formula="?f170 +0-?f7 "/>
              <draw:equation draw:name="f172" draw:formula="if(?f171 ,?f117 ,?f64 )"/>
              <draw:equation draw:name="f173" draw:formula="if(?f171 ,?f118 ,?f65 )"/>
              <draw:equation draw:name="f174" draw:formula="if(?f171 ,?f159 ,?f68 )"/>
              <draw:equation draw:name="f175" draw:formula="if(?f171 ,?f160 ,?f69 )"/>
              <draw:equation draw:name="f176" draw:formula="(10800000*atan2(?f116 ,?f115 ))/pi"/>
              <draw:equation draw:name="f177" draw:formula="?f176 +21600000-0"/>
              <draw:equation draw:name="f178" draw:formula="if(?f176 ,?f176 ,?f177 )"/>
              <draw:equation draw:name="f179" draw:formula="?f178 +0-?f4 "/>
              <draw:equation draw:name="f180" draw:formula="?f179 +21600000-0"/>
              <draw:equation draw:name="f181" draw:formula="if(?f179 ,?f179 ,?f180 )"/>
              <draw:equation draw:name="f182" draw:formula="?f15 *sin(pi*(?f4 )/10800000)"/>
              <draw:equation draw:name="f183" draw:formula="?f16 *cos(pi*(?f4 )/10800000)"/>
              <draw:equation draw:name="f184" draw:formula="?f15 *(cos(atan2(?f182 ,?f183 )))"/>
              <draw:equation draw:name="f185" draw:formula="?f16 *(sin(atan2(?f182 ,?f183 )))"/>
              <draw:equation draw:name="f186" draw:formula="?f21 +?f184 -0"/>
              <draw:equation draw:name="f187" draw:formula="?f23 +?f185 -0"/>
              <draw:equation draw:name="f188" draw:formula="?f4 +0-5400000"/>
              <draw:equation draw:name="f189" draw:formula="?f49 +5400000-0"/>
              <draw:equation draw:name="f190" draw:formula="?f49 +10800000-0"/>
              <draw:equation draw:name="f191" draw:formula="?f10 *cos(pi*(2700000)/10800000)"/>
              <draw:equation draw:name="f192" draw:formula="?f12 *sin(pi*(2700000)/10800000)"/>
              <draw:equation draw:name="f193" draw:formula="?f21 +0-?f191 "/>
              <draw:equation draw:name="f194" draw:formula="?f21 +?f191 -0"/>
              <draw:equation draw:name="f195" draw:formula="?f23 +0-?f192 "/>
              <draw:equation draw:name="f196" draw:formula="?f23 +?f192 -0"/>
              <draw:equation draw:name="f197" draw:formula="(?f4 )/60000.0"/>
              <draw:equation draw:name="f198" draw:formula="(?f181 )/60000.0"/>
              <draw:equation draw:name="f199" draw:formula="(?f163 )/60000.0"/>
              <draw:equation draw:name="f200" draw:formula="(?f166 )/60000.0"/>
              <draw:handle draw:handle-position="?f54 ?f55"/>
              <draw:handle draw:handle-position="?f60 ?f61"/>
              <draw:handle draw:handle-radius-range-minimum="0" draw:handle-radius-range-maximum="?f1" draw:handle-position="?f117 ?f118"/>
              <draw:handle draw:handle-radius-range-minimum="0" draw:handle-radius-range-maximum="25000" draw:handle-position="?f68 ?f69"/>
            </draw:enhanced-geometry>
          </draw:custom-shape>
          <draw:custom-shape draw:name="Pfeil: gebogen 19_ 6" draw:style-name="gr287" draw:text-style-name="P9" draw:layer="layout" svg:width="0.406cm" svg:height="0.406cm" draw:transform="rotate (0.785398163397448) translate (12.843cm 10.968cm)">
            <text:p/>
            <draw:enhanced-geometry draw:mirror-horizontal="false" draw:mirror-vertical="true" svg:viewBox="0 0 0 0" draw:text-areas="?f193 ?f195 ?f194 ?f196" draw:type="ooxml-circularArrow" draw:modifiers="12500 1142319 20457681 11486763.0132194 12500" draw:enhanced-path="M ?f60 ?f61 L ?f172 ?f173 ?f54 ?f55 ?f174 ?f175 ?f159 ?f160 Z N" drawooo:enhanced-path="M ?f60 ?f61 G ?f10 ?f12 ?f197 ?f198 L ?f172 ?f173 ?f54 ?f55 ?f174 ?f175 ?f159 ?f160 G ?f13 ?f14 ?f199 ?f200 Z N">
              <draw:equation draw:name="f0" draw:formula="if(0-$4 ,0,if(25000-$4 ,$4 ,25000))"/>
              <draw:equation draw:name="f1" draw:formula="?f0 *2/1"/>
              <draw:equation draw:name="f2" draw:formula="if(0-$0 ,0,if(?f1 -$0 ,$0 ,?f1 ))"/>
              <draw:equation draw:name="f3" draw:formula="if(1-$2 ,1,if(21599999-$2 ,$2 ,21599999))"/>
              <draw:equation draw:name="f4" draw:formula="if(0-$3 ,0,if(21599999-$3 ,$3 ,21599999))"/>
              <draw:equation draw:name="f5" draw:formula="min(logwidth,logheight)"/>
              <draw:equation draw:name="f6" draw:formula="?f5 *?f2 /100000"/>
              <draw:equation draw:name="f7" draw:formula="?f5 *?f0 /100000"/>
              <draw:equation draw:name="f8" draw:formula="?f6 *1/2"/>
              <draw:equation draw:name="f9" draw:formula="logwidth/2"/>
              <draw:equation draw:name="f10" draw:formula="?f9 +?f8 -?f7 "/>
              <draw:equation draw:name="f11" draw:formula="logheight/2"/>
              <draw:equation draw:name="f12" draw:formula="?f11 +?f8 -?f7 "/>
              <draw:equation draw:name="f13" draw:formula="?f10 +0-?f6 "/>
              <draw:equation draw:name="f14" draw:formula="?f12 +0-?f6 "/>
              <draw:equation draw:name="f15" draw:formula="?f13 +?f8 -0"/>
              <draw:equation draw:name="f16" draw:formula="?f14 +?f8 -0"/>
              <draw:equation draw:name="f17" draw:formula="?f15 *sin(pi*(?f3 )/10800000)"/>
              <draw:equation draw:name="f18" draw:formula="?f16 *cos(pi*(?f3 )/10800000)"/>
              <draw:equation draw:name="f19" draw:formula="?f15 *(cos(atan2(?f17 ,?f18 )))"/>
              <draw:equation draw:name="f20" draw:formula="?f16 *(sin(atan2(?f17 ,?f18 )))"/>
              <draw:equation draw:name="f21" draw:formula="logwidth/2"/>
              <draw:equation draw:name="f22" draw:formula="?f21 +?f19 -0"/>
              <draw:equation draw:name="f23" draw:formula="logheight/2"/>
              <draw:equation draw:name="f24" draw:formula="?f23 +?f20 -0"/>
              <draw:equation draw:name="f25" draw:formula="min(?f13 ,?f14 )"/>
              <draw:equation draw:name="f26" draw:formula="?f19 *?f19 /1"/>
              <draw:equation draw:name="f27" draw:formula="?f20 *?f20 /1"/>
              <draw:equation draw:name="f28" draw:formula="?f25 *?f25 /1"/>
              <draw:equation draw:name="f29" draw:formula="?f26 +0-?f28 "/>
              <draw:equation draw:name="f30" draw:formula="?f27 +0-?f28 "/>
              <draw:equation draw:name="f31" draw:formula="?f29 *?f30 /?f26 "/>
              <draw:equation draw:name="f32" draw:formula="?f31 *1/?f27 "/>
              <draw:equation draw:name="f33" draw:formula="1+0-?f32 "/>
              <draw:equation draw:name="f34" draw:formula="sqrt(?f33 )"/>
              <draw:equation draw:name="f35" draw:formula="?f29 *1/?f19 "/>
              <draw:equation draw:name="f36" draw:formula="?f35 *1/?f20 "/>
              <draw:equation draw:name="f37" draw:formula="(1+?f34 )/?f36 "/>
              <draw:equation draw:name="f38" draw:formula="(10800000*atan2(?f37 ,1))/pi"/>
              <draw:equation draw:name="f39" draw:formula="?f38 +21600000-0"/>
              <draw:equation draw:name="f40" draw:formula="if(?f38 ,?f38 ,?f39 )"/>
              <draw:equation draw:name="f41" draw:formula="?f40 +0-?f3 "/>
              <draw:equation draw:name="f42" draw:formula="?f41 +21600000-0"/>
              <draw:equation draw:name="f43" draw:formula="if(?f41 ,?f41 ,?f42 )"/>
              <draw:equation draw:name="f44" draw:formula="?f43 +0-10800000"/>
              <draw:equation draw:name="f45" draw:formula="?f43 +0-21600000"/>
              <draw:equation draw:name="f46" draw:formula="if(?f44 ,?f45 ,?f43 )"/>
              <draw:equation draw:name="f47" draw:formula="abs(?f46 )"/>
              <draw:equation draw:name="f48" draw:formula="if(0-$1 ,0,if(?f47 -$1 ,$1 ,?f47 ))"/>
              <draw:equation draw:name="f49" draw:formula="?f3 +?f48 -0"/>
              <draw:equation draw:name="f50" draw:formula="?f15 *sin(pi*(?f49 )/10800000)"/>
              <draw:equation draw:name="f51" draw:formula="?f16 *cos(pi*(?f49 )/10800000)"/>
              <draw:equation draw:name="f52" draw:formula="?f15 *(cos(atan2(?f50 ,?f51 )))"/>
              <draw:equation draw:name="f53" draw:formula="?f16 *(sin(atan2(?f50 ,?f51 )))"/>
              <draw:equation draw:name="f54" draw:formula="?f21 +?f52 -0"/>
              <draw:equation draw:name="f55" draw:formula="?f23 +?f53 -0"/>
              <draw:equation draw:name="f56" draw:formula="?f10 *sin(pi*(?f4 )/10800000)"/>
              <draw:equation draw:name="f57" draw:formula="?f12 *cos(pi*(?f4 )/10800000)"/>
              <draw:equation draw:name="f58" draw:formula="?f10 *(cos(atan2(?f56 ,?f57 )))"/>
              <draw:equation draw:name="f59" draw:formula="?f12 *(sin(atan2(?f56 ,?f57 )))"/>
              <draw:equation draw:name="f60" draw:formula="?f21 +?f58 -0"/>
              <draw:equation draw:name="f61" draw:formula="?f23 +?f59 -0"/>
              <draw:equation draw:name="f62" draw:formula="?f7 *cos(pi*(?f49 )/10800000)"/>
              <draw:equation draw:name="f63" draw:formula="?f7 *sin(pi*(?f49 )/10800000)"/>
              <draw:equation draw:name="f64" draw:formula="?f22 +?f62 -0"/>
              <draw:equation draw:name="f65" draw:formula="?f24 +?f63 -0"/>
              <draw:equation draw:name="f66" draw:formula="?f7 *cos(pi*(?f49 )/10800000)"/>
              <draw:equation draw:name="f67" draw:formula="?f7 *sin(pi*(?f49 )/10800000)"/>
              <draw:equation draw:name="f68" draw:formula="?f22 +0-?f66 "/>
              <draw:equation draw:name="f69" draw:formula="?f24 +0-?f67 "/>
              <draw:equation draw:name="f70" draw:formula="?f68 +0-?f21 "/>
              <draw:equation draw:name="f71" draw:formula="?f69 +0-?f23 "/>
              <draw:equation draw:name="f72" draw:formula="?f64 +0-?f21 "/>
              <draw:equation draw:name="f73" draw:formula="?f65 +0-?f23 "/>
              <draw:equation draw:name="f74" draw:formula="min(?f10 ,?f12 )"/>
              <draw:equation draw:name="f75" draw:formula="?f70 *?f74 /?f10 "/>
              <draw:equation draw:name="f76" draw:formula="?f71 *?f74 /?f12 "/>
              <draw:equation draw:name="f77" draw:formula="?f72 *?f74 /?f10 "/>
              <draw:equation draw:name="f78" draw:formula="?f73 *?f74 /?f12 "/>
              <draw:equation draw:name="f79" draw:formula="?f77 +0-?f75 "/>
              <draw:equation draw:name="f80" draw:formula="?f78 +0-?f76 "/>
              <draw:equation draw:name="f81" draw:formula="sqrt(?f79 *?f79 +?f80 *?f80 +0*0)"/>
              <draw:equation draw:name="f82" draw:formula="?f75 *?f78 /1"/>
              <draw:equation draw:name="f83" draw:formula="?f77 *?f76 /1"/>
              <draw:equation draw:name="f84" draw:formula="?f82 +0-?f83 "/>
              <draw:equation draw:name="f85" draw:formula="?f74 *?f74 /1"/>
              <draw:equation draw:name="f86" draw:formula="?f81 *?f81 /1"/>
              <draw:equation draw:name="f87" draw:formula="?f85 *?f86 /1"/>
              <draw:equation draw:name="f88" draw:formula="?f84 *?f84 /1"/>
              <draw:equation draw:name="f89" draw:formula="?f87 +0-?f88 "/>
              <draw:equation draw:name="f90" draw:formula="max(?f89 ,0)"/>
              <draw:equation draw:name="f91" draw:formula="sqrt(?f90 )"/>
              <draw:equation draw:name="f92" draw:formula="?f80 *-1/1"/>
              <draw:equation draw:name="f93" draw:formula="if(?f92 ,-1,1)"/>
              <draw:equation draw:name="f94" draw:formula="?f93 *?f79 /1"/>
              <draw:equation draw:name="f95" draw:formula="?f94 *?f91 /1"/>
              <draw:equation draw:name="f96" draw:formula="?f84 *?f80 /1"/>
              <draw:equation draw:name="f97" draw:formula="(?f96 +?f95 )/?f86 "/>
              <draw:equation draw:name="f98" draw:formula="?f96 +0-?f95 "/>
              <draw:equation draw:name="f99" draw:formula="?f98 *1/?f86 "/>
              <draw:equation draw:name="f100" draw:formula="abs(?f80 )"/>
              <draw:equation draw:name="f101" draw:formula="?f100 *?f91 /1"/>
              <draw:equation draw:name="f102" draw:formula="?f84 *?f79 /-1"/>
              <draw:equation draw:name="f103" draw:formula="(?f102 +?f101 )/?f86 "/>
              <draw:equation draw:name="f104" draw:formula="?f102 +0-?f101 "/>
              <draw:equation draw:name="f105" draw:formula="?f104 *1/?f86 "/>
              <draw:equation draw:name="f106" draw:formula="?f77 +0-?f97 "/>
              <draw:equation draw:name="f107" draw:formula="?f77 +0-?f99 "/>
              <draw:equation draw:name="f108" draw:formula="?f78 +0-?f103 "/>
              <draw:equation draw:name="f109" draw:formula="?f78 +0-?f105 "/>
              <draw:equation draw:name="f110" draw:formula="sqrt(?f106 *?f106 +?f108 *?f108 +0*0)"/>
              <draw:equation draw:name="f111" draw:formula="sqrt(?f107 *?f107 +?f109 *?f109 +0*0)"/>
              <draw:equation draw:name="f112" draw:formula="?f111 +0-?f110 "/>
              <draw:equation draw:name="f113" draw:formula="if(?f112 ,?f97 ,?f99 )"/>
              <draw:equation draw:name="f114" draw:formula="if(?f112 ,?f103 ,?f105 )"/>
              <draw:equation draw:name="f115" draw:formula="?f113 *?f10 /?f74 "/>
              <draw:equation draw:name="f116" draw:formula="?f114 *?f12 /?f74 "/>
              <draw:equation draw:name="f117" draw:formula="?f21 +?f115 -0"/>
              <draw:equation draw:name="f118" draw:formula="?f23 +?f116 -0"/>
              <draw:equation draw:name="f119" draw:formula="?f70 *?f25 /?f13 "/>
              <draw:equation draw:name="f120" draw:formula="?f71 *?f25 /?f14 "/>
              <draw:equation draw:name="f121" draw:formula="?f72 *?f25 /?f13 "/>
              <draw:equation draw:name="f122" draw:formula="?f73 *?f25 /?f14 "/>
              <draw:equation draw:name="f123" draw:formula="?f121 +0-?f119 "/>
              <draw:equation draw:name="f124" draw:formula="?f122 +0-?f120 "/>
              <draw:equation draw:name="f125" draw:formula="sqrt(?f123 *?f123 +?f124 *?f124 +0*0)"/>
              <draw:equation draw:name="f126" draw:formula="?f119 *?f122 /1"/>
              <draw:equation draw:name="f127" draw:formula="?f121 *?f120 /1"/>
              <draw:equation draw:name="f128" draw:formula="?f126 +0-?f127 "/>
              <draw:equation draw:name="f129" draw:formula="?f25 *?f25 /1"/>
              <draw:equation draw:name="f130" draw:formula="?f125 *?f125 /1"/>
              <draw:equation draw:name="f131" draw:formula="?f129 *?f130 /1"/>
              <draw:equation draw:name="f132" draw:formula="?f128 *?f128 /1"/>
              <draw:equation draw:name="f133" draw:formula="?f131 +0-?f132 "/>
              <draw:equation draw:name="f134" draw:formula="max(?f133 ,0)"/>
              <draw:equation draw:name="f135" draw:formula="sqrt(?f134 )"/>
              <draw:equation draw:name="f136" draw:formula="?f93 *?f123 /1"/>
              <draw:equation draw:name="f137" draw:formula="?f136 *?f135 /1"/>
              <draw:equation draw:name="f138" draw:formula="?f128 *?f124 /1"/>
              <draw:equation draw:name="f139" draw:formula="(?f138 +?f137 )/?f130 "/>
              <draw:equation draw:name="f140" draw:formula="?f138 +0-?f137 "/>
              <draw:equation draw:name="f141" draw:formula="?f140 *1/?f130 "/>
              <draw:equation draw:name="f142" draw:formula="abs(?f124 )"/>
              <draw:equation draw:name="f143" draw:formula="?f142 *?f135 /1"/>
              <draw:equation draw:name="f144" draw:formula="?f128 *?f123 /-1"/>
              <draw:equation draw:name="f145" draw:formula="(?f144 +?f143 )/?f130 "/>
              <draw:equation draw:name="f146" draw:formula="?f144 +0-?f143 "/>
              <draw:equation draw:name="f147" draw:formula="?f146 *1/?f130 "/>
              <draw:equation draw:name="f148" draw:formula="?f119 +0-?f139 "/>
              <draw:equation draw:name="f149" draw:formula="?f119 +0-?f141 "/>
              <draw:equation draw:name="f150" draw:formula="?f120 +0-?f145 "/>
              <draw:equation draw:name="f151" draw:formula="?f120 +0-?f147 "/>
              <draw:equation draw:name="f152" draw:formula="sqrt(?f148 *?f148 +?f150 *?f150 +0*0)"/>
              <draw:equation draw:name="f153" draw:formula="sqrt(?f149 *?f149 +?f151 *?f151 +0*0)"/>
              <draw:equation draw:name="f154" draw:formula="?f153 +0-?f152 "/>
              <draw:equation draw:name="f155" draw:formula="if(?f154 ,?f139 ,?f141 )"/>
              <draw:equation draw:name="f156" draw:formula="if(?f154 ,?f145 ,?f147 )"/>
              <draw:equation draw:name="f157" draw:formula="?f155 *?f13 /?f25 "/>
              <draw:equation draw:name="f158" draw:formula="?f156 *?f14 /?f25 "/>
              <draw:equation draw:name="f159" draw:formula="?f21 +?f157 -0"/>
              <draw:equation draw:name="f160" draw:formula="?f23 +?f158 -0"/>
              <draw:equation draw:name="f161" draw:formula="(10800000*atan2(?f158 ,?f157 ))/pi"/>
              <draw:equation draw:name="f162" draw:formula="?f161 +21600000-0"/>
              <draw:equation draw:name="f163" draw:formula="if(?f161 ,?f161 ,?f162 )"/>
              <draw:equation draw:name="f164" draw:formula="?f4 +0-?f163 "/>
              <draw:equation draw:name="f165" draw:formula="?f164 +0-21600000"/>
              <draw:equation draw:name="f166" draw:formula="if(?f164 ,?f165 ,?f164 )"/>
              <draw:equation draw:name="f167" draw:formula="?f117 +0-?f159 "/>
              <draw:equation draw:name="f168" draw:formula="?f118 +0-?f160 "/>
              <draw:equation draw:name="f169" draw:formula="sqrt(?f167 *?f167 +?f168 *?f168 +0*0)"/>
              <draw:equation draw:name="f170" draw:formula="?f169 *1/2"/>
              <draw:equation draw:name="f171" draw:formula="?f170 +0-?f7 "/>
              <draw:equation draw:name="f172" draw:formula="if(?f171 ,?f117 ,?f64 )"/>
              <draw:equation draw:name="f173" draw:formula="if(?f171 ,?f118 ,?f65 )"/>
              <draw:equation draw:name="f174" draw:formula="if(?f171 ,?f159 ,?f68 )"/>
              <draw:equation draw:name="f175" draw:formula="if(?f171 ,?f160 ,?f69 )"/>
              <draw:equation draw:name="f176" draw:formula="(10800000*atan2(?f116 ,?f115 ))/pi"/>
              <draw:equation draw:name="f177" draw:formula="?f176 +21600000-0"/>
              <draw:equation draw:name="f178" draw:formula="if(?f176 ,?f176 ,?f177 )"/>
              <draw:equation draw:name="f179" draw:formula="?f178 +0-?f4 "/>
              <draw:equation draw:name="f180" draw:formula="?f179 +21600000-0"/>
              <draw:equation draw:name="f181" draw:formula="if(?f179 ,?f179 ,?f180 )"/>
              <draw:equation draw:name="f182" draw:formula="?f15 *sin(pi*(?f4 )/10800000)"/>
              <draw:equation draw:name="f183" draw:formula="?f16 *cos(pi*(?f4 )/10800000)"/>
              <draw:equation draw:name="f184" draw:formula="?f15 *(cos(atan2(?f182 ,?f183 )))"/>
              <draw:equation draw:name="f185" draw:formula="?f16 *(sin(atan2(?f182 ,?f183 )))"/>
              <draw:equation draw:name="f186" draw:formula="?f21 +?f184 -0"/>
              <draw:equation draw:name="f187" draw:formula="?f23 +?f185 -0"/>
              <draw:equation draw:name="f188" draw:formula="?f4 +0-5400000"/>
              <draw:equation draw:name="f189" draw:formula="?f49 +5400000-0"/>
              <draw:equation draw:name="f190" draw:formula="?f49 +10800000-0"/>
              <draw:equation draw:name="f191" draw:formula="?f10 *cos(pi*(2700000)/10800000)"/>
              <draw:equation draw:name="f192" draw:formula="?f12 *sin(pi*(2700000)/10800000)"/>
              <draw:equation draw:name="f193" draw:formula="?f21 +0-?f191 "/>
              <draw:equation draw:name="f194" draw:formula="?f21 +?f191 -0"/>
              <draw:equation draw:name="f195" draw:formula="?f23 +0-?f192 "/>
              <draw:equation draw:name="f196" draw:formula="?f23 +?f192 -0"/>
              <draw:equation draw:name="f197" draw:formula="(?f4 )/60000.0"/>
              <draw:equation draw:name="f198" draw:formula="(?f181 )/60000.0"/>
              <draw:equation draw:name="f199" draw:formula="(?f163 )/60000.0"/>
              <draw:equation draw:name="f200" draw:formula="(?f166 )/60000.0"/>
              <draw:handle draw:handle-position="?f54 ?f55"/>
              <draw:handle draw:handle-position="?f60 ?f61"/>
              <draw:handle draw:handle-radius-range-minimum="0" draw:handle-radius-range-maximum="?f1" draw:handle-position="?f117 ?f118"/>
              <draw:handle draw:handle-radius-range-minimum="0" draw:handle-radius-range-maximum="25000" draw:handle-position="?f68 ?f69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pitch="variable" style:font-charset="x-symbol"/>
    <style:font-face style:name="DejaVu Sans1" svg:font-family="'DejaVu Sans'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 style:font-charset="x-symbol"/>
    <style:font-face style:name="Liberation Serif2" svg:font-family="'Liberation Serif'" style:font-family-generic="roman" style:font-pitch="variable"/>
    <style:font-face style:name="Liberation Serif3" svg:font-family="'Liberation Serif'" style:font-family-generic="roman" style:font-pitch="variable" style:font-charset="x-symbol"/>
    <style:font-face style:name="Linux Libertine G" svg:font-family="'Linux Libertine G'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 style:font-charset="x-symbol"/>
    <style:font-face style:name="Noto Sans2" svg:font-family="'Noto Sans'" style:font-family-generic="system" style:font-pitch="variable"/>
    <style:font-face style:name="Noto Sans3" svg:font-family="'Noto Sans'" style:font-pitch="variable" style:font-charset="x-symbol"/>
    <style:font-face style:name="Noto Sans4" svg:font-family="'Noto Sans'" style:font-family-generic="swiss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13" svg:d="M0 13l10-13 10 13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Puntas_20_de_20_flecha_20_2" draw:display-name="Puntas de flecha 2" svg:viewBox="0 0 20 13" svg:d="M0 13l10-13 10 13z"/>
    <draw:marker draw:name="Puntas_20_de_20_flecha_20_22" draw:display-name="Puntas de flecha 22" svg:viewBox="0 0 20 13" svg:d="M0 13l10-13 10 13z"/>
    <draw:marker draw:name="Puntas_20_de_20_flecha_20_24" draw:display-name="Puntas de flecha 24" svg:viewBox="0 0 20 13" svg:d="M0 13l10-13 10 13z"/>
    <draw:marker draw:name="Puntas_20_de_20_flecha_20_26" draw:display-name="Puntas de flecha 26" svg:viewBox="0 0 20 13" svg:d="M0 13l10-13 10 13z"/>
    <draw:marker draw:name="Puntas_20_de_20_flecha_20_52" draw:display-name="Puntas de flecha 52" svg:viewBox="0 0 20 20" svg:d="M0 20l10-20 10 20z"/>
    <draw:marker draw:name="Puntas_20_de_20_flecha_20_53" draw:display-name="Puntas de flecha 53" svg:viewBox="0 0 20 20" svg:d="M0 20l10-20 10 20z"/>
    <draw:marker draw:name="Puntas_20_de_20_flecha_20_54" draw:display-name="Puntas de flecha 54" svg:viewBox="0 0 20 20" svg:d="M0 20l10-20 10 20z"/>
    <draw:marker draw:name="Puntas_20_de_20_flecha_20_55" draw:display-name="Puntas de flecha 55" svg:viewBox="0 0 20 20" svg:d="M0 20l10-20 10 20z"/>
    <draw:marker draw:name="Puntas_20_de_20_flecha_20_60" draw:display-name="Puntas de flecha 60" svg:viewBox="0 0 20 13" svg:d="M0 13l10-13 10 13z"/>
    <draw:marker draw:name="Puntas_20_de_20_flecha_20_63" draw:display-name="Puntas de flecha 63" svg:viewBox="0 0 20 13" svg:d="M0 13l10-13 10 13z"/>
    <draw:marker draw:name="Puntas_20_de_20_flecha_20_65" draw:display-name="Puntas de flecha 65" svg:viewBox="0 0 20 13" svg:d="M0 13l10-13 10 13z"/>
    <draw:marker draw:name="Puntas_20_de_20_flecha_20_69" draw:display-name="Puntas de flecha 69" svg:viewBox="0 7 20 13" svg:d="M0 20l10-13 10 13z"/>
    <draw:marker draw:name="Puntas_20_de_20_flecha_20_78" draw:display-name="Puntas de flecha 78" svg:viewBox="0 0 20 20" svg:d="M0 20l10-20 10 20z"/>
    <draw:marker draw:name="Puntas_20_de_20_flecha_20_79" draw:display-name="Puntas de flecha 79" svg:viewBox="0 0 20 20" svg:d="M0 20l10-20 10 20z"/>
    <draw:marker draw:name="Puntas_20_de_20_flecha_20_80" draw:display-name="Puntas de flecha 80" svg:viewBox="0 0 20 20" svg:d="M0 20l10-20 10 20z"/>
    <draw:marker draw:name="Puntas_20_de_20_flecha_20_81" draw:display-name="Puntas de flecha 81" svg:viewBox="0 0 20 20" svg:d="M0 20l10-20 10 20z"/>
    <draw:stroke-dash draw:name="Dash" draw:style="rect" draw:dots1="1" draw:dots1-length="197%" draw:distance="12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en" fo:country="US" style:font-name-asian="DejaVu Sans3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line-height="115%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es" fo:country="MX" style:font-name-asian="Arial1" style:font-family-asian="Arial" style:font-pitch-asian="variable" style:font-size-asian="11pt" style:language-asian="zh" style:country-asian="CN" style:font-name-complex="Arial" style:font-family-complex="Arial" style:font-family-generic-complex="roman" style:font-pitch-complex="variable" style:font-size-complex="11pt" style:language-complex="hi" style:country-complex="IN"/>
    </style:style>
    <style:style style:name="Heading_20_1" style:display-name="Heading 1" style:family="graphic">
      <style:paragraph-properties fo:margin-top="1.245cm" fo:margin-bottom="0.374cm" fo:line-height="100%" fo:text-align="start" style:text-autospace="none" style:writing-mode="lr-tb"/>
      <style:text-properties fo:font-size="20pt" style:font-size-asian="20pt" style:font-size-complex="20pt"/>
    </style:style>
    <style:style style:name="LO-normal" style:family="graphic">
      <style:paragraph-properties fo:text-align="start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es" fo:country="MX" style:font-name-asian="Arial1" style:font-family-asian="Arial" style:font-pitch-asian="variable" style:font-size-asian="11pt" style:language-asian="zh" style:country-asian="CN" style:font-name-complex="Arial" style:font-family-complex="Arial" style:font-family-generic-complex="roman" style:font-pitch-complex="variable" style:font-size-complex="11pt" style:language-complex="hi" style:country-complex="IN"/>
    </style:style>
    <style:style style:name="Heading_20_2" style:display-name="Heading 2" style:family="graphic">
      <style:paragraph-properties fo:margin-top="1.12cm" fo:margin-bottom="0.374cm" fo:line-height="100%" fo:text-align="start" style:text-autospace="none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graphic">
      <style:paragraph-properties fo:margin-top="0.995cm" fo:margin-bottom="0.249cm" fo:line-height="100%" fo:text-align="start" style:text-autospace="none" style:writing-mode="lr-tb"/>
      <style:text-properties fo:color="#434343" loext:opacity="100%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graphic">
      <style:paragraph-properties fo:margin-top="0.871cm" fo:margin-bottom="0.249cm" fo:line-height="100%" fo:text-align="start" style:text-autospace="none" style:writing-mode="lr-tb"/>
      <style:text-properties fo:color="#666666" loext:opacity="100%" fo:font-size="12pt" style:font-size-asian="12pt" style:font-size-complex="12pt"/>
    </style:style>
    <style:style style:name="Heading_20_5" style:display-name="Heading 5" style:family="graphic">
      <style:paragraph-properties fo:margin-top="0.746cm" fo:margin-bottom="0.249cm" fo:line-height="100%" fo:text-align="start" style:text-autospace="none" style:writing-mode="lr-tb"/>
      <style:text-properties fo:color="#666666" loext:opacity="100%" fo:font-size="11pt" style:font-size-asian="11pt" style:font-size-complex="11pt"/>
    </style:style>
    <style:style style:name="Heading_20_6" style:display-name="Heading 6" style:family="graphic">
      <style:paragraph-properties fo:margin-top="0.746cm" fo:margin-bottom="0.249cm" fo:line-height="100%" fo:text-align="start" style:text-autospace="none" style:writing-mode="lr-tb"/>
      <style:text-properties fo:color="#666666" loext:opacity="100%" fo:font-size="11pt" fo:font-style="italic" style:font-size-asian="11pt" style:font-style-asian="italic" style:font-size-complex="11pt" style:font-style-complex="italic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ListLabel_20_57" style:display-name="ListLabel 57" style:family="graphic">
      <style:paragraph-properties style:text-autospace="none"/>
      <style:text-properties fo:font-style="italic"/>
    </style:style>
    <style:style style:name="ListLabel_20_56" style:display-name="ListLabel 56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5" style:display-name="ListLabel 55" style:family="graphic">
      <style:paragraph-properties style:text-autospace="none"/>
      <style:text-properties fo:color="#00000a" loext:opacity="100%"/>
    </style:style>
    <style:style style:name="ListLabel_20_54" style:display-name="ListLabel 54" style:family="graphic">
      <style:paragraph-properties style:text-autospace="none"/>
      <style:text-properties style:text-underline-style="none"/>
    </style:style>
    <style:style style:name="ListLabel_20_53" style:display-name="ListLabel 53" style:family="graphic">
      <style:paragraph-properties style:text-autospace="none"/>
      <style:text-properties style:text-underline-style="none"/>
    </style:style>
    <style:style style:name="ListLabel_20_52" style:display-name="ListLabel 52" style:family="graphic">
      <style:paragraph-properties style:text-autospace="none"/>
      <style:text-properties style:text-underline-style="none"/>
    </style:style>
    <style:style style:name="ListLabel_20_51" style:display-name="ListLabel 51" style:family="graphic">
      <style:paragraph-properties style:text-autospace="none"/>
      <style:text-properties style:text-underline-style="none"/>
    </style:style>
    <style:style style:name="ListLabel_20_50" style:display-name="ListLabel 50" style:family="graphic">
      <style:paragraph-properties style:text-autospace="none"/>
      <style:text-properties style:text-underline-style="none"/>
    </style:style>
    <style:style style:name="ListLabel_20_49" style:display-name="ListLabel 49" style:family="graphic">
      <style:paragraph-properties style:text-autospace="none"/>
      <style:text-properties style:text-underline-style="none"/>
    </style:style>
    <style:style style:name="ListLabel_20_48" style:display-name="ListLabel 48" style:family="graphic">
      <style:paragraph-properties style:text-autospace="none"/>
      <style:text-properties style:text-underline-style="none"/>
    </style:style>
    <style:style style:name="ListLabel_20_47" style:display-name="ListLabel 47" style:family="graphic">
      <style:paragraph-properties style:text-autospace="none"/>
      <style:text-properties style:text-underline-style="none"/>
    </style:style>
    <style:style style:name="ListLabel_20_46" style:display-name="ListLabel 46" style:family="graphic">
      <style:paragraph-properties style:text-autospace="none"/>
      <style:text-properties style:text-underline-style="none"/>
    </style:style>
    <style:style style:name="ListLabel_20_45" style:display-name="ListLabel 45" style:family="graphic">
      <style:paragraph-properties style:text-autospace="none"/>
      <style:text-properties style:text-underline-style="none"/>
    </style:style>
    <style:style style:name="ListLabel_20_44" style:display-name="ListLabel 44" style:family="graphic">
      <style:paragraph-properties style:text-autospace="none"/>
      <style:text-properties style:text-underline-style="none"/>
    </style:style>
    <style:style style:name="ListLabel_20_43" style:display-name="ListLabel 43" style:family="graphic">
      <style:paragraph-properties style:text-autospace="none"/>
      <style:text-properties style:text-underline-style="none"/>
    </style:style>
    <style:style style:name="ListLabel_20_42" style:display-name="ListLabel 42" style:family="graphic">
      <style:paragraph-properties style:text-autospace="none"/>
      <style:text-properties style:text-underline-style="none"/>
    </style:style>
    <style:style style:name="ListLabel_20_41" style:display-name="ListLabel 41" style:family="graphic">
      <style:paragraph-properties style:text-autospace="none"/>
      <style:text-properties style:text-underline-style="none"/>
    </style:style>
    <style:style style:name="ListLabel_20_40" style:display-name="ListLabel 40" style:family="graphic">
      <style:paragraph-properties style:text-autospace="none"/>
      <style:text-properties style:text-underline-style="none"/>
    </style:style>
    <style:style style:name="ListLabel_20_39" style:display-name="ListLabel 39" style:family="graphic">
      <style:paragraph-properties style:text-autospace="none"/>
      <style:text-properties style:text-underline-style="none"/>
    </style:style>
    <style:style style:name="ListLabel_20_38" style:display-name="ListLabel 38" style:family="graphic">
      <style:paragraph-properties style:text-autospace="none"/>
      <style:text-properties style:text-underline-style="none"/>
    </style:style>
    <style:style style:name="ListLabel_20_37" style:display-name="ListLabel 37" style:family="graphic">
      <style:paragraph-properties style:text-autospace="none"/>
      <style:text-properties style:text-underline-style="none"/>
    </style:style>
    <style:style style:name="ListLabel_20_36" style:display-name="ListLabel 36" style:family="graphic">
      <style:paragraph-properties style:text-autospace="none"/>
      <style:text-properties style:text-underline-style="none"/>
    </style:style>
    <style:style style:name="ListLabel_20_35" style:display-name="ListLabel 35" style:family="graphic">
      <style:paragraph-properties style:text-autospace="none"/>
      <style:text-properties style:text-underline-style="none"/>
    </style:style>
    <style:style style:name="ListLabel_20_34" style:display-name="ListLabel 34" style:family="graphic">
      <style:paragraph-properties style:text-autospace="none"/>
      <style:text-properties style:text-underline-style="none"/>
    </style:style>
    <style:style style:name="ListLabel_20_33" style:display-name="ListLabel 33" style:family="graphic">
      <style:paragraph-properties style:text-autospace="none"/>
      <style:text-properties style:text-underline-style="none"/>
    </style:style>
    <style:style style:name="ListLabel_20_32" style:display-name="ListLabel 32" style:family="graphic">
      <style:paragraph-properties style:text-autospace="none"/>
      <style:text-properties style:text-underline-style="none"/>
    </style:style>
    <style:style style:name="ListLabel_20_31" style:display-name="ListLabel 31" style:family="graphic">
      <style:paragraph-properties style:text-autospace="none"/>
      <style:text-properties style:text-underline-style="none"/>
    </style:style>
    <style:style style:name="ListLabel_20_30" style:display-name="ListLabel 30" style:family="graphic">
      <style:paragraph-properties style:text-autospace="none"/>
      <style:text-properties style:text-underline-style="none"/>
    </style:style>
    <style:style style:name="ListLabel_20_29" style:display-name="ListLabel 29" style:family="graphic">
      <style:paragraph-properties style:text-autospace="none"/>
      <style:text-properties style:text-underline-style="none"/>
    </style:style>
    <style:style style:name="ListLabel_20_28" style:display-name="ListLabel 28" style:family="graphic">
      <style:paragraph-properties style:text-autospace="none"/>
      <style:text-properties style:text-underline-style="none"/>
    </style:style>
    <style:style style:name="ListLabel_20_27" style:display-name="ListLabel 27" style:family="graphic">
      <style:paragraph-properties style:text-autospace="none"/>
      <style:text-properties style:text-underline-style="none"/>
    </style:style>
    <style:style style:name="ListLabel_20_26" style:display-name="ListLabel 26" style:family="graphic">
      <style:paragraph-properties style:text-autospace="none"/>
      <style:text-properties style:text-underline-style="none"/>
    </style:style>
    <style:style style:name="ListLabel_20_25" style:display-name="ListLabel 25" style:family="graphic">
      <style:paragraph-properties style:text-autospace="none"/>
      <style:text-properties style:text-underline-style="none"/>
    </style:style>
    <style:style style:name="ListLabel_20_24" style:display-name="ListLabel 24" style:family="graphic">
      <style:paragraph-properties style:text-autospace="none"/>
      <style:text-properties style:text-underline-style="none"/>
    </style:style>
    <style:style style:name="ListLabel_20_23" style:display-name="ListLabel 23" style:family="graphic">
      <style:paragraph-properties style:text-autospace="none"/>
      <style:text-properties style:text-underline-style="none"/>
    </style:style>
    <style:style style:name="ListLabel_20_22" style:display-name="ListLabel 22" style:family="graphic">
      <style:paragraph-properties style:text-autospace="none"/>
      <style:text-properties style:text-underline-style="none"/>
    </style:style>
    <style:style style:name="ListLabel_20_21" style:display-name="ListLabel 21" style:family="graphic">
      <style:paragraph-properties style:text-autospace="none"/>
      <style:text-properties style:text-underline-style="none"/>
    </style:style>
    <style:style style:name="ListLabel_20_20" style:display-name="ListLabel 20" style:family="graphic">
      <style:paragraph-properties style:text-autospace="none"/>
      <style:text-properties style:text-underline-style="none"/>
    </style:style>
    <style:style style:name="ListLabel_20_19" style:display-name="ListLabel 19" style:family="graphic">
      <style:paragraph-properties style:text-autospace="none"/>
      <style:text-properties style:text-underline-style="none"/>
    </style:style>
    <style:style style:name="ListLabel_20_18" style:display-name="ListLabel 18" style:family="graphic">
      <style:paragraph-properties style:text-autospace="none"/>
      <style:text-properties style:text-underline-style="none"/>
    </style:style>
    <style:style style:name="ListLabel_20_17" style:display-name="ListLabel 17" style:family="graphic">
      <style:paragraph-properties style:text-autospace="none"/>
      <style:text-properties style:text-underline-style="none"/>
    </style:style>
    <style:style style:name="ListLabel_20_16" style:display-name="ListLabel 16" style:family="graphic">
      <style:paragraph-properties style:text-autospace="none"/>
      <style:text-properties style:text-underline-style="none"/>
    </style:style>
    <style:style style:name="ListLabel_20_15" style:display-name="ListLabel 15" style:family="graphic">
      <style:paragraph-properties style:text-autospace="none"/>
      <style:text-properties style:text-underline-style="none"/>
    </style:style>
    <style:style style:name="ListLabel_20_14" style:display-name="ListLabel 14" style:family="graphic">
      <style:paragraph-properties style:text-autospace="none"/>
      <style:text-properties style:text-underline-style="none"/>
    </style:style>
    <style:style style:name="ListLabel_20_13" style:display-name="ListLabel 13" style:family="graphic">
      <style:paragraph-properties style:text-autospace="none"/>
      <style:text-properties style:text-underline-style="none"/>
    </style:style>
    <style:style style:name="ListLabel_20_12" style:display-name="ListLabel 12" style:family="graphic">
      <style:paragraph-properties style:text-autospace="none"/>
      <style:text-properties style:text-underline-style="none"/>
    </style:style>
    <style:style style:name="ListLabel_20_11" style:display-name="ListLabel 11" style:family="graphic">
      <style:paragraph-properties style:text-autospace="none"/>
      <style:text-properties style:text-underline-style="none"/>
    </style:style>
    <style:style style:name="ListLabel_20_10" style:display-name="ListLabel 10" style:family="graphic">
      <style:paragraph-properties style:text-autospace="none"/>
      <style:text-properties fo:font-size="11pt" style:text-underline-style="none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Header_20_Left" style:display-name="Header Left" style:family="graphic">
      <style:paragraph-properties fo:line-height="115%" style:text-autospace="none">
        <style:tab-stops>
          <style:tab-stop style:position="14.12cm" style:type="center"/>
          <style:tab-stop style:position="28.238cm" style:type="right"/>
        </style:tab-stops>
      </style:paragraph-properties>
    </style:style>
    <style:style style:name="Footer" style:family="graphic">
      <style:paragraph-properties fo:line-height="115%" style:text-autospace="none">
        <style:tab-stops>
          <style:tab-stop style:position="14.12cm" style:type="center"/>
          <style:tab-stop style:position="28.238cm" style:type="right"/>
        </style:tab-stops>
      </style:paragraph-properties>
    </style:style>
    <style:style style:name="Table_20_Heading" style:display-name="Table Heading" style:family="graphic">
      <style:paragraph-properties fo:line-height="115%"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line-height="115%" style:text-autospace="none"/>
    </style:style>
    <style:style style:name="Header" style:family="graphic">
      <style:paragraph-properties fo:line-height="115%" style:text-autospace="none"/>
    </style:style>
    <style:style style:name="Header_20_and_20_Footer" style:display-name="Header and Footer" style:family="graphic">
      <style:paragraph-properties fo:line-height="115%"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fo:line-height="115%" style:text-autospace="none"/>
    </style:style>
    <style:style style:name="Caption" style:family="graphic">
      <style:paragraph-properties fo:margin-top="0.374cm" fo:margin-bottom="0.374cm" fo:line-height="115%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fo:line-height="115%" style:text-autospace="none"/>
      <style:text-properties style:font-name="Liberation Sans1" fo:font-family="'Liberation Sans', Arial" style:font-family-generic="swiss" style:font-pitch="variable" fo:font-size="14pt" style:font-name-asian="Linux Libertine G" style:font-family-asian="'Linux Libertine G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3cm" fo:margin-bottom="2cm" fo:margin-left="3cm" fo:margin-right="2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Rodrigo Fernández</meta:initial-creator>
    <meta:creation-date>2022-03-13T13:26:52.107859858</meta:creation-date>
    <dc:date>2022-04-18T00:01:50.098348203</dc:date>
    <meta:editing-duration>PT7H20M22S</meta:editing-duration>
    <meta:editing-cycles>52</meta:editing-cycles>
    <meta:generator>LibreOffice/7.3.1.3$Linux_X86_64 LibreOffice_project/30$Build-3</meta:generator>
    <dc:creator>Rodrigo Fernández</dc:creator>
    <meta:document-statistic meta:object-count="623"/>
  </office:meta>
</office:document-meta>
</file>